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92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9.176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3.858cm"/>
    </style:style>
    <style:style style:name="co8" style:family="table-column">
      <style:table-column-properties fo:break-before="auto" style:column-width="3.99cm"/>
    </style:style>
    <style:style style:name="co9" style:family="table-column">
      <style:table-column-properties fo:break-before="auto" style:column-width="3.54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3.725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226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1.462cm"/>
    </style:style>
    <style:style style:name="co16" style:family="table-column">
      <style:table-column-properties fo:break-before="auto" style:column-width="1.071cm"/>
    </style:style>
    <style:style style:name="co17" style:family="table-column">
      <style:table-column-properties fo:break-before="auto" style:column-width="9.484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3.985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3.739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1.26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shapes>
          <draw:frame draw:z-index="0" draw:style-name="gr1" draw:text-style-name="P1" svg:width="31.499cm" svg:height="9.005cm" svg:x="0cm" svg:y="0cm">
            <draw:object draw:notify-on-update-of-ranges="Juncao_Ruby_noRedis_Locust.J47:Juncao_Ruby_noRedis_Locust.J49 Juncao_Ruby_noRedis_Locust.K46:Juncao_Ruby_noRedis_Locust.K46 Juncao_Ruby_noRedis_Locust.K47:Juncao_Ruby_noRedis_Locust.K49 Juncao_Ruby_noRedis_Locust.L46:Juncao_Ruby_noRedis_Locust.L46 Juncao_Ruby_noRedis_Locust.L47:Juncao_Ruby_noRedis_Locust.L49 Juncao_Ruby_noRedis_Locust.R46:Juncao_Ruby_noRedis_Locust.R46 Juncao_Ruby_noRedis_Locust.R47:Juncao_Ruby_noRedis_Locust.R4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31.471cm" svg:height="8.999cm" svg:x="0cm" svg:y="9.183cm">
            <draw:object draw:notify-on-update-of-ranges="Juncao_Ruby_noRedis_Locust.J53:Juncao_Ruby_noRedis_Locust.J55 Juncao_Ruby_noRedis_Locust.K52:Juncao_Ruby_noRedis_Locust.K52 Juncao_Ruby_noRedis_Locust.K53:Juncao_Ruby_noRedis_Locust.K55 Juncao_Ruby_noRedis_Locust.L52:Juncao_Ruby_noRedis_Locust.L52 Juncao_Ruby_noRedis_Locust.L53:Juncao_Ruby_noRedis_Locust.L55 Juncao_Ruby_noRedis_Locust.R52:Juncao_Ruby_noRedis_Locust.R52 Juncao_Ruby_noRedis_Locust.R53:Juncao_Ruby_noRedis_Locust.R5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31.302cm" svg:height="8.999cm" svg:x="0.114cm" svg:y="18.189cm">
            <draw:object draw:notify-on-update-of-ranges="Juncao_Ruby_noRedis_Locust.J59:Juncao_Ruby_noRedis_Locust.J61 Juncao_Ruby_noRedis_Locust.K58:Juncao_Ruby_noRedis_Locust.K58 Juncao_Ruby_noRedis_Locust.K59:Juncao_Ruby_noRedis_Locust.K61 Juncao_Ruby_noRedis_Locust.L58:Juncao_Ruby_noRedis_Locust.L58 Juncao_Ruby_noRedis_Locust.L59:Juncao_Ruby_noRedis_Locust.L61 Juncao_Ruby_noRedis_Locust.R58:Juncao_Ruby_noRedis_Locust.R58 Juncao_Ruby_noRedis_Locust.R59:Juncao_Ruby_noRedis_Locust.R6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31.278cm" svg:height="8.999cm" svg:x="0cm" svg:y="27.377cm">
            <draw:object draw:notify-on-update-of-ranges="Juncao_Ruby_noRedis_Locust.J65:Juncao_Ruby_noRedis_Locust.J67 Juncao_Ruby_noRedis_Locust.K64:Juncao_Ruby_noRedis_Locust.K64 Juncao_Ruby_noRedis_Locust.K65:Juncao_Ruby_noRedis_Locust.K67 Juncao_Ruby_noRedis_Locust.L64:Juncao_Ruby_noRedis_Locust.L64 Juncao_Ruby_noRedis_Locust.L65:Juncao_Ruby_noRedis_Locust.L67 Juncao_Ruby_noRedis_Locust.R64:Juncao_Ruby_noRedis_Locust.R64 Juncao_Ruby_noRedis_Locust.R65:Juncao_Ruby_noRedis_Locust.R6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4" draw:style-name="gr1" draw:text-style-name="P1" svg:width="31.141cm" svg:height="8.999cm" svg:x="0cm" svg:y="36.516cm">
            <draw:object draw:notify-on-update-of-ranges="Juncao_Ruby_noRedis_Locust.J71:Juncao_Ruby_noRedis_Locust.J73 Juncao_Ruby_noRedis_Locust.K70:Juncao_Ruby_noRedis_Locust.K70 Juncao_Ruby_noRedis_Locust.K71:Juncao_Ruby_noRedis_Locust.K73 Juncao_Ruby_noRedis_Locust.L70:Juncao_Ruby_noRedis_Locust.L70 Juncao_Ruby_noRedis_Locust.L71:Juncao_Ruby_noRedis_Locust.L73 Juncao_Ruby_noRedis_Locust.R70:Juncao_Ruby_noRedis_Locust.R70 Juncao_Ruby_noRedis_Locust.R71:Juncao_Ruby_noRedis_Locust.R73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5" draw:style-name="gr1" draw:text-style-name="P1" svg:width="33.262cm" svg:height="8.999cm" svg:x="31.471cm" svg:y="0cm">
            <draw:object draw:notify-on-update-of-ranges="Juncao_Ruby_noRedis_Locust.J77:Juncao_Ruby_noRedis_Locust.J79 Juncao_Ruby_noRedis_Locust.K76:Juncao_Ruby_noRedis_Locust.K76 Juncao_Ruby_noRedis_Locust.K77:Juncao_Ruby_noRedis_Locust.K79 Juncao_Ruby_noRedis_Locust.L76:Juncao_Ruby_noRedis_Locust.L76 Juncao_Ruby_noRedis_Locust.L77:Juncao_Ruby_noRedis_Locust.L79 Juncao_Ruby_noRedis_Locust.R76:Juncao_Ruby_noRedis_Locust.R76 Juncao_Ruby_noRedis_Locust.R77:Juncao_Ruby_noRedis_Locust.R79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6" draw:style-name="gr1" draw:text-style-name="P1" svg:width="33.124cm" svg:height="8.999cm" svg:x="31.416cm" svg:y="9.102cm">
            <draw:object draw:notify-on-update-of-ranges="Juncao_Ruby_noRedis_Locust.J83:Juncao_Ruby_noRedis_Locust.J85 Juncao_Ruby_noRedis_Locust.K82:Juncao_Ruby_noRedis_Locust.K82 Juncao_Ruby_noRedis_Locust.K83:Juncao_Ruby_noRedis_Locust.K85 Juncao_Ruby_noRedis_Locust.L82:Juncao_Ruby_noRedis_Locust.L82 Juncao_Ruby_noRedis_Locust.L83:Juncao_Ruby_noRedis_Locust.L85 Juncao_Ruby_noRedis_Locust.R82:Juncao_Ruby_noRedis_Locust.R82 Juncao_Ruby_noRedis_Locust.R83:Juncao_Ruby_noRedis_Locust.R85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7" draw:style-name="gr1" draw:text-style-name="P1" svg:width="32.956cm" svg:height="8.999cm" svg:x="31.446cm" svg:y="18.1cm">
            <draw:object draw:notify-on-update-of-ranges="Juncao_Ruby_noRedis_Locust.J89:Juncao_Ruby_noRedis_Locust.J91 Juncao_Ruby_noRedis_Locust.K88:Juncao_Ruby_noRedis_Locust.K88 Juncao_Ruby_noRedis_Locust.K89:Juncao_Ruby_noRedis_Locust.K91 Juncao_Ruby_noRedis_Locust.L88:Juncao_Ruby_noRedis_Locust.L88 Juncao_Ruby_noRedis_Locust.L89:Juncao_Ruby_noRedis_Locust.L91 Juncao_Ruby_noRedis_Locust.R88:Juncao_Ruby_noRedis_Locust.R88 Juncao_Ruby_noRedis_Locust.R89:Juncao_Ruby_noRedis_Locust.R9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8" draw:style-name="gr1" draw:text-style-name="P1" svg:width="33.289cm" svg:height="8.999cm" svg:x="31.058cm" svg:y="27.132cm">
            <draw:object draw:notify-on-update-of-ranges="Juncao_Ruby_noRedis_Locust.J95:Juncao_Ruby_noRedis_Locust.J97 Juncao_Ruby_noRedis_Locust.K94:Juncao_Ruby_noRedis_Locust.K94 Juncao_Ruby_noRedis_Locust.K95:Juncao_Ruby_noRedis_Locust.K97 Juncao_Ruby_noRedis_Locust.L94:Juncao_Ruby_noRedis_Locust.L94 Juncao_Ruby_noRedis_Locust.L95:Juncao_Ruby_noRedis_Locust.L97 Juncao_Ruby_noRedis_Locust.R94:Juncao_Ruby_noRedis_Locust.R94 Juncao_Ruby_noRedis_Locust.R95:Juncao_Ruby_noRedis_Locust.R97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9" draw:style-name="gr1" draw:text-style-name="P1" svg:width="33.124cm" svg:height="8.999cm" svg:x="31.058cm" svg:y="36.255cm">
            <draw:object draw:notify-on-update-of-ranges="Juncao_Ruby_noRedis_Locust.J101:Juncao_Ruby_noRedis_Locust.J103 Juncao_Ruby_noRedis_Locust.K100:Juncao_Ruby_noRedis_Locust.K100 Juncao_Ruby_noRedis_Locust.K101:Juncao_Ruby_noRedis_Locust.K103 Juncao_Ruby_noRedis_Locust.L100:Juncao_Ruby_noRedis_Locust.L100 Juncao_Ruby_noRedis_Locust.L101:Juncao_Ruby_noRedis_Locust.L103 Juncao_Ruby_noRedis_Locust.R100:Juncao_Ruby_noRedis_Locust.R100 Juncao_Ruby_noRedis_Locust.R101:Juncao_Ruby_noRedis_Locust.R103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ficos" table:style-name="ta1">
        <table:shapes>
          <draw:frame draw:z-index="0" draw:style-name="gr1" draw:text-style-name="P1" svg:width="31.499cm" svg:height="9.005cm" svg:x="0cm" svg:y="0cm">
            <draw:object draw:notify-on-update-of-ranges="Juncao_Ruby_noRedis_Locust.J47:Juncao_Ruby_noRedis_Locust.J49 Juncao_Ruby_noRedis_Locust.M46:Juncao_Ruby_noRedis_Locust.M46 Juncao_Ruby_noRedis_Locust.M47:Juncao_Ruby_noRedis_Locust.M49 Juncao_Ruby_noRedis_Locust.N46:Juncao_Ruby_noRedis_Locust.N46 Juncao_Ruby_noRedis_Locust.N47:Juncao_Ruby_noRedis_Locust.N49 Juncao_Ruby_noRedis_Locust.O46:Juncao_Ruby_noRedis_Locust.O46 Juncao_Ruby_noRedis_Locust.O47:Juncao_Ruby_noRedis_Locust.O49 Juncao_Ruby_noRedis_Locust.P46:Juncao_Ruby_noRedis_Locust.P46 Juncao_Ruby_noRedis_Locust.P47:Juncao_Ruby_noRedis_Locust.P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31.471cm" svg:height="8.999cm" svg:x="0cm" svg:y="9.183cm">
            <draw:object draw:notify-on-update-of-ranges="Juncao_Ruby_noRedis_Locust.J53:Juncao_Ruby_noRedis_Locust.J55 Juncao_Ruby_noRedis_Locust.M52:Juncao_Ruby_noRedis_Locust.M52 Juncao_Ruby_noRedis_Locust.M53:Juncao_Ruby_noRedis_Locust.M55 Juncao_Ruby_noRedis_Locust.N52:Juncao_Ruby_noRedis_Locust.N52 Juncao_Ruby_noRedis_Locust.N53:Juncao_Ruby_noRedis_Locust.N55 Juncao_Ruby_noRedis_Locust.O52:Juncao_Ruby_noRedis_Locust.O52 Juncao_Ruby_noRedis_Locust.O53:Juncao_Ruby_noRedis_Locust.O55 Juncao_Ruby_noRedis_Locust.P52:Juncao_Ruby_noRedis_Locust.P52 Juncao_Ruby_noRedis_Locust.P53:Juncao_Ruby_noRedis_Locust.P5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31.302cm" svg:height="8.999cm" svg:x="0.114cm" svg:y="18.189cm">
            <draw:object draw:notify-on-update-of-ranges="Juncao_Ruby_noRedis_Locust.J59:Juncao_Ruby_noRedis_Locust.J61 Juncao_Ruby_noRedis_Locust.M58:Juncao_Ruby_noRedis_Locust.M58 Juncao_Ruby_noRedis_Locust.M59:Juncao_Ruby_noRedis_Locust.M61 Juncao_Ruby_noRedis_Locust.N58:Juncao_Ruby_noRedis_Locust.N58 Juncao_Ruby_noRedis_Locust.N59:Juncao_Ruby_noRedis_Locust.N61 Juncao_Ruby_noRedis_Locust.O58:Juncao_Ruby_noRedis_Locust.O58 Juncao_Ruby_noRedis_Locust.O59:Juncao_Ruby_noRedis_Locust.O61 Juncao_Ruby_noRedis_Locust.P58:Juncao_Ruby_noRedis_Locust.P58 Juncao_Ruby_noRedis_Locust.P59:Juncao_Ruby_noRedis_Locust.P6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31.278cm" svg:height="8.999cm" svg:x="0cm" svg:y="27.377cm">
            <draw:object draw:notify-on-update-of-ranges="Juncao_Ruby_noRedis_Locust.J65:Juncao_Ruby_noRedis_Locust.J67 Juncao_Ruby_noRedis_Locust.M64:Juncao_Ruby_noRedis_Locust.M64 Juncao_Ruby_noRedis_Locust.M65:Juncao_Ruby_noRedis_Locust.M67 Juncao_Ruby_noRedis_Locust.N64:Juncao_Ruby_noRedis_Locust.N64 Juncao_Ruby_noRedis_Locust.N65:Juncao_Ruby_noRedis_Locust.N67 Juncao_Ruby_noRedis_Locust.O64:Juncao_Ruby_noRedis_Locust.O64 Juncao_Ruby_noRedis_Locust.O65:Juncao_Ruby_noRedis_Locust.O67 Juncao_Ruby_noRedis_Locust.P64:Juncao_Ruby_noRedis_Locust.P64 Juncao_Ruby_noRedis_Locust.P65:Juncao_Ruby_noRedis_Locust.P6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31.141cm" svg:height="8.999cm" svg:x="0cm" svg:y="36.516cm">
            <draw:object draw:notify-on-update-of-ranges="Juncao_Ruby_noRedis_Locust.J71:Juncao_Ruby_noRedis_Locust.J73 Juncao_Ruby_noRedis_Locust.M70:Juncao_Ruby_noRedis_Locust.M70 Juncao_Ruby_noRedis_Locust.M71:Juncao_Ruby_noRedis_Locust.M73 Juncao_Ruby_noRedis_Locust.N70:Juncao_Ruby_noRedis_Locust.N70 Juncao_Ruby_noRedis_Locust.N71:Juncao_Ruby_noRedis_Locust.N73 Juncao_Ruby_noRedis_Locust.O70:Juncao_Ruby_noRedis_Locust.O70 Juncao_Ruby_noRedis_Locust.O71:Juncao_Ruby_noRedis_Locust.O73 Juncao_Ruby_noRedis_Locust.P70:Juncao_Ruby_noRedis_Locust.P70 Juncao_Ruby_noRedis_Locust.P71:Juncao_Ruby_noRedis_Locust.P7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33.262cm" svg:height="8.999cm" svg:x="31.471cm" svg:y="0cm">
            <draw:object draw:notify-on-update-of-ranges="Juncao_Ruby_noRedis_Locust.J77:Juncao_Ruby_noRedis_Locust.J79 Juncao_Ruby_noRedis_Locust.M76:Juncao_Ruby_noRedis_Locust.M76 Juncao_Ruby_noRedis_Locust.M77:Juncao_Ruby_noRedis_Locust.M79 Juncao_Ruby_noRedis_Locust.N76:Juncao_Ruby_noRedis_Locust.N76 Juncao_Ruby_noRedis_Locust.N77:Juncao_Ruby_noRedis_Locust.N79 Juncao_Ruby_noRedis_Locust.O76:Juncao_Ruby_noRedis_Locust.O76 Juncao_Ruby_noRedis_Locust.O77:Juncao_Ruby_noRedis_Locust.O79 Juncao_Ruby_noRedis_Locust.P76:Juncao_Ruby_noRedis_Locust.P76 Juncao_Ruby_noRedis_Locust.P77:Juncao_Ruby_noRedis_Locust.P7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6" draw:style-name="gr1" draw:text-style-name="P1" svg:width="33.124cm" svg:height="8.999cm" svg:x="31.416cm" svg:y="9.102cm">
            <draw:object draw:notify-on-update-of-ranges="Juncao_Ruby_noRedis_Locust.J83:Juncao_Ruby_noRedis_Locust.J85 Juncao_Ruby_noRedis_Locust.M82:Juncao_Ruby_noRedis_Locust.M82 Juncao_Ruby_noRedis_Locust.M83:Juncao_Ruby_noRedis_Locust.M85 Juncao_Ruby_noRedis_Locust.N82:Juncao_Ruby_noRedis_Locust.N82 Juncao_Ruby_noRedis_Locust.N83:Juncao_Ruby_noRedis_Locust.N85 Juncao_Ruby_noRedis_Locust.O82:Juncao_Ruby_noRedis_Locust.O82 Juncao_Ruby_noRedis_Locust.O83:Juncao_Ruby_noRedis_Locust.O85 Juncao_Ruby_noRedis_Locust.P82:Juncao_Ruby_noRedis_Locust.P82 Juncao_Ruby_noRedis_Locust.P83:Juncao_Ruby_noRedis_Locust.P8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7" draw:style-name="gr1" draw:text-style-name="P1" svg:width="32.956cm" svg:height="8.999cm" svg:x="31.446cm" svg:y="18.1cm">
            <draw:object draw:notify-on-update-of-ranges="Juncao_Ruby_noRedis_Locust.J89:Juncao_Ruby_noRedis_Locust.J91 Juncao_Ruby_noRedis_Locust.M88:Juncao_Ruby_noRedis_Locust.M88 Juncao_Ruby_noRedis_Locust.M89:Juncao_Ruby_noRedis_Locust.M91 Juncao_Ruby_noRedis_Locust.N88:Juncao_Ruby_noRedis_Locust.N88 Juncao_Ruby_noRedis_Locust.N89:Juncao_Ruby_noRedis_Locust.N91 Juncao_Ruby_noRedis_Locust.O88:Juncao_Ruby_noRedis_Locust.O88 Juncao_Ruby_noRedis_Locust.O89:Juncao_Ruby_noRedis_Locust.O91 Juncao_Ruby_noRedis_Locust.P88:Juncao_Ruby_noRedis_Locust.P88 Juncao_Ruby_noRedis_Locust.P89:Juncao_Ruby_noRedis_Locust.P9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8" draw:style-name="gr1" draw:text-style-name="P1" svg:width="33.289cm" svg:height="8.999cm" svg:x="31.058cm" svg:y="27.132cm">
            <draw:object draw:notify-on-update-of-ranges="Juncao_Ruby_noRedis_Locust.J95:Juncao_Ruby_noRedis_Locust.J97 Juncao_Ruby_noRedis_Locust.M94:Juncao_Ruby_noRedis_Locust.M94 Juncao_Ruby_noRedis_Locust.M95:Juncao_Ruby_noRedis_Locust.M97 Juncao_Ruby_noRedis_Locust.N94:Juncao_Ruby_noRedis_Locust.N94 Juncao_Ruby_noRedis_Locust.N95:Juncao_Ruby_noRedis_Locust.N97 Juncao_Ruby_noRedis_Locust.O94:Juncao_Ruby_noRedis_Locust.O94 Juncao_Ruby_noRedis_Locust.O95:Juncao_Ruby_noRedis_Locust.O97 Juncao_Ruby_noRedis_Locust.P94:Juncao_Ruby_noRedis_Locust.P94 Juncao_Ruby_noRedis_Locust.P95:Juncao_Ruby_noRedis_Locust.P9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9" draw:style-name="gr1" draw:text-style-name="P1" svg:width="33.124cm" svg:height="8.999cm" svg:x="31.058cm" svg:y="36.255cm">
            <draw:object draw:notify-on-update-of-ranges="Juncao_Ruby_noRedis_Locust.J101:Juncao_Ruby_noRedis_Locust.J103 Juncao_Ruby_noRedis_Locust.K100:Juncao_Ruby_noRedis_Locust.K100 Juncao_Ruby_noRedis_Locust.K101:Juncao_Ruby_noRedis_Locust.K103 Juncao_Ruby_noRedis_Locust.L100:Juncao_Ruby_noRedis_Locust.L100 Juncao_Ruby_noRedis_Locust.L101:Juncao_Ruby_noRedis_Locust.L103 Juncao_Ruby_noRedis_Locust.M100:Juncao_Ruby_noRedis_Locust.M100 Juncao_Ruby_noRedis_Locust.M101:Juncao_Ruby_noRedis_Locust.M103 Juncao_Ruby_noRedis_Locust.N100:Juncao_Ruby_noRedis_Locust.N100 Juncao_Ruby_noRedis_Locust.N101:Juncao_Ruby_noRedis_Locust.N103 Juncao_Ruby_noRedis_Locust.O100:Juncao_Ruby_noRedis_Locust.O100 Juncao_Ruby_noRedis_Locust.O101:Juncao_Ruby_noRedis_Locust.O103 Juncao_Ruby_noRedis_Locust.P100:Juncao_Ruby_noRedis_Locust.P100 Juncao_Ruby_noRedis_Locust.P101:Juncao_Ruby_noRedis_Locust.P103 Juncao_Ruby_noRedis_Locust.Q100:Juncao_Ruby_noRedis_Locust.Q100 Juncao_Ruby_noRedis_Locust.Q101:Juncao_Ruby_noRedis_Locust.Q103 Juncao_Ruby_noRedis_Locust.R100:Juncao_Ruby_noRedis_Locust.R100 Juncao_Ruby_noRedis_Locust.R101:Juncao_Ruby_noRedis_Locust.R10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Juncao_Ruby_noRedis_Locust" table:style-name="ta1">
        <table:shapes>
          <draw:frame draw:z-index="0" draw:style-name="gr1" draw:text-style-name="P1" svg:width="15.998cm" svg:height="9.005cm" svg:x="0.247cm" svg:y="18.753cm">
            <draw:object draw:notify-on-update-of-ranges="Juncao_Ruby_noRedis_Locust.J47:Juncao_Ruby_noRedis_Locust.J49 Juncao_Ruby_noRedis_Locust.K46:Juncao_Ruby_noRedis_Locust.K46 Juncao_Ruby_noRedis_Locust.K47:Juncao_Ruby_noRedis_Locust.K49 Juncao_Ruby_noRedis_Locust.L46:Juncao_Ruby_noRedis_Locust.L46 Juncao_Ruby_noRedis_Locust.L47:Juncao_Ruby_noRedis_Locust.L49 Juncao_Ruby_noRedis_Locust.M46:Juncao_Ruby_noRedis_Locust.M46 Juncao_Ruby_noRedis_Locust.M47:Juncao_Ruby_noRedis_Locust.M49 Juncao_Ruby_noRedis_Locust.N46:Juncao_Ruby_noRedis_Locust.N46 Juncao_Ruby_noRedis_Locust.N47:Juncao_Ruby_noRedis_Locust.N49 Juncao_Ruby_noRedis_Locust.O46:Juncao_Ruby_noRedis_Locust.O46 Juncao_Ruby_noRedis_Locust.O47:Juncao_Ruby_noRedis_Locust.O49 Juncao_Ruby_noRedis_Locust.P46:Juncao_Ruby_noRedis_Locust.P46 Juncao_Ruby_noRedis_Locust.P47:Juncao_Ruby_noRedis_Locust.P49 Juncao_Ruby_noRedis_Locust.Q46:Juncao_Ruby_noRedis_Locust.Q46 Juncao_Ruby_noRedis_Locust.Q47:Juncao_Ruby_noRedis_Locust.Q49 Juncao_Ruby_noRedis_Locust.R46:Juncao_Ruby_noRedis_Locust.R46 Juncao_Ruby_noRedis_Locust.R47:Juncao_Ruby_noRedis_Locust.R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242cm" svg:y="27.883cm">
            <draw:object draw:notify-on-update-of-ranges="Juncao_Ruby_noRedis_Locust.J53:Juncao_Ruby_noRedis_Locust.J55 Juncao_Ruby_noRedis_Locust.K52:Juncao_Ruby_noRedis_Locust.K52 Juncao_Ruby_noRedis_Locust.K53:Juncao_Ruby_noRedis_Locust.K55 Juncao_Ruby_noRedis_Locust.L52:Juncao_Ruby_noRedis_Locust.L52 Juncao_Ruby_noRedis_Locust.L53:Juncao_Ruby_noRedis_Locust.L55 Juncao_Ruby_noRedis_Locust.M52:Juncao_Ruby_noRedis_Locust.M52 Juncao_Ruby_noRedis_Locust.M53:Juncao_Ruby_noRedis_Locust.M55 Juncao_Ruby_noRedis_Locust.N52:Juncao_Ruby_noRedis_Locust.N52 Juncao_Ruby_noRedis_Locust.N53:Juncao_Ruby_noRedis_Locust.N55 Juncao_Ruby_noRedis_Locust.O52:Juncao_Ruby_noRedis_Locust.O52 Juncao_Ruby_noRedis_Locust.O53:Juncao_Ruby_noRedis_Locust.O55 Juncao_Ruby_noRedis_Locust.P52:Juncao_Ruby_noRedis_Locust.P52 Juncao_Ruby_noRedis_Locust.P53:Juncao_Ruby_noRedis_Locust.P55 Juncao_Ruby_noRedis_Locust.Q52:Juncao_Ruby_noRedis_Locust.Q52 Juncao_Ruby_noRedis_Locust.Q53:Juncao_Ruby_noRedis_Locust.Q55 Juncao_Ruby_noRedis_Locust.R52:Juncao_Ruby_noRedis_Locust.R52 Juncao_Ruby_noRedis_Locust.R53:Juncao_Ruby_noRedis_Locust.R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187cm" svg:y="37.101cm">
            <draw:object draw:notify-on-update-of-ranges="Juncao_Ruby_noRedis_Locust.J59:Juncao_Ruby_noRedis_Locust.J61 Juncao_Ruby_noRedis_Locust.K58:Juncao_Ruby_noRedis_Locust.K58 Juncao_Ruby_noRedis_Locust.K59:Juncao_Ruby_noRedis_Locust.K61 Juncao_Ruby_noRedis_Locust.L58:Juncao_Ruby_noRedis_Locust.L58 Juncao_Ruby_noRedis_Locust.L59:Juncao_Ruby_noRedis_Locust.L61 Juncao_Ruby_noRedis_Locust.M58:Juncao_Ruby_noRedis_Locust.M58 Juncao_Ruby_noRedis_Locust.M59:Juncao_Ruby_noRedis_Locust.M61 Juncao_Ruby_noRedis_Locust.N58:Juncao_Ruby_noRedis_Locust.N58 Juncao_Ruby_noRedis_Locust.N59:Juncao_Ruby_noRedis_Locust.N61 Juncao_Ruby_noRedis_Locust.O58:Juncao_Ruby_noRedis_Locust.O58 Juncao_Ruby_noRedis_Locust.O59:Juncao_Ruby_noRedis_Locust.O61 Juncao_Ruby_noRedis_Locust.P58:Juncao_Ruby_noRedis_Locust.P58 Juncao_Ruby_noRedis_Locust.P59:Juncao_Ruby_noRedis_Locust.P61 Juncao_Ruby_noRedis_Locust.Q58:Juncao_Ruby_noRedis_Locust.Q58 Juncao_Ruby_noRedis_Locust.Q59:Juncao_Ruby_noRedis_Locust.Q61 Juncao_Ruby_noRedis_Locust.R58:Juncao_Ruby_noRedis_Locust.R58 Juncao_Ruby_noRedis_Locust.R59:Juncao_Ruby_noRedis_Locust.R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109cm" svg:y="46.476cm">
            <draw:object draw:notify-on-update-of-ranges="Juncao_Ruby_noRedis_Locust.J65:Juncao_Ruby_noRedis_Locust.J67 Juncao_Ruby_noRedis_Locust.K64:Juncao_Ruby_noRedis_Locust.K64 Juncao_Ruby_noRedis_Locust.K65:Juncao_Ruby_noRedis_Locust.K67 Juncao_Ruby_noRedis_Locust.L64:Juncao_Ruby_noRedis_Locust.L64 Juncao_Ruby_noRedis_Locust.L65:Juncao_Ruby_noRedis_Locust.L67 Juncao_Ruby_noRedis_Locust.M64:Juncao_Ruby_noRedis_Locust.M64 Juncao_Ruby_noRedis_Locust.M65:Juncao_Ruby_noRedis_Locust.M67 Juncao_Ruby_noRedis_Locust.N64:Juncao_Ruby_noRedis_Locust.N64 Juncao_Ruby_noRedis_Locust.N65:Juncao_Ruby_noRedis_Locust.N67 Juncao_Ruby_noRedis_Locust.O64:Juncao_Ruby_noRedis_Locust.O64 Juncao_Ruby_noRedis_Locust.O65:Juncao_Ruby_noRedis_Locust.O67 Juncao_Ruby_noRedis_Locust.P64:Juncao_Ruby_noRedis_Locust.P64 Juncao_Ruby_noRedis_Locust.P65:Juncao_Ruby_noRedis_Locust.P67 Juncao_Ruby_noRedis_Locust.Q64:Juncao_Ruby_noRedis_Locust.Q64 Juncao_Ruby_noRedis_Locust.Q65:Juncao_Ruby_noRedis_Locust.Q67 Juncao_Ruby_noRedis_Locust.R64:Juncao_Ruby_noRedis_Locust.R64 Juncao_Ruby_noRedis_Locust.R65:Juncao_Ruby_noRedis_Locust.R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0cm" svg:y="55.296cm">
            <draw:object draw:notify-on-update-of-ranges="Juncao_Ruby_noRedis_Locust.J71:Juncao_Ruby_noRedis_Locust.J73 Juncao_Ruby_noRedis_Locust.K70:Juncao_Ruby_noRedis_Locust.K70 Juncao_Ruby_noRedis_Locust.K71:Juncao_Ruby_noRedis_Locust.K73 Juncao_Ruby_noRedis_Locust.L70:Juncao_Ruby_noRedis_Locust.L70 Juncao_Ruby_noRedis_Locust.L71:Juncao_Ruby_noRedis_Locust.L73 Juncao_Ruby_noRedis_Locust.M70:Juncao_Ruby_noRedis_Locust.M70 Juncao_Ruby_noRedis_Locust.M71:Juncao_Ruby_noRedis_Locust.M73 Juncao_Ruby_noRedis_Locust.N70:Juncao_Ruby_noRedis_Locust.N70 Juncao_Ruby_noRedis_Locust.N71:Juncao_Ruby_noRedis_Locust.N73 Juncao_Ruby_noRedis_Locust.O70:Juncao_Ruby_noRedis_Locust.O70 Juncao_Ruby_noRedis_Locust.O71:Juncao_Ruby_noRedis_Locust.O73 Juncao_Ruby_noRedis_Locust.P70:Juncao_Ruby_noRedis_Locust.P70 Juncao_Ruby_noRedis_Locust.P71:Juncao_Ruby_noRedis_Locust.P73 Juncao_Ruby_noRedis_Locust.Q70:Juncao_Ruby_noRedis_Locust.Q70 Juncao_Ruby_noRedis_Locust.Q71:Juncao_Ruby_noRedis_Locust.Q73 Juncao_Ruby_noRedis_Locust.R70:Juncao_Ruby_noRedis_Locust.R70 Juncao_Ruby_noRedis_Locust.R71:Juncao_Ruby_noRedis_Locust.R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0cm" svg:y="64.326cm">
            <draw:object draw:notify-on-update-of-ranges="Juncao_Ruby_noRedis_Locust.J77:Juncao_Ruby_noRedis_Locust.J79 Juncao_Ruby_noRedis_Locust.K76:Juncao_Ruby_noRedis_Locust.K76 Juncao_Ruby_noRedis_Locust.K77:Juncao_Ruby_noRedis_Locust.K79 Juncao_Ruby_noRedis_Locust.L76:Juncao_Ruby_noRedis_Locust.L76 Juncao_Ruby_noRedis_Locust.L77:Juncao_Ruby_noRedis_Locust.L79 Juncao_Ruby_noRedis_Locust.M76:Juncao_Ruby_noRedis_Locust.M76 Juncao_Ruby_noRedis_Locust.M77:Juncao_Ruby_noRedis_Locust.M79 Juncao_Ruby_noRedis_Locust.N76:Juncao_Ruby_noRedis_Locust.N76 Juncao_Ruby_noRedis_Locust.N77:Juncao_Ruby_noRedis_Locust.N79 Juncao_Ruby_noRedis_Locust.O76:Juncao_Ruby_noRedis_Locust.O76 Juncao_Ruby_noRedis_Locust.O77:Juncao_Ruby_noRedis_Locust.O79 Juncao_Ruby_noRedis_Locust.P76:Juncao_Ruby_noRedis_Locust.P76 Juncao_Ruby_noRedis_Locust.P77:Juncao_Ruby_noRedis_Locust.P79 Juncao_Ruby_noRedis_Locust.Q76:Juncao_Ruby_noRedis_Locust.Q76 Juncao_Ruby_noRedis_Locust.Q77:Juncao_Ruby_noRedis_Locust.Q79 Juncao_Ruby_noRedis_Locust.R76:Juncao_Ruby_noRedis_Locust.R76 Juncao_Ruby_noRedis_Locust.R77:Juncao_Ruby_noRedis_Locust.R7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0cm" svg:y="73.464cm">
            <draw:object draw:notify-on-update-of-ranges="Juncao_Ruby_noRedis_Locust.J83:Juncao_Ruby_noRedis_Locust.J85 Juncao_Ruby_noRedis_Locust.K82:Juncao_Ruby_noRedis_Locust.K82 Juncao_Ruby_noRedis_Locust.K83:Juncao_Ruby_noRedis_Locust.K85 Juncao_Ruby_noRedis_Locust.L82:Juncao_Ruby_noRedis_Locust.L82 Juncao_Ruby_noRedis_Locust.L83:Juncao_Ruby_noRedis_Locust.L85 Juncao_Ruby_noRedis_Locust.M82:Juncao_Ruby_noRedis_Locust.M82 Juncao_Ruby_noRedis_Locust.M83:Juncao_Ruby_noRedis_Locust.M85 Juncao_Ruby_noRedis_Locust.N82:Juncao_Ruby_noRedis_Locust.N82 Juncao_Ruby_noRedis_Locust.N83:Juncao_Ruby_noRedis_Locust.N85 Juncao_Ruby_noRedis_Locust.O82:Juncao_Ruby_noRedis_Locust.O82 Juncao_Ruby_noRedis_Locust.O83:Juncao_Ruby_noRedis_Locust.O85 Juncao_Ruby_noRedis_Locust.P82:Juncao_Ruby_noRedis_Locust.P82 Juncao_Ruby_noRedis_Locust.P83:Juncao_Ruby_noRedis_Locust.P85 Juncao_Ruby_noRedis_Locust.Q82:Juncao_Ruby_noRedis_Locust.Q82 Juncao_Ruby_noRedis_Locust.Q83:Juncao_Ruby_noRedis_Locust.Q85 Juncao_Ruby_noRedis_Locust.R82:Juncao_Ruby_noRedis_Locust.R82 Juncao_Ruby_noRedis_Locust.R83:Juncao_Ruby_noRedis_Locust.R8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0cm" svg:y="82.62cm">
            <draw:object draw:notify-on-update-of-ranges="Juncao_Ruby_noRedis_Locust.J89:Juncao_Ruby_noRedis_Locust.J91 Juncao_Ruby_noRedis_Locust.K88:Juncao_Ruby_noRedis_Locust.K88 Juncao_Ruby_noRedis_Locust.K89:Juncao_Ruby_noRedis_Locust.K91 Juncao_Ruby_noRedis_Locust.L88:Juncao_Ruby_noRedis_Locust.L88 Juncao_Ruby_noRedis_Locust.L89:Juncao_Ruby_noRedis_Locust.L91 Juncao_Ruby_noRedis_Locust.M88:Juncao_Ruby_noRedis_Locust.M88 Juncao_Ruby_noRedis_Locust.M89:Juncao_Ruby_noRedis_Locust.M91 Juncao_Ruby_noRedis_Locust.N88:Juncao_Ruby_noRedis_Locust.N88 Juncao_Ruby_noRedis_Locust.N89:Juncao_Ruby_noRedis_Locust.N91 Juncao_Ruby_noRedis_Locust.O88:Juncao_Ruby_noRedis_Locust.O88 Juncao_Ruby_noRedis_Locust.O89:Juncao_Ruby_noRedis_Locust.O91 Juncao_Ruby_noRedis_Locust.P88:Juncao_Ruby_noRedis_Locust.P88 Juncao_Ruby_noRedis_Locust.P89:Juncao_Ruby_noRedis_Locust.P91 Juncao_Ruby_noRedis_Locust.Q88:Juncao_Ruby_noRedis_Locust.Q88 Juncao_Ruby_noRedis_Locust.Q89:Juncao_Ruby_noRedis_Locust.Q91 Juncao_Ruby_noRedis_Locust.R88:Juncao_Ruby_noRedis_Locust.R88 Juncao_Ruby_noRedis_Locust.R89:Juncao_Ruby_noRedis_Locust.R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0.053cm" svg:y="91.705cm">
            <draw:object draw:notify-on-update-of-ranges="Juncao_Ruby_noRedis_Locust.J95:Juncao_Ruby_noRedis_Locust.J97 Juncao_Ruby_noRedis_Locust.K94:Juncao_Ruby_noRedis_Locust.K94 Juncao_Ruby_noRedis_Locust.K95:Juncao_Ruby_noRedis_Locust.K97 Juncao_Ruby_noRedis_Locust.L94:Juncao_Ruby_noRedis_Locust.L94 Juncao_Ruby_noRedis_Locust.L95:Juncao_Ruby_noRedis_Locust.L97 Juncao_Ruby_noRedis_Locust.M94:Juncao_Ruby_noRedis_Locust.M94 Juncao_Ruby_noRedis_Locust.M95:Juncao_Ruby_noRedis_Locust.M97 Juncao_Ruby_noRedis_Locust.N94:Juncao_Ruby_noRedis_Locust.N94 Juncao_Ruby_noRedis_Locust.N95:Juncao_Ruby_noRedis_Locust.N97 Juncao_Ruby_noRedis_Locust.O94:Juncao_Ruby_noRedis_Locust.O94 Juncao_Ruby_noRedis_Locust.O95:Juncao_Ruby_noRedis_Locust.O97 Juncao_Ruby_noRedis_Locust.P94:Juncao_Ruby_noRedis_Locust.P94 Juncao_Ruby_noRedis_Locust.P95:Juncao_Ruby_noRedis_Locust.P97 Juncao_Ruby_noRedis_Locust.Q94:Juncao_Ruby_noRedis_Locust.Q94 Juncao_Ruby_noRedis_Locust.Q95:Juncao_Ruby_noRedis_Locust.Q97 Juncao_Ruby_noRedis_Locust.R94:Juncao_Ruby_noRedis_Locust.R94 Juncao_Ruby_noRedis_Locust.R95:Juncao_Ruby_noRedis_Locust.R9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0cm" svg:y="101.066cm">
            <draw:object draw:notify-on-update-of-ranges="Juncao_Ruby_noRedis_Locust.J101:Juncao_Ruby_noRedis_Locust.J103 Juncao_Ruby_noRedis_Locust.K100:Juncao_Ruby_noRedis_Locust.K100 Juncao_Ruby_noRedis_Locust.K101:Juncao_Ruby_noRedis_Locust.K103 Juncao_Ruby_noRedis_Locust.L100:Juncao_Ruby_noRedis_Locust.L100 Juncao_Ruby_noRedis_Locust.L101:Juncao_Ruby_noRedis_Locust.L103 Juncao_Ruby_noRedis_Locust.M100:Juncao_Ruby_noRedis_Locust.M100 Juncao_Ruby_noRedis_Locust.M101:Juncao_Ruby_noRedis_Locust.M103 Juncao_Ruby_noRedis_Locust.N100:Juncao_Ruby_noRedis_Locust.N100 Juncao_Ruby_noRedis_Locust.N101:Juncao_Ruby_noRedis_Locust.N103 Juncao_Ruby_noRedis_Locust.O100:Juncao_Ruby_noRedis_Locust.O100 Juncao_Ruby_noRedis_Locust.O101:Juncao_Ruby_noRedis_Locust.O103 Juncao_Ruby_noRedis_Locust.P100:Juncao_Ruby_noRedis_Locust.P100 Juncao_Ruby_noRedis_Locust.P101:Juncao_Ruby_noRedis_Locust.P103 Juncao_Ruby_noRedis_Locust.Q100:Juncao_Ruby_noRedis_Locust.Q100 Juncao_Ruby_noRedis_Locust.Q101:Juncao_Ruby_noRedis_Locust.Q103 Juncao_Ruby_noRedis_Locust.R100:Juncao_Ruby_noRedis_Locust.R100 Juncao_Ruby_noRedis_Locust.R101:Juncao_Ruby_noRedis_Locust.R10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number-columns-repeated="10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quest Count</text:p>
          </table:table-cell>
          <table:table-cell table:style-name="ce1" office:value-type="string" calcext:value-type="string">
            <text:p>Failure Count</text:p>
          </table:table-cell>
          <table:table-cell table:style-name="ce1" office:value-type="string" calcext:value-type="string">
            <text:p>Median Response Time</text:p>
          </table:table-cell>
          <table:table-cell table:style-name="ce1" office:value-type="string" calcext:value-type="string">
            <text:p>Average Response Time</text:p>
          </table:table-cell>
          <table:table-cell table:style-name="ce1" office:value-type="string" calcext:value-type="string">
            <text:p>Min Response Time</text:p>
          </table:table-cell>
          <table:table-cell table:style-name="ce1" office:value-type="string" calcext:value-type="string">
            <text:p>Max Response Time</text:p>
          </table:table-cell>
          <table:table-cell table:style-name="ce1"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99%</text:p>
          </table:table-cell>
          <table:table-cell table:style-name="ce1" office:value-type="float" office:value="0.999" calcext:value-type="float">
            <text:p>1,00</text:p>
          </table:table-cell>
          <table:table-cell table:style-name="ce1" office:value-type="float" office:value="0.9999" calcext:value-type="float">
            <text:p>1,00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carlosruan12307?tab=repositories</text:p>
          </table:table-cell>
          <table:table-cell table:style-name="ce1" office:value-type="float" office:value="74" calcext:value-type="float">
            <text:p>74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20" calcext:value-type="float">
            <text:p>520,00</text:p>
          </table:table-cell>
          <table:table-cell table:style-name="ce1" office:value-type="float" office:value="598.225069851454" calcext:value-type="float">
            <text:p>598,23</text:p>
          </table:table-cell>
          <table:table-cell table:style-name="ce1" office:value-type="float" office:value="369.353142001273" calcext:value-type="float">
            <text:p>369,35</text:p>
          </table:table-cell>
          <table:table-cell table:style-name="ce1" office:value-type="float" office:value="1093.21551800167" calcext:value-type="float">
            <text:p>1093,22</text:p>
          </table:table-cell>
          <table:table-cell table:style-name="ce1" office:value-type="float" office:value="14328" calcext:value-type="float">
            <text:p>14328,00</text:p>
          </table:table-cell>
          <table:table-cell office:value-type="float" office:value="0.738888449852513" calcext:value-type="float">
            <text:p>0,74</text:p>
          </table:table-cell>
          <table:table-cell office:value-type="float" office:value="0" calcext:value-type="float">
            <text:p>0,00</text:p>
          </table:table-cell>
          <table:table-cell office:value-type="float" office:value="520" calcext:value-type="float">
            <text:p>520,00</text:p>
          </table:table-cell>
          <table:table-cell office:value-type="float" office:value="580" calcext:value-type="float">
            <text:p>580,00</text:p>
          </table:table-cell>
          <table:table-cell office:value-type="float" office:value="660" calcext:value-type="float">
            <text:p>660,00</text:p>
          </table:table-cell>
          <table:table-cell office:value-type="float" office:value="760" calcext:value-type="float">
            <text:p>760,00</text:p>
          </table:table-cell>
          <table:table-cell office:value-type="float" office:value="940" calcext:value-type="float">
            <text:p>940,00</text:p>
          </table:table-cell>
          <table:table-cell office:value-type="float" office:value="1000" calcext:value-type="float">
            <text:p>1000,00</text:p>
          </table:table-cell>
          <table:table-cell table:number-columns-repeated="2" office:value-type="float" office:value="1100" calcext:value-type="float">
            <text:p>1100,00</text:p>
          </table:table-cell>
          <table:table-cell table:number-columns-repeated="3" table:style-name="ce1" office:value-type="float" office:value="1100" calcext:value-type="float">
            <text:p>11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covid19india/covid19india-react</text:p>
          </table:table-cell>
          <table:table-cell table:style-name="ce1" office:value-type="float" office:value="75" calcext:value-type="float">
            <text:p>75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90" calcext:value-type="float">
            <text:p>590,00</text:p>
          </table:table-cell>
          <table:table-cell table:style-name="ce1" office:value-type="float" office:value="648.274816039993" calcext:value-type="float">
            <text:p>648,27</text:p>
          </table:table-cell>
          <table:table-cell table:style-name="ce1" office:value-type="float" office:value="478.712951000489" calcext:value-type="float">
            <text:p>478,71</text:p>
          </table:table-cell>
          <table:table-cell table:style-name="ce1" office:value-type="float" office:value="1269.06240700009" calcext:value-type="float">
            <text:p>1269,06</text:p>
          </table:table-cell>
          <table:table-cell table:style-name="ce1" office:value-type="float" office:value="19605.4933333333" calcext:value-type="float">
            <text:p>19605,49</text:p>
          </table:table-cell>
          <table:table-cell office:value-type="float" office:value="0.748873428904574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590" calcext:value-type="float">
            <text:p>590,00</text:p>
          </table:table-cell>
          <table:table-cell office:value-type="float" office:value="620" calcext:value-type="float">
            <text:p>620,00</text:p>
          </table:table-cell>
          <table:table-cell office:value-type="float" office:value="680" calcext:value-type="float">
            <text:p>680,00</text:p>
          </table:table-cell>
          <table:table-cell office:value-type="float" office:value="760" calcext:value-type="float">
            <text:p>760,00</text:p>
          </table:table-cell>
          <table:table-cell office:value-type="float" office:value="870" calcext:value-type="float">
            <text:p>870,00</text:p>
          </table:table-cell>
          <table:table-cell table:number-columns-repeated="2" office:value-type="float" office:value="1200" calcext:value-type="float">
            <text:p>1200,00</text:p>
          </table:table-cell>
          <table:table-cell office:value-type="float" office:value="1300" calcext:value-type="float">
            <text:p>1300,00</text:p>
          </table:table-cell>
          <table:table-cell table:number-columns-repeated="3" table:style-name="ce1" office:value-type="float" office:value="1300" calcext:value-type="float">
            <text:p>13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etcd-io/etcd</text:p>
          </table:table-cell>
          <table:table-cell table:style-name="ce1" office:value-type="float" office:value="71" calcext:value-type="float">
            <text:p>71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660" calcext:value-type="float">
            <text:p>660,00</text:p>
          </table:table-cell>
          <table:table-cell table:style-name="ce1" office:value-type="float" office:value="803.139994112608" calcext:value-type="float">
            <text:p>803,14</text:p>
          </table:table-cell>
          <table:table-cell table:style-name="ce1" office:value-type="float" office:value="464.493844001481" calcext:value-type="float">
            <text:p>464,49</text:p>
          </table:table-cell>
          <table:table-cell table:style-name="ce1" office:value-type="float" office:value="1586.51599000041" calcext:value-type="float">
            <text:p>1586,52</text:p>
          </table:table-cell>
          <table:table-cell table:style-name="ce1" office:value-type="float" office:value="33261.014084507" calcext:value-type="float">
            <text:p>33261,01</text:p>
          </table:table-cell>
          <table:table-cell office:value-type="float" office:value="0.70893351269633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660" calcext:value-type="float">
            <text:p>660,00</text:p>
          </table:table-cell>
          <table:table-cell office:value-type="float" office:value="740" calcext:value-type="float">
            <text:p>740,00</text:p>
          </table:table-cell>
          <table:table-cell office:value-type="float" office:value="960" calcext:value-type="float">
            <text:p>960,00</text:p>
          </table:table-cell>
          <table:table-cell office:value-type="float" office:value="1000" calcext:value-type="float">
            <text:p>1000,00</text:p>
          </table:table-cell>
          <table:table-cell office:value-type="float" office:value="1400" calcext:value-type="float">
            <text:p>1400,00</text:p>
          </table:table-cell>
          <table:table-cell office:value-type="float" office:value="1500" calcext:value-type="float">
            <text:p>1500,00</text:p>
          </table:table-cell>
          <table:table-cell table:number-columns-repeated="2" office:value-type="float" office:value="1600" calcext:value-type="float">
            <text:p>1600,00</text:p>
          </table:table-cell>
          <table:table-cell table:number-columns-repeated="3" table:style-name="ce1" office:value-type="float" office:value="1600" calcext:value-type="float">
            <text:p>16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facebook/react-native</text:p>
          </table:table-cell>
          <table:table-cell table:style-name="ce1" office:value-type="float" office:value="69" calcext:value-type="float">
            <text:p>69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650" calcext:value-type="float">
            <text:p>650,00</text:p>
          </table:table-cell>
          <table:table-cell table:style-name="ce1" office:value-type="float" office:value="764.011569159345" calcext:value-type="float">
            <text:p>764,01</text:p>
          </table:table-cell>
          <table:table-cell table:style-name="ce1" office:value-type="float" office:value="476.588338000511" calcext:value-type="float">
            <text:p>476,59</text:p>
          </table:table-cell>
          <table:table-cell table:style-name="ce1" office:value-type="float" office:value="1460.13157199923" calcext:value-type="float">
            <text:p>1460,13</text:p>
          </table:table-cell>
          <table:table-cell table:style-name="ce1" office:value-type="float" office:value="40218" calcext:value-type="float">
            <text:p>40218,00</text:p>
          </table:table-cell>
          <table:table-cell office:value-type="float" office:value="0.688963554592208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650" calcext:value-type="float">
            <text:p>650,00</text:p>
          </table:table-cell>
          <table:table-cell office:value-type="float" office:value="680" calcext:value-type="float">
            <text:p>680,00</text:p>
          </table:table-cell>
          <table:table-cell office:value-type="float" office:value="890" calcext:value-type="float">
            <text:p>890,00</text:p>
          </table:table-cell>
          <table:table-cell office:value-type="float" office:value="1100" calcext:value-type="float">
            <text:p>1100,00</text:p>
          </table:table-cell>
          <table:table-cell office:value-type="float" office:value="1200" calcext:value-type="float">
            <text:p>1200,00</text:p>
          </table:table-cell>
          <table:table-cell table:number-columns-repeated="2" office:value-type="float" office:value="1400" calcext:value-type="float">
            <text:p>1400,00</text:p>
          </table:table-cell>
          <table:table-cell office:value-type="float" office:value="1500" calcext:value-type="float">
            <text:p>1500,00</text:p>
          </table:table-cell>
          <table:table-cell table:number-columns-repeated="3" table:style-name="ce1" office:value-type="float" office:value="1500" calcext:value-type="float">
            <text:p>15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macrozheng/mall</text:p>
          </table:table-cell>
          <table:table-cell table:style-name="ce1" office:value-type="float" office:value="69" calcext:value-type="float">
            <text:p>69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610" calcext:value-type="float">
            <text:p>610,00</text:p>
          </table:table-cell>
          <table:table-cell table:style-name="ce1" office:value-type="float" office:value="705.864753681111" calcext:value-type="float">
            <text:p>705,86</text:p>
          </table:table-cell>
          <table:table-cell table:style-name="ce1" office:value-type="float" office:value="479.135077001047" calcext:value-type="float">
            <text:p>479,14</text:p>
          </table:table-cell>
          <table:table-cell table:style-name="ce1" office:value-type="float" office:value="1176.40361700069" calcext:value-type="float">
            <text:p>1176,40</text:p>
          </table:table-cell>
          <table:table-cell table:style-name="ce1" office:value-type="float" office:value="28267" calcext:value-type="float">
            <text:p>28267,00</text:p>
          </table:table-cell>
          <table:table-cell office:value-type="float" office:value="0.688963554592208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610" calcext:value-type="float">
            <text:p>610,00</text:p>
          </table:table-cell>
          <table:table-cell office:value-type="float" office:value="720" calcext:value-type="float">
            <text:p>720,00</text:p>
          </table:table-cell>
          <table:table-cell office:value-type="float" office:value="820" calcext:value-type="float">
            <text:p>820,00</text:p>
          </table:table-cell>
          <table:table-cell office:value-type="float" office:value="900" calcext:value-type="float">
            <text:p>900,00</text:p>
          </table:table-cell>
          <table:table-cell table:number-columns-repeated="2" office:value-type="float" office:value="1100" calcext:value-type="float">
            <text:p>1100,00</text:p>
          </table:table-cell>
          <table:table-cell table:number-columns-repeated="2" office:value-type="float" office:value="1200" calcext:value-type="float">
            <text:p>1200,00</text:p>
          </table:table-cell>
          <table:table-cell table:number-columns-repeated="3" table:style-name="ce1" office:value-type="float" office:value="1200" calcext:value-type="float">
            <text:p>12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spring-projects/spring-boot</text:p>
          </table:table-cell>
          <table:table-cell table:style-name="ce1" office:value-type="float" office:value="79" calcext:value-type="float">
            <text:p>79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60" calcext:value-type="float">
            <text:p>560,00</text:p>
          </table:table-cell>
          <table:table-cell table:style-name="ce1" office:value-type="float" office:value="2793.07580873432" calcext:value-type="float">
            <text:p>2793,08</text:p>
          </table:table-cell>
          <table:table-cell table:style-name="ce1" office:value-type="float" office:value="437.583854998593" calcext:value-type="float">
            <text:p>437,58</text:p>
          </table:table-cell>
          <table:table-cell table:style-name="ce1" office:value-type="float" office:value="35526.7647669989" calcext:value-type="float">
            <text:p>35526,76</text:p>
          </table:table-cell>
          <table:table-cell table:style-name="ce1" office:value-type="float" office:value="26842.0886075949" calcext:value-type="float">
            <text:p>26842,09</text:p>
          </table:table-cell>
          <table:table-cell office:value-type="float" office:value="0.788813345112818" calcext:value-type="float">
            <text:p>0,79</text:p>
          </table:table-cell>
          <table:table-cell office:value-type="float" office:value="0" calcext:value-type="float">
            <text:p>0,00</text:p>
          </table:table-cell>
          <table:table-cell office:value-type="float" office:value="560" calcext:value-type="float">
            <text:p>560,00</text:p>
          </table:table-cell>
          <table:table-cell office:value-type="float" office:value="610" calcext:value-type="float">
            <text:p>610,00</text:p>
          </table:table-cell>
          <table:table-cell office:value-type="float" office:value="640" calcext:value-type="float">
            <text:p>640,00</text:p>
          </table:table-cell>
          <table:table-cell office:value-type="float" office:value="680" calcext:value-type="float">
            <text:p>680,00</text:p>
          </table:table-cell>
          <table:table-cell office:value-type="float" office:value="1000" calcext:value-type="float">
            <text:p>1000,00</text:p>
          </table:table-cell>
          <table:table-cell table:number-columns-repeated="2" office:value-type="float" office:value="35000" calcext:value-type="float">
            <text:p>35000,00</text:p>
          </table:table-cell>
          <table:table-cell office:value-type="float" office:value="36000" calcext:value-type="float">
            <text:p>36000,00</text:p>
          </table:table-cell>
          <table:table-cell table:number-columns-repeated="3" table:style-name="ce1" office:value-type="float" office:value="36000" calcext:value-type="float">
            <text:p>36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topics/aws</text:p>
          </table:table-cell>
          <table:table-cell table:style-name="ce1" office:value-type="float" office:value="77" calcext:value-type="float">
            <text:p>77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650" calcext:value-type="float">
            <text:p>650,00</text:p>
          </table:table-cell>
          <table:table-cell table:style-name="ce1" office:value-type="float" office:value="976.316577194666" calcext:value-type="float">
            <text:p>976,32</text:p>
          </table:table-cell>
          <table:table-cell table:style-name="ce1" office:value-type="float" office:value="473.64875600033" calcext:value-type="float">
            <text:p>473,65</text:p>
          </table:table-cell>
          <table:table-cell table:style-name="ce1" office:value-type="float" office:value="2846.74775400163" calcext:value-type="float">
            <text:p>2846,75</text:p>
          </table:table-cell>
          <table:table-cell table:style-name="ce1" office:value-type="float" office:value="37847" calcext:value-type="float">
            <text:p>37847,00</text:p>
          </table:table-cell>
          <table:table-cell office:value-type="float" office:value="0.768843387008696" calcext:value-type="float">
            <text:p>0,77</text:p>
          </table:table-cell>
          <table:table-cell office:value-type="float" office:value="0" calcext:value-type="float">
            <text:p>0,00</text:p>
          </table:table-cell>
          <table:table-cell office:value-type="float" office:value="650" calcext:value-type="float">
            <text:p>650,00</text:p>
          </table:table-cell>
          <table:table-cell office:value-type="float" office:value="730" calcext:value-type="float">
            <text:p>730,00</text:p>
          </table:table-cell>
          <table:table-cell office:value-type="float" office:value="900" calcext:value-type="float">
            <text:p>900,00</text:p>
          </table:table-cell>
          <table:table-cell office:value-type="float" office:value="1200" calcext:value-type="float">
            <text:p>1200,00</text:p>
          </table:table-cell>
          <table:table-cell office:value-type="float" office:value="2200" calcext:value-type="float">
            <text:p>2200,00</text:p>
          </table:table-cell>
          <table:table-cell office:value-type="float" office:value="2600" calcext:value-type="float">
            <text:p>2600,00</text:p>
          </table:table-cell>
          <table:table-cell table:number-columns-repeated="2" office:value-type="float" office:value="2800" calcext:value-type="float">
            <text:p>2800,00</text:p>
          </table:table-cell>
          <table:table-cell table:number-columns-repeated="3" table:style-name="ce1" office:value-type="float" office:value="2800" calcext:value-type="float">
            <text:p>28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twbs/bootstrap</text:p>
          </table:table-cell>
          <table:table-cell table:style-name="ce1" office:value-type="float" office:value="69" calcext:value-type="float">
            <text:p>69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640" calcext:value-type="float">
            <text:p>640,00</text:p>
          </table:table-cell>
          <table:table-cell table:style-name="ce1" office:value-type="float" office:value="737.200433072428" calcext:value-type="float">
            <text:p>737,20</text:p>
          </table:table-cell>
          <table:table-cell table:style-name="ce1" office:value-type="float" office:value="479.911083000843" calcext:value-type="float">
            <text:p>479,91</text:p>
          </table:table-cell>
          <table:table-cell table:style-name="ce1" office:value-type="float" office:value="1322.84627199988" calcext:value-type="float">
            <text:p>1322,85</text:p>
          </table:table-cell>
          <table:table-cell table:style-name="ce1" office:value-type="float" office:value="36090.9130434783" calcext:value-type="float">
            <text:p>36090,91</text:p>
          </table:table-cell>
          <table:table-cell office:value-type="float" office:value="0.688963554592208" calcext:value-type="float">
            <text:p>0,69</text:p>
          </table:table-cell>
          <table:table-cell office:value-type="float" office:value="0" calcext:value-type="float">
            <text:p>0,00</text:p>
          </table:table-cell>
          <table:table-cell office:value-type="float" office:value="640" calcext:value-type="float">
            <text:p>640,00</text:p>
          </table:table-cell>
          <table:table-cell office:value-type="float" office:value="690" calcext:value-type="float">
            <text:p>690,00</text:p>
          </table:table-cell>
          <table:table-cell office:value-type="float" office:value="940" calcext:value-type="float">
            <text:p>940,00</text:p>
          </table:table-cell>
          <table:table-cell office:value-type="float" office:value="1000" calcext:value-type="float">
            <text:p>1000,00</text:p>
          </table:table-cell>
          <table:table-cell office:value-type="float" office:value="1100" calcext:value-type="float">
            <text:p>1100,00</text:p>
          </table:table-cell>
          <table:table-cell office:value-type="float" office:value="1200" calcext:value-type="float">
            <text:p>1200,00</text:p>
          </table:table-cell>
          <table:table-cell table:number-columns-repeated="2" office:value-type="float" office:value="1300" calcext:value-type="float">
            <text:p>1300,00</text:p>
          </table:table-cell>
          <table:table-cell table:number-columns-repeated="3" table:style-name="ce1" office:value-type="float" office:value="1300" calcext:value-type="float">
            <text:p>13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news.ycombinator.com/</text:p>
          </table:table-cell>
          <table:table-cell table:style-name="ce1" office:value-type="float" office:value="79" calcext:value-type="float">
            <text:p>79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20" calcext:value-type="float">
            <text:p>820,00</text:p>
          </table:table-cell>
          <table:table-cell table:style-name="ce1" office:value-type="float" office:value="1274.15582131637" calcext:value-type="float">
            <text:p>1274,16</text:p>
          </table:table-cell>
          <table:table-cell table:style-name="ce1" office:value-type="float" office:value="678.847716000746" calcext:value-type="float">
            <text:p>678,85</text:p>
          </table:table-cell>
          <table:table-cell table:style-name="ce1" office:value-type="float" office:value="35391.3111929996" calcext:value-type="float">
            <text:p>35391,31</text:p>
          </table:table-cell>
          <table:table-cell table:style-name="ce1" office:value-type="float" office:value="15976.7721518987" calcext:value-type="float">
            <text:p>15976,77</text:p>
          </table:table-cell>
          <table:table-cell office:value-type="float" office:value="0.788813345112818" calcext:value-type="float">
            <text:p>0,79</text:p>
          </table:table-cell>
          <table:table-cell office:value-type="float" office:value="0" calcext:value-type="float">
            <text:p>0,00</text:p>
          </table:table-cell>
          <table:table-cell office:value-type="float" office:value="820" calcext:value-type="float">
            <text:p>820,00</text:p>
          </table:table-cell>
          <table:table-cell office:value-type="float" office:value="890" calcext:value-type="float">
            <text:p>890,00</text:p>
          </table:table-cell>
          <table:table-cell office:value-type="float" office:value="920" calcext:value-type="float">
            <text:p>920,00</text:p>
          </table:table-cell>
          <table:table-cell office:value-type="float" office:value="950" calcext:value-type="float">
            <text:p>950,00</text:p>
          </table:table-cell>
          <table:table-cell office:value-type="float" office:value="1000" calcext:value-type="float">
            <text:p>1000,00</text:p>
          </table:table-cell>
          <table:table-cell table:number-columns-repeated="2" office:value-type="float" office:value="1100" calcext:value-type="float">
            <text:p>1100,00</text:p>
          </table:table-cell>
          <table:table-cell office:value-type="float" office:value="35000" calcext:value-type="float">
            <text:p>35000,00</text:p>
          </table:table-cell>
          <table:table-cell table:number-columns-repeated="3" table:style-name="ce1" office:value-type="float" office:value="35000" calcext:value-type="float">
            <text:p>35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www.reddit.com/r/brdev/</text:p>
          </table:table-cell>
          <table:table-cell table:style-name="ce1" office:value-type="float" office:value="79" calcext:value-type="float">
            <text:p>79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700" calcext:value-type="float">
            <text:p>1700,00</text:p>
          </table:table-cell>
          <table:table-cell table:style-name="ce1" office:value-type="float" office:value="3780.48374208873" calcext:value-type="float">
            <text:p>3780,48</text:p>
          </table:table-cell>
          <table:table-cell table:style-name="ce1" office:value-type="float" office:value="931.423313000778" calcext:value-type="float">
            <text:p>931,42</text:p>
          </table:table-cell>
          <table:table-cell table:style-name="ce1" office:value-type="float" office:value="43273.4179029994" calcext:value-type="float">
            <text:p>43273,42</text:p>
          </table:table-cell>
          <table:table-cell table:style-name="ce1" office:value-type="float" office:value="11663.5569620253" calcext:value-type="float">
            <text:p>11663,56</text:p>
          </table:table-cell>
          <table:table-cell office:value-type="float" office:value="0.788813345112818" calcext:value-type="float">
            <text:p>0,79</text:p>
          </table:table-cell>
          <table:table-cell office:value-type="float" office:value="0" calcext:value-type="float">
            <text:p>0,00</text:p>
          </table:table-cell>
          <table:table-cell office:value-type="float" office:value="1700" calcext:value-type="float">
            <text:p>1700,00</text:p>
          </table:table-cell>
          <table:table-cell office:value-type="float" office:value="2100" calcext:value-type="float">
            <text:p>2100,00</text:p>
          </table:table-cell>
          <table:table-cell office:value-type="float" office:value="2300" calcext:value-type="float">
            <text:p>2300,00</text:p>
          </table:table-cell>
          <table:table-cell office:value-type="float" office:value="2400" calcext:value-type="float">
            <text:p>2400,00</text:p>
          </table:table-cell>
          <table:table-cell office:value-type="float" office:value="2900" calcext:value-type="float">
            <text:p>2900,00</text:p>
          </table:table-cell>
          <table:table-cell office:value-type="float" office:value="36000" calcext:value-type="float">
            <text:p>36000,00</text:p>
          </table:table-cell>
          <table:table-cell office:value-type="float" office:value="41000" calcext:value-type="float">
            <text:p>41000,00</text:p>
          </table:table-cell>
          <table:table-cell office:value-type="float" office:value="43000" calcext:value-type="float">
            <text:p>43000,00</text:p>
          </table:table-cell>
          <table:table-cell table:number-columns-repeated="3" table:style-name="ce1" office:value-type="float" office:value="43000" calcext:value-type="float">
            <text:p>43000,0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ggregated</text:p>
          </table:table-cell>
          <table:table-cell table:style-name="ce1" office:value-type="float" office:value="741" calcext:value-type="float">
            <text:p>741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660" calcext:value-type="float">
            <text:p>660,00</text:p>
          </table:table-cell>
          <table:table-cell table:style-name="ce1" office:value-type="float" office:value="1345.94654919702" calcext:value-type="float">
            <text:p>1345,95</text:p>
          </table:table-cell>
          <table:table-cell table:style-name="ce1" office:value-type="float" office:value="369.353142001273" calcext:value-type="float">
            <text:p>369,35</text:p>
          </table:table-cell>
          <table:table-cell table:style-name="ce1" office:value-type="float" office:value="43273.4179029994" calcext:value-type="float">
            <text:p>43273,42</text:p>
          </table:table-cell>
          <table:table-cell table:style-name="ce1" office:value-type="float" office:value="26081.354925776" calcext:value-type="float">
            <text:p>26081,35</text:p>
          </table:table-cell>
          <table:table-cell office:value-type="float" office:value="7.3988694775772" calcext:value-type="float">
            <text:p>7,40</text:p>
          </table:table-cell>
          <table:table-cell office:value-type="float" office:value="0" calcext:value-type="float">
            <text:p>0,00</text:p>
          </table:table-cell>
          <table:table-cell office:value-type="float" office:value="660" calcext:value-type="float">
            <text:p>660,00</text:p>
          </table:table-cell>
          <table:table-cell office:value-type="float" office:value="830" calcext:value-type="float">
            <text:p>830,00</text:p>
          </table:table-cell>
          <table:table-cell office:value-type="float" office:value="970" calcext:value-type="float">
            <text:p>970,00</text:p>
          </table:table-cell>
          <table:table-cell office:value-type="float" office:value="1100" calcext:value-type="float">
            <text:p>1100,00</text:p>
          </table:table-cell>
          <table:table-cell office:value-type="float" office:value="1600" calcext:value-type="float">
            <text:p>1600,00</text:p>
          </table:table-cell>
          <table:table-cell office:value-type="float" office:value="2200" calcext:value-type="float">
            <text:p>2200,00</text:p>
          </table:table-cell>
          <table:table-cell office:value-type="float" office:value="2800" calcext:value-type="float">
            <text:p>2800,00</text:p>
          </table:table-cell>
          <table:table-cell office:value-type="float" office:value="35000" calcext:value-type="float">
            <text:p>35000,00</text:p>
          </table:table-cell>
          <table:table-cell table:number-columns-repeated="3" table:style-name="ce1" office:value-type="float" office:value="43000" calcext:value-type="float">
            <text:p>43000,00</text:p>
          </table:table-cell>
        </table:table-row>
        <table:table-row table:style-name="ro1" table:number-rows-repeated="2">
          <table:table-cell table:style-name="ce1" table:number-columns-repeated="9"/>
          <table:table-cell table:number-columns-repeated="10"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quest Count</text:p>
          </table:table-cell>
          <table:table-cell table:style-name="ce1" office:value-type="string" calcext:value-type="string">
            <text:p>Failure Count</text:p>
          </table:table-cell>
          <table:table-cell table:style-name="ce1" office:value-type="string" calcext:value-type="string">
            <text:p>Median Response Time</text:p>
          </table:table-cell>
          <table:table-cell table:style-name="ce1" office:value-type="string" calcext:value-type="string">
            <text:p>Average Response Time</text:p>
          </table:table-cell>
          <table:table-cell table:style-name="ce1" office:value-type="string" calcext:value-type="string">
            <text:p>Min Response Time</text:p>
          </table:table-cell>
          <table:table-cell table:style-name="ce1" office:value-type="string" calcext:value-type="string">
            <text:p>Max Response Time</text:p>
          </table:table-cell>
          <table:table-cell table:style-name="ce1"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99%</text:p>
          </table:table-cell>
          <table:table-cell table:style-name="ce1" office:value-type="float" office:value="0.999" calcext:value-type="float">
            <text:p>1,00</text:p>
          </table:table-cell>
          <table:table-cell table:style-name="ce1" office:value-type="float" office:value="0.9999" calcext:value-type="float">
            <text:p>1,00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carlosruan12307?tab=repositories</text:p>
          </table:table-cell>
          <table:table-cell table:style-name="ce1" office:value-type="float" office:value="197" calcext:value-type="float">
            <text:p>197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4000" calcext:value-type="float">
            <text:p>4000,00</text:p>
          </table:table-cell>
          <table:table-cell table:style-name="ce1" office:value-type="float" office:value="4178.00174850241" calcext:value-type="float">
            <text:p>4178,00</text:p>
          </table:table-cell>
          <table:table-cell table:style-name="ce1" office:value-type="float" office:value="1691.85850399845" calcext:value-type="float">
            <text:p>1691,86</text:p>
          </table:table-cell>
          <table:table-cell table:style-name="ce1" office:value-type="float" office:value="7418.53105200062" calcext:value-type="float">
            <text:p>7418,53</text:p>
          </table:table-cell>
          <table:table-cell table:style-name="ce1" office:value-type="float" office:value="9681.90862944162" calcext:value-type="float">
            <text:p>9681,91</text:p>
          </table:table-cell>
          <table:table-cell office:value-type="float" office:value="1.96639567606601" calcext:value-type="float">
            <text:p>1,97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000,00</text:p>
          </table:table-cell>
          <table:table-cell office:value-type="float" office:value="4700" calcext:value-type="float">
            <text:p>4700,00</text:p>
          </table:table-cell>
          <table:table-cell office:value-type="float" office:value="5100" calcext:value-type="float">
            <text:p>5100,00</text:p>
          </table:table-cell>
          <table:table-cell office:value-type="float" office:value="5400" calcext:value-type="float">
            <text:p>5400,00</text:p>
          </table:table-cell>
          <table:table-cell office:value-type="float" office:value="5800" calcext:value-type="float">
            <text:p>5800,00</text:p>
          </table:table-cell>
          <table:table-cell office:value-type="float" office:value="6100" calcext:value-type="float">
            <text:p>6100,00</text:p>
          </table:table-cell>
          <table:table-cell office:value-type="float" office:value="6700" calcext:value-type="float">
            <text:p>6700,00</text:p>
          </table:table-cell>
          <table:table-cell office:value-type="float" office:value="7300" calcext:value-type="float">
            <text:p>7300,00</text:p>
          </table:table-cell>
          <table:table-cell table:number-columns-repeated="3" table:style-name="ce1" office:value-type="float" office:value="7400" calcext:value-type="float">
            <text:p>74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covid19india/covid19india-react</text:p>
          </table:table-cell>
          <table:table-cell table:style-name="ce1" office:value-type="float" office:value="198" calcext:value-type="float">
            <text:p>198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100" calcext:value-type="float">
            <text:p>5100,00</text:p>
          </table:table-cell>
          <table:table-cell table:style-name="ce1" office:value-type="float" office:value="4918.83535966166" calcext:value-type="float">
            <text:p>4918,84</text:p>
          </table:table-cell>
          <table:table-cell table:style-name="ce1" office:value-type="float" office:value="1722.12884500004" calcext:value-type="float">
            <text:p>1722,13</text:p>
          </table:table-cell>
          <table:table-cell table:style-name="ce1" office:value-type="float" office:value="7746.35900099929" calcext:value-type="float">
            <text:p>7746,36</text:p>
          </table:table-cell>
          <table:table-cell table:style-name="ce1" office:value-type="float" office:value="13018.5505050505" calcext:value-type="float">
            <text:p>13018,55</text:p>
          </table:table-cell>
          <table:table-cell office:value-type="float" office:value="1.97637738000543" calcext:value-type="float">
            <text:p>1,98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100,00</text:p>
          </table:table-cell>
          <table:table-cell office:value-type="float" office:value="5400" calcext:value-type="float">
            <text:p>5400,00</text:p>
          </table:table-cell>
          <table:table-cell office:value-type="float" office:value="5700" calcext:value-type="float">
            <text:p>5700,00</text:p>
          </table:table-cell>
          <table:table-cell office:value-type="float" office:value="5900" calcext:value-type="float">
            <text:p>5900,00</text:p>
          </table:table-cell>
          <table:table-cell office:value-type="float" office:value="6200" calcext:value-type="float">
            <text:p>6200,00</text:p>
          </table:table-cell>
          <table:table-cell office:value-type="float" office:value="6400" calcext:value-type="float">
            <text:p>6400,00</text:p>
          </table:table-cell>
          <table:table-cell office:value-type="float" office:value="7300" calcext:value-type="float">
            <text:p>7300,00</text:p>
          </table:table-cell>
          <table:table-cell office:value-type="float" office:value="7500" calcext:value-type="float">
            <text:p>7500,00</text:p>
          </table:table-cell>
          <table:table-cell table:number-columns-repeated="3" table:style-name="ce1" office:value-type="float" office:value="7700" calcext:value-type="float">
            <text:p>77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etcd-io/etcd</text:p>
          </table:table-cell>
          <table:table-cell table:style-name="ce1" office:value-type="float" office:value="161" calcext:value-type="float">
            <text:p>161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700" calcext:value-type="float">
            <text:p>5700,00</text:p>
          </table:table-cell>
          <table:table-cell table:style-name="ce1" office:value-type="float" office:value="5636.61794460249" calcext:value-type="float">
            <text:p>5636,62</text:p>
          </table:table-cell>
          <table:table-cell table:style-name="ce1" office:value-type="float" office:value="2678.34968200077" calcext:value-type="float">
            <text:p>2678,35</text:p>
          </table:table-cell>
          <table:table-cell table:style-name="ce1" office:value-type="float" office:value="7415.13034800119" calcext:value-type="float">
            <text:p>7415,13</text:p>
          </table:table-cell>
          <table:table-cell table:style-name="ce1" office:value-type="float" office:value="16545.298136646" calcext:value-type="float">
            <text:p>16545,30</text:p>
          </table:table-cell>
          <table:table-cell office:value-type="float" office:value="1.60705433424684" calcext:value-type="float">
            <text:p>1,61</text:p>
          </table:table-cell>
          <table:table-cell office:value-type="float" office:value="0" calcext:value-type="float">
            <text:p>0,00</text:p>
          </table:table-cell>
          <table:table-cell office:value-type="float" office:value="5700" calcext:value-type="float">
            <text:p>5700,00</text:p>
          </table:table-cell>
          <table:table-cell office:value-type="float" office:value="6100" calcext:value-type="float">
            <text:p>6100,00</text:p>
          </table:table-cell>
          <table:table-cell table:number-columns-repeated="2" office:value-type="float" office:value="6300" calcext:value-type="float">
            <text:p>6300,00</text:p>
          </table:table-cell>
          <table:table-cell office:value-type="float" office:value="6600" calcext:value-type="float">
            <text:p>6600,00</text:p>
          </table:table-cell>
          <table:table-cell office:value-type="float" office:value="6900" calcext:value-type="float">
            <text:p>6900,00</text:p>
          </table:table-cell>
          <table:table-cell office:value-type="float" office:value="7200" calcext:value-type="float">
            <text:p>7200,00</text:p>
          </table:table-cell>
          <table:table-cell office:value-type="float" office:value="7400" calcext:value-type="float">
            <text:p>7400,00</text:p>
          </table:table-cell>
          <table:table-cell table:number-columns-repeated="3" table:style-name="ce1" office:value-type="float" office:value="7400" calcext:value-type="float">
            <text:p>74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facebook/react-native</text:p>
          </table:table-cell>
          <table:table-cell table:style-name="ce1" office:value-type="float" office:value="119" calcext:value-type="float">
            <text:p>119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400" calcext:value-type="float">
            <text:p>5400,00</text:p>
          </table:table-cell>
          <table:table-cell table:style-name="ce1" office:value-type="float" office:value="5563.38276974792" calcext:value-type="float">
            <text:p>5563,38</text:p>
          </table:table-cell>
          <table:table-cell table:style-name="ce1" office:value-type="float" office:value="2887.70429500073" calcext:value-type="float">
            <text:p>2887,70</text:p>
          </table:table-cell>
          <table:table-cell table:style-name="ce1" office:value-type="float" office:value="8713.17765300046" calcext:value-type="float">
            <text:p>8713,18</text:p>
          </table:table-cell>
          <table:table-cell table:style-name="ce1" office:value-type="float" office:value="8242.15966386555" calcext:value-type="float">
            <text:p>8242,16</text:p>
          </table:table-cell>
          <table:table-cell office:value-type="float" office:value="1.18782276879114" calcext:value-type="float">
            <text:p>1,19</text:p>
          </table:table-cell>
          <table:table-cell office:value-type="float" office:value="0" calcext:value-type="float">
            <text:p>0,00</text:p>
          </table:table-cell>
          <table:table-cell office:value-type="float" office:value="5400" calcext:value-type="float">
            <text:p>5400,00</text:p>
          </table:table-cell>
          <table:table-cell office:value-type="float" office:value="5900" calcext:value-type="float">
            <text:p>5900,00</text:p>
          </table:table-cell>
          <table:table-cell office:value-type="float" office:value="6200" calcext:value-type="float">
            <text:p>6200,00</text:p>
          </table:table-cell>
          <table:table-cell office:value-type="float" office:value="6400" calcext:value-type="float">
            <text:p>6400,00</text:p>
          </table:table-cell>
          <table:table-cell office:value-type="float" office:value="7100" calcext:value-type="float">
            <text:p>7100,00</text:p>
          </table:table-cell>
          <table:table-cell office:value-type="float" office:value="7900" calcext:value-type="float">
            <text:p>7900,00</text:p>
          </table:table-cell>
          <table:table-cell office:value-type="float" office:value="8200" calcext:value-type="float">
            <text:p>8200,00</text:p>
          </table:table-cell>
          <table:table-cell office:value-type="float" office:value="8300" calcext:value-type="float">
            <text:p>8300,00</text:p>
          </table:table-cell>
          <table:table-cell table:number-columns-repeated="3" table:style-name="ce1" office:value-type="float" office:value="8700" calcext:value-type="float">
            <text:p>87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macrozheng/mall</text:p>
          </table:table-cell>
          <table:table-cell table:style-name="ce1" office:value-type="float" office:value="124" calcext:value-type="float">
            <text:p>124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500" calcext:value-type="float">
            <text:p>5500,00</text:p>
          </table:table-cell>
          <table:table-cell table:style-name="ce1" office:value-type="float" office:value="5571.05542354029" calcext:value-type="float">
            <text:p>5571,06</text:p>
          </table:table-cell>
          <table:table-cell table:style-name="ce1" office:value-type="float" office:value="3622.09230000008" calcext:value-type="float">
            <text:p>3622,09</text:p>
          </table:table-cell>
          <table:table-cell table:style-name="ce1" office:value-type="float" office:value="7846.81472900047" calcext:value-type="float">
            <text:p>7846,81</text:p>
          </table:table-cell>
          <table:table-cell table:style-name="ce1" office:value-type="float" office:value="7566.88709677419" calcext:value-type="float">
            <text:p>7566,89</text:p>
          </table:table-cell>
          <table:table-cell office:value-type="float" office:value="1.23773128848825" calcext:value-type="float">
            <text:p>1,24</text:p>
          </table:table-cell>
          <table:table-cell office:value-type="float" office:value="0" calcext:value-type="float">
            <text:p>0,00</text:p>
          </table:table-cell>
          <table:table-cell office:value-type="float" office:value="5500" calcext:value-type="float">
            <text:p>5500,00</text:p>
          </table:table-cell>
          <table:table-cell office:value-type="float" office:value="5900" calcext:value-type="float">
            <text:p>5900,00</text:p>
          </table:table-cell>
          <table:table-cell office:value-type="float" office:value="6100" calcext:value-type="float">
            <text:p>6100,00</text:p>
          </table:table-cell>
          <table:table-cell office:value-type="float" office:value="6300" calcext:value-type="float">
            <text:p>6300,00</text:p>
          </table:table-cell>
          <table:table-cell office:value-type="float" office:value="6600" calcext:value-type="float">
            <text:p>6600,00</text:p>
          </table:table-cell>
          <table:table-cell office:value-type="float" office:value="6800" calcext:value-type="float">
            <text:p>6800,00</text:p>
          </table:table-cell>
          <table:table-cell office:value-type="float" office:value="7200" calcext:value-type="float">
            <text:p>7200,00</text:p>
          </table:table-cell>
          <table:table-cell office:value-type="float" office:value="7300" calcext:value-type="float">
            <text:p>7300,00</text:p>
          </table:table-cell>
          <table:table-cell table:number-columns-repeated="3" table:style-name="ce1" office:value-type="float" office:value="7800" calcext:value-type="float">
            <text:p>78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spring-projects/spring-boot</text:p>
          </table:table-cell>
          <table:table-cell table:style-name="ce1" office:value-type="float" office:value="199" calcext:value-type="float">
            <text:p>199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200" calcext:value-type="float">
            <text:p>5200,00</text:p>
          </table:table-cell>
          <table:table-cell table:style-name="ce1" office:value-type="float" office:value="4872.94005161809" calcext:value-type="float">
            <text:p>4872,94</text:p>
          </table:table-cell>
          <table:table-cell table:style-name="ce1" office:value-type="float" office:value="491.651693000676" calcext:value-type="float">
            <text:p>491,65</text:p>
          </table:table-cell>
          <table:table-cell table:style-name="ce1" office:value-type="float" office:value="8636.06359900041" calcext:value-type="float">
            <text:p>8636,06</text:p>
          </table:table-cell>
          <table:table-cell table:style-name="ce1" office:value-type="float" office:value="20929.5527638191" calcext:value-type="float">
            <text:p>20929,55</text:p>
          </table:table-cell>
          <table:table-cell office:value-type="float" office:value="1.98635908394485" calcext:value-type="float">
            <text:p>1,99</text:p>
          </table:table-cell>
          <table:table-cell office:value-type="float" office:value="0" calcext:value-type="float">
            <text:p>0,00</text:p>
          </table:table-cell>
          <table:table-cell office:value-type="float" office:value="5200" calcext:value-type="float">
            <text:p>5200,00</text:p>
          </table:table-cell>
          <table:table-cell office:value-type="float" office:value="5500" calcext:value-type="float">
            <text:p>5500,00</text:p>
          </table:table-cell>
          <table:table-cell office:value-type="float" office:value="5800" calcext:value-type="float">
            <text:p>5800,00</text:p>
          </table:table-cell>
          <table:table-cell office:value-type="float" office:value="6000" calcext:value-type="float">
            <text:p>6000,00</text:p>
          </table:table-cell>
          <table:table-cell office:value-type="float" office:value="6500" calcext:value-type="float">
            <text:p>6500,00</text:p>
          </table:table-cell>
          <table:table-cell office:value-type="float" office:value="6900" calcext:value-type="float">
            <text:p>6900,00</text:p>
          </table:table-cell>
          <table:table-cell office:value-type="float" office:value="7400" calcext:value-type="float">
            <text:p>7400,00</text:p>
          </table:table-cell>
          <table:table-cell office:value-type="float" office:value="8300" calcext:value-type="float">
            <text:p>8300,00</text:p>
          </table:table-cell>
          <table:table-cell table:number-columns-repeated="3" table:style-name="ce1" office:value-type="float" office:value="8600" calcext:value-type="float">
            <text:p>86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topics/aws</text:p>
          </table:table-cell>
          <table:table-cell table:style-name="ce1" office:value-type="float" office:value="199" calcext:value-type="float">
            <text:p>199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6200" calcext:value-type="float">
            <text:p>6200,00</text:p>
          </table:table-cell>
          <table:table-cell table:style-name="ce1" office:value-type="float" office:value="6077.74620617089" calcext:value-type="float">
            <text:p>6077,75</text:p>
          </table:table-cell>
          <table:table-cell table:style-name="ce1" office:value-type="float" office:value="1794.85623300025" calcext:value-type="float">
            <text:p>1794,86</text:p>
          </table:table-cell>
          <table:table-cell table:style-name="ce1" office:value-type="float" office:value="9930.3449709987" calcext:value-type="float">
            <text:p>9930,34</text:p>
          </table:table-cell>
          <table:table-cell table:style-name="ce1" office:value-type="float" office:value="23950.9396984925" calcext:value-type="float">
            <text:p>23950,94</text:p>
          </table:table-cell>
          <table:table-cell office:value-type="float" office:value="1.98635908394485" calcext:value-type="float">
            <text:p>1,99</text:p>
          </table:table-cell>
          <table:table-cell office:value-type="float" office:value="0" calcext:value-type="float">
            <text:p>0,00</text:p>
          </table:table-cell>
          <table:table-cell office:value-type="float" office:value="6200" calcext:value-type="float">
            <text:p>6200,00</text:p>
          </table:table-cell>
          <table:table-cell office:value-type="float" office:value="6600" calcext:value-type="float">
            <text:p>6600,00</text:p>
          </table:table-cell>
          <table:table-cell office:value-type="float" office:value="6900" calcext:value-type="float">
            <text:p>6900,00</text:p>
          </table:table-cell>
          <table:table-cell office:value-type="float" office:value="7100" calcext:value-type="float">
            <text:p>7100,00</text:p>
          </table:table-cell>
          <table:table-cell office:value-type="float" office:value="7600" calcext:value-type="float">
            <text:p>7600,00</text:p>
          </table:table-cell>
          <table:table-cell office:value-type="float" office:value="7900" calcext:value-type="float">
            <text:p>7900,00</text:p>
          </table:table-cell>
          <table:table-cell office:value-type="float" office:value="8300" calcext:value-type="float">
            <text:p>8300,00</text:p>
          </table:table-cell>
          <table:table-cell office:value-type="float" office:value="8700" calcext:value-type="float">
            <text:p>8700,00</text:p>
          </table:table-cell>
          <table:table-cell table:number-columns-repeated="3" table:style-name="ce1" office:value-type="float" office:value="9900" calcext:value-type="float">
            <text:p>99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twbs/bootstrap</text:p>
          </table:table-cell>
          <table:table-cell table:style-name="ce1" office:value-type="float" office:value="133" calcext:value-type="float">
            <text:p>133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800" calcext:value-type="float">
            <text:p>5800,00</text:p>
          </table:table-cell>
          <table:table-cell table:style-name="ce1" office:value-type="float" office:value="5820.99605869163" calcext:value-type="float">
            <text:p>5821,00</text:p>
          </table:table-cell>
          <table:table-cell table:style-name="ce1" office:value-type="float" office:value="4368.78044099831" calcext:value-type="float">
            <text:p>4368,78</text:p>
          </table:table-cell>
          <table:table-cell table:style-name="ce1" office:value-type="float" office:value="7852.62910299934" calcext:value-type="float">
            <text:p>7852,63</text:p>
          </table:table-cell>
          <table:table-cell table:style-name="ce1" office:value-type="float" office:value="12874.037593985" calcext:value-type="float">
            <text:p>12874,04</text:p>
          </table:table-cell>
          <table:table-cell office:value-type="float" office:value="1.32756662394304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5800" calcext:value-type="float">
            <text:p>5800,00</text:p>
          </table:table-cell>
          <table:table-cell office:value-type="float" office:value="6100" calcext:value-type="float">
            <text:p>6100,00</text:p>
          </table:table-cell>
          <table:table-cell office:value-type="float" office:value="6300" calcext:value-type="float">
            <text:p>6300,00</text:p>
          </table:table-cell>
          <table:table-cell office:value-type="float" office:value="6500" calcext:value-type="float">
            <text:p>6500,00</text:p>
          </table:table-cell>
          <table:table-cell office:value-type="float" office:value="6900" calcext:value-type="float">
            <text:p>6900,00</text:p>
          </table:table-cell>
          <table:table-cell office:value-type="float" office:value="7000" calcext:value-type="float">
            <text:p>7000,00</text:p>
          </table:table-cell>
          <table:table-cell office:value-type="float" office:value="7300" calcext:value-type="float">
            <text:p>7300,00</text:p>
          </table:table-cell>
          <table:table-cell office:value-type="float" office:value="7600" calcext:value-type="float">
            <text:p>7600,00</text:p>
          </table:table-cell>
          <table:table-cell table:number-columns-repeated="3" table:style-name="ce1" office:value-type="float" office:value="7900" calcext:value-type="float">
            <text:p>79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news.ycombinator.com/</text:p>
          </table:table-cell>
          <table:table-cell table:style-name="ce1" office:value-type="float" office:value="204" calcext:value-type="float">
            <text:p>204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200" calcext:value-type="float">
            <text:p>5200,00</text:p>
          </table:table-cell>
          <table:table-cell table:style-name="ce1" office:value-type="float" office:value="4550.5604697059" calcext:value-type="float">
            <text:p>4550,56</text:p>
          </table:table-cell>
          <table:table-cell table:style-name="ce1" office:value-type="float" office:value="678.225773999657" calcext:value-type="float">
            <text:p>678,23</text:p>
          </table:table-cell>
          <table:table-cell table:style-name="ce1" office:value-type="float" office:value="23217.9695630002" calcext:value-type="float">
            <text:p>23217,97</text:p>
          </table:table-cell>
          <table:table-cell table:style-name="ce1" office:value-type="float" office:value="8886.95588235294" calcext:value-type="float">
            <text:p>8886,96</text:p>
          </table:table-cell>
          <table:table-cell office:value-type="float" office:value="2.03626760364196" calcext:value-type="float">
            <text:p>2,04</text:p>
          </table:table-cell>
          <table:table-cell office:value-type="float" office:value="0" calcext:value-type="float">
            <text:p>0,00</text:p>
          </table:table-cell>
          <table:table-cell office:value-type="float" office:value="5200" calcext:value-type="float">
            <text:p>5200,00</text:p>
          </table:table-cell>
          <table:table-cell office:value-type="float" office:value="6200" calcext:value-type="float">
            <text:p>6200,00</text:p>
          </table:table-cell>
          <table:table-cell office:value-type="float" office:value="6400" calcext:value-type="float">
            <text:p>6400,00</text:p>
          </table:table-cell>
          <table:table-cell office:value-type="float" office:value="6600" calcext:value-type="float">
            <text:p>6600,00</text:p>
          </table:table-cell>
          <table:table-cell office:value-type="float" office:value="7000" calcext:value-type="float">
            <text:p>7000,00</text:p>
          </table:table-cell>
          <table:table-cell office:value-type="float" office:value="7100" calcext:value-type="float">
            <text:p>7100,00</text:p>
          </table:table-cell>
          <table:table-cell office:value-type="float" office:value="7500" calcext:value-type="float">
            <text:p>7500,00</text:p>
          </table:table-cell>
          <table:table-cell office:value-type="float" office:value="7700" calcext:value-type="float">
            <text:p>7700,00</text:p>
          </table:table-cell>
          <table:table-cell table:number-columns-repeated="3" table:style-name="ce1" office:value-type="float" office:value="23000" calcext:value-type="float">
            <text:p>23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www.reddit.com/r/brdev/</text:p>
          </table:table-cell>
          <table:table-cell table:style-name="ce1" office:value-type="float" office:value="212" calcext:value-type="float">
            <text:p>212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100" calcext:value-type="float">
            <text:p>8100,00</text:p>
          </table:table-cell>
          <table:table-cell table:style-name="ce1" office:value-type="float" office:value="8839.37192738673" calcext:value-type="float">
            <text:p>8839,37</text:p>
          </table:table-cell>
          <table:table-cell table:style-name="ce1" office:value-type="float" office:value="1469.94096299932" calcext:value-type="float">
            <text:p>1469,94</text:p>
          </table:table-cell>
          <table:table-cell table:style-name="ce1" office:value-type="float" office:value="66077.6611370002" calcext:value-type="float">
            <text:p>66077,66</text:p>
          </table:table-cell>
          <table:table-cell table:style-name="ce1" office:value-type="float" office:value="11164.1933962264" calcext:value-type="float">
            <text:p>11164,19</text:p>
          </table:table-cell>
          <table:table-cell office:value-type="float" office:value="2.11612123515733" calcext:value-type="float">
            <text:p>2,12</text:p>
          </table:table-cell>
          <table:table-cell office:value-type="float" office:value="0" calcext:value-type="float">
            <text:p>0,00</text:p>
          </table:table-cell>
          <table:table-cell office:value-type="float" office:value="8100" calcext:value-type="float">
            <text:p>8100,00</text:p>
          </table:table-cell>
          <table:table-cell office:value-type="float" office:value="10000" calcext:value-type="float">
            <text:p>10000,00</text:p>
          </table:table-cell>
          <table:table-cell table:number-columns-repeated="2" office:value-type="float" office:value="12000" calcext:value-type="float">
            <text:p>12000,00</text:p>
          </table:table-cell>
          <table:table-cell office:value-type="float" office:value="13000" calcext:value-type="float">
            <text:p>13000,00</text:p>
          </table:table-cell>
          <table:table-cell table:number-columns-repeated="2" office:value-type="float" office:value="14000" calcext:value-type="float">
            <text:p>14000,00</text:p>
          </table:table-cell>
          <table:table-cell office:value-type="float" office:value="15000" calcext:value-type="float">
            <text:p>15000,00</text:p>
          </table:table-cell>
          <table:table-cell table:number-columns-repeated="3" table:style-name="ce1" office:value-type="float" office:value="66000" calcext:value-type="float">
            <text:p>66000,0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ggregated</text:p>
          </table:table-cell>
          <table:table-cell table:style-name="ce1" office:value-type="float" office:value="1746" calcext:value-type="float">
            <text:p>1746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5500" calcext:value-type="float">
            <text:p>5500,00</text:p>
          </table:table-cell>
          <table:table-cell table:style-name="ce1" office:value-type="float" office:value="5620.26625567008" calcext:value-type="float">
            <text:p>5620,27</text:p>
          </table:table-cell>
          <table:table-cell table:style-name="ce1" office:value-type="float" office:value="491.651693000676" calcext:value-type="float">
            <text:p>491,65</text:p>
          </table:table-cell>
          <table:table-cell table:style-name="ce1" office:value-type="float" office:value="66077.6611370002" calcext:value-type="float">
            <text:p>66077,66</text:p>
          </table:table-cell>
          <table:table-cell table:style-name="ce1" office:value-type="float" office:value="13683.3482245132" calcext:value-type="float">
            <text:p>13683,35</text:p>
          </table:table-cell>
          <table:table-cell office:value-type="float" office:value="17.4280550782297" calcext:value-type="float">
            <text:p>17,43</text:p>
          </table:table-cell>
          <table:table-cell office:value-type="float" office:value="0" calcext:value-type="float">
            <text:p>0,00</text:p>
          </table:table-cell>
          <table:table-cell office:value-type="float" office:value="5500" calcext:value-type="float">
            <text:p>5500,00</text:p>
          </table:table-cell>
          <table:table-cell office:value-type="float" office:value="6100" calcext:value-type="float">
            <text:p>6100,00</text:p>
          </table:table-cell>
          <table:table-cell office:value-type="float" office:value="6400" calcext:value-type="float">
            <text:p>6400,00</text:p>
          </table:table-cell>
          <table:table-cell office:value-type="float" office:value="6600" calcext:value-type="float">
            <text:p>6600,00</text:p>
          </table:table-cell>
          <table:table-cell office:value-type="float" office:value="7500" calcext:value-type="float">
            <text:p>7500,00</text:p>
          </table:table-cell>
          <table:table-cell office:value-type="float" office:value="9200" calcext:value-type="float">
            <text:p>9200,00</text:p>
          </table:table-cell>
          <table:table-cell table:number-columns-repeated="2" office:value-type="float" office:value="13000" calcext:value-type="float">
            <text:p>13000,00</text:p>
          </table:table-cell>
          <table:table-cell table:style-name="ce1" office:value-type="float" office:value="23000" calcext:value-type="float">
            <text:p>23000,00</text:p>
          </table:table-cell>
          <table:table-cell table:number-columns-repeated="2" table:style-name="ce1" office:value-type="float" office:value="66000" calcext:value-type="float">
            <text:p>66000,00</text:p>
          </table:table-cell>
        </table:table-row>
        <table:table-row table:style-name="ro1" table:number-rows-repeated="2">
          <table:table-cell table:style-name="ce1" table:number-columns-repeated="9"/>
          <table:table-cell table:number-columns-repeated="10"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quest Count</text:p>
          </table:table-cell>
          <table:table-cell table:style-name="ce1" office:value-type="string" calcext:value-type="string">
            <text:p>Failure Count</text:p>
          </table:table-cell>
          <table:table-cell table:style-name="ce1" office:value-type="string" calcext:value-type="string">
            <text:p>Median Response Time</text:p>
          </table:table-cell>
          <table:table-cell table:style-name="ce1" office:value-type="string" calcext:value-type="string">
            <text:p>Average Response Time</text:p>
          </table:table-cell>
          <table:table-cell table:style-name="ce1" office:value-type="string" calcext:value-type="string">
            <text:p>Min Response Time</text:p>
          </table:table-cell>
          <table:table-cell table:style-name="ce1" office:value-type="string" calcext:value-type="string">
            <text:p>Max Response Time</text:p>
          </table:table-cell>
          <table:table-cell table:style-name="ce1"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99%</text:p>
          </table:table-cell>
          <table:table-cell table:style-name="ce1" office:value-type="float" office:value="0.999" calcext:value-type="float">
            <text:p>1,00</text:p>
          </table:table-cell>
          <table:table-cell table:style-name="ce1" office:value-type="float" office:value="0.9999" calcext:value-type="float">
            <text:p>1,00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carlosruan12307?tab=repositories</text:p>
          </table:table-cell>
          <table:table-cell table:style-name="ce1" office:value-type="float" office:value="19" calcext:value-type="float">
            <text:p>19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3500" calcext:value-type="float">
            <text:p>3500,00</text:p>
          </table:table-cell>
          <table:table-cell table:style-name="ce1" office:value-type="float" office:value="9057.71276610501" calcext:value-type="float">
            <text:p>9057,71</text:p>
          </table:table-cell>
          <table:table-cell table:style-name="ce1" office:value-type="float" office:value="794.636151000304" calcext:value-type="float">
            <text:p>794,64</text:p>
          </table:table-cell>
          <table:table-cell table:style-name="ce1" office:value-type="float" office:value="58130.9617309998" calcext:value-type="float">
            <text:p>58130,96</text:p>
          </table:table-cell>
          <table:table-cell table:style-name="ce1" office:value-type="float" office:value="14328" calcext:value-type="float">
            <text:p>14328,00</text:p>
          </table:table-cell>
          <table:table-cell office:value-type="float" office:value="0.217476139948347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3500" calcext:value-type="float">
            <text:p>3500,00</text:p>
          </table:table-cell>
          <table:table-cell office:value-type="float" office:value="7800" calcext:value-type="float">
            <text:p>7800,00</text:p>
          </table:table-cell>
          <table:table-cell office:value-type="float" office:value="8200" calcext:value-type="float">
            <text:p>8200,00</text:p>
          </table:table-cell>
          <table:table-cell office:value-type="float" office:value="8300" calcext:value-type="float">
            <text:p>8300,00</text:p>
          </table:table-cell>
          <table:table-cell office:value-type="float" office:value="39000" calcext:value-type="float">
            <text:p>39000,00</text:p>
          </table:table-cell>
          <table:table-cell table:number-columns-repeated="3" office:value-type="float" office:value="58000" calcext:value-type="float">
            <text:p>58000,00</text:p>
          </table:table-cell>
          <table:table-cell table:number-columns-repeated="3" table:style-name="ce1" office:value-type="float" office:value="58000" calcext:value-type="float">
            <text:p>58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covid19india/covid19india-react</text:p>
          </table:table-cell>
          <table:table-cell table:style-name="ce1" office:value-type="float" office:value="33" calcext:value-type="float">
            <text:p>33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000" calcext:value-type="float">
            <text:p>8000,00</text:p>
          </table:table-cell>
          <table:table-cell table:style-name="ce1" office:value-type="float" office:value="11304.1064709697" calcext:value-type="float">
            <text:p>11304,11</text:p>
          </table:table-cell>
          <table:table-cell table:style-name="ce1" office:value-type="float" office:value="696.21807799922" calcext:value-type="float">
            <text:p>696,22</text:p>
          </table:table-cell>
          <table:table-cell table:style-name="ce1" office:value-type="float" office:value="57390.176465" calcext:value-type="float">
            <text:p>57390,18</text:p>
          </table:table-cell>
          <table:table-cell table:style-name="ce1" office:value-type="float" office:value="19462.3636363636" calcext:value-type="float">
            <text:p>19462,36</text:p>
          </table:table-cell>
          <table:table-cell office:value-type="float" office:value="0.377721716752392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8000" calcext:value-type="float">
            <text:p>8000,00</text:p>
          </table:table-cell>
          <table:table-cell office:value-type="float" office:value="8700" calcext:value-type="float">
            <text:p>8700,00</text:p>
          </table:table-cell>
          <table:table-cell table:number-columns-repeated="2" office:value-type="float" office:value="8900" calcext:value-type="float">
            <text:p>8900,00</text:p>
          </table:table-cell>
          <table:table-cell office:value-type="float" office:value="42000" calcext:value-type="float">
            <text:p>42000,00</text:p>
          </table:table-cell>
          <table:table-cell table:number-columns-repeated="3" office:value-type="float" office:value="57000" calcext:value-type="float">
            <text:p>57000,00</text:p>
          </table:table-cell>
          <table:table-cell table:number-columns-repeated="3" table:style-name="ce1" office:value-type="float" office:value="57000" calcext:value-type="float">
            <text:p>57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etcd-io/etcd</text:p>
          </table:table-cell>
          <table:table-cell table:style-name="ce1" office:value-type="float" office:value="13" calcext:value-type="float">
            <text:p>13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2500" calcext:value-type="float">
            <text:p>2500,00</text:p>
          </table:table-cell>
          <table:table-cell table:style-name="ce1" office:value-type="float" office:value="8252.78708530767" calcext:value-type="float">
            <text:p>8252,79</text:p>
          </table:table-cell>
          <table:table-cell table:style-name="ce1" office:value-type="float" office:value="1792.55900799944" calcext:value-type="float">
            <text:p>1792,56</text:p>
          </table:table-cell>
          <table:table-cell table:style-name="ce1" office:value-type="float" office:value="58652.8531649983" calcext:value-type="float">
            <text:p>58652,85</text:p>
          </table:table-cell>
          <table:table-cell table:style-name="ce1" office:value-type="float" office:value="26759.3846153846" calcext:value-type="float">
            <text:p>26759,38</text:p>
          </table:table-cell>
          <table:table-cell office:value-type="float" office:value="0.148799464175185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500,00</text:p>
          </table:table-cell>
          <table:table-cell office:value-type="float" office:value="2700" calcext:value-type="float">
            <text:p>2700,00</text:p>
          </table:table-cell>
          <table:table-cell office:value-type="float" office:value="9100" calcext:value-type="float">
            <text:p>9100,00</text:p>
          </table:table-cell>
          <table:table-cell office:value-type="float" office:value="9200" calcext:value-type="float">
            <text:p>9200,00</text:p>
          </table:table-cell>
          <table:table-cell office:value-type="float" office:value="9400" calcext:value-type="float">
            <text:p>9400,00</text:p>
          </table:table-cell>
          <table:table-cell table:number-columns-repeated="3" office:value-type="float" office:value="59000" calcext:value-type="float">
            <text:p>59000,00</text:p>
          </table:table-cell>
          <table:table-cell table:number-columns-repeated="3" table:style-name="ce1" office:value-type="float" office:value="59000" calcext:value-type="float">
            <text:p>59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facebook/react-native</text:p>
          </table:table-cell>
          <table:table-cell table:style-name="ce1" office:value-type="float" office:value="7" calcext:value-type="float">
            <text:p>7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600" calcext:value-type="float">
            <text:p>9600,00</text:p>
          </table:table-cell>
          <table:table-cell table:style-name="ce1" office:value-type="float" office:value="12805.153759" calcext:value-type="float">
            <text:p>12805,15</text:p>
          </table:table-cell>
          <table:table-cell table:style-name="ce1" office:value-type="float" office:value="8978.7733330013" calcext:value-type="float">
            <text:p>8978,77</text:p>
          </table:table-cell>
          <table:table-cell table:style-name="ce1" office:value-type="float" office:value="32237.3079709996" calcext:value-type="float">
            <text:p>32237,31</text:p>
          </table:table-cell>
          <table:table-cell table:style-name="ce1" office:value-type="float" office:value="36352.2857142857" calcext:value-type="float">
            <text:p>36352,29</text:p>
          </table:table-cell>
          <table:table-cell office:value-type="float" office:value="0.0801227884020226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9600" calcext:value-type="float">
            <text:p>9600,00</text:p>
          </table:table-cell>
          <table:table-cell office:value-type="float" office:value="9800" calcext:value-type="float">
            <text:p>9800,00</text:p>
          </table:table-cell>
          <table:table-cell table:number-columns-repeated="2" office:value-type="float" office:value="10000" calcext:value-type="float">
            <text:p>10000,00</text:p>
          </table:table-cell>
          <table:table-cell table:number-columns-repeated="4" office:value-type="float" office:value="32000" calcext:value-type="float">
            <text:p>32000,00</text:p>
          </table:table-cell>
          <table:table-cell table:number-columns-repeated="3" table:style-name="ce1" office:value-type="float" office:value="32000" calcext:value-type="float">
            <text:p>32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macrozheng/mall</text:p>
          </table:table-cell>
          <table:table-cell table:style-name="ce1" office:value-type="float" office:value="9" calcext:value-type="float">
            <text:p>9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29000" calcext:value-type="float">
            <text:p>29000,00</text:p>
          </table:table-cell>
          <table:table-cell table:style-name="ce1" office:value-type="float" office:value="24650.4248514444" calcext:value-type="float">
            <text:p>24650,42</text:p>
          </table:table-cell>
          <table:table-cell table:style-name="ce1" office:value-type="float" office:value="7882.7364509998" calcext:value-type="float">
            <text:p>7882,74</text:p>
          </table:table-cell>
          <table:table-cell table:style-name="ce1" office:value-type="float" office:value="42546.3312230004" calcext:value-type="float">
            <text:p>42546,33</text:p>
          </table:table-cell>
          <table:table-cell table:style-name="ce1" office:value-type="float" office:value="25443.2222222222" calcext:value-type="float">
            <text:p>25443,22</text:p>
          </table:table-cell>
          <table:table-cell office:value-type="float" office:value="0.103015013659743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29000" calcext:value-type="float">
            <text:p>29000,00</text:p>
          </table:table-cell>
          <table:table-cell office:value-type="float" office:value="31000" calcext:value-type="float">
            <text:p>31000,00</text:p>
          </table:table-cell>
          <table:table-cell table:number-columns-repeated="2" office:value-type="float" office:value="42000" calcext:value-type="float">
            <text:p>42000,00</text:p>
          </table:table-cell>
          <table:table-cell table:number-columns-repeated="4" office:value-type="float" office:value="43000" calcext:value-type="float">
            <text:p>43000,00</text:p>
          </table:table-cell>
          <table:table-cell table:number-columns-repeated="3" table:style-name="ce1" office:value-type="float" office:value="43000" calcext:value-type="float">
            <text:p>43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spring-projects/spring-boot</text:p>
          </table:table-cell>
          <table:table-cell table:style-name="ce1" office:value-type="float" office:value="138" calcext:value-type="float">
            <text:p>138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8900" calcext:value-type="float">
            <text:p>8900,00</text:p>
          </table:table-cell>
          <table:table-cell table:style-name="ce1" office:value-type="float" office:value="14140.0590476522" calcext:value-type="float">
            <text:p>14140,06</text:p>
          </table:table-cell>
          <table:table-cell table:style-name="ce1" office:value-type="float" office:value="491.544477001298" calcext:value-type="float">
            <text:p>491,54</text:p>
          </table:table-cell>
          <table:table-cell table:style-name="ce1" office:value-type="float" office:value="60064.3885129994" calcext:value-type="float">
            <text:p>60064,39</text:p>
          </table:table-cell>
          <table:table-cell table:style-name="ce1" office:value-type="float" office:value="26892.7173913043" calcext:value-type="float">
            <text:p>26892,72</text:p>
          </table:table-cell>
          <table:table-cell office:value-type="float" office:value="1.57956354278273" calcext:value-type="float">
            <text:p>1,58</text:p>
          </table:table-cell>
          <table:table-cell office:value-type="float" office:value="0" calcext:value-type="float">
            <text:p>0,00</text:p>
          </table:table-cell>
          <table:table-cell office:value-type="float" office:value="8900" calcext:value-type="float">
            <text:p>8900,00</text:p>
          </table:table-cell>
          <table:table-cell office:value-type="float" office:value="9200" calcext:value-type="float">
            <text:p>9200,00</text:p>
          </table:table-cell>
          <table:table-cell office:value-type="float" office:value="9500" calcext:value-type="float">
            <text:p>9500,00</text:p>
          </table:table-cell>
          <table:table-cell office:value-type="float" office:value="15000" calcext:value-type="float">
            <text:p>15000,00</text:p>
          </table:table-cell>
          <table:table-cell office:value-type="float" office:value="34000" calcext:value-type="float">
            <text:p>34000,00</text:p>
          </table:table-cell>
          <table:table-cell table:number-columns-repeated="3" office:value-type="float" office:value="60000" calcext:value-type="float">
            <text:p>60000,00</text:p>
          </table:table-cell>
          <table:table-cell table:number-columns-repeated="3" table:style-name="ce1" office:value-type="float" office:value="60000" calcext:value-type="float">
            <text:p>60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topics/aws</text:p>
          </table:table-cell>
          <table:table-cell table:style-name="ce1" office:value-type="float" office:value="75" calcext:value-type="float">
            <text:p>75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700" calcext:value-type="float">
            <text:p>9700,00</text:p>
          </table:table-cell>
          <table:table-cell table:style-name="ce1" office:value-type="float" office:value="15806.7750530533" calcext:value-type="float">
            <text:p>15806,78</text:p>
          </table:table-cell>
          <table:table-cell table:style-name="ce1" office:value-type="float" office:value="599.225623998791" calcext:value-type="float">
            <text:p>599,23</text:p>
          </table:table-cell>
          <table:table-cell table:style-name="ce1" office:value-type="float" office:value="60065.4601990009" calcext:value-type="float">
            <text:p>60065,46</text:p>
          </table:table-cell>
          <table:table-cell table:style-name="ce1" office:value-type="float" office:value="35046.68" calcext:value-type="float">
            <text:p>35046,68</text:p>
          </table:table-cell>
          <table:table-cell office:value-type="float" office:value="0.858458447164528" calcext:value-type="float">
            <text:p>0,86</text:p>
          </table:table-cell>
          <table:table-cell office:value-type="float" office:value="0" calcext:value-type="float">
            <text:p>0,00</text:p>
          </table:table-cell>
          <table:table-cell office:value-type="float" office:value="9700" calcext:value-type="float">
            <text:p>9700,00</text:p>
          </table:table-cell>
          <table:table-cell office:value-type="float" office:value="10000" calcext:value-type="float">
            <text:p>10000,00</text:p>
          </table:table-cell>
          <table:table-cell table:number-columns-repeated="2" office:value-type="float" office:value="11000" calcext:value-type="float">
            <text:p>11000,00</text:p>
          </table:table-cell>
          <table:table-cell office:value-type="float" office:value="58000" calcext:value-type="float">
            <text:p>58000,00</text:p>
          </table:table-cell>
          <table:table-cell office:value-type="float" office:value="59000" calcext:value-type="float">
            <text:p>59000,00</text:p>
          </table:table-cell>
          <table:table-cell table:number-columns-repeated="2" office:value-type="float" office:value="60000" calcext:value-type="float">
            <text:p>60000,00</text:p>
          </table:table-cell>
          <table:table-cell table:number-columns-repeated="3" table:style-name="ce1" office:value-type="float" office:value="60000" calcext:value-type="float">
            <text:p>60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github.com/twbs/bootstrap</text:p>
          </table:table-cell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9000" calcext:value-type="float">
            <text:p>19000,00</text:p>
          </table:table-cell>
          <table:table-cell table:style-name="ce1" office:value-type="float" office:value="33558.2755417001" calcext:value-type="float">
            <text:p>33558,28</text:p>
          </table:table-cell>
          <table:table-cell table:style-name="ce1" office:value-type="float" office:value="3097.37274100007" calcext:value-type="float">
            <text:p>3097,37</text:p>
          </table:table-cell>
          <table:table-cell table:style-name="ce1" office:value-type="float" office:value="60064.820308" calcext:value-type="float">
            <text:p>60064,82</text:p>
          </table:table-cell>
          <table:table-cell table:style-name="ce1" office:value-type="float" office:value="15596.4" calcext:value-type="float">
            <text:p>15596,40</text:p>
          </table:table-cell>
          <table:table-cell office:value-type="float" office:value="0.114461126288604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30000" calcext:value-type="float">
            <text:p>30000,00</text:p>
          </table:table-cell>
          <table:table-cell table:number-columns-repeated="2" office:value-type="float" office:value="59000" calcext:value-type="float">
            <text:p>59000,00</text:p>
          </table:table-cell>
          <table:table-cell table:number-columns-repeated="5" office:value-type="float" office:value="60000" calcext:value-type="float">
            <text:p>60000,00</text:p>
          </table:table-cell>
          <table:table-cell table:number-columns-repeated="3" table:style-name="ce1" office:value-type="float" office:value="60000" calcext:value-type="float">
            <text:p>60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news.ycombinator.com/</text:p>
          </table:table-cell>
          <table:table-cell table:style-name="ce1" office:value-type="float" office:value="150" calcext:value-type="float">
            <text:p>15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7500" calcext:value-type="float">
            <text:p>7500,00</text:p>
          </table:table-cell>
          <table:table-cell table:style-name="ce1" office:value-type="float" office:value="16882.6817734334" calcext:value-type="float">
            <text:p>16882,68</text:p>
          </table:table-cell>
          <table:table-cell table:style-name="ce1" office:value-type="float" office:value="682.337131000168" calcext:value-type="float">
            <text:p>682,34</text:p>
          </table:table-cell>
          <table:table-cell table:style-name="ce1" office:value-type="float" office:value="60017.4293780001" calcext:value-type="float">
            <text:p>60017,43</text:p>
          </table:table-cell>
          <table:table-cell table:style-name="ce1" office:value-type="float" office:value="6454.86" calcext:value-type="float">
            <text:p>6454,86</text:p>
          </table:table-cell>
          <table:table-cell office:value-type="float" office:value="1.71691689432906" calcext:value-type="float">
            <text:p>1,72</text:p>
          </table:table-cell>
          <table:table-cell office:value-type="float" office:value="0" calcext:value-type="float">
            <text:p>0,00</text:p>
          </table:table-cell>
          <table:table-cell office:value-type="float" office:value="7600" calcext:value-type="float">
            <text:p>7600,00</text:p>
          </table:table-cell>
          <table:table-cell office:value-type="float" office:value="9400" calcext:value-type="float">
            <text:p>9400,00</text:p>
          </table:table-cell>
          <table:table-cell office:value-type="float" office:value="28000" calcext:value-type="float">
            <text:p>28000,00</text:p>
          </table:table-cell>
          <table:table-cell office:value-type="float" office:value="43000" calcext:value-type="float">
            <text:p>43000,00</text:p>
          </table:table-cell>
          <table:table-cell table:number-columns-repeated="2" office:value-type="float" office:value="57000" calcext:value-type="float">
            <text:p>57000,00</text:p>
          </table:table-cell>
          <table:table-cell table:number-columns-repeated="2" office:value-type="float" office:value="58000" calcext:value-type="float">
            <text:p>58000,00</text:p>
          </table:table-cell>
          <table:table-cell table:number-columns-repeated="3" table:style-name="ce1" office:value-type="float" office:value="60000" calcext:value-type="float">
            <text:p>60000,00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/?url=https://www.reddit.com/r/brdev/</text:p>
          </table:table-cell>
          <table:table-cell table:style-name="ce1" office:value-type="float" office:value="151" calcext:value-type="float">
            <text:p>151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2000" calcext:value-type="float">
            <text:p>12000,00</text:p>
          </table:table-cell>
          <table:table-cell table:style-name="ce1" office:value-type="float" office:value="36124.9039031457" calcext:value-type="float">
            <text:p>36124,90</text:p>
          </table:table-cell>
          <table:table-cell table:style-name="ce1" office:value-type="float" office:value="2114.25663400041" calcext:value-type="float">
            <text:p>2114,26</text:p>
          </table:table-cell>
          <table:table-cell table:style-name="ce1" office:value-type="float" office:value="69861.1464009991" calcext:value-type="float">
            <text:p>69861,15</text:p>
          </table:table-cell>
          <table:table-cell table:style-name="ce1" office:value-type="float" office:value="7488.1523178808" calcext:value-type="float">
            <text:p>7488,15</text:p>
          </table:table-cell>
          <table:table-cell office:value-type="float" office:value="1.72836300695792" calcext:value-type="float">
            <text:p>1,73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000,00</text:p>
          </table:table-cell>
          <table:table-cell office:value-type="float" office:value="68000" calcext:value-type="float">
            <text:p>68000,00</text:p>
          </table:table-cell>
          <table:table-cell table:number-columns-repeated="3" office:value-type="float" office:value="69000" calcext:value-type="float">
            <text:p>69000,00</text:p>
          </table:table-cell>
          <table:table-cell table:number-columns-repeated="3" office:value-type="float" office:value="70000" calcext:value-type="float">
            <text:p>70000,00</text:p>
          </table:table-cell>
          <table:table-cell table:number-columns-repeated="3" table:style-name="ce1" office:value-type="float" office:value="70000" calcext:value-type="float">
            <text:p>70000,0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ggregated</text:p>
          </table:table-cell>
          <table:table-cell table:style-name="ce1" office:value-type="float" office:value="605" calcext:value-type="float">
            <text:p>605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9100" calcext:value-type="float">
            <text:p>9100,00</text:p>
          </table:table-cell>
          <table:table-cell table:style-name="ce1" office:value-type="float" office:value="20534.8594653637" calcext:value-type="float">
            <text:p>20534,86</text:p>
          </table:table-cell>
          <table:table-cell table:style-name="ce1" office:value-type="float" office:value="491.544477001298" calcext:value-type="float">
            <text:p>491,54</text:p>
          </table:table-cell>
          <table:table-cell table:style-name="ce1" office:value-type="float" office:value="69861.1464009991" calcext:value-type="float">
            <text:p>69861,15</text:p>
          </table:table-cell>
          <table:table-cell table:style-name="ce1" office:value-type="float" office:value="17091.5983471074" calcext:value-type="float">
            <text:p>17091,60</text:p>
          </table:table-cell>
          <table:table-cell office:value-type="float" office:value="6.92489814046053" calcext:value-type="float">
            <text:p>6,92</text:p>
          </table:table-cell>
          <table:table-cell office:value-type="float" office:value="0" calcext:value-type="float">
            <text:p>0,00</text:p>
          </table:table-cell>
          <table:table-cell office:value-type="float" office:value="9100" calcext:value-type="float">
            <text:p>9100,00</text:p>
          </table:table-cell>
          <table:table-cell office:value-type="float" office:value="11000" calcext:value-type="float">
            <text:p>11000,00</text:p>
          </table:table-cell>
          <table:table-cell office:value-type="float" office:value="30000" calcext:value-type="float">
            <text:p>30000,00</text:p>
          </table:table-cell>
          <table:table-cell office:value-type="float" office:value="54000" calcext:value-type="float">
            <text:p>54000,00</text:p>
          </table:table-cell>
          <table:table-cell office:value-type="float" office:value="68000" calcext:value-type="float">
            <text:p>68000,00</text:p>
          </table:table-cell>
          <table:table-cell office:value-type="float" office:value="69000" calcext:value-type="float">
            <text:p>69000,00</text:p>
          </table:table-cell>
          <table:table-cell table:number-columns-repeated="2" office:value-type="float" office:value="70000" calcext:value-type="float">
            <text:p>70000,00</text:p>
          </table:table-cell>
          <table:table-cell table:number-columns-repeated="3" table:style-name="ce1" office:value-type="float" office:value="70000" calcext:value-type="float">
            <text:p>70000,00</text:p>
          </table:table-cell>
        </table:table-row>
        <table:table-row table:style-name="ro1" table:number-rows-repeated="5">
          <table:table-cell table:number-columns-repeated="9"/>
          <table:table-cell table:style-name="Default" table:number-columns-repeated="10"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_users</text:p>
          </table:table-cell>
          <table:table-cell office:value-type="float" office:value="74" calcext:value-type="float">
            <text:p>74,00</text:p>
          </table:table-cell>
          <table:table-cell office:value-type="float" office:value="0" calcext:value-type="float">
            <text:p>0,00</text:p>
          </table:table-cell>
          <table:table-cell office:value-type="float" office:value="520" calcext:value-type="float">
            <text:p>520,00</text:p>
          </table:table-cell>
          <table:table-cell office:value-type="float" office:value="598.225069851454" calcext:value-type="float">
            <text:p>598,23</text:p>
          </table:table-cell>
          <table:table-cell office:value-type="float" office:value="369.353142001273" calcext:value-type="float">
            <text:p>369,35</text:p>
          </table:table-cell>
          <table:table-cell office:value-type="float" office:value="1093.21551800167" calcext:value-type="float">
            <text:p>1093,22</text:p>
          </table:table-cell>
          <table:table-cell office:value-type="float" office:value="14328" calcext:value-type="float">
            <text:p>14328,00</text:p>
          </table:table-cell>
          <table:table-cell office:value-type="float" office:value="0.738888449852513" calcext:value-type="float">
            <text:p>0,74</text:p>
          </table:table-cell>
          <table:table-cell office:value-type="string" calcext:value-type="string">
            <text:p>/?url=https://github.com/carlosruan12307?tab=repositorie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_users</text:p>
          </table:table-cell>
          <table:table-cell office:value-type="float" office:value="197" calcext:value-type="float">
            <text:p>197,00</text:p>
          </table:table-cell>
          <table:table-cell office:value-type="float" office:value="0" calcext:value-type="float">
            <text:p>0,00</text:p>
          </table:table-cell>
          <table:table-cell office:value-type="float" office:value="4000" calcext:value-type="float">
            <text:p>4000,00</text:p>
          </table:table-cell>
          <table:table-cell office:value-type="float" office:value="4178.00174850241" calcext:value-type="float">
            <text:p>4178,00</text:p>
          </table:table-cell>
          <table:table-cell office:value-type="float" office:value="1691.85850399845" calcext:value-type="float">
            <text:p>1691,86</text:p>
          </table:table-cell>
          <table:table-cell office:value-type="float" office:value="7418.53105200062" calcext:value-type="float">
            <text:p>7418,53</text:p>
          </table:table-cell>
          <table:table-cell office:value-type="float" office:value="9681.90862944162" calcext:value-type="float">
            <text:p>9681,91</text:p>
          </table:table-cell>
          <table:table-cell office:value-type="float" office:value="1.96639567606601" calcext:value-type="float">
            <text:p>1,97</text:p>
          </table:table-cell>
          <table:table-cell office:value-type="string" calcext:value-type="string">
            <text:p>/?url=https://github.com/carlosruan12307?tab=repositorie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0_users</text:p>
          </table:table-cell>
          <table:table-cell office:value-type="float" office:value="19" calcext:value-type="float">
            <text:p>19,00</text:p>
          </table:table-cell>
          <table:table-cell office:value-type="float" office:value="0" calcext:value-type="float">
            <text:p>0,00</text:p>
          </table:table-cell>
          <table:table-cell office:value-type="float" office:value="3500" calcext:value-type="float">
            <text:p>3500,00</text:p>
          </table:table-cell>
          <table:table-cell office:value-type="float" office:value="9057.71276610501" calcext:value-type="float">
            <text:p>9057,71</text:p>
          </table:table-cell>
          <table:table-cell office:value-type="float" office:value="794.636151000304" calcext:value-type="float">
            <text:p>794,64</text:p>
          </table:table-cell>
          <table:table-cell office:value-type="float" office:value="58130.9617309998" calcext:value-type="float">
            <text:p>58130,96</text:p>
          </table:table-cell>
          <table:table-cell office:value-type="float" office:value="14328" calcext:value-type="float">
            <text:p>14328,00</text:p>
          </table:table-cell>
          <table:table-cell office:value-type="float" office:value="0.217476139948347" calcext:value-type="float">
            <text:p>0,22</text:p>
          </table:table-cell>
          <table:table-cell office:value-type="string" calcext:value-type="string">
            <text:p>/?url=https://github.com/carlosruan12307?tab=repositories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_users</text:p>
          </table:table-cell>
          <table:table-cell office:value-type="float" office:value="75" calcext:value-type="float">
            <text:p>75,00</text:p>
          </table:table-cell>
          <table:table-cell office:value-type="float" office:value="0" calcext:value-type="float">
            <text:p>0,00</text:p>
          </table:table-cell>
          <table:table-cell office:value-type="float" office:value="590" calcext:value-type="float">
            <text:p>590,00</text:p>
          </table:table-cell>
          <table:table-cell office:value-type="float" office:value="648.274816039993" calcext:value-type="float">
            <text:p>648,27</text:p>
          </table:table-cell>
          <table:table-cell office:value-type="float" office:value="478.712951000489" calcext:value-type="float">
            <text:p>478,71</text:p>
          </table:table-cell>
          <table:table-cell office:value-type="float" office:value="1269.06240700009" calcext:value-type="float">
            <text:p>1269,06</text:p>
          </table:table-cell>
          <table:table-cell office:value-type="float" office:value="19605.4933333333" calcext:value-type="float">
            <text:p>19605,49</text:p>
          </table:table-cell>
          <table:table-cell office:value-type="float" office:value="0.748873428904574" calcext:value-type="float">
            <text:p>0,75</text:p>
          </table:table-cell>
          <table:table-cell office:value-type="string" calcext:value-type="string">
            <text:p>/?url=https://github.com/covid19india/covid19india-reac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_users</text:p>
          </table:table-cell>
          <table:table-cell office:value-type="float" office:value="198" calcext:value-type="float">
            <text:p>198,00</text:p>
          </table:table-cell>
          <table:table-cell office:value-type="float" office:value="0" calcext:value-type="float">
            <text:p>0,00</text:p>
          </table:table-cell>
          <table:table-cell office:value-type="float" office:value="5100" calcext:value-type="float">
            <text:p>5100,00</text:p>
          </table:table-cell>
          <table:table-cell office:value-type="float" office:value="4918.83535966166" calcext:value-type="float">
            <text:p>4918,84</text:p>
          </table:table-cell>
          <table:table-cell office:value-type="float" office:value="1722.12884500004" calcext:value-type="float">
            <text:p>1722,13</text:p>
          </table:table-cell>
          <table:table-cell office:value-type="float" office:value="7746.35900099929" calcext:value-type="float">
            <text:p>7746,36</text:p>
          </table:table-cell>
          <table:table-cell office:value-type="float" office:value="13018.5505050505" calcext:value-type="float">
            <text:p>13018,55</text:p>
          </table:table-cell>
          <table:table-cell office:value-type="float" office:value="1.97637738000543" calcext:value-type="float">
            <text:p>1,98</text:p>
          </table:table-cell>
          <table:table-cell office:value-type="string" calcext:value-type="string">
            <text:p>/?url=https://github.com/covid19india/covid19india-reac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0_users</text:p>
          </table:table-cell>
          <table:table-cell office:value-type="float" office:value="33" calcext:value-type="float">
            <text:p>33,00</text:p>
          </table:table-cell>
          <table:table-cell office:value-type="float" office:value="0" calcext:value-type="float">
            <text:p>0,00</text:p>
          </table:table-cell>
          <table:table-cell office:value-type="float" office:value="8000" calcext:value-type="float">
            <text:p>8000,00</text:p>
          </table:table-cell>
          <table:table-cell office:value-type="float" office:value="11304.1064709697" calcext:value-type="float">
            <text:p>11304,11</text:p>
          </table:table-cell>
          <table:table-cell office:value-type="float" office:value="696.21807799922" calcext:value-type="float">
            <text:p>696,22</text:p>
          </table:table-cell>
          <table:table-cell office:value-type="float" office:value="57390.176465" calcext:value-type="float">
            <text:p>57390,18</text:p>
          </table:table-cell>
          <table:table-cell office:value-type="float" office:value="19462.3636363636" calcext:value-type="float">
            <text:p>19462,36</text:p>
          </table:table-cell>
          <table:table-cell office:value-type="float" office:value="0.377721716752392" calcext:value-type="float">
            <text:p>0,38</text:p>
          </table:table-cell>
          <table:table-cell office:value-type="string" calcext:value-type="string">
            <text:p>/?url=https://github.com/covid19india/covid19india-react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_users</text:p>
          </table:table-cell>
          <table:table-cell office:value-type="float" office:value="71" calcext:value-type="float">
            <text:p>71,00</text:p>
          </table:table-cell>
          <table:table-cell office:value-type="float" office:value="0" calcext:value-type="float">
            <text:p>0,00</text:p>
          </table:table-cell>
          <table:table-cell office:value-type="float" office:value="660" calcext:value-type="float">
            <text:p>660,00</text:p>
          </table:table-cell>
          <table:table-cell office:value-type="float" office:value="803.139994112608" calcext:value-type="float">
            <text:p>803,14</text:p>
          </table:table-cell>
          <table:table-cell office:value-type="float" office:value="464.493844001481" calcext:value-type="float">
            <text:p>464,49</text:p>
          </table:table-cell>
          <table:table-cell office:value-type="float" office:value="1586.51599000041" calcext:value-type="float">
            <text:p>1586,52</text:p>
          </table:table-cell>
          <table:table-cell office:value-type="float" office:value="33261.014084507" calcext:value-type="float">
            <text:p>33261,01</text:p>
          </table:table-cell>
          <table:table-cell office:value-type="float" office:value="0.70893351269633" calcext:value-type="float">
            <text:p>0,71</text:p>
          </table:table-cell>
          <table:table-cell office:value-type="string" calcext:value-type="string">
            <text:p>/?url=https://github.com/etcd-io/etcd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_users</text:p>
          </table:table-cell>
          <table:table-cell office:value-type="float" office:value="161" calcext:value-type="float">
            <text:p>161,00</text:p>
          </table:table-cell>
          <table:table-cell office:value-type="float" office:value="0" calcext:value-type="float">
            <text:p>0,00</text:p>
          </table:table-cell>
          <table:table-cell office:value-type="float" office:value="5700" calcext:value-type="float">
            <text:p>5700,00</text:p>
          </table:table-cell>
          <table:table-cell office:value-type="float" office:value="5636.61794460249" calcext:value-type="float">
            <text:p>5636,62</text:p>
          </table:table-cell>
          <table:table-cell office:value-type="float" office:value="2678.34968200077" calcext:value-type="float">
            <text:p>2678,35</text:p>
          </table:table-cell>
          <table:table-cell office:value-type="float" office:value="7415.13034800119" calcext:value-type="float">
            <text:p>7415,13</text:p>
          </table:table-cell>
          <table:table-cell office:value-type="float" office:value="16545.298136646" calcext:value-type="float">
            <text:p>16545,30</text:p>
          </table:table-cell>
          <table:table-cell office:value-type="float" office:value="1.60705433424684" calcext:value-type="float">
            <text:p>1,61</text:p>
          </table:table-cell>
          <table:table-cell office:value-type="string" calcext:value-type="string">
            <text:p>/?url=https://github.com/etcd-io/etcd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0_users</text:p>
          </table:table-cell>
          <table:table-cell office:value-type="float" office:value="13" calcext:value-type="float">
            <text:p>13,00</text:p>
          </table:table-cell>
          <table:table-cell office:value-type="float" office:value="0" calcext:value-type="float">
            <text:p>0,00</text:p>
          </table:table-cell>
          <table:table-cell office:value-type="float" office:value="2500" calcext:value-type="float">
            <text:p>2500,00</text:p>
          </table:table-cell>
          <table:table-cell office:value-type="float" office:value="8252.78708530767" calcext:value-type="float">
            <text:p>8252,79</text:p>
          </table:table-cell>
          <table:table-cell office:value-type="float" office:value="1792.55900799944" calcext:value-type="float">
            <text:p>1792,56</text:p>
          </table:table-cell>
          <table:table-cell office:value-type="float" office:value="58652.8531649983" calcext:value-type="float">
            <text:p>58652,85</text:p>
          </table:table-cell>
          <table:table-cell office:value-type="float" office:value="26759.3846153846" calcext:value-type="float">
            <text:p>26759,38</text:p>
          </table:table-cell>
          <table:table-cell office:value-type="float" office:value="0.148799464175185" calcext:value-type="float">
            <text:p>0,15</text:p>
          </table:table-cell>
          <table:table-cell office:value-type="string" calcext:value-type="string">
            <text:p>/?url=https://github.com/etcd-io/etcd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_users</text:p>
          </table:table-cell>
          <table:table-cell office:value-type="float" office:value="69" calcext:value-type="float">
            <text:p>69,00</text:p>
          </table:table-cell>
          <table:table-cell office:value-type="float" office:value="0" calcext:value-type="float">
            <text:p>0,00</text:p>
          </table:table-cell>
          <table:table-cell office:value-type="float" office:value="650" calcext:value-type="float">
            <text:p>650,00</text:p>
          </table:table-cell>
          <table:table-cell office:value-type="float" office:value="764.011569159345" calcext:value-type="float">
            <text:p>764,01</text:p>
          </table:table-cell>
          <table:table-cell office:value-type="float" office:value="476.588338000511" calcext:value-type="float">
            <text:p>476,59</text:p>
          </table:table-cell>
          <table:table-cell office:value-type="float" office:value="1460.13157199923" calcext:value-type="float">
            <text:p>1460,13</text:p>
          </table:table-cell>
          <table:table-cell office:value-type="float" office:value="40218" calcext:value-type="float">
            <text:p>40218,00</text:p>
          </table:table-cell>
          <table:table-cell office:value-type="float" office:value="0.688963554592208" calcext:value-type="float">
            <text:p>0,69</text:p>
          </table:table-cell>
          <table:table-cell office:value-type="string" calcext:value-type="string">
            <text:p>/?url=https://github.com/facebook/react-nativ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_users</text:p>
          </table:table-cell>
          <table:table-cell office:value-type="float" office:value="119" calcext:value-type="float">
            <text:p>119,00</text:p>
          </table:table-cell>
          <table:table-cell office:value-type="float" office:value="0" calcext:value-type="float">
            <text:p>0,00</text:p>
          </table:table-cell>
          <table:table-cell office:value-type="float" office:value="5400" calcext:value-type="float">
            <text:p>5400,00</text:p>
          </table:table-cell>
          <table:table-cell office:value-type="float" office:value="5563.38276974792" calcext:value-type="float">
            <text:p>5563,38</text:p>
          </table:table-cell>
          <table:table-cell office:value-type="float" office:value="2887.70429500073" calcext:value-type="float">
            <text:p>2887,70</text:p>
          </table:table-cell>
          <table:table-cell office:value-type="float" office:value="8713.17765300046" calcext:value-type="float">
            <text:p>8713,18</text:p>
          </table:table-cell>
          <table:table-cell office:value-type="float" office:value="8242.15966386555" calcext:value-type="float">
            <text:p>8242,16</text:p>
          </table:table-cell>
          <table:table-cell office:value-type="float" office:value="1.18782276879114" calcext:value-type="float">
            <text:p>1,19</text:p>
          </table:table-cell>
          <table:table-cell office:value-type="string" calcext:value-type="string">
            <text:p>/?url=https://github.com/facebook/react-nativ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0_users</text:p>
          </table:table-cell>
          <table:table-cell office:value-type="float" office:value="7" calcext:value-type="float">
            <text:p>7,00</text:p>
          </table:table-cell>
          <table:table-cell office:value-type="float" office:value="0" calcext:value-type="float">
            <text:p>0,00</text:p>
          </table:table-cell>
          <table:table-cell office:value-type="float" office:value="9600" calcext:value-type="float">
            <text:p>9600,00</text:p>
          </table:table-cell>
          <table:table-cell office:value-type="float" office:value="12805.153759" calcext:value-type="float">
            <text:p>12805,15</text:p>
          </table:table-cell>
          <table:table-cell office:value-type="float" office:value="8978.7733330013" calcext:value-type="float">
            <text:p>8978,77</text:p>
          </table:table-cell>
          <table:table-cell office:value-type="float" office:value="32237.3079709996" calcext:value-type="float">
            <text:p>32237,31</text:p>
          </table:table-cell>
          <table:table-cell office:value-type="float" office:value="36352.2857142857" calcext:value-type="float">
            <text:p>36352,29</text:p>
          </table:table-cell>
          <table:table-cell office:value-type="float" office:value="0.0801227884020226" calcext:value-type="float">
            <text:p>0,08</text:p>
          </table:table-cell>
          <table:table-cell office:value-type="string" calcext:value-type="string">
            <text:p>/?url=https://github.com/facebook/react-nativ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_users</text:p>
          </table:table-cell>
          <table:table-cell office:value-type="float" office:value="69" calcext:value-type="float">
            <text:p>69,00</text:p>
          </table:table-cell>
          <table:table-cell office:value-type="float" office:value="0" calcext:value-type="float">
            <text:p>0,00</text:p>
          </table:table-cell>
          <table:table-cell office:value-type="float" office:value="610" calcext:value-type="float">
            <text:p>610,00</text:p>
          </table:table-cell>
          <table:table-cell office:value-type="float" office:value="705.864753681111" calcext:value-type="float">
            <text:p>705,86</text:p>
          </table:table-cell>
          <table:table-cell office:value-type="float" office:value="479.135077001047" calcext:value-type="float">
            <text:p>479,14</text:p>
          </table:table-cell>
          <table:table-cell office:value-type="float" office:value="1176.40361700069" calcext:value-type="float">
            <text:p>1176,40</text:p>
          </table:table-cell>
          <table:table-cell office:value-type="float" office:value="28267" calcext:value-type="float">
            <text:p>28267,00</text:p>
          </table:table-cell>
          <table:table-cell office:value-type="float" office:value="0.688963554592208" calcext:value-type="float">
            <text:p>0,69</text:p>
          </table:table-cell>
          <table:table-cell office:value-type="string" calcext:value-type="string">
            <text:p>/?url=https://github.com/macrozheng/mall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_users</text:p>
          </table:table-cell>
          <table:table-cell office:value-type="float" office:value="124" calcext:value-type="float">
            <text:p>124,00</text:p>
          </table:table-cell>
          <table:table-cell office:value-type="float" office:value="0" calcext:value-type="float">
            <text:p>0,00</text:p>
          </table:table-cell>
          <table:table-cell office:value-type="float" office:value="5500" calcext:value-type="float">
            <text:p>5500,00</text:p>
          </table:table-cell>
          <table:table-cell office:value-type="float" office:value="5571.05542354029" calcext:value-type="float">
            <text:p>5571,06</text:p>
          </table:table-cell>
          <table:table-cell office:value-type="float" office:value="3622.09230000008" calcext:value-type="float">
            <text:p>3622,09</text:p>
          </table:table-cell>
          <table:table-cell office:value-type="float" office:value="7846.81472900047" calcext:value-type="float">
            <text:p>7846,81</text:p>
          </table:table-cell>
          <table:table-cell office:value-type="float" office:value="7566.88709677419" calcext:value-type="float">
            <text:p>7566,89</text:p>
          </table:table-cell>
          <table:table-cell office:value-type="float" office:value="1.23773128848825" calcext:value-type="float">
            <text:p>1,24</text:p>
          </table:table-cell>
          <table:table-cell office:value-type="string" calcext:value-type="string">
            <text:p>/?url=https://github.com/macrozheng/mall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0_users</text:p>
          </table:table-cell>
          <table:table-cell office:value-type="float" office:value="9" calcext:value-type="float">
            <text:p>9,00</text:p>
          </table:table-cell>
          <table:table-cell office:value-type="float" office:value="0" calcext:value-type="float">
            <text:p>0,00</text:p>
          </table:table-cell>
          <table:table-cell office:value-type="float" office:value="29000" calcext:value-type="float">
            <text:p>29000,00</text:p>
          </table:table-cell>
          <table:table-cell office:value-type="float" office:value="24650.4248514444" calcext:value-type="float">
            <text:p>24650,42</text:p>
          </table:table-cell>
          <table:table-cell office:value-type="float" office:value="7882.7364509998" calcext:value-type="float">
            <text:p>7882,74</text:p>
          </table:table-cell>
          <table:table-cell office:value-type="float" office:value="42546.3312230004" calcext:value-type="float">
            <text:p>42546,33</text:p>
          </table:table-cell>
          <table:table-cell office:value-type="float" office:value="25443.2222222222" calcext:value-type="float">
            <text:p>25443,22</text:p>
          </table:table-cell>
          <table:table-cell office:value-type="float" office:value="0.103015013659743" calcext:value-type="float">
            <text:p>0,10</text:p>
          </table:table-cell>
          <table:table-cell office:value-type="string" calcext:value-type="string">
            <text:p>/?url=https://github.com/macrozheng/mall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_users</text:p>
          </table:table-cell>
          <table:table-cell office:value-type="float" office:value="79" calcext:value-type="float">
            <text:p>79,00</text:p>
          </table:table-cell>
          <table:table-cell office:value-type="float" office:value="0" calcext:value-type="float">
            <text:p>0,00</text:p>
          </table:table-cell>
          <table:table-cell office:value-type="float" office:value="560" calcext:value-type="float">
            <text:p>560,00</text:p>
          </table:table-cell>
          <table:table-cell office:value-type="float" office:value="2793.07580873432" calcext:value-type="float">
            <text:p>2793,08</text:p>
          </table:table-cell>
          <table:table-cell office:value-type="float" office:value="437.583854998593" calcext:value-type="float">
            <text:p>437,58</text:p>
          </table:table-cell>
          <table:table-cell office:value-type="float" office:value="35526.7647669989" calcext:value-type="float">
            <text:p>35526,76</text:p>
          </table:table-cell>
          <table:table-cell office:value-type="float" office:value="26842.0886075949" calcext:value-type="float">
            <text:p>26842,09</text:p>
          </table:table-cell>
          <table:table-cell office:value-type="float" office:value="0.788813345112818" calcext:value-type="float">
            <text:p>0,79</text:p>
          </table:table-cell>
          <table:table-cell office:value-type="string" calcext:value-type="string">
            <text:p>/?url=https://github.com/spring-projects/spring-boo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_users</text:p>
          </table:table-cell>
          <table:table-cell office:value-type="float" office:value="199" calcext:value-type="float">
            <text:p>199,00</text:p>
          </table:table-cell>
          <table:table-cell office:value-type="float" office:value="0" calcext:value-type="float">
            <text:p>0,00</text:p>
          </table:table-cell>
          <table:table-cell office:value-type="float" office:value="5200" calcext:value-type="float">
            <text:p>5200,00</text:p>
          </table:table-cell>
          <table:table-cell office:value-type="float" office:value="4872.94005161809" calcext:value-type="float">
            <text:p>4872,94</text:p>
          </table:table-cell>
          <table:table-cell office:value-type="float" office:value="491.651693000676" calcext:value-type="float">
            <text:p>491,65</text:p>
          </table:table-cell>
          <table:table-cell office:value-type="float" office:value="8636.06359900041" calcext:value-type="float">
            <text:p>8636,06</text:p>
          </table:table-cell>
          <table:table-cell office:value-type="float" office:value="20929.5527638191" calcext:value-type="float">
            <text:p>20929,55</text:p>
          </table:table-cell>
          <table:table-cell office:value-type="float" office:value="1.98635908394485" calcext:value-type="float">
            <text:p>1,99</text:p>
          </table:table-cell>
          <table:table-cell office:value-type="string" calcext:value-type="string">
            <text:p>/?url=https://github.com/spring-projects/spring-boo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0_users</text:p>
          </table:table-cell>
          <table:table-cell office:value-type="float" office:value="138" calcext:value-type="float">
            <text:p>138,00</text:p>
          </table:table-cell>
          <table:table-cell office:value-type="float" office:value="0" calcext:value-type="float">
            <text:p>0,00</text:p>
          </table:table-cell>
          <table:table-cell office:value-type="float" office:value="8900" calcext:value-type="float">
            <text:p>8900,00</text:p>
          </table:table-cell>
          <table:table-cell office:value-type="float" office:value="14140.0590476522" calcext:value-type="float">
            <text:p>14140,06</text:p>
          </table:table-cell>
          <table:table-cell office:value-type="float" office:value="491.544477001298" calcext:value-type="float">
            <text:p>491,54</text:p>
          </table:table-cell>
          <table:table-cell office:value-type="float" office:value="60064.3885129994" calcext:value-type="float">
            <text:p>60064,39</text:p>
          </table:table-cell>
          <table:table-cell office:value-type="float" office:value="26892.7173913043" calcext:value-type="float">
            <text:p>26892,72</text:p>
          </table:table-cell>
          <table:table-cell office:value-type="float" office:value="1.57956354278273" calcext:value-type="float">
            <text:p>1,58</text:p>
          </table:table-cell>
          <table:table-cell office:value-type="string" calcext:value-type="string">
            <text:p>/?url=https://github.com/spring-projects/spring-boot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_users</text:p>
          </table:table-cell>
          <table:table-cell office:value-type="float" office:value="77" calcext:value-type="float">
            <text:p>77,00</text:p>
          </table:table-cell>
          <table:table-cell office:value-type="float" office:value="0" calcext:value-type="float">
            <text:p>0,00</text:p>
          </table:table-cell>
          <table:table-cell office:value-type="float" office:value="650" calcext:value-type="float">
            <text:p>650,00</text:p>
          </table:table-cell>
          <table:table-cell office:value-type="float" office:value="976.316577194666" calcext:value-type="float">
            <text:p>976,32</text:p>
          </table:table-cell>
          <table:table-cell office:value-type="float" office:value="473.64875600033" calcext:value-type="float">
            <text:p>473,65</text:p>
          </table:table-cell>
          <table:table-cell office:value-type="float" office:value="2846.74775400163" calcext:value-type="float">
            <text:p>2846,75</text:p>
          </table:table-cell>
          <table:table-cell office:value-type="float" office:value="37847" calcext:value-type="float">
            <text:p>37847,00</text:p>
          </table:table-cell>
          <table:table-cell office:value-type="float" office:value="0.768843387008696" calcext:value-type="float">
            <text:p>0,77</text:p>
          </table:table-cell>
          <table:table-cell office:value-type="string" calcext:value-type="string">
            <text:p>/?url=https://github.com/topics/aw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_users</text:p>
          </table:table-cell>
          <table:table-cell office:value-type="float" office:value="199" calcext:value-type="float">
            <text:p>199,00</text:p>
          </table:table-cell>
          <table:table-cell office:value-type="float" office:value="0" calcext:value-type="float">
            <text:p>0,00</text:p>
          </table:table-cell>
          <table:table-cell office:value-type="float" office:value="6200" calcext:value-type="float">
            <text:p>6200,00</text:p>
          </table:table-cell>
          <table:table-cell office:value-type="float" office:value="6077.74620617089" calcext:value-type="float">
            <text:p>6077,75</text:p>
          </table:table-cell>
          <table:table-cell office:value-type="float" office:value="1794.85623300025" calcext:value-type="float">
            <text:p>1794,86</text:p>
          </table:table-cell>
          <table:table-cell office:value-type="float" office:value="9930.3449709987" calcext:value-type="float">
            <text:p>9930,34</text:p>
          </table:table-cell>
          <table:table-cell office:value-type="float" office:value="23950.9396984925" calcext:value-type="float">
            <text:p>23950,94</text:p>
          </table:table-cell>
          <table:table-cell office:value-type="float" office:value="1.98635908394485" calcext:value-type="float">
            <text:p>1,99</text:p>
          </table:table-cell>
          <table:table-cell office:value-type="string" calcext:value-type="string">
            <text:p>/?url=https://github.com/topics/aw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0_users</text:p>
          </table:table-cell>
          <table:table-cell office:value-type="float" office:value="75" calcext:value-type="float">
            <text:p>75,00</text:p>
          </table:table-cell>
          <table:table-cell office:value-type="float" office:value="0" calcext:value-type="float">
            <text:p>0,00</text:p>
          </table:table-cell>
          <table:table-cell office:value-type="float" office:value="9700" calcext:value-type="float">
            <text:p>9700,00</text:p>
          </table:table-cell>
          <table:table-cell office:value-type="float" office:value="15806.7750530533" calcext:value-type="float">
            <text:p>15806,78</text:p>
          </table:table-cell>
          <table:table-cell office:value-type="float" office:value="599.225623998791" calcext:value-type="float">
            <text:p>599,23</text:p>
          </table:table-cell>
          <table:table-cell office:value-type="float" office:value="60065.4601990009" calcext:value-type="float">
            <text:p>60065,46</text:p>
          </table:table-cell>
          <table:table-cell office:value-type="float" office:value="35046.68" calcext:value-type="float">
            <text:p>35046,68</text:p>
          </table:table-cell>
          <table:table-cell office:value-type="float" office:value="0.858458447164528" calcext:value-type="float">
            <text:p>0,86</text:p>
          </table:table-cell>
          <table:table-cell office:value-type="string" calcext:value-type="string">
            <text:p>/?url=https://github.com/topics/aws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_users</text:p>
          </table:table-cell>
          <table:table-cell office:value-type="float" office:value="69" calcext:value-type="float">
            <text:p>69,00</text:p>
          </table:table-cell>
          <table:table-cell office:value-type="float" office:value="0" calcext:value-type="float">
            <text:p>0,00</text:p>
          </table:table-cell>
          <table:table-cell office:value-type="float" office:value="640" calcext:value-type="float">
            <text:p>640,00</text:p>
          </table:table-cell>
          <table:table-cell office:value-type="float" office:value="737.200433072428" calcext:value-type="float">
            <text:p>737,20</text:p>
          </table:table-cell>
          <table:table-cell office:value-type="float" office:value="479.911083000843" calcext:value-type="float">
            <text:p>479,91</text:p>
          </table:table-cell>
          <table:table-cell office:value-type="float" office:value="1322.84627199988" calcext:value-type="float">
            <text:p>1322,85</text:p>
          </table:table-cell>
          <table:table-cell office:value-type="float" office:value="36090.9130434783" calcext:value-type="float">
            <text:p>36090,91</text:p>
          </table:table-cell>
          <table:table-cell office:value-type="float" office:value="0.688963554592208" calcext:value-type="float">
            <text:p>0,69</text:p>
          </table:table-cell>
          <table:table-cell office:value-type="string" calcext:value-type="string">
            <text:p>/?url=https://github.com/twbs/bootstrap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_users</text:p>
          </table:table-cell>
          <table:table-cell office:value-type="float" office:value="133" calcext:value-type="float">
            <text:p>133,00</text:p>
          </table:table-cell>
          <table:table-cell office:value-type="float" office:value="0" calcext:value-type="float">
            <text:p>0,00</text:p>
          </table:table-cell>
          <table:table-cell office:value-type="float" office:value="5800" calcext:value-type="float">
            <text:p>5800,00</text:p>
          </table:table-cell>
          <table:table-cell office:value-type="float" office:value="5820.99605869163" calcext:value-type="float">
            <text:p>5821,00</text:p>
          </table:table-cell>
          <table:table-cell office:value-type="float" office:value="4368.78044099831" calcext:value-type="float">
            <text:p>4368,78</text:p>
          </table:table-cell>
          <table:table-cell office:value-type="float" office:value="7852.62910299934" calcext:value-type="float">
            <text:p>7852,63</text:p>
          </table:table-cell>
          <table:table-cell office:value-type="float" office:value="12874.037593985" calcext:value-type="float">
            <text:p>12874,04</text:p>
          </table:table-cell>
          <table:table-cell office:value-type="float" office:value="1.32756662394304" calcext:value-type="float">
            <text:p>1,33</text:p>
          </table:table-cell>
          <table:table-cell office:value-type="string" calcext:value-type="string">
            <text:p>/?url=https://github.com/twbs/bootstrap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0_users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19000" calcext:value-type="float">
            <text:p>19000,00</text:p>
          </table:table-cell>
          <table:table-cell office:value-type="float" office:value="33558.2755417001" calcext:value-type="float">
            <text:p>33558,28</text:p>
          </table:table-cell>
          <table:table-cell office:value-type="float" office:value="3097.37274100007" calcext:value-type="float">
            <text:p>3097,37</text:p>
          </table:table-cell>
          <table:table-cell office:value-type="float" office:value="60064.820308" calcext:value-type="float">
            <text:p>60064,82</text:p>
          </table:table-cell>
          <table:table-cell office:value-type="float" office:value="15596.4" calcext:value-type="float">
            <text:p>15596,40</text:p>
          </table:table-cell>
          <table:table-cell office:value-type="float" office:value="0.114461126288604" calcext:value-type="float">
            <text:p>0,11</text:p>
          </table:table-cell>
          <table:table-cell office:value-type="string" calcext:value-type="string">
            <text:p>/?url=https://github.com/twbs/bootstrap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_users</text:p>
          </table:table-cell>
          <table:table-cell office:value-type="float" office:value="79" calcext:value-type="float">
            <text:p>79,00</text:p>
          </table:table-cell>
          <table:table-cell office:value-type="float" office:value="0" calcext:value-type="float">
            <text:p>0,00</text:p>
          </table:table-cell>
          <table:table-cell office:value-type="float" office:value="820" calcext:value-type="float">
            <text:p>820,00</text:p>
          </table:table-cell>
          <table:table-cell office:value-type="float" office:value="1274.15582131637" calcext:value-type="float">
            <text:p>1274,16</text:p>
          </table:table-cell>
          <table:table-cell office:value-type="float" office:value="678.847716000746" calcext:value-type="float">
            <text:p>678,85</text:p>
          </table:table-cell>
          <table:table-cell office:value-type="float" office:value="35391.3111929996" calcext:value-type="float">
            <text:p>35391,31</text:p>
          </table:table-cell>
          <table:table-cell office:value-type="float" office:value="15976.7721518987" calcext:value-type="float">
            <text:p>15976,77</text:p>
          </table:table-cell>
          <table:table-cell office:value-type="float" office:value="0.788813345112818" calcext:value-type="float">
            <text:p>0,79</text:p>
          </table:table-cell>
          <table:table-cell office:value-type="string" calcext:value-type="string">
            <text:p>/?url=https://news.ycombinator.com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_users</text:p>
          </table:table-cell>
          <table:table-cell office:value-type="float" office:value="204" calcext:value-type="float">
            <text:p>204,00</text:p>
          </table:table-cell>
          <table:table-cell office:value-type="float" office:value="0" calcext:value-type="float">
            <text:p>0,00</text:p>
          </table:table-cell>
          <table:table-cell office:value-type="float" office:value="5200" calcext:value-type="float">
            <text:p>5200,00</text:p>
          </table:table-cell>
          <table:table-cell office:value-type="float" office:value="4550.5604697059" calcext:value-type="float">
            <text:p>4550,56</text:p>
          </table:table-cell>
          <table:table-cell office:value-type="float" office:value="678.225773999657" calcext:value-type="float">
            <text:p>678,23</text:p>
          </table:table-cell>
          <table:table-cell office:value-type="float" office:value="23217.9695630002" calcext:value-type="float">
            <text:p>23217,97</text:p>
          </table:table-cell>
          <table:table-cell office:value-type="float" office:value="8886.95588235294" calcext:value-type="float">
            <text:p>8886,96</text:p>
          </table:table-cell>
          <table:table-cell office:value-type="float" office:value="2.03626760364196" calcext:value-type="float">
            <text:p>2,04</text:p>
          </table:table-cell>
          <table:table-cell office:value-type="string" calcext:value-type="string">
            <text:p>/?url=https://news.ycombinator.com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0_users</text:p>
          </table:table-cell>
          <table:table-cell office:value-type="float" office:value="150" calcext:value-type="float">
            <text:p>150,00</text:p>
          </table:table-cell>
          <table:table-cell office:value-type="float" office:value="0" calcext:value-type="float">
            <text:p>0,00</text:p>
          </table:table-cell>
          <table:table-cell office:value-type="float" office:value="7500" calcext:value-type="float">
            <text:p>7500,00</text:p>
          </table:table-cell>
          <table:table-cell office:value-type="float" office:value="16882.6817734334" calcext:value-type="float">
            <text:p>16882,68</text:p>
          </table:table-cell>
          <table:table-cell office:value-type="float" office:value="682.337131000168" calcext:value-type="float">
            <text:p>682,34</text:p>
          </table:table-cell>
          <table:table-cell office:value-type="float" office:value="60017.4293780001" calcext:value-type="float">
            <text:p>60017,43</text:p>
          </table:table-cell>
          <table:table-cell office:value-type="float" office:value="6454.86" calcext:value-type="float">
            <text:p>6454,86</text:p>
          </table:table-cell>
          <table:table-cell office:value-type="float" office:value="1.71691689432906" calcext:value-type="float">
            <text:p>1,72</text:p>
          </table:table-cell>
          <table:table-cell office:value-type="string" calcext:value-type="string">
            <text:p>/?url=https://news.ycombinator.com/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_users</text:p>
          </table:table-cell>
          <table:table-cell office:value-type="float" office:value="79" calcext:value-type="float">
            <text:p>79,00</text:p>
          </table:table-cell>
          <table:table-cell office:value-type="float" office:value="0" calcext:value-type="float">
            <text:p>0,00</text:p>
          </table:table-cell>
          <table:table-cell office:value-type="float" office:value="1700" calcext:value-type="float">
            <text:p>1700,00</text:p>
          </table:table-cell>
          <table:table-cell office:value-type="float" office:value="3780.48374208873" calcext:value-type="float">
            <text:p>3780,48</text:p>
          </table:table-cell>
          <table:table-cell office:value-type="float" office:value="931.423313000778" calcext:value-type="float">
            <text:p>931,42</text:p>
          </table:table-cell>
          <table:table-cell office:value-type="float" office:value="43273.4179029994" calcext:value-type="float">
            <text:p>43273,42</text:p>
          </table:table-cell>
          <table:table-cell office:value-type="float" office:value="11663.5569620253" calcext:value-type="float">
            <text:p>11663,56</text:p>
          </table:table-cell>
          <table:table-cell office:value-type="float" office:value="0.788813345112818" calcext:value-type="float">
            <text:p>0,79</text:p>
          </table:table-cell>
          <table:table-cell office:value-type="string" calcext:value-type="string">
            <text:p>/?url=https://www.reddit.com/r/brdev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_users</text:p>
          </table:table-cell>
          <table:table-cell office:value-type="float" office:value="212" calcext:value-type="float">
            <text:p>212,00</text:p>
          </table:table-cell>
          <table:table-cell office:value-type="float" office:value="0" calcext:value-type="float">
            <text:p>0,00</text:p>
          </table:table-cell>
          <table:table-cell office:value-type="float" office:value="8100" calcext:value-type="float">
            <text:p>8100,00</text:p>
          </table:table-cell>
          <table:table-cell office:value-type="float" office:value="8839.37192738673" calcext:value-type="float">
            <text:p>8839,37</text:p>
          </table:table-cell>
          <table:table-cell office:value-type="float" office:value="1469.94096299932" calcext:value-type="float">
            <text:p>1469,94</text:p>
          </table:table-cell>
          <table:table-cell office:value-type="float" office:value="66077.6611370002" calcext:value-type="float">
            <text:p>66077,66</text:p>
          </table:table-cell>
          <table:table-cell office:value-type="float" office:value="11164.1933962264" calcext:value-type="float">
            <text:p>11164,19</text:p>
          </table:table-cell>
          <table:table-cell office:value-type="float" office:value="2.11612123515733" calcext:value-type="float">
            <text:p>2,12</text:p>
          </table:table-cell>
          <table:table-cell office:value-type="string" calcext:value-type="string">
            <text:p>/?url=https://www.reddit.com/r/brdev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00_users</text:p>
          </table:table-cell>
          <table:table-cell office:value-type="float" office:value="151" calcext:value-type="float">
            <text:p>151,00</text:p>
          </table:table-cell>
          <table:table-cell office:value-type="float" office:value="0" calcext:value-type="float">
            <text:p>0,00</text:p>
          </table:table-cell>
          <table:table-cell office:value-type="float" office:value="12000" calcext:value-type="float">
            <text:p>12000,00</text:p>
          </table:table-cell>
          <table:table-cell office:value-type="float" office:value="36124.9039031457" calcext:value-type="float">
            <text:p>36124,90</text:p>
          </table:table-cell>
          <table:table-cell office:value-type="float" office:value="2114.25663400041" calcext:value-type="float">
            <text:p>2114,26</text:p>
          </table:table-cell>
          <table:table-cell office:value-type="float" office:value="69861.1464009991" calcext:value-type="float">
            <text:p>69861,15</text:p>
          </table:table-cell>
          <table:table-cell office:value-type="float" office:value="7488.1523178808" calcext:value-type="float">
            <text:p>7488,15</text:p>
          </table:table-cell>
          <table:table-cell office:value-type="float" office:value="1.72836300695792" calcext:value-type="float">
            <text:p>1,73</text:p>
          </table:table-cell>
          <table:table-cell office:value-type="string" calcext:value-type="string">
            <text:p>/?url=https://www.reddit.com/r/brdev/</text:p>
          </table:table-cell>
          <table:table-cell table:number-columns-repeated="3"/>
        </table:table-row>
      </table:table>
      <table:table table:name="1000_Ruby_noRedis_Locus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2" office:value-type="string" calcext:value-type="string">
            <text:p>50%</text:p>
          </table:table-cell>
          <table:table-cell table:style-name="ce2" office:value-type="string" calcext:value-type="string">
            <text:p>66%</text:p>
          </table:table-cell>
          <table:table-cell table:style-name="ce2" office:value-type="string" calcext:value-type="string">
            <text:p>75%</text:p>
          </table:table-cell>
          <table:table-cell table:style-name="ce2" office:value-type="string" calcext:value-type="string">
            <text:p>80%</text:p>
          </table:table-cell>
          <table:table-cell table:style-name="ce2" office:value-type="string" calcext:value-type="string">
            <text:p>90%</text:p>
          </table:table-cell>
          <table:table-cell table:style-name="ce2" office:value-type="string" calcext:value-type="string">
            <text:p>95%</text:p>
          </table:table-cell>
          <table:table-cell table:style-name="ce2" office:value-type="string" calcext:value-type="string">
            <text:p>98%</text:p>
          </table:table-cell>
          <table:table-cell table:style-name="ce2" office:value-type="string" calcext:value-type="string">
            <text:p>99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99.99%</text:p>
          </table:table-cell>
          <table:table-cell table:style-name="ce2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.0</text:p>
          </table:table-cell>
          <table:table-cell office:value-type="string" calcext:value-type="string">
            <text:p>9057.712766105014</text:p>
          </table:table-cell>
          <table:table-cell office:value-type="string" calcext:value-type="string">
            <text:p>794.6361510003044</text:p>
          </table:table-cell>
          <table:table-cell office:value-type="string" calcext:value-type="string">
            <text:p>58130.96173099984</text:p>
          </table:table-cell>
          <table:table-cell office:value-type="string" calcext:value-type="string">
            <text:p>14328.0</text:p>
          </table:table-cell>
          <table:table-cell office:value-type="string" calcext:value-type="string">
            <text:p>0.21747613994834705</text:p>
          </table:table-cell>
          <table:table-cell office:value-type="string" calcext:value-type="string">
            <text:p>0.0</text:p>
          </table:table-cell>
          <table:table-cell office:value-type="float" office:value="3500" calcext:value-type="float">
            <text:p>35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39000" calcext:value-type="float">
            <text:p>39000</text:p>
          </table:table-cell>
          <table:table-cell table:number-columns-repeated="6" office:value-type="float" office:value="58000" calcext:value-type="float">
            <text:p>58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11304.106470969735</text:p>
          </table:table-cell>
          <table:table-cell office:value-type="string" calcext:value-type="string">
            <text:p>696.2180779992195</text:p>
          </table:table-cell>
          <table:table-cell office:value-type="string" calcext:value-type="string">
            <text:p>57390.17646499997</text:p>
          </table:table-cell>
          <table:table-cell office:value-type="string" calcext:value-type="string">
            <text:p>19462.363636363636</text:p>
          </table:table-cell>
          <table:table-cell office:value-type="string" calcext:value-type="string">
            <text:p>0.37772171675239224</text:p>
          </table:table-cell>
          <table:table-cell office:value-type="string" calcext:value-type="string">
            <text:p>0.0</text:p>
          </table:table-cell>
          <table:table-cell office:value-type="float" office:value="8000" calcext:value-type="float">
            <text:p>8000</text:p>
          </table:table-cell>
          <table:table-cell office:value-type="float" office:value="8700" calcext:value-type="float">
            <text:p>8700</text:p>
          </table:table-cell>
          <table:table-cell table:number-columns-repeated="2" office:value-type="float" office:value="8900" calcext:value-type="float">
            <text:p>8900</text:p>
          </table:table-cell>
          <table:table-cell office:value-type="float" office:value="42000" calcext:value-type="float">
            <text:p>42000</text:p>
          </table:table-cell>
          <table:table-cell table:number-columns-repeated="6" office:value-type="float" office:value="57000" calcext:value-type="float">
            <text:p>57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.0</text:p>
          </table:table-cell>
          <table:table-cell office:value-type="string" calcext:value-type="string">
            <text:p>8252.787085307667</text:p>
          </table:table-cell>
          <table:table-cell office:value-type="string" calcext:value-type="string">
            <text:p>1792.5590079994436</text:p>
          </table:table-cell>
          <table:table-cell office:value-type="string" calcext:value-type="string">
            <text:p>58652.853164998305</text:p>
          </table:table-cell>
          <table:table-cell office:value-type="string" calcext:value-type="string">
            <text:p>26759.384615384617</text:p>
          </table:table-cell>
          <table:table-cell office:value-type="string" calcext:value-type="string">
            <text:p>0.14879946417518483</text:p>
          </table:table-cell>
          <table:table-cell office:value-type="string" calcext:value-type="string">
            <text:p>0.0</text:p>
          </table:table-cell>
          <table:table-cell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table:number-columns-repeated="6" office:value-type="float" office:value="59000" calcext:value-type="float">
            <text:p>5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00.0</text:p>
          </table:table-cell>
          <table:table-cell office:value-type="string" calcext:value-type="string">
            <text:p>12805.15375899995</text:p>
          </table:table-cell>
          <table:table-cell office:value-type="string" calcext:value-type="string">
            <text:p>8978.7733330013</text:p>
          </table:table-cell>
          <table:table-cell office:value-type="string" calcext:value-type="string">
            <text:p>32237.30797099961</text:p>
          </table:table-cell>
          <table:table-cell office:value-type="string" calcext:value-type="string">
            <text:p>36352.28571428572</text:p>
          </table:table-cell>
          <table:table-cell office:value-type="string" calcext:value-type="string">
            <text:p>0.0801227884020226</text:p>
          </table:table-cell>
          <table:table-cell office:value-type="string" calcext:value-type="string">
            <text:p>0.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7"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00.0</text:p>
          </table:table-cell>
          <table:table-cell office:value-type="string" calcext:value-type="string">
            <text:p>24650.42485144436</text:p>
          </table:table-cell>
          <table:table-cell office:value-type="string" calcext:value-type="string">
            <text:p>7882.736450999801</text:p>
          </table:table-cell>
          <table:table-cell office:value-type="string" calcext:value-type="string">
            <text:p>42546.33122300038</text:p>
          </table:table-cell>
          <table:table-cell office:value-type="string" calcext:value-type="string">
            <text:p>25443.222222222223</text:p>
          </table:table-cell>
          <table:table-cell office:value-type="string" calcext:value-type="string">
            <text:p>0.10301501365974335</text:p>
          </table:table-cell>
          <table:table-cell office:value-type="string" calcext:value-type="string">
            <text:p>0.0</text:p>
          </table:table-cell>
          <table:table-cell office:value-type="float" office:value="29000" calcext:value-type="float">
            <text:p>29000</text:p>
          </table:table-cell>
          <table:table-cell office:value-type="float" office:value="31000" calcext:value-type="float">
            <text:p>31000</text:p>
          </table:table-cell>
          <table:table-cell table:number-columns-repeated="2" office:value-type="float" office:value="42000" calcext:value-type="float">
            <text:p>42000</text:p>
          </table:table-cell>
          <table:table-cell table:number-columns-repeated="7"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00.0</text:p>
          </table:table-cell>
          <table:table-cell office:value-type="string" calcext:value-type="string">
            <text:p>14140.059047652187</text:p>
          </table:table-cell>
          <table:table-cell office:value-type="string" calcext:value-type="string">
            <text:p>491.5444770012982</text:p>
          </table:table-cell>
          <table:table-cell office:value-type="string" calcext:value-type="string">
            <text:p>60064.38851299936</text:p>
          </table:table-cell>
          <table:table-cell office:value-type="string" calcext:value-type="string">
            <text:p>26892.717391304348</text:p>
          </table:table-cell>
          <table:table-cell office:value-type="string" calcext:value-type="string">
            <text:p>1.5795635427827313</text:p>
          </table:table-cell>
          <table:table-cell office:value-type="string" calcext:value-type="string">
            <text:p>0.0</text:p>
          </table:table-cell>
          <table:table-cell office:value-type="float" office:value="8900" calcext:value-type="float">
            <text:p>8900</text:p>
          </table:table-cell>
          <table:table-cell office:value-type="float" office:value="9200" calcext:value-type="float">
            <text:p>9200</text:p>
          </table:table-cell>
          <table:table-cell office:value-type="float" office:value="9500" calcext:value-type="float">
            <text:p>9500</text:p>
          </table:table-cell>
          <table:table-cell office:value-type="float" office:value="15000" calcext:value-type="float">
            <text:p>15000</text:p>
          </table:table-cell>
          <table:table-cell office:value-type="float" office:value="34000" calcext:value-type="float">
            <text:p>34000</text:p>
          </table:table-cell>
          <table:table-cell table:number-columns-repeated="6"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00.0</text:p>
          </table:table-cell>
          <table:table-cell office:value-type="string" calcext:value-type="string">
            <text:p>15806.775053053307</text:p>
          </table:table-cell>
          <table:table-cell office:value-type="string" calcext:value-type="string">
            <text:p>599.225623998791</text:p>
          </table:table-cell>
          <table:table-cell office:value-type="string" calcext:value-type="string">
            <text:p>60065.46019900088</text:p>
          </table:table-cell>
          <table:table-cell office:value-type="string" calcext:value-type="string">
            <text:p>35046.68</text:p>
          </table:table-cell>
          <table:table-cell office:value-type="string" calcext:value-type="string">
            <text:p>0.8584584471645279</text:p>
          </table:table-cell>
          <table:table-cell office:value-type="string" calcext:value-type="string">
            <text:p>0.0</text:p>
          </table:table-cell>
          <table:table-cell office:value-type="float" office:value="9700" calcext:value-type="float">
            <text:p>97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1000" calcext:value-type="float">
            <text:p>11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table:number-columns-repeated="5"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00.0</text:p>
          </table:table-cell>
          <table:table-cell office:value-type="string" calcext:value-type="string">
            <text:p>33558.275541700095</text:p>
          </table:table-cell>
          <table:table-cell office:value-type="string" calcext:value-type="string">
            <text:p>3097.372741000072</text:p>
          </table:table-cell>
          <table:table-cell office:value-type="string" calcext:value-type="string">
            <text:p>60064.82030799998</text:p>
          </table:table-cell>
          <table:table-cell office:value-type="string" calcext:value-type="string">
            <text:p>15596.4</text:p>
          </table:table-cell>
          <table:table-cell office:value-type="string" calcext:value-type="string">
            <text:p>0.11446112628860372</text:p>
          </table:table-cell>
          <table:table-cell office:value-type="string" calcext:value-type="string">
            <text:p>0.0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59000" calcext:value-type="float">
            <text:p>59000</text:p>
          </table:table-cell>
          <table:table-cell table:number-columns-repeated="8"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00.0</text:p>
          </table:table-cell>
          <table:table-cell office:value-type="string" calcext:value-type="string">
            <text:p>16882.6817734334</text:p>
          </table:table-cell>
          <table:table-cell office:value-type="string" calcext:value-type="string">
            <text:p>682.3371310001676</text:p>
          </table:table-cell>
          <table:table-cell office:value-type="string" calcext:value-type="string">
            <text:p>60017.42937800009</text:p>
          </table:table-cell>
          <table:table-cell office:value-type="string" calcext:value-type="string">
            <text:p>6454.86</text:p>
          </table:table-cell>
          <table:table-cell office:value-type="string" calcext:value-type="string">
            <text:p>1.7169168943290558</text:p>
          </table:table-cell>
          <table:table-cell office:value-type="string" calcext:value-type="string">
            <text:p>0.0</text:p>
          </table:table-cell>
          <table:table-cell office:value-type="float" office:value="7600" calcext:value-type="float">
            <text:p>7600</text:p>
          </table:table-cell>
          <table:table-cell office:value-type="float" office:value="9400" calcext:value-type="float">
            <text:p>9400</text:p>
          </table:table-cell>
          <table:table-cell office:value-type="float" office:value="28000" calcext:value-type="float">
            <text:p>28000</text:p>
          </table:table-cell>
          <table:table-cell office:value-type="float" office:value="43000" calcext:value-type="float">
            <text:p>43000</text:p>
          </table:table-cell>
          <table:table-cell table:number-columns-repeated="2" office:value-type="float" office:value="57000" calcext:value-type="float">
            <text:p>57000</text:p>
          </table:table-cell>
          <table:table-cell table:number-columns-repeated="2" office:value-type="float" office:value="58000" calcext:value-type="float">
            <text:p>58000</text:p>
          </table:table-cell>
          <table:table-cell table:number-columns-repeated="3"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00.0</text:p>
          </table:table-cell>
          <table:table-cell office:value-type="string" calcext:value-type="string">
            <text:p>36124.90390314574</text:p>
          </table:table-cell>
          <table:table-cell office:value-type="string" calcext:value-type="string">
            <text:p>2114.2566340004123</text:p>
          </table:table-cell>
          <table:table-cell office:value-type="string" calcext:value-type="string">
            <text:p>69861.14640099913</text:p>
          </table:table-cell>
          <table:table-cell office:value-type="string" calcext:value-type="string">
            <text:p>7488.152317880795</text:p>
          </table:table-cell>
          <table:table-cell office:value-type="string" calcext:value-type="string">
            <text:p>1.7283630069579161</text:p>
          </table:table-cell>
          <table:table-cell office:value-type="string" calcext:value-type="string">
            <text:p>0.0</text:p>
          </table:table-cell>
          <table:table-cell office:value-type="float" office:value="12000" calcext:value-type="float">
            <text:p>12000</text:p>
          </table:table-cell>
          <table:table-cell office:value-type="float" office:value="68000" calcext:value-type="float">
            <text:p>68000</text:p>
          </table:table-cell>
          <table:table-cell table:number-columns-repeated="3" office:value-type="float" office:value="69000" calcext:value-type="float">
            <text:p>69000</text:p>
          </table:table-cell>
          <table:table-cell table:number-columns-repeated="6" office:value-type="float" office:value="70000" calcext:value-type="float">
            <text:p>70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00.0</text:p>
          </table:table-cell>
          <table:table-cell office:value-type="string" calcext:value-type="string">
            <text:p>20534.859465363657</text:p>
          </table:table-cell>
          <table:table-cell office:value-type="string" calcext:value-type="string">
            <text:p>491.5444770012982</text:p>
          </table:table-cell>
          <table:table-cell office:value-type="string" calcext:value-type="string">
            <text:p>69861.14640099913</text:p>
          </table:table-cell>
          <table:table-cell office:value-type="string" calcext:value-type="string">
            <text:p>17091.59834710744</text:p>
          </table:table-cell>
          <table:table-cell office:value-type="string" calcext:value-type="string">
            <text:p>6.924898140460525</text:p>
          </table:table-cell>
          <table:table-cell office:value-type="string" calcext:value-type="string">
            <text:p>0.0</text:p>
          </table:table-cell>
          <table:table-cell office:value-type="float" office:value="9100" calcext:value-type="float">
            <text:p>9100</text:p>
          </table:table-cell>
          <table:table-cell office:value-type="float" office:value="11000" calcext:value-type="float">
            <text:p>1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54000" calcext:value-type="float">
            <text:p>54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table:number-columns-repeated="5" office:value-type="float" office:value="70000" calcext:value-type="float">
            <text:p>70000</text:p>
          </table:table-cell>
        </table:table-row>
      </table:table>
      <table:table table:name="100_Ruby_noRedis_Locus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2" office:value-type="string" calcext:value-type="string">
            <text:p>50%</text:p>
          </table:table-cell>
          <table:table-cell table:style-name="ce2" office:value-type="string" calcext:value-type="string">
            <text:p>66%</text:p>
          </table:table-cell>
          <table:table-cell table:style-name="ce2" office:value-type="string" calcext:value-type="string">
            <text:p>75%</text:p>
          </table:table-cell>
          <table:table-cell table:style-name="ce2" office:value-type="string" calcext:value-type="string">
            <text:p>80%</text:p>
          </table:table-cell>
          <table:table-cell table:style-name="ce2" office:value-type="string" calcext:value-type="string">
            <text:p>90%</text:p>
          </table:table-cell>
          <table:table-cell table:style-name="ce2" office:value-type="string" calcext:value-type="string">
            <text:p>95%</text:p>
          </table:table-cell>
          <table:table-cell table:style-name="ce2" office:value-type="string" calcext:value-type="string">
            <text:p>98%</text:p>
          </table:table-cell>
          <table:table-cell table:style-name="ce2" office:value-type="string" calcext:value-type="string">
            <text:p>99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99.99%</text:p>
          </table:table-cell>
          <table:table-cell table:style-name="ce2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4178.001748502414</text:p>
          </table:table-cell>
          <table:table-cell office:value-type="string" calcext:value-type="string">
            <text:p>1691.8585039984464</text:p>
          </table:table-cell>
          <table:table-cell office:value-type="string" calcext:value-type="string">
            <text:p>7418.531052000617</text:p>
          </table:table-cell>
          <table:table-cell office:value-type="string" calcext:value-type="string">
            <text:p>9681.908629441625</text:p>
          </table:table-cell>
          <table:table-cell office:value-type="string" calcext:value-type="string">
            <text:p>1.966395676066008</text:p>
          </table:table-cell>
          <table:table-cell office:value-type="string" calcext:value-type="string">
            <text:p>0.0</text:p>
          </table:table-cell>
          <table:table-cell office:value-type="float" office:value="4000" calcext:value-type="float">
            <text:p>4000</text:p>
          </table:table-cell>
          <table:table-cell office:value-type="float" office:value="4700" calcext:value-type="float">
            <text:p>4700</text:p>
          </table:table-cell>
          <table:table-cell office:value-type="float" office:value="5100" calcext:value-type="float">
            <text:p>5100</text:p>
          </table:table-cell>
          <table:table-cell office:value-type="float" office:value="5400" calcext:value-type="float">
            <text:p>5400</text:p>
          </table:table-cell>
          <table:table-cell office:value-type="float" office:value="5800" calcext:value-type="float">
            <text:p>5800</text:p>
          </table:table-cell>
          <table:table-cell office:value-type="float" office:value="6100" calcext:value-type="float">
            <text:p>6100</text:p>
          </table:table-cell>
          <table:table-cell office:value-type="float" office:value="6700" calcext:value-type="float">
            <text:p>6700</text:p>
          </table:table-cell>
          <table:table-cell office:value-type="float" office:value="7300" calcext:value-type="float">
            <text:p>7300</text:p>
          </table:table-cell>
          <table:table-cell table:number-columns-repeated="3"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00.0</text:p>
          </table:table-cell>
          <table:table-cell office:value-type="string" calcext:value-type="string">
            <text:p>4918.835359661659</text:p>
          </table:table-cell>
          <table:table-cell office:value-type="string" calcext:value-type="string">
            <text:p>1722.128845000043</text:p>
          </table:table-cell>
          <table:table-cell office:value-type="string" calcext:value-type="string">
            <text:p>7746.359000999291</text:p>
          </table:table-cell>
          <table:table-cell office:value-type="string" calcext:value-type="string">
            <text:p>13018.550505050505</text:p>
          </table:table-cell>
          <table:table-cell office:value-type="string" calcext:value-type="string">
            <text:p>1.9763773800054292</text:p>
          </table:table-cell>
          <table:table-cell office:value-type="string" calcext:value-type="string">
            <text:p>0.0</text:p>
          </table:table-cell>
          <table:table-cell office:value-type="float" office:value="5100" calcext:value-type="float">
            <text:p>5100</text:p>
          </table:table-cell>
          <table:table-cell office:value-type="float" office:value="5400" calcext:value-type="float">
            <text:p>5400</text:p>
          </table:table-cell>
          <table:table-cell office:value-type="float" office:value="5700" calcext:value-type="float">
            <text:p>5700</text:p>
          </table:table-cell>
          <table:table-cell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7300" calcext:value-type="float">
            <text:p>73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00.0</text:p>
          </table:table-cell>
          <table:table-cell office:value-type="string" calcext:value-type="string">
            <text:p>5636.617944602487</text:p>
          </table:table-cell>
          <table:table-cell office:value-type="string" calcext:value-type="string">
            <text:p>2678.3496820007713</text:p>
          </table:table-cell>
          <table:table-cell office:value-type="string" calcext:value-type="string">
            <text:p>7415.130348001185</text:p>
          </table:table-cell>
          <table:table-cell office:value-type="string" calcext:value-type="string">
            <text:p>16545.298136645964</text:p>
          </table:table-cell>
          <table:table-cell office:value-type="string" calcext:value-type="string">
            <text:p>1.6070543342468389</text:p>
          </table:table-cell>
          <table:table-cell office:value-type="string" calcext:value-type="string">
            <text:p>0.0</text:p>
          </table:table-cell>
          <table:table-cell office:value-type="float" office:value="5700" calcext:value-type="float">
            <text:p>5700</text:p>
          </table:table-cell>
          <table:table-cell office:value-type="float" office:value="6100" calcext:value-type="float">
            <text:p>6100</text:p>
          </table:table-cell>
          <table:table-cell table:number-columns-repeated="2" office:value-type="float" office:value="6300" calcext:value-type="float">
            <text:p>63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00.0</text:p>
          </table:table-cell>
          <table:table-cell office:value-type="string" calcext:value-type="string">
            <text:p>5563.382769747922</text:p>
          </table:table-cell>
          <table:table-cell office:value-type="string" calcext:value-type="string">
            <text:p>2887.704295000731</text:p>
          </table:table-cell>
          <table:table-cell office:value-type="string" calcext:value-type="string">
            <text:p>8713.177653000457</text:p>
          </table:table-cell>
          <table:table-cell office:value-type="string" calcext:value-type="string">
            <text:p>8242.159663865546</text:p>
          </table:table-cell>
          <table:table-cell office:value-type="string" calcext:value-type="string">
            <text:p>1.1878227687911418</text:p>
          </table:table-cell>
          <table:table-cell office:value-type="string" calcext:value-type="string">
            <text:p>0.0</text:p>
          </table:table-cell>
          <table:table-cell office:value-type="float" office:value="5400" calcext:value-type="float">
            <text:p>5400</text:p>
          </table:table-cell>
          <table:table-cell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00.0</text:p>
          </table:table-cell>
          <table:table-cell office:value-type="string" calcext:value-type="string">
            <text:p>5571.055423540289</text:p>
          </table:table-cell>
          <table:table-cell office:value-type="string" calcext:value-type="string">
            <text:p>3622.0923000000766</text:p>
          </table:table-cell>
          <table:table-cell office:value-type="string" calcext:value-type="string">
            <text:p>7846.814729000471</text:p>
          </table:table-cell>
          <table:table-cell office:value-type="string" calcext:value-type="string">
            <text:p>7566.887096774193</text:p>
          </table:table-cell>
          <table:table-cell office:value-type="string" calcext:value-type="string">
            <text:p>1.2377312884882485</text:p>
          </table:table-cell>
          <table:table-cell office:value-type="string" calcext:value-type="string">
            <text:p>0.0</text:p>
          </table:table-cell>
          <table:table-cell office:value-type="float" office:value="5500" calcext:value-type="float">
            <text:p>5500</text:p>
          </table:table-cell>
          <table:table-cell office:value-type="float" office:value="5900" calcext:value-type="float">
            <text:p>5900</text:p>
          </table:table-cell>
          <table:table-cell office:value-type="float" office:value="6100" calcext:value-type="float">
            <text:p>6100</text:p>
          </table:table-cell>
          <table:table-cell office:value-type="float" office:value="6300" calcext:value-type="float">
            <text:p>63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number-columns-repeated="3"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00.0</text:p>
          </table:table-cell>
          <table:table-cell office:value-type="string" calcext:value-type="string">
            <text:p>4872.940051618088</text:p>
          </table:table-cell>
          <table:table-cell office:value-type="string" calcext:value-type="string">
            <text:p>491.65169300067646</text:p>
          </table:table-cell>
          <table:table-cell office:value-type="string" calcext:value-type="string">
            <text:p>8636.063599000408</text:p>
          </table:table-cell>
          <table:table-cell office:value-type="string" calcext:value-type="string">
            <text:p>20929.552763819094</text:p>
          </table:table-cell>
          <table:table-cell office:value-type="string" calcext:value-type="string">
            <text:p>1.9863590839448506</text:p>
          </table:table-cell>
          <table:table-cell office:value-type="string" calcext:value-type="string">
            <text:p>0.0</text:p>
          </table:table-cell>
          <table:table-cell office:value-type="float" office:value="5200" calcext:value-type="float">
            <text:p>5200</text:p>
          </table:table-cell>
          <table:table-cell office:value-type="float" office:value="5500" calcext:value-type="float">
            <text:p>55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office:value-type="float" office:value="7400" calcext:value-type="float">
            <text:p>7400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00.0</text:p>
          </table:table-cell>
          <table:table-cell office:value-type="string" calcext:value-type="string">
            <text:p>6077.7462061708875</text:p>
          </table:table-cell>
          <table:table-cell office:value-type="string" calcext:value-type="string">
            <text:p>1794.856233000246</text:p>
          </table:table-cell>
          <table:table-cell office:value-type="string" calcext:value-type="string">
            <text:p>9930.344970998704</text:p>
          </table:table-cell>
          <table:table-cell office:value-type="string" calcext:value-type="string">
            <text:p>23950.93969849246</text:p>
          </table:table-cell>
          <table:table-cell office:value-type="string" calcext:value-type="string">
            <text:p>1.9863590839448506</text:p>
          </table:table-cell>
          <table:table-cell office:value-type="string" calcext:value-type="string">
            <text:p>0.0</text:p>
          </table:table-cell>
          <table:table-cell office:value-type="float" office:value="6200" calcext:value-type="float">
            <text:p>62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7600" calcext:value-type="float">
            <text:p>7600</text:p>
          </table:table-cell>
          <table:table-cell office:value-type="float" office:value="7900" calcext:value-type="float">
            <text:p>7900</text:p>
          </table:table-cell>
          <table:table-cell office:value-type="float" office:value="8300" calcext:value-type="float">
            <text:p>8300</text:p>
          </table:table-cell>
          <table:table-cell office:value-type="float" office:value="8700" calcext:value-type="float">
            <text:p>8700</text:p>
          </table:table-cell>
          <table:table-cell table:number-columns-repeated="3"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00.0</text:p>
          </table:table-cell>
          <table:table-cell office:value-type="string" calcext:value-type="string">
            <text:p>5820.9960586916295</text:p>
          </table:table-cell>
          <table:table-cell office:value-type="string" calcext:value-type="string">
            <text:p>4368.780440998307</text:p>
          </table:table-cell>
          <table:table-cell office:value-type="string" calcext:value-type="string">
            <text:p>7852.6291029993445</text:p>
          </table:table-cell>
          <table:table-cell office:value-type="string" calcext:value-type="string">
            <text:p>12874.037593984962</text:p>
          </table:table-cell>
          <table:table-cell office:value-type="string" calcext:value-type="string">
            <text:p>1.3275666239430408</text:p>
          </table:table-cell>
          <table:table-cell office:value-type="string" calcext:value-type="string">
            <text:p>0.0</text:p>
          </table:table-cell>
          <table:table-cell office:value-type="float" office:value="5800" calcext:value-type="float">
            <text:p>5800</text:p>
          </table:table-cell>
          <table:table-cell office:value-type="float" office:value="6100" calcext:value-type="float">
            <text:p>6100</text:p>
          </table:table-cell>
          <table:table-cell office:value-type="float" office:value="6300" calcext:value-type="float">
            <text:p>63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7900" calcext:value-type="float">
            <text:p>79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00.0</text:p>
          </table:table-cell>
          <table:table-cell office:value-type="string" calcext:value-type="string">
            <text:p>4550.560469705899</text:p>
          </table:table-cell>
          <table:table-cell office:value-type="string" calcext:value-type="string">
            <text:p>678.2257739996567</text:p>
          </table:table-cell>
          <table:table-cell office:value-type="string" calcext:value-type="string">
            <text:p>23217.969563000224</text:p>
          </table:table-cell>
          <table:table-cell office:value-type="string" calcext:value-type="string">
            <text:p>8886.95588235294</text:p>
          </table:table-cell>
          <table:table-cell office:value-type="string" calcext:value-type="string">
            <text:p>2.0362676036419574</text:p>
          </table:table-cell>
          <table:table-cell office:value-type="string" calcext:value-type="string">
            <text:p>0.0</text:p>
          </table:table-cell>
          <table:table-cell office:value-type="float" office:value="5200" calcext:value-type="float">
            <text:p>52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500" calcext:value-type="float">
            <text:p>7500</text:p>
          </table:table-cell>
          <table:table-cell office:value-type="float" office:value="7700" calcext:value-type="float">
            <text:p>7700</text:p>
          </table:table-cell>
          <table:table-cell table:number-columns-repeated="3"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00.0</text:p>
          </table:table-cell>
          <table:table-cell office:value-type="string" calcext:value-type="string">
            <text:p>8839.371927386728</text:p>
          </table:table-cell>
          <table:table-cell office:value-type="string" calcext:value-type="string">
            <text:p>1469.940962999317</text:p>
          </table:table-cell>
          <table:table-cell office:value-type="string" calcext:value-type="string">
            <text:p>66077.66113700018</text:p>
          </table:table-cell>
          <table:table-cell office:value-type="string" calcext:value-type="string">
            <text:p>11164.193396226416</text:p>
          </table:table-cell>
          <table:table-cell office:value-type="string" calcext:value-type="string">
            <text:p>2.1161212351573284</text:p>
          </table:table-cell>
          <table:table-cell office:value-type="string" calcext:value-type="string">
            <text:p>0.0</text:p>
          </table:table-cell>
          <table:table-cell office:value-type="float" office:value="8100" calcext:value-type="float">
            <text:p>81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66000" calcext:value-type="float">
            <text:p>66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00.0</text:p>
          </table:table-cell>
          <table:table-cell office:value-type="string" calcext:value-type="string">
            <text:p>5620.266255670084</text:p>
          </table:table-cell>
          <table:table-cell office:value-type="string" calcext:value-type="string">
            <text:p>491.65169300067646</text:p>
          </table:table-cell>
          <table:table-cell office:value-type="string" calcext:value-type="string">
            <text:p>66077.66113700018</text:p>
          </table:table-cell>
          <table:table-cell office:value-type="string" calcext:value-type="string">
            <text:p>13683.348224513173</text:p>
          </table:table-cell>
          <table:table-cell office:value-type="string" calcext:value-type="string">
            <text:p>17.428055078229693</text:p>
          </table:table-cell>
          <table:table-cell office:value-type="string" calcext:value-type="string">
            <text:p>0.0</text:p>
          </table:table-cell>
          <table:table-cell office:value-type="float" office:value="5500" calcext:value-type="float">
            <text:p>55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9200" calcext:value-type="float">
            <text:p>9200</text:p>
          </table:table-cell>
          <table:table-cell table:number-columns-repeated="2" office:value-type="float" office:value="13000" calcext:value-type="float">
            <text:p>13000</text:p>
          </table:table-cell>
          <table:table-cell office:value-type="float" office:value="23000" calcext:value-type="float">
            <text:p>23000</text:p>
          </table:table-cell>
          <table:table-cell table:number-columns-repeated="2" office:value-type="float" office:value="66000" calcext:value-type="float">
            <text:p>66000</text:p>
          </table:table-cell>
        </table:table-row>
      </table:table>
      <table:table table:name="10_Ruby_noRedis_Locust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6" table:number-columns-repeated="5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2" office:value-type="string" calcext:value-type="string">
            <text:p>50%</text:p>
          </table:table-cell>
          <table:table-cell table:style-name="ce2" office:value-type="string" calcext:value-type="string">
            <text:p>66%</text:p>
          </table:table-cell>
          <table:table-cell table:style-name="ce2" office:value-type="string" calcext:value-type="string">
            <text:p>75%</text:p>
          </table:table-cell>
          <table:table-cell table:style-name="ce2" office:value-type="string" calcext:value-type="string">
            <text:p>80%</text:p>
          </table:table-cell>
          <table:table-cell table:style-name="ce2" office:value-type="string" calcext:value-type="string">
            <text:p>90%</text:p>
          </table:table-cell>
          <table:table-cell table:style-name="ce2" office:value-type="string" calcext:value-type="string">
            <text:p>95%</text:p>
          </table:table-cell>
          <table:table-cell table:style-name="ce2" office:value-type="string" calcext:value-type="string">
            <text:p>98%</text:p>
          </table:table-cell>
          <table:table-cell table:style-name="ce2" office:value-type="string" calcext:value-type="string">
            <text:p>99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99.99%</text:p>
          </table:table-cell>
          <table:table-cell table:style-name="ce2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598.2250698514542</text:p>
          </table:table-cell>
          <table:table-cell office:value-type="string" calcext:value-type="string">
            <text:p>369.3531420012732</text:p>
          </table:table-cell>
          <table:table-cell office:value-type="string" calcext:value-type="string">
            <text:p>1093.2155180016707</text:p>
          </table:table-cell>
          <table:table-cell office:value-type="string" calcext:value-type="string">
            <text:p>14328.0</text:p>
          </table:table-cell>
          <table:table-cell office:value-type="string" calcext:value-type="string">
            <text:p>0.7388884498525135</text:p>
          </table:table-cell>
          <table:table-cell office:value-type="string" calcext:value-type="string">
            <text:p>0.0</text:p>
          </table:table-cell>
          <table:table-cell office:value-type="float" office:value="520" calcext:value-type="float">
            <text:p>520</text:p>
          </table:table-cell>
          <table:table-cell office:value-type="float" office:value="580" calcext:value-type="float">
            <text:p>580</text:p>
          </table:table-cell>
          <table:table-cell office:value-type="float" office:value="660" calcext:value-type="float">
            <text:p>660</text:p>
          </table:table-cell>
          <table:table-cell office:value-type="float" office:value="760" calcext:value-type="float">
            <text:p>760</text:p>
          </table:table-cell>
          <table:table-cell office:value-type="float" office:value="940" calcext:value-type="float">
            <text:p>94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648.2748160399933</text:p>
          </table:table-cell>
          <table:table-cell office:value-type="string" calcext:value-type="string">
            <text:p>478.71295100048883</text:p>
          </table:table-cell>
          <table:table-cell office:value-type="string" calcext:value-type="string">
            <text:p>1269.0624070000922</text:p>
          </table:table-cell>
          <table:table-cell office:value-type="string" calcext:value-type="string">
            <text:p>19605.493333333332</text:p>
          </table:table-cell>
          <table:table-cell office:value-type="string" calcext:value-type="string">
            <text:p>0.7488734289045744</text:p>
          </table:table-cell>
          <table:table-cell office:value-type="string" calcext:value-type="string">
            <text:p>0.0</text:p>
          </table:table-cell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office:value-type="float" office:value="680" calcext:value-type="float">
            <text:p>680</text:p>
          </table:table-cell>
          <table:table-cell office:value-type="float" office:value="760" calcext:value-type="float">
            <text:p>760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4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803.139994112608</text:p>
          </table:table-cell>
          <table:table-cell office:value-type="string" calcext:value-type="string">
            <text:p>464.4938440014812</text:p>
          </table:table-cell>
          <table:table-cell office:value-type="string" calcext:value-type="string">
            <text:p>1586.5159900004073</text:p>
          </table:table-cell>
          <table:table-cell office:value-type="string" calcext:value-type="string">
            <text:p>33261.01408450704</text:p>
          </table:table-cell>
          <table:table-cell office:value-type="string" calcext:value-type="string">
            <text:p>0.7089335126963304</text:p>
          </table:table-cell>
          <table:table-cell office:value-type="string" calcext:value-type="string">
            <text:p>0.0</text:p>
          </table:table-cell>
          <table:table-cell office:value-type="float" office:value="660" calcext:value-type="float">
            <text:p>660</text:p>
          </table:table-cell>
          <table:table-cell office:value-type="float" office:value="740" calcext:value-type="float">
            <text:p>740</text:p>
          </table:table-cell>
          <table:table-cell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764.0115691593446</text:p>
          </table:table-cell>
          <table:table-cell office:value-type="string" calcext:value-type="string">
            <text:p>476.5883380005107</text:p>
          </table:table-cell>
          <table:table-cell office:value-type="string" calcext:value-type="string">
            <text:p>1460.1315719992272</text:p>
          </table:table-cell>
          <table:table-cell office:value-type="string" calcext:value-type="string">
            <text:p>40218.0</text:p>
          </table:table-cell>
          <table:table-cell office:value-type="string" calcext:value-type="string">
            <text:p>0.6889635545922085</text:p>
          </table:table-cell>
          <table:table-cell office:value-type="string" calcext:value-type="string">
            <text:p>0.0</text:p>
          </table:table-cell>
          <table:table-cell office:value-type="float" office:value="650" calcext:value-type="float">
            <text:p>650</text:p>
          </table:table-cell>
          <table:table-cell office:value-type="float" office:value="680" calcext:value-type="float">
            <text:p>680</text:p>
          </table:table-cell>
          <table:table-cell office:value-type="float" office:value="890" calcext:value-type="float">
            <text:p>89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705.8647536811106</text:p>
          </table:table-cell>
          <table:table-cell office:value-type="string" calcext:value-type="string">
            <text:p>479.13507700104674</text:p>
          </table:table-cell>
          <table:table-cell office:value-type="string" calcext:value-type="string">
            <text:p>1176.4036170006875</text:p>
          </table:table-cell>
          <table:table-cell office:value-type="string" calcext:value-type="string">
            <text:p>28267.0</text:p>
          </table:table-cell>
          <table:table-cell office:value-type="string" calcext:value-type="string">
            <text:p>0.6889635545922085</text:p>
          </table:table-cell>
          <table:table-cell office:value-type="string" calcext:value-type="string">
            <text:p>0.0</text:p>
          </table:table-cell>
          <table:table-cell office:value-type="float" office:value="610" calcext:value-type="float">
            <text:p>610</text:p>
          </table:table-cell>
          <table:table-cell office:value-type="float" office:value="720" calcext:value-type="float">
            <text:p>720</text:p>
          </table:table-cell>
          <table:table-cell office:value-type="float" office:value="820" calcext:value-type="float">
            <text:p>82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5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2793.0758087343206</text:p>
          </table:table-cell>
          <table:table-cell office:value-type="string" calcext:value-type="string">
            <text:p>437.58385499859287</text:p>
          </table:table-cell>
          <table:table-cell office:value-type="string" calcext:value-type="string">
            <text:p>35526.764766998895</text:p>
          </table:table-cell>
          <table:table-cell office:value-type="string" calcext:value-type="string">
            <text:p>26842.08860759494</text:p>
          </table:table-cell>
          <table:table-cell office:value-type="string" calcext:value-type="string">
            <text:p>0.7888133451128184</text:p>
          </table:table-cell>
          <table:table-cell office:value-type="string" calcext:value-type="string">
            <text:p>0.0</text:p>
          </table:table-cell>
          <table:table-cell office:value-type="float" office:value="560" calcext:value-type="float">
            <text:p>560</text:p>
          </table:table-cell>
          <table:table-cell office:value-type="float" office:value="610" calcext:value-type="float">
            <text:p>610</text:p>
          </table:table-cell>
          <table:table-cell office:value-type="float" office:value="640" calcext:value-type="float">
            <text:p>640</text:p>
          </table:table-cell>
          <table:table-cell office:value-type="float" office:value="680" calcext:value-type="float">
            <text:p>6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5000" calcext:value-type="float">
            <text:p>35000</text:p>
          </table:table-cell>
          <table:table-cell table:number-columns-repeated="4"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976.316577194666</text:p>
          </table:table-cell>
          <table:table-cell office:value-type="string" calcext:value-type="string">
            <text:p>473.64875600032974</text:p>
          </table:table-cell>
          <table:table-cell office:value-type="string" calcext:value-type="string">
            <text:p>2846.747754001626</text:p>
          </table:table-cell>
          <table:table-cell office:value-type="string" calcext:value-type="string">
            <text:p>37847.0</text:p>
          </table:table-cell>
          <table:table-cell office:value-type="string" calcext:value-type="string">
            <text:p>0.7688433870086965</text:p>
          </table:table-cell>
          <table:table-cell office:value-type="string" calcext:value-type="string">
            <text:p>0.0</text:p>
          </table:table-cell>
          <table:table-cell office:value-type="float" office:value="650" calcext:value-type="float">
            <text:p>650</text:p>
          </table:table-cell>
          <table:table-cell office:value-type="float" office:value="730" calcext:value-type="float">
            <text:p>73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2200" calcext:value-type="float">
            <text:p>2200</text:p>
          </table:table-cell>
          <table:table-cell office:value-type="float" office:value="2600" calcext:value-type="float">
            <text:p>2600</text:p>
          </table:table-cell>
          <table:table-cell table:number-columns-repeated="5"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.0</text:p>
          </table:table-cell>
          <table:table-cell office:value-type="string" calcext:value-type="string">
            <text:p>737.2004330724282</text:p>
          </table:table-cell>
          <table:table-cell office:value-type="string" calcext:value-type="string">
            <text:p>479.91108300084306</text:p>
          </table:table-cell>
          <table:table-cell office:value-type="string" calcext:value-type="string">
            <text:p>1322.8462719998788</text:p>
          </table:table-cell>
          <table:table-cell office:value-type="string" calcext:value-type="string">
            <text:p>36090.913043478264</text:p>
          </table:table-cell>
          <table:table-cell office:value-type="string" calcext:value-type="string">
            <text:p>0.6889635545922085</text:p>
          </table:table-cell>
          <table:table-cell office:value-type="string" calcext:value-type="string">
            <text:p>0.0</text:p>
          </table:table-cell>
          <table:table-cell office:value-type="float" office:value="640" calcext:value-type="float">
            <text:p>640</text:p>
          </table:table-cell>
          <table:table-cell office:value-type="float" office:value="690" calcext:value-type="float">
            <text:p>690</text:p>
          </table:table-cell>
          <table:table-cell office:value-type="float" office:value="940" calcext:value-type="float">
            <text:p>94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table:number-columns-repeated="5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0.0</text:p>
          </table:table-cell>
          <table:table-cell office:value-type="string" calcext:value-type="string">
            <text:p>1274.155821316365</text:p>
          </table:table-cell>
          <table:table-cell office:value-type="string" calcext:value-type="string">
            <text:p>678.847716000746</text:p>
          </table:table-cell>
          <table:table-cell office:value-type="string" calcext:value-type="string">
            <text:p>35391.31119299964</text:p>
          </table:table-cell>
          <table:table-cell office:value-type="string" calcext:value-type="string">
            <text:p>15976.772151898735</text:p>
          </table:table-cell>
          <table:table-cell office:value-type="string" calcext:value-type="string">
            <text:p>0.7888133451128184</text:p>
          </table:table-cell>
          <table:table-cell office:value-type="string" calcext:value-type="string">
            <text:p>0.0</text:p>
          </table:table-cell>
          <table:table-cell office:value-type="float" office:value="820" calcext:value-type="float">
            <text:p>820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4"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0.0</text:p>
          </table:table-cell>
          <table:table-cell office:value-type="string" calcext:value-type="string">
            <text:p>3780.4837420887307</text:p>
          </table:table-cell>
          <table:table-cell office:value-type="string" calcext:value-type="string">
            <text:p>931.4233130007779</text:p>
          </table:table-cell>
          <table:table-cell office:value-type="string" calcext:value-type="string">
            <text:p>43273.41790299943</text:p>
          </table:table-cell>
          <table:table-cell office:value-type="string" calcext:value-type="string">
            <text:p>11663.556962025317</text:p>
          </table:table-cell>
          <table:table-cell office:value-type="string" calcext:value-type="string">
            <text:p>0.7888133451128184</text:p>
          </table:table-cell>
          <table:table-cell office:value-type="string" calcext:value-type="string">
            <text:p>0.0</text:p>
          </table:table-cell>
          <table:table-cell office:value-type="float" office:value="1700" calcext:value-type="float">
            <text:p>170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900" calcext:value-type="float">
            <text:p>2900</text:p>
          </table:table-cell>
          <table:table-cell office:value-type="float" office:value="36000" calcext:value-type="float">
            <text:p>36000</text:p>
          </table:table-cell>
          <table:table-cell office:value-type="float" office:value="41000" calcext:value-type="float">
            <text:p>41000</text:p>
          </table:table-cell>
          <table:table-cell table:number-columns-repeated="4" office:value-type="float" office:value="43000" calcext:value-type="float">
            <text:p>43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1345.9465491970232</text:p>
          </table:table-cell>
          <table:table-cell office:value-type="string" calcext:value-type="string">
            <text:p>369.3531420012732</text:p>
          </table:table-cell>
          <table:table-cell office:value-type="string" calcext:value-type="string">
            <text:p>43273.41790299943</text:p>
          </table:table-cell>
          <table:table-cell office:value-type="string" calcext:value-type="string">
            <text:p>26081.354925775977</text:p>
          </table:table-cell>
          <table:table-cell office:value-type="string" calcext:value-type="string">
            <text:p>7.398869477577196</text:p>
          </table:table-cell>
          <table:table-cell office:value-type="string" calcext:value-type="string">
            <text:p>0.0</text:p>
          </table:table-cell>
          <table:table-cell office:value-type="float" office:value="660" calcext:value-type="float">
            <text:p>660</text:p>
          </table:table-cell>
          <table:table-cell office:value-type="float" office:value="830" calcext:value-type="float">
            <text:p>830</text:p>
          </table:table-cell>
          <table:table-cell office:value-type="float" office:value="970" calcext:value-type="float">
            <text:p>970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2200" calcext:value-type="float">
            <text:p>2200</text:p>
          </table:table-cell>
          <table:table-cell office:value-type="float" office:value="2800" calcext:value-type="float">
            <text:p>2800</text:p>
          </table:table-cell>
          <table:table-cell office:value-type="float" office:value="35000" calcext:value-type="float">
            <text:p>35000</text:p>
          </table:table-cell>
          <table:table-cell table:number-columns-repeated="3" office:value-type="float" office:value="43000" calcext:value-type="float">
            <text:p>4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8">
      <number:number number:decimal-places="20" number:min-decimal-places="20" number:min-integer-digits="1"/>
    </number:number-style>
    <number:number-style style:name="N107">
      <number:number number:decimal-places="0" number:min-decimal-places="0" number:min-integer-digits="2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04:41:27.823962817</dc:date>
    <meta:editing-duration>PT5M30S</meta:editing-duration>
    <meta:editing-cycles>1</meta:editing-cycles>
    <meta:document-statistic meta:table-count="6" meta:cell-count="1978" meta:object-count="30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2.148cm" svg:y="0.316cm" chart:style-name="ch2">
          <text:p>/?url=https://github.com/carlosruan12307?tab=repositories</text:p>
        </chart:title>
        <chart:legend chart:legend-position="end" svg:x="11.46cm" svg:y="2.461cm" style:legend-expansion="high" chart:style-name="ch3"/>
        <chart:plot-area chart:style-name="ch4" table:cell-range-address="Juncao_Ruby_noRedis_Locust.J47:Juncao_Ruby_noRedis_Locust.R49 Juncao_Ruby_noRedis_Locust.K46:Juncao_Ruby_noRedis_Locust.R46" chart:data-source-has-labels="both" svg:x="0.319cm" svg:y="1.275cm" svg:width="10.822cm" svg:height="7.551cm">
          <chart:coordinate-region svg:x="1.972cm" svg:y="1.474cm" svg:width="9.169cm" svg:height="6.705cm"/>
          <chart:axis chart:dimension="x" chart:name="primary-x" chart:style-name="ch5" chartooo:axis-type="auto">
            <chartooo:date-scale/>
            <chart:categories table:cell-range-address="Juncao_Ruby_noRedis_Locust.J47:Juncao_Ruby_noRedis_Locust.J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47:Juncao_Ruby_noRedis_Locust.K49" chart:label-cell-address="Juncao_Ruby_noRedis_Locust.K46:Juncao_Ruby_noRedis_Locust.K46" chart:class="chart:bar">
            <chart:data-point chart:repeated="3"/>
          </chart:series>
          <chart:series chart:style-name="ch9" chart:values-cell-range-address="Juncao_Ruby_noRedis_Locust.L47:Juncao_Ruby_noRedis_Locust.L49" chart:label-cell-address="Juncao_Ruby_noRedis_Locust.L46:Juncao_Ruby_noRedis_Locust.L46" chart:class="chart:bar">
            <chart:data-point chart:repeated="3"/>
          </chart:series>
          <chart:series chart:style-name="ch10" chart:values-cell-range-address="Juncao_Ruby_noRedis_Locust.M47:Juncao_Ruby_noRedis_Locust.M49" chart:label-cell-address="Juncao_Ruby_noRedis_Locust.M46:Juncao_Ruby_noRedis_Locust.M46" chart:class="chart:bar">
            <chart:data-point chart:repeated="3"/>
          </chart:series>
          <chart:series chart:style-name="ch11" chart:values-cell-range-address="Juncao_Ruby_noRedis_Locust.N47:Juncao_Ruby_noRedis_Locust.N49" chart:label-cell-address="Juncao_Ruby_noRedis_Locust.N46:Juncao_Ruby_noRedis_Locust.N46" chart:class="chart:bar">
            <chart:data-point chart:repeated="3"/>
          </chart:series>
          <chart:series chart:style-name="ch12" chart:values-cell-range-address="Juncao_Ruby_noRedis_Locust.O47:Juncao_Ruby_noRedis_Locust.O49" chart:label-cell-address="Juncao_Ruby_noRedis_Locust.O46:Juncao_Ruby_noRedis_Locust.O46" chart:class="chart:bar">
            <chart:data-point chart:repeated="3"/>
          </chart:series>
          <chart:series chart:style-name="ch13" chart:values-cell-range-address="Juncao_Ruby_noRedis_Locust.P47:Juncao_Ruby_noRedis_Locust.P49" chart:label-cell-address="Juncao_Ruby_noRedis_Locust.P46:Juncao_Ruby_noRedis_Locust.P46" chart:class="chart:bar">
            <chart:data-point chart:repeated="3"/>
          </chart:series>
          <chart:series chart:style-name="ch14" chart:values-cell-range-address="Juncao_Ruby_noRedis_Locust.Q47:Juncao_Ruby_noRedis_Locust.Q49" chart:label-cell-address="Juncao_Ruby_noRedis_Locust.Q46:Juncao_Ruby_noRedis_Locust.Q46" chart:class="chart:bar">
            <chart:data-point chart:repeated="3"/>
          </chart:series>
          <chart:series chart:style-name="ch15" chart:values-cell-range-address="Juncao_Ruby_noRedis_Locust.R47:Juncao_Ruby_noRedis_Locust.R49" chart:label-cell-address="Juncao_Ruby_noRedis_Locust.R46:Juncao_Ruby_noRedis_Locust.R4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46:Juncao_Ruby_noRedis_Locust.K46</svg:desc>
                </draw:g>
              </table:table-cell>
              <table:table-cell office:value-type="string">
                <text:p>Failure Count</text:p>
                <draw:g>
                  <svg:desc>Juncao_Ruby_noRedis_Locust.L46:Juncao_Ruby_noRedis_Locust.L46</svg:desc>
                </draw:g>
              </table:table-cell>
              <table:table-cell office:value-type="string">
                <text:p>Median Response Time</text:p>
                <draw:g>
                  <svg:desc>Juncao_Ruby_noRedis_Locust.M46:Juncao_Ruby_noRedis_Locust.M46</svg:desc>
                </draw:g>
              </table:table-cell>
              <table:table-cell office:value-type="string">
                <text:p>Average Response Time</text:p>
                <draw:g>
                  <svg:desc>Juncao_Ruby_noRedis_Locust.N46:Juncao_Ruby_noRedis_Locust.N46</svg:desc>
                </draw:g>
              </table:table-cell>
              <table:table-cell office:value-type="string">
                <text:p>Min Response Time</text:p>
                <draw:g>
                  <svg:desc>Juncao_Ruby_noRedis_Locust.O46:Juncao_Ruby_noRedis_Locust.O46</svg:desc>
                </draw:g>
              </table:table-cell>
              <table:table-cell office:value-type="string">
                <text:p>Max Response Time</text:p>
                <draw:g>
                  <svg:desc>Juncao_Ruby_noRedis_Locust.P46:Juncao_Ruby_noRedis_Locust.P46</svg:desc>
                </draw:g>
              </table:table-cell>
              <table:table-cell office:value-type="string">
                <text:p>Average Content Size</text:p>
                <draw:g>
                  <svg:desc>Juncao_Ruby_noRedis_Locust.Q46:Juncao_Ruby_noRedis_Locust.Q46</svg:desc>
                </draw:g>
              </table:table-cell>
              <table:table-cell office:value-type="string">
                <text:p>Requests/s</text:p>
                <draw:g>
                  <svg:desc>Juncao_Ruby_noRedis_Locust.R46:Juncao_Ruby_noRedis_Locust.R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47:Juncao_Ruby_noRedis_Locust.J49</svg:desc>
                </draw:g>
              </table:table-cell>
              <table:table-cell office:value-type="float" office:value="74">
                <text:p>74</text:p>
                <draw:g>
                  <svg:desc>Juncao_Ruby_noRedis_Locust.K47:Juncao_Ruby_noRedis_Locust.K49</svg:desc>
                </draw:g>
              </table:table-cell>
              <table:table-cell office:value-type="float" office:value="0">
                <text:p>0</text:p>
                <draw:g>
                  <svg:desc>Juncao_Ruby_noRedis_Locust.L47:Juncao_Ruby_noRedis_Locust.L49</svg:desc>
                </draw:g>
              </table:table-cell>
              <table:table-cell office:value-type="float" office:value="520">
                <text:p>520</text:p>
                <draw:g>
                  <svg:desc>Juncao_Ruby_noRedis_Locust.M47:Juncao_Ruby_noRedis_Locust.M49</svg:desc>
                </draw:g>
              </table:table-cell>
              <table:table-cell office:value-type="float" office:value="598.225069851454">
                <text:p>598.225069851454</text:p>
                <draw:g>
                  <svg:desc>Juncao_Ruby_noRedis_Locust.N47:Juncao_Ruby_noRedis_Locust.N49</svg:desc>
                </draw:g>
              </table:table-cell>
              <table:table-cell office:value-type="float" office:value="369.353142001273">
                <text:p>369.353142001273</text:p>
                <draw:g>
                  <svg:desc>Juncao_Ruby_noRedis_Locust.O47:Juncao_Ruby_noRedis_Locust.O49</svg:desc>
                </draw:g>
              </table:table-cell>
              <table:table-cell office:value-type="float" office:value="1093.21551800167">
                <text:p>1093.21551800167</text:p>
                <draw:g>
                  <svg:desc>Juncao_Ruby_noRedis_Locust.P47:Juncao_Ruby_noRedis_Locust.P49</svg:desc>
                </draw:g>
              </table:table-cell>
              <table:table-cell office:value-type="float" office:value="14328">
                <text:p>14328</text:p>
                <draw:g>
                  <svg:desc>Juncao_Ruby_noRedis_Locust.Q47:Juncao_Ruby_noRedis_Locust.Q49</svg:desc>
                </draw:g>
              </table:table-cell>
              <table:table-cell office:value-type="float" office:value="0.738888449852513">
                <text:p>0.738888449852513</text:p>
                <draw:g>
                  <svg:desc>Juncao_Ruby_noRedis_Locust.R47:Juncao_Ruby_noRedis_Locust.R4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4000">
                <text:p>4000</text:p>
              </table:table-cell>
              <table:table-cell office:value-type="float" office:value="4178.00174850241">
                <text:p>4178.00174850241</text:p>
              </table:table-cell>
              <table:table-cell office:value-type="float" office:value="1691.85850399845">
                <text:p>1691.85850399845</text:p>
              </table:table-cell>
              <table:table-cell office:value-type="float" office:value="7418.53105200062">
                <text:p>7418.53105200062</text:p>
              </table:table-cell>
              <table:table-cell office:value-type="float" office:value="9681.90862944162">
                <text:p>9681.90862944162</text:p>
              </table:table-cell>
              <table:table-cell office:value-type="float" office:value="1.96639567606601">
                <text:p>1.9663956760660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500">
                <text:p>3500</text:p>
              </table:table-cell>
              <table:table-cell office:value-type="float" office:value="9057.71276610501">
                <text:p>9057.71276610501</text:p>
              </table:table-cell>
              <table:table-cell office:value-type="float" office:value="794.636151000304">
                <text:p>794.636151000304</text:p>
              </table:table-cell>
              <table:table-cell office:value-type="float" office:value="58130.9617309998">
                <text:p>58130.9617309998</text:p>
              </table:table-cell>
              <table:table-cell office:value-type="float" office:value="14328">
                <text:p>14328</text:p>
              </table:table-cell>
              <table:table-cell office:value-type="float" office:value="0.217476139948347">
                <text:p>0.217476139948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39cm" svg:y="0.316cm" chart:style-name="ch2">
          <text:p>/?url=https://www.reddit.com/r/brdev/</text:p>
        </chart:title>
        <chart:legend chart:legend-position="end" svg:x="11.461cm" svg:y="2.458cm" style:legend-expansion="high" chart:style-name="ch3"/>
        <chart:plot-area chart:style-name="ch4" table:cell-range-address="Juncao_Ruby_noRedis_Locust.J101:Juncao_Ruby_noRedis_Locust.R103 Juncao_Ruby_noRedis_Locust.K100:Juncao_Ruby_noRedis_Locust.R100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Ruby_noRedis_Locust.J101:Juncao_Ruby_noRedis_Locust.J10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101:Juncao_Ruby_noRedis_Locust.K103" chart:label-cell-address="Juncao_Ruby_noRedis_Locust.K100:Juncao_Ruby_noRedis_Locust.K100" chart:class="chart:bar">
            <chart:data-point chart:repeated="3"/>
          </chart:series>
          <chart:series chart:style-name="ch9" chart:values-cell-range-address="Juncao_Ruby_noRedis_Locust.L101:Juncao_Ruby_noRedis_Locust.L103" chart:label-cell-address="Juncao_Ruby_noRedis_Locust.L100:Juncao_Ruby_noRedis_Locust.L100" chart:class="chart:bar">
            <chart:data-point chart:repeated="3"/>
          </chart:series>
          <chart:series chart:style-name="ch10" chart:values-cell-range-address="Juncao_Ruby_noRedis_Locust.M101:Juncao_Ruby_noRedis_Locust.M103" chart:label-cell-address="Juncao_Ruby_noRedis_Locust.M100:Juncao_Ruby_noRedis_Locust.M100" chart:class="chart:bar">
            <chart:data-point chart:repeated="3"/>
          </chart:series>
          <chart:series chart:style-name="ch11" chart:values-cell-range-address="Juncao_Ruby_noRedis_Locust.N101:Juncao_Ruby_noRedis_Locust.N103" chart:label-cell-address="Juncao_Ruby_noRedis_Locust.N100:Juncao_Ruby_noRedis_Locust.N100" chart:class="chart:bar">
            <chart:data-point chart:repeated="3"/>
          </chart:series>
          <chart:series chart:style-name="ch12" chart:values-cell-range-address="Juncao_Ruby_noRedis_Locust.O101:Juncao_Ruby_noRedis_Locust.O103" chart:label-cell-address="Juncao_Ruby_noRedis_Locust.O100:Juncao_Ruby_noRedis_Locust.O100" chart:class="chart:bar">
            <chart:data-point chart:repeated="3"/>
          </chart:series>
          <chart:series chart:style-name="ch13" chart:values-cell-range-address="Juncao_Ruby_noRedis_Locust.P101:Juncao_Ruby_noRedis_Locust.P103" chart:label-cell-address="Juncao_Ruby_noRedis_Locust.P100:Juncao_Ruby_noRedis_Locust.P100" chart:class="chart:bar">
            <chart:data-point chart:repeated="3"/>
          </chart:series>
          <chart:series chart:style-name="ch14" chart:values-cell-range-address="Juncao_Ruby_noRedis_Locust.Q101:Juncao_Ruby_noRedis_Locust.Q103" chart:label-cell-address="Juncao_Ruby_noRedis_Locust.Q100:Juncao_Ruby_noRedis_Locust.Q100" chart:class="chart:bar">
            <chart:data-point chart:repeated="3"/>
          </chart:series>
          <chart:series chart:style-name="ch15" chart:values-cell-range-address="Juncao_Ruby_noRedis_Locust.R101:Juncao_Ruby_noRedis_Locust.R103" chart:label-cell-address="Juncao_Ruby_noRedis_Locust.R100:Juncao_Ruby_noRedis_Locust.R100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100:Juncao_Ruby_noRedis_Locust.K100</svg:desc>
                </draw:g>
              </table:table-cell>
              <table:table-cell office:value-type="string">
                <text:p>Failure Count</text:p>
                <draw:g>
                  <svg:desc>Juncao_Ruby_noRedis_Locust.L100:Juncao_Ruby_noRedis_Locust.L100</svg:desc>
                </draw:g>
              </table:table-cell>
              <table:table-cell office:value-type="string">
                <text:p>Median Response Time</text:p>
                <draw:g>
                  <svg:desc>Juncao_Ruby_noRedis_Locust.M100:Juncao_Ruby_noRedis_Locust.M100</svg:desc>
                </draw:g>
              </table:table-cell>
              <table:table-cell office:value-type="string">
                <text:p>Average Response Time</text:p>
                <draw:g>
                  <svg:desc>Juncao_Ruby_noRedis_Locust.N100:Juncao_Ruby_noRedis_Locust.N100</svg:desc>
                </draw:g>
              </table:table-cell>
              <table:table-cell office:value-type="string">
                <text:p>Min Response Time</text:p>
                <draw:g>
                  <svg:desc>Juncao_Ruby_noRedis_Locust.O100:Juncao_Ruby_noRedis_Locust.O100</svg:desc>
                </draw:g>
              </table:table-cell>
              <table:table-cell office:value-type="string">
                <text:p>Max Response Time</text:p>
                <draw:g>
                  <svg:desc>Juncao_Ruby_noRedis_Locust.P100:Juncao_Ruby_noRedis_Locust.P100</svg:desc>
                </draw:g>
              </table:table-cell>
              <table:table-cell office:value-type="string">
                <text:p>Average Content Size</text:p>
                <draw:g>
                  <svg:desc>Juncao_Ruby_noRedis_Locust.Q100:Juncao_Ruby_noRedis_Locust.Q100</svg:desc>
                </draw:g>
              </table:table-cell>
              <table:table-cell office:value-type="string">
                <text:p>Requests/s</text:p>
                <draw:g>
                  <svg:desc>Juncao_Ruby_noRedis_Locust.R100:Juncao_Ruby_noRedis_Locust.R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101:Juncao_Ruby_noRedis_Locust.J103</svg:desc>
                </draw:g>
              </table:table-cell>
              <table:table-cell office:value-type="float" office:value="79">
                <text:p>79</text:p>
                <draw:g>
                  <svg:desc>Juncao_Ruby_noRedis_Locust.K101:Juncao_Ruby_noRedis_Locust.K103</svg:desc>
                </draw:g>
              </table:table-cell>
              <table:table-cell office:value-type="float" office:value="0">
                <text:p>0</text:p>
                <draw:g>
                  <svg:desc>Juncao_Ruby_noRedis_Locust.L101:Juncao_Ruby_noRedis_Locust.L103</svg:desc>
                </draw:g>
              </table:table-cell>
              <table:table-cell office:value-type="float" office:value="1700">
                <text:p>1700</text:p>
                <draw:g>
                  <svg:desc>Juncao_Ruby_noRedis_Locust.M101:Juncao_Ruby_noRedis_Locust.M103</svg:desc>
                </draw:g>
              </table:table-cell>
              <table:table-cell office:value-type="float" office:value="3780.48374208873">
                <text:p>3780.48374208873</text:p>
                <draw:g>
                  <svg:desc>Juncao_Ruby_noRedis_Locust.N101:Juncao_Ruby_noRedis_Locust.N103</svg:desc>
                </draw:g>
              </table:table-cell>
              <table:table-cell office:value-type="float" office:value="931.423313000778">
                <text:p>931.423313000778</text:p>
                <draw:g>
                  <svg:desc>Juncao_Ruby_noRedis_Locust.O101:Juncao_Ruby_noRedis_Locust.O103</svg:desc>
                </draw:g>
              </table:table-cell>
              <table:table-cell office:value-type="float" office:value="43273.4179029994">
                <text:p>43273.4179029994</text:p>
                <draw:g>
                  <svg:desc>Juncao_Ruby_noRedis_Locust.P101:Juncao_Ruby_noRedis_Locust.P103</svg:desc>
                </draw:g>
              </table:table-cell>
              <table:table-cell office:value-type="float" office:value="11663.5569620253">
                <text:p>11663.5569620253</text:p>
                <draw:g>
                  <svg:desc>Juncao_Ruby_noRedis_Locust.Q101:Juncao_Ruby_noRedis_Locust.Q103</svg:desc>
                </draw:g>
              </table:table-cell>
              <table:table-cell office:value-type="float" office:value="0.788813345112818">
                <text:p>0.788813345112818</text:p>
                <draw:g>
                  <svg:desc>Juncao_Ruby_noRedis_Locust.R101:Juncao_Ruby_noRedis_Locust.R10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8100">
                <text:p>8100</text:p>
              </table:table-cell>
              <table:table-cell office:value-type="float" office:value="8839.37192738673">
                <text:p>8839.37192738673</text:p>
              </table:table-cell>
              <table:table-cell office:value-type="float" office:value="1469.94096299932">
                <text:p>1469.94096299932</text:p>
              </table:table-cell>
              <table:table-cell office:value-type="float" office:value="66077.6611370002">
                <text:p>66077.6611370002</text:p>
              </table:table-cell>
              <table:table-cell office:value-type="float" office:value="11164.1933962264">
                <text:p>11164.1933962264</text:p>
              </table:table-cell>
              <table:table-cell office:value-type="float" office:value="2.11612123515733">
                <text:p>2.11612123515733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2000">
                <text:p>12000</text:p>
              </table:table-cell>
              <table:table-cell office:value-type="float" office:value="36124.9039031457">
                <text:p>36124.9039031457</text:p>
              </table:table-cell>
              <table:table-cell office:value-type="float" office:value="2114.25663400041">
                <text:p>2114.25663400041</text:p>
              </table:table-cell>
              <table:table-cell office:value-type="float" office:value="69861.1464009991">
                <text:p>69861.1464009991</text:p>
              </table:table-cell>
              <table:table-cell office:value-type="float" office:value="7488.1523178808">
                <text:p>7488.1523178808</text:p>
              </table:table-cell>
              <table:table-cell office:value-type="float" office:value="1.72836300695792">
                <text:p>1.728363006957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cm" svg:height="9.006cm" xlink:href=".." xlink:type="simple" chart:class="chart:bar" chart:style-name="ch1">
        <chart:title svg:x="9.899cm" svg:y="0.316cm" chart:style-name="ch2">
          <text:p>/?url=https://github.com/carlosruan12307?tab=repositories</text:p>
        </chart:title>
        <chart:legend chart:legend-position="end" svg:x="26.961cm" svg:y="3.457cm" style:legend-expansion="high" chart:style-name="ch3"/>
        <chart:plot-area chart:style-name="ch4" table:cell-range-address="Juncao_Ruby_noRedis_Locust.J47:Juncao_Ruby_noRedis_Locust.J49 Juncao_Ruby_noRedis_Locust.M46:Juncao_Ruby_noRedis_Locust.P49" chart:data-source-has-labels="both" svg:x="0.63cm" svg:y="1.275cm" svg:width="25.701cm" svg:height="7.551cm">
          <chart:coordinate-region svg:x="2.283cm" svg:y="1.474cm" svg:width="24.048cm" svg:height="6.705cm"/>
          <chart:axis chart:dimension="x" chart:name="primary-x" chart:style-name="ch5" chartooo:axis-type="auto">
            <chartooo:date-scale/>
            <chart:categories table:cell-range-address="Juncao_Ruby_noRedis_Locust.J47:Juncao_Ruby_noRedis_Locust.J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M47:Juncao_Ruby_noRedis_Locust.M49" chart:label-cell-address="Juncao_Ruby_noRedis_Locust.M46:Juncao_Ruby_noRedis_Locust.M46" chart:class="chart:bar">
            <chart:data-point chart:repeated="3"/>
          </chart:series>
          <chart:series chart:style-name="ch9" chart:values-cell-range-address="Juncao_Ruby_noRedis_Locust.N47:Juncao_Ruby_noRedis_Locust.N49" chart:label-cell-address="Juncao_Ruby_noRedis_Locust.N46:Juncao_Ruby_noRedis_Locust.N46" chart:class="chart:bar">
            <chart:data-point chart:repeated="3"/>
          </chart:series>
          <chart:series chart:style-name="ch10" chart:values-cell-range-address="Juncao_Ruby_noRedis_Locust.O47:Juncao_Ruby_noRedis_Locust.O49" chart:label-cell-address="Juncao_Ruby_noRedis_Locust.O46:Juncao_Ruby_noRedis_Locust.O46" chart:class="chart:bar">
            <chart:data-point chart:repeated="3"/>
          </chart:series>
          <chart:series chart:style-name="ch11" chart:values-cell-range-address="Juncao_Ruby_noRedis_Locust.P47:Juncao_Ruby_noRedis_Locust.P49" chart:label-cell-address="Juncao_Ruby_noRedis_Locust.P46:Juncao_Ruby_noRedis_Locust.P4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noRedis_Locust.M46:Juncao_Ruby_noRedis_Locust.M46</svg:desc>
                </draw:g>
              </table:table-cell>
              <table:table-cell office:value-type="string">
                <text:p>Average Response Time</text:p>
                <draw:g>
                  <svg:desc>Juncao_Ruby_noRedis_Locust.N46:Juncao_Ruby_noRedis_Locust.N46</svg:desc>
                </draw:g>
              </table:table-cell>
              <table:table-cell office:value-type="string">
                <text:p>Min Response Time</text:p>
                <draw:g>
                  <svg:desc>Juncao_Ruby_noRedis_Locust.O46:Juncao_Ruby_noRedis_Locust.O46</svg:desc>
                </draw:g>
              </table:table-cell>
              <table:table-cell office:value-type="string">
                <text:p>Max Response Time</text:p>
                <draw:g>
                  <svg:desc>Juncao_Ruby_noRedis_Locust.P46:Juncao_Ruby_noRedis_Locust.P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47:Juncao_Ruby_noRedis_Locust.J49</svg:desc>
                </draw:g>
              </table:table-cell>
              <table:table-cell office:value-type="float" office:value="520">
                <text:p>520</text:p>
                <draw:g>
                  <svg:desc>Juncao_Ruby_noRedis_Locust.M47:Juncao_Ruby_noRedis_Locust.M49</svg:desc>
                </draw:g>
              </table:table-cell>
              <table:table-cell office:value-type="float" office:value="598.225069851454">
                <text:p>598.225069851454</text:p>
                <draw:g>
                  <svg:desc>Juncao_Ruby_noRedis_Locust.N47:Juncao_Ruby_noRedis_Locust.N49</svg:desc>
                </draw:g>
              </table:table-cell>
              <table:table-cell office:value-type="float" office:value="369.353142001273">
                <text:p>369.353142001273</text:p>
                <draw:g>
                  <svg:desc>Juncao_Ruby_noRedis_Locust.O47:Juncao_Ruby_noRedis_Locust.O49</svg:desc>
                </draw:g>
              </table:table-cell>
              <table:table-cell office:value-type="float" office:value="1093.21551800167">
                <text:p>1093.21551800167</text:p>
                <draw:g>
                  <svg:desc>Juncao_Ruby_noRedis_Locust.P47:Juncao_Ruby_noRedis_Locust.P4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4000">
                <text:p>4000</text:p>
              </table:table-cell>
              <table:table-cell office:value-type="float" office:value="4178.00174850241">
                <text:p>4178.00174850241</text:p>
              </table:table-cell>
              <table:table-cell office:value-type="float" office:value="1691.85850399845">
                <text:p>1691.85850399845</text:p>
              </table:table-cell>
              <table:table-cell office:value-type="float" office:value="7418.53105200062">
                <text:p>7418.5310520006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3500">
                <text:p>3500</text:p>
              </table:table-cell>
              <table:table-cell office:value-type="float" office:value="9057.71276610501">
                <text:p>9057.71276610501</text:p>
              </table:table-cell>
              <table:table-cell office:value-type="float" office:value="794.636151000304">
                <text:p>794.636151000304</text:p>
              </table:table-cell>
              <table:table-cell office:value-type="float" office:value="58130.9617309998">
                <text:p>58130.961730999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472cm" svg:height="9cm" xlink:href=".." xlink:type="simple" chart:class="chart:bar" chart:style-name="ch1">
        <chart:title svg:x="10.136cm" svg:y="0.316cm" chart:style-name="ch2">
          <text:p>/?url=https://github.com/covid19india/covid19india-react</text:p>
        </chart:title>
        <chart:legend chart:legend-position="end" svg:x="26.933cm" svg:y="3.454cm" style:legend-expansion="high" chart:style-name="ch3"/>
        <chart:plot-area chart:style-name="ch4" table:cell-range-address="Juncao_Ruby_noRedis_Locust.J53:Juncao_Ruby_noRedis_Locust.J55 Juncao_Ruby_noRedis_Locust.M52:Juncao_Ruby_noRedis_Locust.P55" chart:data-source-has-labels="both" svg:x="0.629cm" svg:y="1.275cm" svg:width="25.675cm" svg:height="7.545cm">
          <chart:coordinate-region svg:x="2.282cm" svg:y="1.475cm" svg:width="24.022cm" svg:height="6.698cm"/>
          <chart:axis chart:dimension="x" chart:name="primary-x" chart:style-name="ch5" chartooo:axis-type="auto">
            <chartooo:date-scale/>
            <chart:categories table:cell-range-address="Juncao_Ruby_noRedis_Locust.J53:Juncao_Ruby_noRedis_Locust.J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M53:Juncao_Ruby_noRedis_Locust.M55" chart:label-cell-address="Juncao_Ruby_noRedis_Locust.M52:Juncao_Ruby_noRedis_Locust.M52" chart:class="chart:bar">
            <chart:data-point chart:repeated="3"/>
          </chart:series>
          <chart:series chart:style-name="ch9" chart:values-cell-range-address="Juncao_Ruby_noRedis_Locust.N53:Juncao_Ruby_noRedis_Locust.N55" chart:label-cell-address="Juncao_Ruby_noRedis_Locust.N52:Juncao_Ruby_noRedis_Locust.N52" chart:class="chart:bar">
            <chart:data-point chart:repeated="3"/>
          </chart:series>
          <chart:series chart:style-name="ch10" chart:values-cell-range-address="Juncao_Ruby_noRedis_Locust.O53:Juncao_Ruby_noRedis_Locust.O55" chart:label-cell-address="Juncao_Ruby_noRedis_Locust.O52:Juncao_Ruby_noRedis_Locust.O52" chart:class="chart:bar">
            <chart:data-point chart:repeated="3"/>
          </chart:series>
          <chart:series chart:style-name="ch11" chart:values-cell-range-address="Juncao_Ruby_noRedis_Locust.P53:Juncao_Ruby_noRedis_Locust.P55" chart:label-cell-address="Juncao_Ruby_noRedis_Locust.P52:Juncao_Ruby_noRedis_Locust.P5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noRedis_Locust.M52:Juncao_Ruby_noRedis_Locust.M52</svg:desc>
                </draw:g>
              </table:table-cell>
              <table:table-cell office:value-type="string">
                <text:p>Average Response Time</text:p>
                <draw:g>
                  <svg:desc>Juncao_Ruby_noRedis_Locust.N52:Juncao_Ruby_noRedis_Locust.N52</svg:desc>
                </draw:g>
              </table:table-cell>
              <table:table-cell office:value-type="string">
                <text:p>Min Response Time</text:p>
                <draw:g>
                  <svg:desc>Juncao_Ruby_noRedis_Locust.O52:Juncao_Ruby_noRedis_Locust.O52</svg:desc>
                </draw:g>
              </table:table-cell>
              <table:table-cell office:value-type="string">
                <text:p>Max Response Time</text:p>
                <draw:g>
                  <svg:desc>Juncao_Ruby_noRedis_Locust.P52:Juncao_Ruby_noRedis_Locust.P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53:Juncao_Ruby_noRedis_Locust.J55</svg:desc>
                </draw:g>
              </table:table-cell>
              <table:table-cell office:value-type="float" office:value="590">
                <text:p>590</text:p>
                <draw:g>
                  <svg:desc>Juncao_Ruby_noRedis_Locust.M53:Juncao_Ruby_noRedis_Locust.M55</svg:desc>
                </draw:g>
              </table:table-cell>
              <table:table-cell office:value-type="float" office:value="648.274816039993">
                <text:p>648.274816039993</text:p>
                <draw:g>
                  <svg:desc>Juncao_Ruby_noRedis_Locust.N53:Juncao_Ruby_noRedis_Locust.N55</svg:desc>
                </draw:g>
              </table:table-cell>
              <table:table-cell office:value-type="float" office:value="478.712951000489">
                <text:p>478.712951000489</text:p>
                <draw:g>
                  <svg:desc>Juncao_Ruby_noRedis_Locust.O53:Juncao_Ruby_noRedis_Locust.O55</svg:desc>
                </draw:g>
              </table:table-cell>
              <table:table-cell office:value-type="float" office:value="1269.06240700009">
                <text:p>1269.06240700009</text:p>
                <draw:g>
                  <svg:desc>Juncao_Ruby_noRedis_Locust.P53:Juncao_Ruby_noRedis_Locust.P5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5100">
                <text:p>5100</text:p>
              </table:table-cell>
              <table:table-cell office:value-type="float" office:value="4918.83535966166">
                <text:p>4918.83535966166</text:p>
              </table:table-cell>
              <table:table-cell office:value-type="float" office:value="1722.12884500004">
                <text:p>1722.12884500004</text:p>
              </table:table-cell>
              <table:table-cell office:value-type="float" office:value="7746.35900099929">
                <text:p>7746.35900099929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8000">
                <text:p>8000</text:p>
              </table:table-cell>
              <table:table-cell office:value-type="float" office:value="11304.1064709697">
                <text:p>11304.1064709697</text:p>
              </table:table-cell>
              <table:table-cell office:value-type="float" office:value="696.21807799922">
                <text:p>696.21807799922</text:p>
              </table:table-cell>
              <table:table-cell office:value-type="float" office:value="57390.176465">
                <text:p>57390.1764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303cm" svg:height="9cm" xlink:href=".." xlink:type="simple" chart:class="chart:bar" chart:style-name="ch1">
        <chart:title svg:x="11.996cm" svg:y="0.316cm" chart:style-name="ch2">
          <text:p>/?url=https://github.com/etcd-io/etcd</text:p>
        </chart:title>
        <chart:legend chart:legend-position="end" svg:x="26.764cm" svg:y="3.454cm" style:legend-expansion="high" chart:style-name="ch3"/>
        <chart:plot-area chart:style-name="ch4" table:cell-range-address="Juncao_Ruby_noRedis_Locust.J59:Juncao_Ruby_noRedis_Locust.J61 Juncao_Ruby_noRedis_Locust.M58:Juncao_Ruby_noRedis_Locust.P61" chart:data-source-has-labels="both" svg:x="0.626cm" svg:y="1.275cm" svg:width="25.512cm" svg:height="7.545cm">
          <chart:coordinate-region svg:x="2.279cm" svg:y="1.475cm" svg:width="23.859cm" svg:height="6.698cm"/>
          <chart:axis chart:dimension="x" chart:name="primary-x" chart:style-name="ch5" chartooo:axis-type="auto">
            <chartooo:date-scale/>
            <chart:categories table:cell-range-address="Juncao_Ruby_noRedis_Locust.J59:Juncao_Ruby_noRedis_Locust.J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M59:Juncao_Ruby_noRedis_Locust.M61" chart:label-cell-address="Juncao_Ruby_noRedis_Locust.M58:Juncao_Ruby_noRedis_Locust.M58" chart:class="chart:bar">
            <chart:data-point chart:repeated="3"/>
          </chart:series>
          <chart:series chart:style-name="ch9" chart:values-cell-range-address="Juncao_Ruby_noRedis_Locust.N59:Juncao_Ruby_noRedis_Locust.N61" chart:label-cell-address="Juncao_Ruby_noRedis_Locust.N58:Juncao_Ruby_noRedis_Locust.N58" chart:class="chart:bar">
            <chart:data-point chart:repeated="3"/>
          </chart:series>
          <chart:series chart:style-name="ch10" chart:values-cell-range-address="Juncao_Ruby_noRedis_Locust.O59:Juncao_Ruby_noRedis_Locust.O61" chart:label-cell-address="Juncao_Ruby_noRedis_Locust.O58:Juncao_Ruby_noRedis_Locust.O58" chart:class="chart:bar">
            <chart:data-point chart:repeated="3"/>
          </chart:series>
          <chart:series chart:style-name="ch11" chart:values-cell-range-address="Juncao_Ruby_noRedis_Locust.P59:Juncao_Ruby_noRedis_Locust.P61" chart:label-cell-address="Juncao_Ruby_noRedis_Locust.P58:Juncao_Ruby_noRedis_Locust.P5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noRedis_Locust.M58:Juncao_Ruby_noRedis_Locust.M58</svg:desc>
                </draw:g>
              </table:table-cell>
              <table:table-cell office:value-type="string">
                <text:p>Average Response Time</text:p>
                <draw:g>
                  <svg:desc>Juncao_Ruby_noRedis_Locust.N58:Juncao_Ruby_noRedis_Locust.N58</svg:desc>
                </draw:g>
              </table:table-cell>
              <table:table-cell office:value-type="string">
                <text:p>Min Response Time</text:p>
                <draw:g>
                  <svg:desc>Juncao_Ruby_noRedis_Locust.O58:Juncao_Ruby_noRedis_Locust.O58</svg:desc>
                </draw:g>
              </table:table-cell>
              <table:table-cell office:value-type="string">
                <text:p>Max Response Time</text:p>
                <draw:g>
                  <svg:desc>Juncao_Ruby_noRedis_Locust.P58:Juncao_Ruby_noRedis_Locust.P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59:Juncao_Ruby_noRedis_Locust.J61</svg:desc>
                </draw:g>
              </table:table-cell>
              <table:table-cell office:value-type="float" office:value="660">
                <text:p>660</text:p>
                <draw:g>
                  <svg:desc>Juncao_Ruby_noRedis_Locust.M59:Juncao_Ruby_noRedis_Locust.M61</svg:desc>
                </draw:g>
              </table:table-cell>
              <table:table-cell office:value-type="float" office:value="803.139994112608">
                <text:p>803.139994112608</text:p>
                <draw:g>
                  <svg:desc>Juncao_Ruby_noRedis_Locust.N59:Juncao_Ruby_noRedis_Locust.N61</svg:desc>
                </draw:g>
              </table:table-cell>
              <table:table-cell office:value-type="float" office:value="464.493844001481">
                <text:p>464.493844001481</text:p>
                <draw:g>
                  <svg:desc>Juncao_Ruby_noRedis_Locust.O59:Juncao_Ruby_noRedis_Locust.O61</svg:desc>
                </draw:g>
              </table:table-cell>
              <table:table-cell office:value-type="float" office:value="1586.51599000041">
                <text:p>1586.51599000041</text:p>
                <draw:g>
                  <svg:desc>Juncao_Ruby_noRedis_Locust.P59:Juncao_Ruby_noRedis_Locust.P6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5700">
                <text:p>5700</text:p>
              </table:table-cell>
              <table:table-cell office:value-type="float" office:value="5636.61794460249">
                <text:p>5636.61794460249</text:p>
              </table:table-cell>
              <table:table-cell office:value-type="float" office:value="2678.34968200077">
                <text:p>2678.34968200077</text:p>
              </table:table-cell>
              <table:table-cell office:value-type="float" office:value="7415.13034800119">
                <text:p>7415.13034800119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2500">
                <text:p>2500</text:p>
              </table:table-cell>
              <table:table-cell office:value-type="float" office:value="8252.78708530767">
                <text:p>8252.78708530767</text:p>
              </table:table-cell>
              <table:table-cell office:value-type="float" office:value="1792.55900799944">
                <text:p>1792.55900799944</text:p>
              </table:table-cell>
              <table:table-cell office:value-type="float" office:value="58652.8531649983">
                <text:p>58652.853164998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279cm" svg:height="9cm" xlink:href=".." xlink:type="simple" chart:class="chart:bar" chart:style-name="ch1">
        <chart:title svg:x="11.005cm" svg:y="0.316cm" chart:style-name="ch2">
          <text:p>/?url=https://github.com/facebook/react-native</text:p>
        </chart:title>
        <chart:legend chart:legend-position="end" svg:x="26.74cm" svg:y="3.454cm" style:legend-expansion="high" chart:style-name="ch3"/>
        <chart:plot-area chart:style-name="ch4" table:cell-range-address="Juncao_Ruby_noRedis_Locust.J65:Juncao_Ruby_noRedis_Locust.J67 Juncao_Ruby_noRedis_Locust.M64:Juncao_Ruby_noRedis_Locust.P67" chart:data-source-has-labels="both" svg:x="0.625cm" svg:y="1.275cm" svg:width="25.49cm" svg:height="7.545cm">
          <chart:coordinate-region svg:x="2.278cm" svg:y="1.475cm" svg:width="23.837cm" svg:height="6.698cm"/>
          <chart:axis chart:dimension="x" chart:name="primary-x" chart:style-name="ch5" chartooo:axis-type="auto">
            <chartooo:date-scale/>
            <chart:categories table:cell-range-address="Juncao_Ruby_noRedis_Locust.J65:Juncao_Ruby_noRedis_Locust.J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M65:Juncao_Ruby_noRedis_Locust.M67" chart:label-cell-address="Juncao_Ruby_noRedis_Locust.M64:Juncao_Ruby_noRedis_Locust.M64" chart:class="chart:bar">
            <chart:data-point chart:repeated="3"/>
          </chart:series>
          <chart:series chart:style-name="ch9" chart:values-cell-range-address="Juncao_Ruby_noRedis_Locust.N65:Juncao_Ruby_noRedis_Locust.N67" chart:label-cell-address="Juncao_Ruby_noRedis_Locust.N64:Juncao_Ruby_noRedis_Locust.N64" chart:class="chart:bar">
            <chart:data-point chart:repeated="3"/>
          </chart:series>
          <chart:series chart:style-name="ch10" chart:values-cell-range-address="Juncao_Ruby_noRedis_Locust.O65:Juncao_Ruby_noRedis_Locust.O67" chart:label-cell-address="Juncao_Ruby_noRedis_Locust.O64:Juncao_Ruby_noRedis_Locust.O64" chart:class="chart:bar">
            <chart:data-point chart:repeated="3"/>
          </chart:series>
          <chart:series chart:style-name="ch11" chart:values-cell-range-address="Juncao_Ruby_noRedis_Locust.P65:Juncao_Ruby_noRedis_Locust.P67" chart:label-cell-address="Juncao_Ruby_noRedis_Locust.P64:Juncao_Ruby_noRedis_Locust.P6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noRedis_Locust.M64:Juncao_Ruby_noRedis_Locust.M64</svg:desc>
                </draw:g>
              </table:table-cell>
              <table:table-cell office:value-type="string">
                <text:p>Average Response Time</text:p>
                <draw:g>
                  <svg:desc>Juncao_Ruby_noRedis_Locust.N64:Juncao_Ruby_noRedis_Locust.N64</svg:desc>
                </draw:g>
              </table:table-cell>
              <table:table-cell office:value-type="string">
                <text:p>Min Response Time</text:p>
                <draw:g>
                  <svg:desc>Juncao_Ruby_noRedis_Locust.O64:Juncao_Ruby_noRedis_Locust.O64</svg:desc>
                </draw:g>
              </table:table-cell>
              <table:table-cell office:value-type="string">
                <text:p>Max Response Time</text:p>
                <draw:g>
                  <svg:desc>Juncao_Ruby_noRedis_Locust.P64:Juncao_Ruby_noRedis_Locust.P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65:Juncao_Ruby_noRedis_Locust.J67</svg:desc>
                </draw:g>
              </table:table-cell>
              <table:table-cell office:value-type="float" office:value="650">
                <text:p>650</text:p>
                <draw:g>
                  <svg:desc>Juncao_Ruby_noRedis_Locust.M65:Juncao_Ruby_noRedis_Locust.M67</svg:desc>
                </draw:g>
              </table:table-cell>
              <table:table-cell office:value-type="float" office:value="764.011569159345">
                <text:p>764.011569159345</text:p>
                <draw:g>
                  <svg:desc>Juncao_Ruby_noRedis_Locust.N65:Juncao_Ruby_noRedis_Locust.N67</svg:desc>
                </draw:g>
              </table:table-cell>
              <table:table-cell office:value-type="float" office:value="476.588338000511">
                <text:p>476.588338000511</text:p>
                <draw:g>
                  <svg:desc>Juncao_Ruby_noRedis_Locust.O65:Juncao_Ruby_noRedis_Locust.O67</svg:desc>
                </draw:g>
              </table:table-cell>
              <table:table-cell office:value-type="float" office:value="1460.13157199923">
                <text:p>1460.13157199923</text:p>
                <draw:g>
                  <svg:desc>Juncao_Ruby_noRedis_Locust.P65:Juncao_Ruby_noRedis_Locust.P6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5400">
                <text:p>5400</text:p>
              </table:table-cell>
              <table:table-cell office:value-type="float" office:value="5563.38276974792">
                <text:p>5563.38276974792</text:p>
              </table:table-cell>
              <table:table-cell office:value-type="float" office:value="2887.70429500073">
                <text:p>2887.70429500073</text:p>
              </table:table-cell>
              <table:table-cell office:value-type="float" office:value="8713.17765300046">
                <text:p>8713.1776530004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9600">
                <text:p>9600</text:p>
              </table:table-cell>
              <table:table-cell office:value-type="float" office:value="12805.153759">
                <text:p>12805.153759</text:p>
              </table:table-cell>
              <table:table-cell office:value-type="float" office:value="8978.7733330013">
                <text:p>8978.7733330013</text:p>
              </table:table-cell>
              <table:table-cell office:value-type="float" office:value="32237.3079709996">
                <text:p>32237.30797099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142cm" svg:height="9cm" xlink:href=".." xlink:type="simple" chart:class="chart:bar" chart:style-name="ch1">
        <chart:title svg:x="11.387cm" svg:y="0.316cm" chart:style-name="ch2">
          <text:p>/?url=https://github.com/macrozheng/mall</text:p>
        </chart:title>
        <chart:legend chart:legend-position="end" svg:x="26.603cm" svg:y="3.454cm" style:legend-expansion="high" chart:style-name="ch3"/>
        <chart:plot-area chart:style-name="ch4" table:cell-range-address="Juncao_Ruby_noRedis_Locust.J71:Juncao_Ruby_noRedis_Locust.J73 Juncao_Ruby_noRedis_Locust.M70:Juncao_Ruby_noRedis_Locust.P73" chart:data-source-has-labels="both" svg:x="0.622cm" svg:y="1.275cm" svg:width="25.359cm" svg:height="7.545cm">
          <chart:coordinate-region svg:x="2.275cm" svg:y="1.474cm" svg:width="23.706cm" svg:height="6.699cm"/>
          <chart:axis chart:dimension="x" chart:name="primary-x" chart:style-name="ch5" chartooo:axis-type="auto">
            <chartooo:date-scale/>
            <chart:categories table:cell-range-address="Juncao_Ruby_noRedis_Locust.J71:Juncao_Ruby_noRedis_Locust.J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M71:Juncao_Ruby_noRedis_Locust.M73" chart:label-cell-address="Juncao_Ruby_noRedis_Locust.M70:Juncao_Ruby_noRedis_Locust.M70" chart:class="chart:bar">
            <chart:data-point chart:repeated="3"/>
          </chart:series>
          <chart:series chart:style-name="ch9" chart:values-cell-range-address="Juncao_Ruby_noRedis_Locust.N71:Juncao_Ruby_noRedis_Locust.N73" chart:label-cell-address="Juncao_Ruby_noRedis_Locust.N70:Juncao_Ruby_noRedis_Locust.N70" chart:class="chart:bar">
            <chart:data-point chart:repeated="3"/>
          </chart:series>
          <chart:series chart:style-name="ch10" chart:values-cell-range-address="Juncao_Ruby_noRedis_Locust.O71:Juncao_Ruby_noRedis_Locust.O73" chart:label-cell-address="Juncao_Ruby_noRedis_Locust.O70:Juncao_Ruby_noRedis_Locust.O70" chart:class="chart:bar">
            <chart:data-point chart:repeated="3"/>
          </chart:series>
          <chart:series chart:style-name="ch11" chart:values-cell-range-address="Juncao_Ruby_noRedis_Locust.P71:Juncao_Ruby_noRedis_Locust.P73" chart:label-cell-address="Juncao_Ruby_noRedis_Locust.P70:Juncao_Ruby_noRedis_Locust.P7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noRedis_Locust.M70:Juncao_Ruby_noRedis_Locust.M70</svg:desc>
                </draw:g>
              </table:table-cell>
              <table:table-cell office:value-type="string">
                <text:p>Average Response Time</text:p>
                <draw:g>
                  <svg:desc>Juncao_Ruby_noRedis_Locust.N70:Juncao_Ruby_noRedis_Locust.N70</svg:desc>
                </draw:g>
              </table:table-cell>
              <table:table-cell office:value-type="string">
                <text:p>Min Response Time</text:p>
                <draw:g>
                  <svg:desc>Juncao_Ruby_noRedis_Locust.O70:Juncao_Ruby_noRedis_Locust.O70</svg:desc>
                </draw:g>
              </table:table-cell>
              <table:table-cell office:value-type="string">
                <text:p>Max Response Time</text:p>
                <draw:g>
                  <svg:desc>Juncao_Ruby_noRedis_Locust.P70:Juncao_Ruby_noRedis_Locust.P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71:Juncao_Ruby_noRedis_Locust.J73</svg:desc>
                </draw:g>
              </table:table-cell>
              <table:table-cell office:value-type="float" office:value="610">
                <text:p>610</text:p>
                <draw:g>
                  <svg:desc>Juncao_Ruby_noRedis_Locust.M71:Juncao_Ruby_noRedis_Locust.M73</svg:desc>
                </draw:g>
              </table:table-cell>
              <table:table-cell office:value-type="float" office:value="705.864753681111">
                <text:p>705.864753681111</text:p>
                <draw:g>
                  <svg:desc>Juncao_Ruby_noRedis_Locust.N71:Juncao_Ruby_noRedis_Locust.N73</svg:desc>
                </draw:g>
              </table:table-cell>
              <table:table-cell office:value-type="float" office:value="479.135077001047">
                <text:p>479.135077001047</text:p>
                <draw:g>
                  <svg:desc>Juncao_Ruby_noRedis_Locust.O71:Juncao_Ruby_noRedis_Locust.O73</svg:desc>
                </draw:g>
              </table:table-cell>
              <table:table-cell office:value-type="float" office:value="1176.40361700069">
                <text:p>1176.40361700069</text:p>
                <draw:g>
                  <svg:desc>Juncao_Ruby_noRedis_Locust.P71:Juncao_Ruby_noRedis_Locust.P7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5500">
                <text:p>5500</text:p>
              </table:table-cell>
              <table:table-cell office:value-type="float" office:value="5571.05542354029">
                <text:p>5571.05542354029</text:p>
              </table:table-cell>
              <table:table-cell office:value-type="float" office:value="3622.09230000008">
                <text:p>3622.09230000008</text:p>
              </table:table-cell>
              <table:table-cell office:value-type="float" office:value="7846.81472900047">
                <text:p>7846.8147290004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29000">
                <text:p>29000</text:p>
              </table:table-cell>
              <table:table-cell office:value-type="float" office:value="24650.4248514444">
                <text:p>24650.4248514444</text:p>
              </table:table-cell>
              <table:table-cell office:value-type="float" office:value="7882.7364509998">
                <text:p>7882.7364509998</text:p>
              </table:table-cell>
              <table:table-cell office:value-type="float" office:value="42546.3312230004">
                <text:p>42546.331223000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263cm" svg:height="9cm" xlink:href=".." xlink:type="simple" chart:class="chart:bar" chart:style-name="ch1">
        <chart:title svg:x="11.481cm" svg:y="0.316cm" chart:style-name="ch2">
          <text:p>/?url=https://github.com/spring-projects/spring-boot</text:p>
        </chart:title>
        <chart:legend chart:legend-position="end" svg:x="28.724cm" svg:y="3.454cm" style:legend-expansion="high" chart:style-name="ch3"/>
        <chart:plot-area chart:style-name="ch4" table:cell-range-address="Juncao_Ruby_noRedis_Locust.J77:Juncao_Ruby_noRedis_Locust.J79 Juncao_Ruby_noRedis_Locust.M76:Juncao_Ruby_noRedis_Locust.P79" chart:data-source-has-labels="both" svg:x="0.665cm" svg:y="1.275cm" svg:width="27.394cm" svg:height="7.545cm">
          <chart:coordinate-region svg:x="2.318cm" svg:y="1.475cm" svg:width="25.741cm" svg:height="6.698cm"/>
          <chart:axis chart:dimension="x" chart:name="primary-x" chart:style-name="ch5" chartooo:axis-type="auto">
            <chartooo:date-scale/>
            <chart:categories table:cell-range-address="Juncao_Ruby_noRedis_Locust.J77:Juncao_Ruby_noRedis_Locust.J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M77:Juncao_Ruby_noRedis_Locust.M79" chart:label-cell-address="Juncao_Ruby_noRedis_Locust.M76:Juncao_Ruby_noRedis_Locust.M76" chart:class="chart:bar">
            <chart:data-point chart:repeated="3"/>
          </chart:series>
          <chart:series chart:style-name="ch9" chart:values-cell-range-address="Juncao_Ruby_noRedis_Locust.N77:Juncao_Ruby_noRedis_Locust.N79" chart:label-cell-address="Juncao_Ruby_noRedis_Locust.N76:Juncao_Ruby_noRedis_Locust.N76" chart:class="chart:bar">
            <chart:data-point chart:repeated="3"/>
          </chart:series>
          <chart:series chart:style-name="ch10" chart:values-cell-range-address="Juncao_Ruby_noRedis_Locust.O77:Juncao_Ruby_noRedis_Locust.O79" chart:label-cell-address="Juncao_Ruby_noRedis_Locust.O76:Juncao_Ruby_noRedis_Locust.O76" chart:class="chart:bar">
            <chart:data-point chart:repeated="3"/>
          </chart:series>
          <chart:series chart:style-name="ch11" chart:values-cell-range-address="Juncao_Ruby_noRedis_Locust.P77:Juncao_Ruby_noRedis_Locust.P79" chart:label-cell-address="Juncao_Ruby_noRedis_Locust.P76:Juncao_Ruby_noRedis_Locust.P7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noRedis_Locust.M76:Juncao_Ruby_noRedis_Locust.M76</svg:desc>
                </draw:g>
              </table:table-cell>
              <table:table-cell office:value-type="string">
                <text:p>Average Response Time</text:p>
                <draw:g>
                  <svg:desc>Juncao_Ruby_noRedis_Locust.N76:Juncao_Ruby_noRedis_Locust.N76</svg:desc>
                </draw:g>
              </table:table-cell>
              <table:table-cell office:value-type="string">
                <text:p>Min Response Time</text:p>
                <draw:g>
                  <svg:desc>Juncao_Ruby_noRedis_Locust.O76:Juncao_Ruby_noRedis_Locust.O76</svg:desc>
                </draw:g>
              </table:table-cell>
              <table:table-cell office:value-type="string">
                <text:p>Max Response Time</text:p>
                <draw:g>
                  <svg:desc>Juncao_Ruby_noRedis_Locust.P76:Juncao_Ruby_noRedis_Locust.P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77:Juncao_Ruby_noRedis_Locust.J79</svg:desc>
                </draw:g>
              </table:table-cell>
              <table:table-cell office:value-type="float" office:value="560">
                <text:p>560</text:p>
                <draw:g>
                  <svg:desc>Juncao_Ruby_noRedis_Locust.M77:Juncao_Ruby_noRedis_Locust.M79</svg:desc>
                </draw:g>
              </table:table-cell>
              <table:table-cell office:value-type="float" office:value="2793.07580873432">
                <text:p>2793.07580873432</text:p>
                <draw:g>
                  <svg:desc>Juncao_Ruby_noRedis_Locust.N77:Juncao_Ruby_noRedis_Locust.N79</svg:desc>
                </draw:g>
              </table:table-cell>
              <table:table-cell office:value-type="float" office:value="437.583854998593">
                <text:p>437.583854998593</text:p>
                <draw:g>
                  <svg:desc>Juncao_Ruby_noRedis_Locust.O77:Juncao_Ruby_noRedis_Locust.O79</svg:desc>
                </draw:g>
              </table:table-cell>
              <table:table-cell office:value-type="float" office:value="35526.7647669989">
                <text:p>35526.7647669989</text:p>
                <draw:g>
                  <svg:desc>Juncao_Ruby_noRedis_Locust.P77:Juncao_Ruby_noRedis_Locust.P7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5200">
                <text:p>5200</text:p>
              </table:table-cell>
              <table:table-cell office:value-type="float" office:value="4872.94005161809">
                <text:p>4872.94005161809</text:p>
              </table:table-cell>
              <table:table-cell office:value-type="float" office:value="491.651693000676">
                <text:p>491.651693000676</text:p>
              </table:table-cell>
              <table:table-cell office:value-type="float" office:value="8636.06359900041">
                <text:p>8636.0635990004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8900">
                <text:p>8900</text:p>
              </table:table-cell>
              <table:table-cell office:value-type="float" office:value="14140.0590476522">
                <text:p>14140.0590476522</text:p>
              </table:table-cell>
              <table:table-cell office:value-type="float" office:value="491.544477001298">
                <text:p>491.544477001298</text:p>
              </table:table-cell>
              <table:table-cell office:value-type="float" office:value="60064.3885129994">
                <text:p>60064.388512999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125cm" svg:height="9cm" xlink:href=".." xlink:type="simple" chart:class="chart:bar" chart:style-name="ch1">
        <chart:title svg:x="13.013cm" svg:y="0.316cm" chart:style-name="ch2">
          <text:p>/?url=https://github.com/topics/aws</text:p>
        </chart:title>
        <chart:legend chart:legend-position="end" svg:x="28.586cm" svg:y="3.454cm" style:legend-expansion="high" chart:style-name="ch3"/>
        <chart:plot-area chart:style-name="ch4" table:cell-range-address="Juncao_Ruby_noRedis_Locust.J83:Juncao_Ruby_noRedis_Locust.J85 Juncao_Ruby_noRedis_Locust.M82:Juncao_Ruby_noRedis_Locust.P85" chart:data-source-has-labels="both" svg:x="0.662cm" svg:y="1.275cm" svg:width="27.262cm" svg:height="7.545cm">
          <chart:coordinate-region svg:x="2.315cm" svg:y="1.475cm" svg:width="25.609cm" svg:height="6.698cm"/>
          <chart:axis chart:dimension="x" chart:name="primary-x" chart:style-name="ch5" chartooo:axis-type="auto">
            <chartooo:date-scale/>
            <chart:categories table:cell-range-address="Juncao_Ruby_noRedis_Locust.J83:Juncao_Ruby_noRedis_Locust.J8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M83:Juncao_Ruby_noRedis_Locust.M85" chart:label-cell-address="Juncao_Ruby_noRedis_Locust.M82:Juncao_Ruby_noRedis_Locust.M82" chart:class="chart:bar">
            <chart:data-point chart:repeated="3"/>
          </chart:series>
          <chart:series chart:style-name="ch9" chart:values-cell-range-address="Juncao_Ruby_noRedis_Locust.N83:Juncao_Ruby_noRedis_Locust.N85" chart:label-cell-address="Juncao_Ruby_noRedis_Locust.N82:Juncao_Ruby_noRedis_Locust.N82" chart:class="chart:bar">
            <chart:data-point chart:repeated="3"/>
          </chart:series>
          <chart:series chart:style-name="ch10" chart:values-cell-range-address="Juncao_Ruby_noRedis_Locust.O83:Juncao_Ruby_noRedis_Locust.O85" chart:label-cell-address="Juncao_Ruby_noRedis_Locust.O82:Juncao_Ruby_noRedis_Locust.O82" chart:class="chart:bar">
            <chart:data-point chart:repeated="3"/>
          </chart:series>
          <chart:series chart:style-name="ch11" chart:values-cell-range-address="Juncao_Ruby_noRedis_Locust.P83:Juncao_Ruby_noRedis_Locust.P85" chart:label-cell-address="Juncao_Ruby_noRedis_Locust.P82:Juncao_Ruby_noRedis_Locust.P8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noRedis_Locust.M82:Juncao_Ruby_noRedis_Locust.M82</svg:desc>
                </draw:g>
              </table:table-cell>
              <table:table-cell office:value-type="string">
                <text:p>Average Response Time</text:p>
                <draw:g>
                  <svg:desc>Juncao_Ruby_noRedis_Locust.N82:Juncao_Ruby_noRedis_Locust.N82</svg:desc>
                </draw:g>
              </table:table-cell>
              <table:table-cell office:value-type="string">
                <text:p>Min Response Time</text:p>
                <draw:g>
                  <svg:desc>Juncao_Ruby_noRedis_Locust.O82:Juncao_Ruby_noRedis_Locust.O82</svg:desc>
                </draw:g>
              </table:table-cell>
              <table:table-cell office:value-type="string">
                <text:p>Max Response Time</text:p>
                <draw:g>
                  <svg:desc>Juncao_Ruby_noRedis_Locust.P82:Juncao_Ruby_noRedis_Locust.P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83:Juncao_Ruby_noRedis_Locust.J85</svg:desc>
                </draw:g>
              </table:table-cell>
              <table:table-cell office:value-type="float" office:value="650">
                <text:p>650</text:p>
                <draw:g>
                  <svg:desc>Juncao_Ruby_noRedis_Locust.M83:Juncao_Ruby_noRedis_Locust.M85</svg:desc>
                </draw:g>
              </table:table-cell>
              <table:table-cell office:value-type="float" office:value="976.316577194666">
                <text:p>976.316577194666</text:p>
                <draw:g>
                  <svg:desc>Juncao_Ruby_noRedis_Locust.N83:Juncao_Ruby_noRedis_Locust.N85</svg:desc>
                </draw:g>
              </table:table-cell>
              <table:table-cell office:value-type="float" office:value="473.64875600033">
                <text:p>473.64875600033</text:p>
                <draw:g>
                  <svg:desc>Juncao_Ruby_noRedis_Locust.O83:Juncao_Ruby_noRedis_Locust.O85</svg:desc>
                </draw:g>
              </table:table-cell>
              <table:table-cell office:value-type="float" office:value="2846.74775400163">
                <text:p>2846.74775400163</text:p>
                <draw:g>
                  <svg:desc>Juncao_Ruby_noRedis_Locust.P83:Juncao_Ruby_noRedis_Locust.P8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6200">
                <text:p>6200</text:p>
              </table:table-cell>
              <table:table-cell office:value-type="float" office:value="6077.74620617089">
                <text:p>6077.74620617089</text:p>
              </table:table-cell>
              <table:table-cell office:value-type="float" office:value="1794.85623300025">
                <text:p>1794.85623300025</text:p>
              </table:table-cell>
              <table:table-cell office:value-type="float" office:value="9930.3449709987">
                <text:p>9930.344970998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9700">
                <text:p>9700</text:p>
              </table:table-cell>
              <table:table-cell office:value-type="float" office:value="15806.7750530533">
                <text:p>15806.7750530533</text:p>
              </table:table-cell>
              <table:table-cell office:value-type="float" office:value="599.225623998791">
                <text:p>599.225623998791</text:p>
              </table:table-cell>
              <table:table-cell office:value-type="float" office:value="60065.4601990009">
                <text:p>60065.460199000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7cm" svg:height="9cm" xlink:href=".." xlink:type="simple" chart:class="chart:bar" chart:style-name="ch1">
        <chart:title svg:x="12.532cm" svg:y="0.316cm" chart:style-name="ch2">
          <text:p>/?url=https://github.com/twbs/bootstrap</text:p>
        </chart:title>
        <chart:legend chart:legend-position="end" svg:x="28.418cm" svg:y="3.454cm" style:legend-expansion="high" chart:style-name="ch3"/>
        <chart:plot-area chart:style-name="ch4" table:cell-range-address="Juncao_Ruby_noRedis_Locust.J89:Juncao_Ruby_noRedis_Locust.J91 Juncao_Ruby_noRedis_Locust.M88:Juncao_Ruby_noRedis_Locust.P91" chart:data-source-has-labels="both" svg:x="0.659cm" svg:y="1.275cm" svg:width="27.1cm" svg:height="7.545cm">
          <chart:coordinate-region svg:x="2.312cm" svg:y="1.475cm" svg:width="25.447cm" svg:height="6.698cm"/>
          <chart:axis chart:dimension="x" chart:name="primary-x" chart:style-name="ch5" chartooo:axis-type="auto">
            <chartooo:date-scale/>
            <chart:categories table:cell-range-address="Juncao_Ruby_noRedis_Locust.J89:Juncao_Ruby_noRedis_Locust.J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M89:Juncao_Ruby_noRedis_Locust.M91" chart:label-cell-address="Juncao_Ruby_noRedis_Locust.M88:Juncao_Ruby_noRedis_Locust.M88" chart:class="chart:bar">
            <chart:data-point chart:repeated="3"/>
          </chart:series>
          <chart:series chart:style-name="ch9" chart:values-cell-range-address="Juncao_Ruby_noRedis_Locust.N89:Juncao_Ruby_noRedis_Locust.N91" chart:label-cell-address="Juncao_Ruby_noRedis_Locust.N88:Juncao_Ruby_noRedis_Locust.N88" chart:class="chart:bar">
            <chart:data-point chart:repeated="3"/>
          </chart:series>
          <chart:series chart:style-name="ch10" chart:values-cell-range-address="Juncao_Ruby_noRedis_Locust.O89:Juncao_Ruby_noRedis_Locust.O91" chart:label-cell-address="Juncao_Ruby_noRedis_Locust.O88:Juncao_Ruby_noRedis_Locust.O88" chart:class="chart:bar">
            <chart:data-point chart:repeated="3"/>
          </chart:series>
          <chart:series chart:style-name="ch11" chart:values-cell-range-address="Juncao_Ruby_noRedis_Locust.P89:Juncao_Ruby_noRedis_Locust.P91" chart:label-cell-address="Juncao_Ruby_noRedis_Locust.P88:Juncao_Ruby_noRedis_Locust.P8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noRedis_Locust.M88:Juncao_Ruby_noRedis_Locust.M88</svg:desc>
                </draw:g>
              </table:table-cell>
              <table:table-cell office:value-type="string">
                <text:p>Average Response Time</text:p>
                <draw:g>
                  <svg:desc>Juncao_Ruby_noRedis_Locust.N88:Juncao_Ruby_noRedis_Locust.N88</svg:desc>
                </draw:g>
              </table:table-cell>
              <table:table-cell office:value-type="string">
                <text:p>Min Response Time</text:p>
                <draw:g>
                  <svg:desc>Juncao_Ruby_noRedis_Locust.O88:Juncao_Ruby_noRedis_Locust.O88</svg:desc>
                </draw:g>
              </table:table-cell>
              <table:table-cell office:value-type="string">
                <text:p>Max Response Time</text:p>
                <draw:g>
                  <svg:desc>Juncao_Ruby_noRedis_Locust.P88:Juncao_Ruby_noRedis_Locust.P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89:Juncao_Ruby_noRedis_Locust.J91</svg:desc>
                </draw:g>
              </table:table-cell>
              <table:table-cell office:value-type="float" office:value="640">
                <text:p>640</text:p>
                <draw:g>
                  <svg:desc>Juncao_Ruby_noRedis_Locust.M89:Juncao_Ruby_noRedis_Locust.M91</svg:desc>
                </draw:g>
              </table:table-cell>
              <table:table-cell office:value-type="float" office:value="737.200433072428">
                <text:p>737.200433072428</text:p>
                <draw:g>
                  <svg:desc>Juncao_Ruby_noRedis_Locust.N89:Juncao_Ruby_noRedis_Locust.N91</svg:desc>
                </draw:g>
              </table:table-cell>
              <table:table-cell office:value-type="float" office:value="479.911083000843">
                <text:p>479.911083000843</text:p>
                <draw:g>
                  <svg:desc>Juncao_Ruby_noRedis_Locust.O89:Juncao_Ruby_noRedis_Locust.O91</svg:desc>
                </draw:g>
              </table:table-cell>
              <table:table-cell office:value-type="float" office:value="1322.84627199988">
                <text:p>1322.84627199988</text:p>
                <draw:g>
                  <svg:desc>Juncao_Ruby_noRedis_Locust.P89:Juncao_Ruby_noRedis_Locust.P9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5800">
                <text:p>5800</text:p>
              </table:table-cell>
              <table:table-cell office:value-type="float" office:value="5820.99605869163">
                <text:p>5820.99605869163</text:p>
              </table:table-cell>
              <table:table-cell office:value-type="float" office:value="4368.78044099831">
                <text:p>4368.78044099831</text:p>
              </table:table-cell>
              <table:table-cell office:value-type="float" office:value="7852.62910299934">
                <text:p>7852.6291029993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00">
                <text:p>19000</text:p>
              </table:table-cell>
              <table:table-cell office:value-type="float" office:value="33558.2755417001">
                <text:p>33558.2755417001</text:p>
              </table:table-cell>
              <table:table-cell office:value-type="float" office:value="3097.37274100007">
                <text:p>3097.37274100007</text:p>
              </table:table-cell>
              <table:table-cell office:value-type="float" office:value="60064.820308">
                <text:p>60064.82030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29cm" svg:height="9cm" xlink:href=".." xlink:type="simple" chart:class="chart:bar" chart:style-name="ch1">
        <chart:title svg:x="12.95cm" svg:y="0.316cm" chart:style-name="ch2">
          <text:p>/?url=https://news.ycombinator.com/</text:p>
        </chart:title>
        <chart:legend chart:legend-position="end" svg:x="28.751cm" svg:y="3.454cm" style:legend-expansion="high" chart:style-name="ch3"/>
        <chart:plot-area chart:style-name="ch4" table:cell-range-address="Juncao_Ruby_noRedis_Locust.J95:Juncao_Ruby_noRedis_Locust.J97 Juncao_Ruby_noRedis_Locust.M94:Juncao_Ruby_noRedis_Locust.P97" chart:data-source-has-labels="both" svg:x="0.665cm" svg:y="1.275cm" svg:width="27.421cm" svg:height="7.545cm">
          <chart:coordinate-region svg:x="2.318cm" svg:y="1.475cm" svg:width="25.768cm" svg:height="6.698cm"/>
          <chart:axis chart:dimension="x" chart:name="primary-x" chart:style-name="ch5" chartooo:axis-type="auto">
            <chartooo:date-scale/>
            <chart:categories table:cell-range-address="Juncao_Ruby_noRedis_Locust.J95:Juncao_Ruby_noRedis_Locust.J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M95:Juncao_Ruby_noRedis_Locust.M97" chart:label-cell-address="Juncao_Ruby_noRedis_Locust.M94:Juncao_Ruby_noRedis_Locust.M94" chart:class="chart:bar">
            <chart:data-point chart:repeated="3"/>
          </chart:series>
          <chart:series chart:style-name="ch9" chart:values-cell-range-address="Juncao_Ruby_noRedis_Locust.N95:Juncao_Ruby_noRedis_Locust.N97" chart:label-cell-address="Juncao_Ruby_noRedis_Locust.N94:Juncao_Ruby_noRedis_Locust.N94" chart:class="chart:bar">
            <chart:data-point chart:repeated="3"/>
          </chart:series>
          <chart:series chart:style-name="ch10" chart:values-cell-range-address="Juncao_Ruby_noRedis_Locust.O95:Juncao_Ruby_noRedis_Locust.O97" chart:label-cell-address="Juncao_Ruby_noRedis_Locust.O94:Juncao_Ruby_noRedis_Locust.O94" chart:class="chart:bar">
            <chart:data-point chart:repeated="3"/>
          </chart:series>
          <chart:series chart:style-name="ch11" chart:values-cell-range-address="Juncao_Ruby_noRedis_Locust.P95:Juncao_Ruby_noRedis_Locust.P97" chart:label-cell-address="Juncao_Ruby_noRedis_Locust.P94:Juncao_Ruby_noRedis_Locust.P9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noRedis_Locust.M94:Juncao_Ruby_noRedis_Locust.M94</svg:desc>
                </draw:g>
              </table:table-cell>
              <table:table-cell office:value-type="string">
                <text:p>Average Response Time</text:p>
                <draw:g>
                  <svg:desc>Juncao_Ruby_noRedis_Locust.N94:Juncao_Ruby_noRedis_Locust.N94</svg:desc>
                </draw:g>
              </table:table-cell>
              <table:table-cell office:value-type="string">
                <text:p>Min Response Time</text:p>
                <draw:g>
                  <svg:desc>Juncao_Ruby_noRedis_Locust.O94:Juncao_Ruby_noRedis_Locust.O94</svg:desc>
                </draw:g>
              </table:table-cell>
              <table:table-cell office:value-type="string">
                <text:p>Max Response Time</text:p>
                <draw:g>
                  <svg:desc>Juncao_Ruby_noRedis_Locust.P94:Juncao_Ruby_noRedis_Locust.P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95:Juncao_Ruby_noRedis_Locust.J97</svg:desc>
                </draw:g>
              </table:table-cell>
              <table:table-cell office:value-type="float" office:value="820">
                <text:p>820</text:p>
                <draw:g>
                  <svg:desc>Juncao_Ruby_noRedis_Locust.M95:Juncao_Ruby_noRedis_Locust.M97</svg:desc>
                </draw:g>
              </table:table-cell>
              <table:table-cell office:value-type="float" office:value="1274.15582131637">
                <text:p>1274.15582131637</text:p>
                <draw:g>
                  <svg:desc>Juncao_Ruby_noRedis_Locust.N95:Juncao_Ruby_noRedis_Locust.N97</svg:desc>
                </draw:g>
              </table:table-cell>
              <table:table-cell office:value-type="float" office:value="678.847716000746">
                <text:p>678.847716000746</text:p>
                <draw:g>
                  <svg:desc>Juncao_Ruby_noRedis_Locust.O95:Juncao_Ruby_noRedis_Locust.O97</svg:desc>
                </draw:g>
              </table:table-cell>
              <table:table-cell office:value-type="float" office:value="35391.3111929996">
                <text:p>35391.3111929996</text:p>
                <draw:g>
                  <svg:desc>Juncao_Ruby_noRedis_Locust.P95:Juncao_Ruby_noRedis_Locust.P9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5200">
                <text:p>5200</text:p>
              </table:table-cell>
              <table:table-cell office:value-type="float" office:value="4550.5604697059">
                <text:p>4550.5604697059</text:p>
              </table:table-cell>
              <table:table-cell office:value-type="float" office:value="678.225773999657">
                <text:p>678.225773999657</text:p>
              </table:table-cell>
              <table:table-cell office:value-type="float" office:value="23217.9695630002">
                <text:p>23217.969563000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500">
                <text:p>7500</text:p>
              </table:table-cell>
              <table:table-cell office:value-type="float" office:value="16882.6817734334">
                <text:p>16882.6817734334</text:p>
              </table:table-cell>
              <table:table-cell office:value-type="float" office:value="682.337131000168">
                <text:p>682.337131000168</text:p>
              </table:table-cell>
              <table:table-cell office:value-type="float" office:value="60017.4293780001">
                <text:p>60017.429378000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/?url=https://github.com/covid19india/covid19india-react</text:p>
        </chart:title>
        <chart:legend chart:legend-position="end" svg:x="11.461cm" svg:y="2.458cm" style:legend-expansion="high" chart:style-name="ch3"/>
        <chart:plot-area chart:style-name="ch4" table:cell-range-address="Juncao_Ruby_noRedis_Locust.J53:Juncao_Ruby_noRedis_Locust.R55 Juncao_Ruby_noRedis_Locust.K52:Juncao_Ruby_noRedis_Locust.R52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Ruby_noRedis_Locust.J53:Juncao_Ruby_noRedis_Locust.J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53:Juncao_Ruby_noRedis_Locust.K55" chart:label-cell-address="Juncao_Ruby_noRedis_Locust.K52:Juncao_Ruby_noRedis_Locust.K52" chart:class="chart:bar">
            <chart:data-point chart:repeated="3"/>
          </chart:series>
          <chart:series chart:style-name="ch9" chart:values-cell-range-address="Juncao_Ruby_noRedis_Locust.L53:Juncao_Ruby_noRedis_Locust.L55" chart:label-cell-address="Juncao_Ruby_noRedis_Locust.L52:Juncao_Ruby_noRedis_Locust.L52" chart:class="chart:bar">
            <chart:data-point chart:repeated="3"/>
          </chart:series>
          <chart:series chart:style-name="ch10" chart:values-cell-range-address="Juncao_Ruby_noRedis_Locust.M53:Juncao_Ruby_noRedis_Locust.M55" chart:label-cell-address="Juncao_Ruby_noRedis_Locust.M52:Juncao_Ruby_noRedis_Locust.M52" chart:class="chart:bar">
            <chart:data-point chart:repeated="3"/>
          </chart:series>
          <chart:series chart:style-name="ch11" chart:values-cell-range-address="Juncao_Ruby_noRedis_Locust.N53:Juncao_Ruby_noRedis_Locust.N55" chart:label-cell-address="Juncao_Ruby_noRedis_Locust.N52:Juncao_Ruby_noRedis_Locust.N52" chart:class="chart:bar">
            <chart:data-point chart:repeated="3"/>
          </chart:series>
          <chart:series chart:style-name="ch12" chart:values-cell-range-address="Juncao_Ruby_noRedis_Locust.O53:Juncao_Ruby_noRedis_Locust.O55" chart:label-cell-address="Juncao_Ruby_noRedis_Locust.O52:Juncao_Ruby_noRedis_Locust.O52" chart:class="chart:bar">
            <chart:data-point chart:repeated="3"/>
          </chart:series>
          <chart:series chart:style-name="ch13" chart:values-cell-range-address="Juncao_Ruby_noRedis_Locust.P53:Juncao_Ruby_noRedis_Locust.P55" chart:label-cell-address="Juncao_Ruby_noRedis_Locust.P52:Juncao_Ruby_noRedis_Locust.P52" chart:class="chart:bar">
            <chart:data-point chart:repeated="3"/>
          </chart:series>
          <chart:series chart:style-name="ch14" chart:values-cell-range-address="Juncao_Ruby_noRedis_Locust.Q53:Juncao_Ruby_noRedis_Locust.Q55" chart:label-cell-address="Juncao_Ruby_noRedis_Locust.Q52:Juncao_Ruby_noRedis_Locust.Q52" chart:class="chart:bar">
            <chart:data-point chart:repeated="3"/>
          </chart:series>
          <chart:series chart:style-name="ch15" chart:values-cell-range-address="Juncao_Ruby_noRedis_Locust.R53:Juncao_Ruby_noRedis_Locust.R55" chart:label-cell-address="Juncao_Ruby_noRedis_Locust.R52:Juncao_Ruby_noRedis_Locust.R5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52:Juncao_Ruby_noRedis_Locust.K52</svg:desc>
                </draw:g>
              </table:table-cell>
              <table:table-cell office:value-type="string">
                <text:p>Failure Count</text:p>
                <draw:g>
                  <svg:desc>Juncao_Ruby_noRedis_Locust.L52:Juncao_Ruby_noRedis_Locust.L52</svg:desc>
                </draw:g>
              </table:table-cell>
              <table:table-cell office:value-type="string">
                <text:p>Median Response Time</text:p>
                <draw:g>
                  <svg:desc>Juncao_Ruby_noRedis_Locust.M52:Juncao_Ruby_noRedis_Locust.M52</svg:desc>
                </draw:g>
              </table:table-cell>
              <table:table-cell office:value-type="string">
                <text:p>Average Response Time</text:p>
                <draw:g>
                  <svg:desc>Juncao_Ruby_noRedis_Locust.N52:Juncao_Ruby_noRedis_Locust.N52</svg:desc>
                </draw:g>
              </table:table-cell>
              <table:table-cell office:value-type="string">
                <text:p>Min Response Time</text:p>
                <draw:g>
                  <svg:desc>Juncao_Ruby_noRedis_Locust.O52:Juncao_Ruby_noRedis_Locust.O52</svg:desc>
                </draw:g>
              </table:table-cell>
              <table:table-cell office:value-type="string">
                <text:p>Max Response Time</text:p>
                <draw:g>
                  <svg:desc>Juncao_Ruby_noRedis_Locust.P52:Juncao_Ruby_noRedis_Locust.P52</svg:desc>
                </draw:g>
              </table:table-cell>
              <table:table-cell office:value-type="string">
                <text:p>Average Content Size</text:p>
                <draw:g>
                  <svg:desc>Juncao_Ruby_noRedis_Locust.Q52:Juncao_Ruby_noRedis_Locust.Q52</svg:desc>
                </draw:g>
              </table:table-cell>
              <table:table-cell office:value-type="string">
                <text:p>Requests/s</text:p>
                <draw:g>
                  <svg:desc>Juncao_Ruby_noRedis_Locust.R52:Juncao_Ruby_noRedis_Locust.R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53:Juncao_Ruby_noRedis_Locust.J55</svg:desc>
                </draw:g>
              </table:table-cell>
              <table:table-cell office:value-type="float" office:value="75">
                <text:p>75</text:p>
                <draw:g>
                  <svg:desc>Juncao_Ruby_noRedis_Locust.K53:Juncao_Ruby_noRedis_Locust.K55</svg:desc>
                </draw:g>
              </table:table-cell>
              <table:table-cell office:value-type="float" office:value="0">
                <text:p>0</text:p>
                <draw:g>
                  <svg:desc>Juncao_Ruby_noRedis_Locust.L53:Juncao_Ruby_noRedis_Locust.L55</svg:desc>
                </draw:g>
              </table:table-cell>
              <table:table-cell office:value-type="float" office:value="590">
                <text:p>590</text:p>
                <draw:g>
                  <svg:desc>Juncao_Ruby_noRedis_Locust.M53:Juncao_Ruby_noRedis_Locust.M55</svg:desc>
                </draw:g>
              </table:table-cell>
              <table:table-cell office:value-type="float" office:value="648.274816039993">
                <text:p>648.274816039993</text:p>
                <draw:g>
                  <svg:desc>Juncao_Ruby_noRedis_Locust.N53:Juncao_Ruby_noRedis_Locust.N55</svg:desc>
                </draw:g>
              </table:table-cell>
              <table:table-cell office:value-type="float" office:value="478.712951000489">
                <text:p>478.712951000489</text:p>
                <draw:g>
                  <svg:desc>Juncao_Ruby_noRedis_Locust.O53:Juncao_Ruby_noRedis_Locust.O55</svg:desc>
                </draw:g>
              </table:table-cell>
              <table:table-cell office:value-type="float" office:value="1269.06240700009">
                <text:p>1269.06240700009</text:p>
                <draw:g>
                  <svg:desc>Juncao_Ruby_noRedis_Locust.P53:Juncao_Ruby_noRedis_Locust.P55</svg:desc>
                </draw:g>
              </table:table-cell>
              <table:table-cell office:value-type="float" office:value="19605.4933333333">
                <text:p>19605.4933333333</text:p>
                <draw:g>
                  <svg:desc>Juncao_Ruby_noRedis_Locust.Q53:Juncao_Ruby_noRedis_Locust.Q55</svg:desc>
                </draw:g>
              </table:table-cell>
              <table:table-cell office:value-type="float" office:value="0.748873428904574">
                <text:p>0.748873428904574</text:p>
                <draw:g>
                  <svg:desc>Juncao_Ruby_noRedis_Locust.R53:Juncao_Ruby_noRedis_Locust.R5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5100">
                <text:p>5100</text:p>
              </table:table-cell>
              <table:table-cell office:value-type="float" office:value="4918.83535966166">
                <text:p>4918.83535966166</text:p>
              </table:table-cell>
              <table:table-cell office:value-type="float" office:value="1722.12884500004">
                <text:p>1722.12884500004</text:p>
              </table:table-cell>
              <table:table-cell office:value-type="float" office:value="7746.35900099929">
                <text:p>7746.35900099929</text:p>
              </table:table-cell>
              <table:table-cell office:value-type="float" office:value="13018.5505050505">
                <text:p>13018.5505050505</text:p>
              </table:table-cell>
              <table:table-cell office:value-type="float" office:value="1.97637738000543">
                <text:p>1.97637738000543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00">
                <text:p>8000</text:p>
              </table:table-cell>
              <table:table-cell office:value-type="float" office:value="11304.1064709697">
                <text:p>11304.1064709697</text:p>
              </table:table-cell>
              <table:table-cell office:value-type="float" office:value="696.21807799922">
                <text:p>696.21807799922</text:p>
              </table:table-cell>
              <table:table-cell office:value-type="float" office:value="57390.176465">
                <text:p>57390.176465</text:p>
              </table:table-cell>
              <table:table-cell office:value-type="float" office:value="19462.3636363636">
                <text:p>19462.3636363636</text:p>
              </table:table-cell>
              <table:table-cell office:value-type="float" office:value="0.377721716752392">
                <text:p>0.3777217167523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314004"/>
      <style:text-properties style:text-outline="true" fo:font-size="10pt" fo:text-shadow="1pt 1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125cm" svg:height="9cm" xlink:href=".." xlink:type="simple" chart:class="chart:bar" chart:style-name="ch1">
        <chart:title svg:x="12.801cm" svg:y="0.316cm" chart:style-name="ch2">
          <text:p>/?url=https://www.reddit.com/r/brdev/</text:p>
        </chart:title>
        <chart:legend chart:legend-position="end" svg:x="28.586cm" svg:y="2.458cm" style:legend-expansion="high" chart:style-name="ch3"/>
        <chart:plot-area chart:style-name="ch4" table:cell-range-address="Juncao_Ruby_noRedis_Locust.J101:Juncao_Ruby_noRedis_Locust.R103 Juncao_Ruby_noRedis_Locust.K100:Juncao_Ruby_noRedis_Locust.R100" chart:data-source-has-labels="both" svg:x="0.662cm" svg:y="1.275cm" svg:width="27.262cm" svg:height="7.545cm">
          <chart:coordinate-region svg:x="2.315cm" svg:y="1.475cm" svg:width="25.609cm" svg:height="6.698cm"/>
          <chart:axis chart:dimension="x" chart:name="primary-x" chart:style-name="ch5" chartooo:axis-type="auto">
            <chartooo:date-scale/>
            <chart:categories table:cell-range-address="Juncao_Ruby_noRedis_Locust.J101:Juncao_Ruby_noRedis_Locust.J10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101:Juncao_Ruby_noRedis_Locust.K103" chart:label-cell-address="Juncao_Ruby_noRedis_Locust.K100:Juncao_Ruby_noRedis_Locust.K100" chart:class="chart:bar">
            <chart:data-point chart:repeated="3"/>
          </chart:series>
          <chart:series chart:style-name="ch9" chart:values-cell-range-address="Juncao_Ruby_noRedis_Locust.L101:Juncao_Ruby_noRedis_Locust.L103" chart:label-cell-address="Juncao_Ruby_noRedis_Locust.L100:Juncao_Ruby_noRedis_Locust.L100" chart:class="chart:bar">
            <chart:data-point chart:repeated="3"/>
          </chart:series>
          <chart:series chart:style-name="ch10" chart:values-cell-range-address="Juncao_Ruby_noRedis_Locust.M101:Juncao_Ruby_noRedis_Locust.M103" chart:label-cell-address="Juncao_Ruby_noRedis_Locust.M100:Juncao_Ruby_noRedis_Locust.M100" chart:class="chart:bar">
            <chart:data-point chart:repeated="3"/>
          </chart:series>
          <chart:series chart:style-name="ch11" chart:values-cell-range-address="Juncao_Ruby_noRedis_Locust.N101:Juncao_Ruby_noRedis_Locust.N103" chart:label-cell-address="Juncao_Ruby_noRedis_Locust.N100:Juncao_Ruby_noRedis_Locust.N100" chart:class="chart:bar">
            <chart:data-point chart:repeated="3"/>
          </chart:series>
          <chart:series chart:style-name="ch12" chart:values-cell-range-address="Juncao_Ruby_noRedis_Locust.O101:Juncao_Ruby_noRedis_Locust.O103" chart:label-cell-address="Juncao_Ruby_noRedis_Locust.O100:Juncao_Ruby_noRedis_Locust.O100" chart:class="chart:bar">
            <chart:data-point chart:repeated="3"/>
          </chart:series>
          <chart:series chart:style-name="ch13" chart:values-cell-range-address="Juncao_Ruby_noRedis_Locust.P101:Juncao_Ruby_noRedis_Locust.P103" chart:label-cell-address="Juncao_Ruby_noRedis_Locust.P100:Juncao_Ruby_noRedis_Locust.P100" chart:class="chart:bar">
            <chart:data-point chart:repeated="3"/>
          </chart:series>
          <chart:series chart:style-name="ch14" chart:values-cell-range-address="Juncao_Ruby_noRedis_Locust.Q101:Juncao_Ruby_noRedis_Locust.Q103" chart:label-cell-address="Juncao_Ruby_noRedis_Locust.Q100:Juncao_Ruby_noRedis_Locust.Q100" chart:class="chart:bar">
            <chart:data-point chart:repeated="3"/>
          </chart:series>
          <chart:series chart:style-name="ch15" chart:values-cell-range-address="Juncao_Ruby_noRedis_Locust.R101:Juncao_Ruby_noRedis_Locust.R103" chart:label-cell-address="Juncao_Ruby_noRedis_Locust.R100:Juncao_Ruby_noRedis_Locust.R100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100:Juncao_Ruby_noRedis_Locust.K100</svg:desc>
                </draw:g>
              </table:table-cell>
              <table:table-cell office:value-type="string">
                <text:p>Failure Count</text:p>
                <draw:g>
                  <svg:desc>Juncao_Ruby_noRedis_Locust.L100:Juncao_Ruby_noRedis_Locust.L100</svg:desc>
                </draw:g>
              </table:table-cell>
              <table:table-cell office:value-type="string">
                <text:p>Median Response Time</text:p>
                <draw:g>
                  <svg:desc>Juncao_Ruby_noRedis_Locust.M100:Juncao_Ruby_noRedis_Locust.M100</svg:desc>
                </draw:g>
              </table:table-cell>
              <table:table-cell office:value-type="string">
                <text:p>Average Response Time</text:p>
                <draw:g>
                  <svg:desc>Juncao_Ruby_noRedis_Locust.N100:Juncao_Ruby_noRedis_Locust.N100</svg:desc>
                </draw:g>
              </table:table-cell>
              <table:table-cell office:value-type="string">
                <text:p>Min Response Time</text:p>
                <draw:g>
                  <svg:desc>Juncao_Ruby_noRedis_Locust.O100:Juncao_Ruby_noRedis_Locust.O100</svg:desc>
                </draw:g>
              </table:table-cell>
              <table:table-cell office:value-type="string">
                <text:p>Max Response Time</text:p>
                <draw:g>
                  <svg:desc>Juncao_Ruby_noRedis_Locust.P100:Juncao_Ruby_noRedis_Locust.P100</svg:desc>
                </draw:g>
              </table:table-cell>
              <table:table-cell office:value-type="string">
                <text:p>Average Content Size</text:p>
                <draw:g>
                  <svg:desc>Juncao_Ruby_noRedis_Locust.Q100:Juncao_Ruby_noRedis_Locust.Q100</svg:desc>
                </draw:g>
              </table:table-cell>
              <table:table-cell office:value-type="string">
                <text:p>Requests/s</text:p>
                <draw:g>
                  <svg:desc>Juncao_Ruby_noRedis_Locust.R100:Juncao_Ruby_noRedis_Locust.R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101:Juncao_Ruby_noRedis_Locust.J103</svg:desc>
                </draw:g>
              </table:table-cell>
              <table:table-cell office:value-type="float" office:value="79">
                <text:p>79</text:p>
                <draw:g>
                  <svg:desc>Juncao_Ruby_noRedis_Locust.K101:Juncao_Ruby_noRedis_Locust.K103</svg:desc>
                </draw:g>
              </table:table-cell>
              <table:table-cell office:value-type="float" office:value="0">
                <text:p>0</text:p>
                <draw:g>
                  <svg:desc>Juncao_Ruby_noRedis_Locust.L101:Juncao_Ruby_noRedis_Locust.L103</svg:desc>
                </draw:g>
              </table:table-cell>
              <table:table-cell office:value-type="float" office:value="1700">
                <text:p>1700</text:p>
                <draw:g>
                  <svg:desc>Juncao_Ruby_noRedis_Locust.M101:Juncao_Ruby_noRedis_Locust.M103</svg:desc>
                </draw:g>
              </table:table-cell>
              <table:table-cell office:value-type="float" office:value="3780.48374208873">
                <text:p>3780.48374208873</text:p>
                <draw:g>
                  <svg:desc>Juncao_Ruby_noRedis_Locust.N101:Juncao_Ruby_noRedis_Locust.N103</svg:desc>
                </draw:g>
              </table:table-cell>
              <table:table-cell office:value-type="float" office:value="931.423313000778">
                <text:p>931.423313000778</text:p>
                <draw:g>
                  <svg:desc>Juncao_Ruby_noRedis_Locust.O101:Juncao_Ruby_noRedis_Locust.O103</svg:desc>
                </draw:g>
              </table:table-cell>
              <table:table-cell office:value-type="float" office:value="43273.4179029994">
                <text:p>43273.4179029994</text:p>
                <draw:g>
                  <svg:desc>Juncao_Ruby_noRedis_Locust.P101:Juncao_Ruby_noRedis_Locust.P103</svg:desc>
                </draw:g>
              </table:table-cell>
              <table:table-cell office:value-type="float" office:value="11663.5569620253">
                <text:p>11663.5569620253</text:p>
                <draw:g>
                  <svg:desc>Juncao_Ruby_noRedis_Locust.Q101:Juncao_Ruby_noRedis_Locust.Q103</svg:desc>
                </draw:g>
              </table:table-cell>
              <table:table-cell office:value-type="float" office:value="0.788813345112818">
                <text:p>0.788813345112818</text:p>
                <draw:g>
                  <svg:desc>Juncao_Ruby_noRedis_Locust.R101:Juncao_Ruby_noRedis_Locust.R10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8100">
                <text:p>8100</text:p>
              </table:table-cell>
              <table:table-cell office:value-type="float" office:value="8839.37192738673">
                <text:p>8839.37192738673</text:p>
              </table:table-cell>
              <table:table-cell office:value-type="float" office:value="1469.94096299932">
                <text:p>1469.94096299932</text:p>
              </table:table-cell>
              <table:table-cell office:value-type="float" office:value="66077.6611370002">
                <text:p>66077.6611370002</text:p>
              </table:table-cell>
              <table:table-cell office:value-type="float" office:value="11164.1933962264">
                <text:p>11164.1933962264</text:p>
              </table:table-cell>
              <table:table-cell office:value-type="float" office:value="2.11612123515733">
                <text:p>2.11612123515733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2000">
                <text:p>12000</text:p>
              </table:table-cell>
              <table:table-cell office:value-type="float" office:value="36124.9039031457">
                <text:p>36124.9039031457</text:p>
              </table:table-cell>
              <table:table-cell office:value-type="float" office:value="2114.25663400041">
                <text:p>2114.25663400041</text:p>
              </table:table-cell>
              <table:table-cell office:value-type="float" office:value="69861.1464009991">
                <text:p>69861.1464009991</text:p>
              </table:table-cell>
              <table:table-cell office:value-type="float" office:value="7488.1523178808">
                <text:p>7488.1523178808</text:p>
              </table:table-cell>
              <table:table-cell office:value-type="float" office:value="1.72836300695792">
                <text:p>1.7283630069579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5cm" svg:height="9.006cm" xlink:href=".." xlink:type="simple" chart:class="chart:bar" chart:style-name="ch1">
        <chart:title svg:x="9.899cm" svg:y="0.316cm" chart:style-name="ch2">
          <text:p>/?url=https://github.com/carlosruan12307?tab=repositories</text:p>
        </chart:title>
        <chart:legend chart:legend-position="end" svg:x="28.47cm" svg:y="3.706cm" style:legend-expansion="high" chart:style-name="ch3"/>
        <chart:plot-area chart:style-name="ch4" table:cell-range-address="Juncao_Ruby_noRedis_Locust.J47:Juncao_Ruby_noRedis_Locust.L49 Juncao_Ruby_noRedis_Locust.J46:Juncao_Ruby_noRedis_Locust.L46 Juncao_Ruby_noRedis_Locust.R46:Juncao_Ruby_noRedis_Locust.R49" chart:data-source-has-labels="both" svg:x="0.63cm" svg:y="1.275cm" svg:width="27.21cm" svg:height="7.551cm">
          <chart:coordinate-region svg:x="1.913cm" svg:y="1.474cm" svg:width="25.927cm" svg:height="6.705cm"/>
          <chart:axis chart:dimension="x" chart:name="primary-x" chart:style-name="ch5" chartooo:axis-type="auto">
            <chartooo:date-scale/>
            <chart:categories table:cell-range-address="Juncao_Ruby_noRedis_Locust.J47:Juncao_Ruby_noRedis_Locust.J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47:Juncao_Ruby_noRedis_Locust.K49" chart:label-cell-address="Juncao_Ruby_noRedis_Locust.K46:Juncao_Ruby_noRedis_Locust.K46" chart:class="chart:bar">
            <chart:data-point chart:repeated="3"/>
          </chart:series>
          <chart:series chart:style-name="ch9" chart:values-cell-range-address="Juncao_Ruby_noRedis_Locust.L47:Juncao_Ruby_noRedis_Locust.L49" chart:label-cell-address="Juncao_Ruby_noRedis_Locust.L46:Juncao_Ruby_noRedis_Locust.L46" chart:class="chart:bar">
            <chart:data-point chart:repeated="3"/>
          </chart:series>
          <chart:series chart:style-name="ch10" chart:values-cell-range-address="Juncao_Ruby_noRedis_Locust.R47:Juncao_Ruby_noRedis_Locust.R49" chart:label-cell-address="Juncao_Ruby_noRedis_Locust.R46:Juncao_Ruby_noRedis_Locust.R4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46:Juncao_Ruby_noRedis_Locust.K46</svg:desc>
                </draw:g>
              </table:table-cell>
              <table:table-cell office:value-type="string">
                <text:p>Failure Count</text:p>
                <draw:g>
                  <svg:desc>Juncao_Ruby_noRedis_Locust.L46:Juncao_Ruby_noRedis_Locust.L46</svg:desc>
                </draw:g>
              </table:table-cell>
              <table:table-cell office:value-type="string">
                <text:p>Requests/s</text:p>
                <draw:g>
                  <svg:desc>Juncao_Ruby_noRedis_Locust.R46:Juncao_Ruby_noRedis_Locust.R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47:Juncao_Ruby_noRedis_Locust.J49</svg:desc>
                </draw:g>
              </table:table-cell>
              <table:table-cell office:value-type="float" office:value="74">
                <text:p>74</text:p>
                <draw:g>
                  <svg:desc>Juncao_Ruby_noRedis_Locust.K47:Juncao_Ruby_noRedis_Locust.K49</svg:desc>
                </draw:g>
              </table:table-cell>
              <table:table-cell office:value-type="float" office:value="0">
                <text:p>0</text:p>
                <draw:g>
                  <svg:desc>Juncao_Ruby_noRedis_Locust.L47:Juncao_Ruby_noRedis_Locust.L49</svg:desc>
                </draw:g>
              </table:table-cell>
              <table:table-cell office:value-type="float" office:value="0.738888449852513">
                <text:p>0.738888449852513</text:p>
                <draw:g>
                  <svg:desc>Juncao_Ruby_noRedis_Locust.R47:Juncao_Ruby_noRedis_Locust.R4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.96639567606601">
                <text:p>1.9663956760660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217476139948347">
                <text:p>0.21747613994834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72cm" svg:height="9cm" xlink:href=".." xlink:type="simple" chart:class="chart:bar" chart:style-name="ch1">
        <chart:title svg:x="10.136cm" svg:y="0.316cm" chart:style-name="ch2">
          <text:p>/?url=https://github.com/covid19india/covid19india-react</text:p>
        </chart:title>
        <chart:legend chart:legend-position="end" svg:x="28.442cm" svg:y="3.703cm" style:legend-expansion="high" chart:style-name="ch3"/>
        <chart:plot-area chart:style-name="ch4" table:cell-range-address="Juncao_Ruby_noRedis_Locust.J53:Juncao_Ruby_noRedis_Locust.L55 Juncao_Ruby_noRedis_Locust.J52:Juncao_Ruby_noRedis_Locust.L52 Juncao_Ruby_noRedis_Locust.R52:Juncao_Ruby_noRedis_Locust.R55" chart:data-source-has-labels="both" svg:x="0.629cm" svg:y="1.275cm" svg:width="27.184cm" svg:height="7.545cm">
          <chart:coordinate-region svg:x="1.912cm" svg:y="1.475cm" svg:width="25.901cm" svg:height="6.698cm"/>
          <chart:axis chart:dimension="x" chart:name="primary-x" chart:style-name="ch5" chartooo:axis-type="auto">
            <chartooo:date-scale/>
            <chart:categories table:cell-range-address="Juncao_Ruby_noRedis_Locust.J53:Juncao_Ruby_noRedis_Locust.J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53:Juncao_Ruby_noRedis_Locust.K55" chart:label-cell-address="Juncao_Ruby_noRedis_Locust.K52:Juncao_Ruby_noRedis_Locust.K52" chart:class="chart:bar">
            <chart:data-point chart:repeated="3"/>
          </chart:series>
          <chart:series chart:style-name="ch9" chart:values-cell-range-address="Juncao_Ruby_noRedis_Locust.L53:Juncao_Ruby_noRedis_Locust.L55" chart:label-cell-address="Juncao_Ruby_noRedis_Locust.L52:Juncao_Ruby_noRedis_Locust.L52" chart:class="chart:bar">
            <chart:data-point chart:repeated="3"/>
          </chart:series>
          <chart:series chart:style-name="ch10" chart:values-cell-range-address="Juncao_Ruby_noRedis_Locust.R53:Juncao_Ruby_noRedis_Locust.R55" chart:label-cell-address="Juncao_Ruby_noRedis_Locust.R52:Juncao_Ruby_noRedis_Locust.R5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52:Juncao_Ruby_noRedis_Locust.K52</svg:desc>
                </draw:g>
              </table:table-cell>
              <table:table-cell office:value-type="string">
                <text:p>Failure Count</text:p>
                <draw:g>
                  <svg:desc>Juncao_Ruby_noRedis_Locust.L52:Juncao_Ruby_noRedis_Locust.L52</svg:desc>
                </draw:g>
              </table:table-cell>
              <table:table-cell office:value-type="string">
                <text:p>Requests/s</text:p>
                <draw:g>
                  <svg:desc>Juncao_Ruby_noRedis_Locust.R52:Juncao_Ruby_noRedis_Locust.R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53:Juncao_Ruby_noRedis_Locust.J55</svg:desc>
                </draw:g>
              </table:table-cell>
              <table:table-cell office:value-type="float" office:value="75">
                <text:p>75</text:p>
                <draw:g>
                  <svg:desc>Juncao_Ruby_noRedis_Locust.K53:Juncao_Ruby_noRedis_Locust.K55</svg:desc>
                </draw:g>
              </table:table-cell>
              <table:table-cell office:value-type="float" office:value="0">
                <text:p>0</text:p>
                <draw:g>
                  <svg:desc>Juncao_Ruby_noRedis_Locust.L53:Juncao_Ruby_noRedis_Locust.L55</svg:desc>
                </draw:g>
              </table:table-cell>
              <table:table-cell office:value-type="float" office:value="0.748873428904574">
                <text:p>0.748873428904574</text:p>
                <draw:g>
                  <svg:desc>Juncao_Ruby_noRedis_Locust.R53:Juncao_Ruby_noRedis_Locust.R5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.97637738000543">
                <text:p>1.97637738000543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377721716752392">
                <text:p>0.37772171675239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03cm" svg:height="9cm" xlink:href=".." xlink:type="simple" chart:class="chart:bar" chart:style-name="ch1">
        <chart:title svg:x="11.996cm" svg:y="0.316cm" chart:style-name="ch2">
          <text:p>/?url=https://github.com/etcd-io/etcd</text:p>
        </chart:title>
        <chart:legend chart:legend-position="end" svg:x="28.273cm" svg:y="3.703cm" style:legend-expansion="high" chart:style-name="ch3"/>
        <chart:plot-area chart:style-name="ch4" table:cell-range-address="Juncao_Ruby_noRedis_Locust.J59:Juncao_Ruby_noRedis_Locust.L61 Juncao_Ruby_noRedis_Locust.J58:Juncao_Ruby_noRedis_Locust.L58 Juncao_Ruby_noRedis_Locust.R58:Juncao_Ruby_noRedis_Locust.R61" chart:data-source-has-labels="both" svg:x="0.626cm" svg:y="1.275cm" svg:width="27.021cm" svg:height="7.545cm">
          <chart:coordinate-region svg:x="1.909cm" svg:y="1.474cm" svg:width="25.738cm" svg:height="6.699cm"/>
          <chart:axis chart:dimension="x" chart:name="primary-x" chart:style-name="ch5" chartooo:axis-type="auto">
            <chartooo:date-scale/>
            <chart:categories table:cell-range-address="Juncao_Ruby_noRedis_Locust.J59:Juncao_Ruby_noRedis_Locust.J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59:Juncao_Ruby_noRedis_Locust.K61" chart:label-cell-address="Juncao_Ruby_noRedis_Locust.K58:Juncao_Ruby_noRedis_Locust.K58" chart:class="chart:bar">
            <chart:data-point chart:repeated="3"/>
          </chart:series>
          <chart:series chart:style-name="ch9" chart:values-cell-range-address="Juncao_Ruby_noRedis_Locust.L59:Juncao_Ruby_noRedis_Locust.L61" chart:label-cell-address="Juncao_Ruby_noRedis_Locust.L58:Juncao_Ruby_noRedis_Locust.L58" chart:class="chart:bar">
            <chart:data-point chart:repeated="3"/>
          </chart:series>
          <chart:series chart:style-name="ch10" chart:values-cell-range-address="Juncao_Ruby_noRedis_Locust.R59:Juncao_Ruby_noRedis_Locust.R61" chart:label-cell-address="Juncao_Ruby_noRedis_Locust.R58:Juncao_Ruby_noRedis_Locust.R5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58:Juncao_Ruby_noRedis_Locust.K58</svg:desc>
                </draw:g>
              </table:table-cell>
              <table:table-cell office:value-type="string">
                <text:p>Failure Count</text:p>
                <draw:g>
                  <svg:desc>Juncao_Ruby_noRedis_Locust.L58:Juncao_Ruby_noRedis_Locust.L58</svg:desc>
                </draw:g>
              </table:table-cell>
              <table:table-cell office:value-type="string">
                <text:p>Requests/s</text:p>
                <draw:g>
                  <svg:desc>Juncao_Ruby_noRedis_Locust.R58:Juncao_Ruby_noRedis_Locust.R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59:Juncao_Ruby_noRedis_Locust.J61</svg:desc>
                </draw:g>
              </table:table-cell>
              <table:table-cell office:value-type="float" office:value="71">
                <text:p>71</text:p>
                <draw:g>
                  <svg:desc>Juncao_Ruby_noRedis_Locust.K59:Juncao_Ruby_noRedis_Locust.K61</svg:desc>
                </draw:g>
              </table:table-cell>
              <table:table-cell office:value-type="float" office:value="0">
                <text:p>0</text:p>
                <draw:g>
                  <svg:desc>Juncao_Ruby_noRedis_Locust.L59:Juncao_Ruby_noRedis_Locust.L61</svg:desc>
                </draw:g>
              </table:table-cell>
              <table:table-cell office:value-type="float" office:value="0.70893351269633">
                <text:p>0.70893351269633</text:p>
                <draw:g>
                  <svg:desc>Juncao_Ruby_noRedis_Locust.R59:Juncao_Ruby_noRedis_Locust.R6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.60705433424684">
                <text:p>1.6070543342468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48799464175185">
                <text:p>0.1487994641751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79cm" svg:height="9cm" xlink:href=".." xlink:type="simple" chart:class="chart:bar" chart:style-name="ch1">
        <chart:title svg:x="11.005cm" svg:y="0.316cm" chart:style-name="ch2">
          <text:p>/?url=https://github.com/facebook/react-native</text:p>
        </chart:title>
        <chart:legend chart:legend-position="end" svg:x="28.249cm" svg:y="3.703cm" style:legend-expansion="high" chart:style-name="ch3"/>
        <chart:plot-area chart:style-name="ch4" table:cell-range-address="Juncao_Ruby_noRedis_Locust.J65:Juncao_Ruby_noRedis_Locust.L67 Juncao_Ruby_noRedis_Locust.J64:Juncao_Ruby_noRedis_Locust.L64 Juncao_Ruby_noRedis_Locust.R64:Juncao_Ruby_noRedis_Locust.R67" chart:data-source-has-labels="both" svg:x="0.625cm" svg:y="1.275cm" svg:width="26.999cm" svg:height="7.545cm">
          <chart:coordinate-region svg:x="1.908cm" svg:y="1.475cm" svg:width="25.716cm" svg:height="6.698cm"/>
          <chart:axis chart:dimension="x" chart:name="primary-x" chart:style-name="ch5" chartooo:axis-type="auto">
            <chartooo:date-scale/>
            <chart:categories table:cell-range-address="Juncao_Ruby_noRedis_Locust.J65:Juncao_Ruby_noRedis_Locust.J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65:Juncao_Ruby_noRedis_Locust.K67" chart:label-cell-address="Juncao_Ruby_noRedis_Locust.K64:Juncao_Ruby_noRedis_Locust.K64" chart:class="chart:bar">
            <chart:data-point chart:repeated="3"/>
          </chart:series>
          <chart:series chart:style-name="ch9" chart:values-cell-range-address="Juncao_Ruby_noRedis_Locust.L65:Juncao_Ruby_noRedis_Locust.L67" chart:label-cell-address="Juncao_Ruby_noRedis_Locust.L64:Juncao_Ruby_noRedis_Locust.L64" chart:class="chart:bar">
            <chart:data-point chart:repeated="3"/>
          </chart:series>
          <chart:series chart:style-name="ch10" chart:values-cell-range-address="Juncao_Ruby_noRedis_Locust.R65:Juncao_Ruby_noRedis_Locust.R67" chart:label-cell-address="Juncao_Ruby_noRedis_Locust.R64:Juncao_Ruby_noRedis_Locust.R6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64:Juncao_Ruby_noRedis_Locust.K64</svg:desc>
                </draw:g>
              </table:table-cell>
              <table:table-cell office:value-type="string">
                <text:p>Failure Count</text:p>
                <draw:g>
                  <svg:desc>Juncao_Ruby_noRedis_Locust.L64:Juncao_Ruby_noRedis_Locust.L64</svg:desc>
                </draw:g>
              </table:table-cell>
              <table:table-cell office:value-type="string">
                <text:p>Requests/s</text:p>
                <draw:g>
                  <svg:desc>Juncao_Ruby_noRedis_Locust.R64:Juncao_Ruby_noRedis_Locust.R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65:Juncao_Ruby_noRedis_Locust.J67</svg:desc>
                </draw:g>
              </table:table-cell>
              <table:table-cell office:value-type="float" office:value="69">
                <text:p>69</text:p>
                <draw:g>
                  <svg:desc>Juncao_Ruby_noRedis_Locust.K65:Juncao_Ruby_noRedis_Locust.K67</svg:desc>
                </draw:g>
              </table:table-cell>
              <table:table-cell office:value-type="float" office:value="0">
                <text:p>0</text:p>
                <draw:g>
                  <svg:desc>Juncao_Ruby_noRedis_Locust.L65:Juncao_Ruby_noRedis_Locust.L67</svg:desc>
                </draw:g>
              </table:table-cell>
              <table:table-cell office:value-type="float" office:value="0.688963554592208">
                <text:p>0.688963554592208</text:p>
                <draw:g>
                  <svg:desc>Juncao_Ruby_noRedis_Locust.R65:Juncao_Ruby_noRedis_Locust.R6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.18782276879114">
                <text:p>1.1878227687911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801227884020226">
                <text:p>0.080122788402022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142cm" svg:height="9cm" xlink:href=".." xlink:type="simple" chart:class="chart:bar" chart:style-name="ch1">
        <chart:title svg:x="11.387cm" svg:y="0.316cm" chart:style-name="ch2">
          <text:p>/?url=https://github.com/macrozheng/mall</text:p>
        </chart:title>
        <chart:legend chart:legend-position="end" svg:x="28.112cm" svg:y="3.703cm" style:legend-expansion="high" chart:style-name="ch3"/>
        <chart:plot-area chart:style-name="ch4" table:cell-range-address="Juncao_Ruby_noRedis_Locust.J71:Juncao_Ruby_noRedis_Locust.L73 Juncao_Ruby_noRedis_Locust.J70:Juncao_Ruby_noRedis_Locust.L70 Juncao_Ruby_noRedis_Locust.R70:Juncao_Ruby_noRedis_Locust.R73" chart:data-source-has-labels="both" svg:x="0.622cm" svg:y="1.275cm" svg:width="26.868cm" svg:height="7.545cm">
          <chart:coordinate-region svg:x="1.905cm" svg:y="1.475cm" svg:width="25.585cm" svg:height="6.698cm"/>
          <chart:axis chart:dimension="x" chart:name="primary-x" chart:style-name="ch5" chartooo:axis-type="auto">
            <chartooo:date-scale/>
            <chart:categories table:cell-range-address="Juncao_Ruby_noRedis_Locust.J71:Juncao_Ruby_noRedis_Locust.J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71:Juncao_Ruby_noRedis_Locust.K73" chart:label-cell-address="Juncao_Ruby_noRedis_Locust.K70:Juncao_Ruby_noRedis_Locust.K70" chart:class="chart:bar">
            <chart:data-point chart:repeated="3"/>
          </chart:series>
          <chart:series chart:style-name="ch9" chart:values-cell-range-address="Juncao_Ruby_noRedis_Locust.L71:Juncao_Ruby_noRedis_Locust.L73" chart:label-cell-address="Juncao_Ruby_noRedis_Locust.L70:Juncao_Ruby_noRedis_Locust.L70" chart:class="chart:bar">
            <chart:data-point chart:repeated="3"/>
          </chart:series>
          <chart:series chart:style-name="ch10" chart:values-cell-range-address="Juncao_Ruby_noRedis_Locust.R71:Juncao_Ruby_noRedis_Locust.R73" chart:label-cell-address="Juncao_Ruby_noRedis_Locust.R70:Juncao_Ruby_noRedis_Locust.R7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70:Juncao_Ruby_noRedis_Locust.K70</svg:desc>
                </draw:g>
              </table:table-cell>
              <table:table-cell office:value-type="string">
                <text:p>Failure Count</text:p>
                <draw:g>
                  <svg:desc>Juncao_Ruby_noRedis_Locust.L70:Juncao_Ruby_noRedis_Locust.L70</svg:desc>
                </draw:g>
              </table:table-cell>
              <table:table-cell office:value-type="string">
                <text:p>Requests/s</text:p>
                <draw:g>
                  <svg:desc>Juncao_Ruby_noRedis_Locust.R70:Juncao_Ruby_noRedis_Locust.R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71:Juncao_Ruby_noRedis_Locust.J73</svg:desc>
                </draw:g>
              </table:table-cell>
              <table:table-cell office:value-type="float" office:value="69">
                <text:p>69</text:p>
                <draw:g>
                  <svg:desc>Juncao_Ruby_noRedis_Locust.K71:Juncao_Ruby_noRedis_Locust.K73</svg:desc>
                </draw:g>
              </table:table-cell>
              <table:table-cell office:value-type="float" office:value="0">
                <text:p>0</text:p>
                <draw:g>
                  <svg:desc>Juncao_Ruby_noRedis_Locust.L71:Juncao_Ruby_noRedis_Locust.L73</svg:desc>
                </draw:g>
              </table:table-cell>
              <table:table-cell office:value-type="float" office:value="0.688963554592208">
                <text:p>0.688963554592208</text:p>
                <draw:g>
                  <svg:desc>Juncao_Ruby_noRedis_Locust.R71:Juncao_Ruby_noRedis_Locust.R7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.23773128848825">
                <text:p>1.2377312884882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03015013659743">
                <text:p>0.10301501365974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263cm" svg:height="9cm" xlink:href=".." xlink:type="simple" chart:class="chart:bar" chart:style-name="ch1">
        <chart:title svg:x="11.481cm" svg:y="0.316cm" chart:style-name="ch2">
          <text:p>/?url=https://github.com/spring-projects/spring-boot</text:p>
        </chart:title>
        <chart:legend chart:legend-position="end" svg:x="30.233cm" svg:y="3.703cm" style:legend-expansion="high" chart:style-name="ch3"/>
        <chart:plot-area chart:style-name="ch4" table:cell-range-address="Juncao_Ruby_noRedis_Locust.J77:Juncao_Ruby_noRedis_Locust.L79 Juncao_Ruby_noRedis_Locust.J76:Juncao_Ruby_noRedis_Locust.L76 Juncao_Ruby_noRedis_Locust.R76:Juncao_Ruby_noRedis_Locust.R79" chart:data-source-has-labels="both" svg:x="0.665cm" svg:y="1.275cm" svg:width="28.903cm" svg:height="7.545cm">
          <chart:coordinate-region svg:x="1.948cm" svg:y="1.475cm" svg:width="27.62cm" svg:height="6.698cm"/>
          <chart:axis chart:dimension="x" chart:name="primary-x" chart:style-name="ch5" chartooo:axis-type="auto">
            <chartooo:date-scale/>
            <chart:categories table:cell-range-address="Juncao_Ruby_noRedis_Locust.J77:Juncao_Ruby_noRedis_Locust.J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77:Juncao_Ruby_noRedis_Locust.K79" chart:label-cell-address="Juncao_Ruby_noRedis_Locust.K76:Juncao_Ruby_noRedis_Locust.K76" chart:class="chart:bar">
            <chart:data-point chart:repeated="3"/>
          </chart:series>
          <chart:series chart:style-name="ch9" chart:values-cell-range-address="Juncao_Ruby_noRedis_Locust.L77:Juncao_Ruby_noRedis_Locust.L79" chart:label-cell-address="Juncao_Ruby_noRedis_Locust.L76:Juncao_Ruby_noRedis_Locust.L76" chart:class="chart:bar">
            <chart:data-point chart:repeated="3"/>
          </chart:series>
          <chart:series chart:style-name="ch10" chart:values-cell-range-address="Juncao_Ruby_noRedis_Locust.R77:Juncao_Ruby_noRedis_Locust.R79" chart:label-cell-address="Juncao_Ruby_noRedis_Locust.R76:Juncao_Ruby_noRedis_Locust.R7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76:Juncao_Ruby_noRedis_Locust.K76</svg:desc>
                </draw:g>
              </table:table-cell>
              <table:table-cell office:value-type="string">
                <text:p>Failure Count</text:p>
                <draw:g>
                  <svg:desc>Juncao_Ruby_noRedis_Locust.L76:Juncao_Ruby_noRedis_Locust.L76</svg:desc>
                </draw:g>
              </table:table-cell>
              <table:table-cell office:value-type="string">
                <text:p>Requests/s</text:p>
                <draw:g>
                  <svg:desc>Juncao_Ruby_noRedis_Locust.R76:Juncao_Ruby_noRedis_Locust.R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77:Juncao_Ruby_noRedis_Locust.J79</svg:desc>
                </draw:g>
              </table:table-cell>
              <table:table-cell office:value-type="float" office:value="79">
                <text:p>79</text:p>
                <draw:g>
                  <svg:desc>Juncao_Ruby_noRedis_Locust.K77:Juncao_Ruby_noRedis_Locust.K79</svg:desc>
                </draw:g>
              </table:table-cell>
              <table:table-cell office:value-type="float" office:value="0">
                <text:p>0</text:p>
                <draw:g>
                  <svg:desc>Juncao_Ruby_noRedis_Locust.L77:Juncao_Ruby_noRedis_Locust.L79</svg:desc>
                </draw:g>
              </table:table-cell>
              <table:table-cell office:value-type="float" office:value="0.788813345112818">
                <text:p>0.788813345112818</text:p>
                <draw:g>
                  <svg:desc>Juncao_Ruby_noRedis_Locust.R77:Juncao_Ruby_noRedis_Locust.R7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.98635908394485">
                <text:p>1.9863590839448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.57956354278273">
                <text:p>1.5795635427827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25cm" svg:height="9cm" xlink:href=".." xlink:type="simple" chart:class="chart:bar" chart:style-name="ch1">
        <chart:title svg:x="13.013cm" svg:y="0.316cm" chart:style-name="ch2">
          <text:p>/?url=https://github.com/topics/aws</text:p>
        </chart:title>
        <chart:legend chart:legend-position="end" svg:x="30.095cm" svg:y="3.703cm" style:legend-expansion="high" chart:style-name="ch3"/>
        <chart:plot-area chart:style-name="ch4" table:cell-range-address="Juncao_Ruby_noRedis_Locust.J83:Juncao_Ruby_noRedis_Locust.L85 Juncao_Ruby_noRedis_Locust.J82:Juncao_Ruby_noRedis_Locust.L82 Juncao_Ruby_noRedis_Locust.R82:Juncao_Ruby_noRedis_Locust.R85" chart:data-source-has-labels="both" svg:x="0.662cm" svg:y="1.275cm" svg:width="28.771cm" svg:height="7.545cm">
          <chart:coordinate-region svg:x="1.945cm" svg:y="1.475cm" svg:width="27.488cm" svg:height="6.698cm"/>
          <chart:axis chart:dimension="x" chart:name="primary-x" chart:style-name="ch5" chartooo:axis-type="auto">
            <chartooo:date-scale/>
            <chart:categories table:cell-range-address="Juncao_Ruby_noRedis_Locust.J83:Juncao_Ruby_noRedis_Locust.J8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83:Juncao_Ruby_noRedis_Locust.K85" chart:label-cell-address="Juncao_Ruby_noRedis_Locust.K82:Juncao_Ruby_noRedis_Locust.K82" chart:class="chart:bar">
            <chart:data-point chart:repeated="3"/>
          </chart:series>
          <chart:series chart:style-name="ch9" chart:values-cell-range-address="Juncao_Ruby_noRedis_Locust.L83:Juncao_Ruby_noRedis_Locust.L85" chart:label-cell-address="Juncao_Ruby_noRedis_Locust.L82:Juncao_Ruby_noRedis_Locust.L82" chart:class="chart:bar">
            <chart:data-point chart:repeated="3"/>
          </chart:series>
          <chart:series chart:style-name="ch10" chart:values-cell-range-address="Juncao_Ruby_noRedis_Locust.R83:Juncao_Ruby_noRedis_Locust.R85" chart:label-cell-address="Juncao_Ruby_noRedis_Locust.R82:Juncao_Ruby_noRedis_Locust.R8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82:Juncao_Ruby_noRedis_Locust.K82</svg:desc>
                </draw:g>
              </table:table-cell>
              <table:table-cell office:value-type="string">
                <text:p>Failure Count</text:p>
                <draw:g>
                  <svg:desc>Juncao_Ruby_noRedis_Locust.L82:Juncao_Ruby_noRedis_Locust.L82</svg:desc>
                </draw:g>
              </table:table-cell>
              <table:table-cell office:value-type="string">
                <text:p>Requests/s</text:p>
                <draw:g>
                  <svg:desc>Juncao_Ruby_noRedis_Locust.R82:Juncao_Ruby_noRedis_Locust.R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83:Juncao_Ruby_noRedis_Locust.J85</svg:desc>
                </draw:g>
              </table:table-cell>
              <table:table-cell office:value-type="float" office:value="77">
                <text:p>77</text:p>
                <draw:g>
                  <svg:desc>Juncao_Ruby_noRedis_Locust.K83:Juncao_Ruby_noRedis_Locust.K85</svg:desc>
                </draw:g>
              </table:table-cell>
              <table:table-cell office:value-type="float" office:value="0">
                <text:p>0</text:p>
                <draw:g>
                  <svg:desc>Juncao_Ruby_noRedis_Locust.L83:Juncao_Ruby_noRedis_Locust.L85</svg:desc>
                </draw:g>
              </table:table-cell>
              <table:table-cell office:value-type="float" office:value="0.768843387008696">
                <text:p>0.768843387008696</text:p>
                <draw:g>
                  <svg:desc>Juncao_Ruby_noRedis_Locust.R83:Juncao_Ruby_noRedis_Locust.R8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.98635908394485">
                <text:p>1.9863590839448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858458447164528">
                <text:p>0.85845844716452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957cm" svg:height="9cm" xlink:href=".." xlink:type="simple" chart:class="chart:bar" chart:style-name="ch1">
        <chart:title svg:x="12.532cm" svg:y="0.316cm" chart:style-name="ch2">
          <text:p>/?url=https://github.com/twbs/bootstrap</text:p>
        </chart:title>
        <chart:legend chart:legend-position="end" svg:x="29.927cm" svg:y="3.703cm" style:legend-expansion="high" chart:style-name="ch3"/>
        <chart:plot-area chart:style-name="ch4" table:cell-range-address="Juncao_Ruby_noRedis_Locust.J89:Juncao_Ruby_noRedis_Locust.L91 Juncao_Ruby_noRedis_Locust.J88:Juncao_Ruby_noRedis_Locust.L88 Juncao_Ruby_noRedis_Locust.R88:Juncao_Ruby_noRedis_Locust.R91" chart:data-source-has-labels="both" svg:x="0.659cm" svg:y="1.275cm" svg:width="28.609cm" svg:height="7.545cm">
          <chart:coordinate-region svg:x="1.942cm" svg:y="1.475cm" svg:width="27.326cm" svg:height="6.698cm"/>
          <chart:axis chart:dimension="x" chart:name="primary-x" chart:style-name="ch5" chartooo:axis-type="auto">
            <chartooo:date-scale/>
            <chart:categories table:cell-range-address="Juncao_Ruby_noRedis_Locust.J89:Juncao_Ruby_noRedis_Locust.J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89:Juncao_Ruby_noRedis_Locust.K91" chart:label-cell-address="Juncao_Ruby_noRedis_Locust.K88:Juncao_Ruby_noRedis_Locust.K88" chart:class="chart:bar">
            <chart:data-point chart:repeated="3"/>
          </chart:series>
          <chart:series chart:style-name="ch9" chart:values-cell-range-address="Juncao_Ruby_noRedis_Locust.L89:Juncao_Ruby_noRedis_Locust.L91" chart:label-cell-address="Juncao_Ruby_noRedis_Locust.L88:Juncao_Ruby_noRedis_Locust.L88" chart:class="chart:bar">
            <chart:data-point chart:repeated="3"/>
          </chart:series>
          <chart:series chart:style-name="ch10" chart:values-cell-range-address="Juncao_Ruby_noRedis_Locust.R89:Juncao_Ruby_noRedis_Locust.R91" chart:label-cell-address="Juncao_Ruby_noRedis_Locust.R88:Juncao_Ruby_noRedis_Locust.R8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88:Juncao_Ruby_noRedis_Locust.K88</svg:desc>
                </draw:g>
              </table:table-cell>
              <table:table-cell office:value-type="string">
                <text:p>Failure Count</text:p>
                <draw:g>
                  <svg:desc>Juncao_Ruby_noRedis_Locust.L88:Juncao_Ruby_noRedis_Locust.L88</svg:desc>
                </draw:g>
              </table:table-cell>
              <table:table-cell office:value-type="string">
                <text:p>Requests/s</text:p>
                <draw:g>
                  <svg:desc>Juncao_Ruby_noRedis_Locust.R88:Juncao_Ruby_noRedis_Locust.R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89:Juncao_Ruby_noRedis_Locust.J91</svg:desc>
                </draw:g>
              </table:table-cell>
              <table:table-cell office:value-type="float" office:value="69">
                <text:p>69</text:p>
                <draw:g>
                  <svg:desc>Juncao_Ruby_noRedis_Locust.K89:Juncao_Ruby_noRedis_Locust.K91</svg:desc>
                </draw:g>
              </table:table-cell>
              <table:table-cell office:value-type="float" office:value="0">
                <text:p>0</text:p>
                <draw:g>
                  <svg:desc>Juncao_Ruby_noRedis_Locust.L89:Juncao_Ruby_noRedis_Locust.L91</svg:desc>
                </draw:g>
              </table:table-cell>
              <table:table-cell office:value-type="float" office:value="0.688963554592208">
                <text:p>0.688963554592208</text:p>
                <draw:g>
                  <svg:desc>Juncao_Ruby_noRedis_Locust.R89:Juncao_Ruby_noRedis_Locust.R9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.32756662394304">
                <text:p>1.3275666239430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14461126288604">
                <text:p>0.11446112628860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29cm" svg:height="9cm" xlink:href=".." xlink:type="simple" chart:class="chart:bar" chart:style-name="ch1">
        <chart:title svg:x="12.95cm" svg:y="0.316cm" chart:style-name="ch2">
          <text:p>/?url=https://news.ycombinator.com/</text:p>
        </chart:title>
        <chart:legend chart:legend-position="end" svg:x="30.26cm" svg:y="3.703cm" style:legend-expansion="high" chart:style-name="ch3"/>
        <chart:plot-area chart:style-name="ch4" table:cell-range-address="Juncao_Ruby_noRedis_Locust.J95:Juncao_Ruby_noRedis_Locust.L97 Juncao_Ruby_noRedis_Locust.J94:Juncao_Ruby_noRedis_Locust.L94 Juncao_Ruby_noRedis_Locust.R94:Juncao_Ruby_noRedis_Locust.R97" chart:data-source-has-labels="both" svg:x="0.665cm" svg:y="1.275cm" svg:width="28.93cm" svg:height="7.545cm">
          <chart:coordinate-region svg:x="1.948cm" svg:y="1.475cm" svg:width="27.647cm" svg:height="6.698cm"/>
          <chart:axis chart:dimension="x" chart:name="primary-x" chart:style-name="ch5" chartooo:axis-type="auto">
            <chartooo:date-scale/>
            <chart:categories table:cell-range-address="Juncao_Ruby_noRedis_Locust.J95:Juncao_Ruby_noRedis_Locust.J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95:Juncao_Ruby_noRedis_Locust.K97" chart:label-cell-address="Juncao_Ruby_noRedis_Locust.K94:Juncao_Ruby_noRedis_Locust.K94" chart:class="chart:bar">
            <chart:data-point chart:repeated="3"/>
          </chart:series>
          <chart:series chart:style-name="ch9" chart:values-cell-range-address="Juncao_Ruby_noRedis_Locust.L95:Juncao_Ruby_noRedis_Locust.L97" chart:label-cell-address="Juncao_Ruby_noRedis_Locust.L94:Juncao_Ruby_noRedis_Locust.L94" chart:class="chart:bar">
            <chart:data-point chart:repeated="3"/>
          </chart:series>
          <chart:series chart:style-name="ch10" chart:values-cell-range-address="Juncao_Ruby_noRedis_Locust.R95:Juncao_Ruby_noRedis_Locust.R97" chart:label-cell-address="Juncao_Ruby_noRedis_Locust.R94:Juncao_Ruby_noRedis_Locust.R9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94:Juncao_Ruby_noRedis_Locust.K94</svg:desc>
                </draw:g>
              </table:table-cell>
              <table:table-cell office:value-type="string">
                <text:p>Failure Count</text:p>
                <draw:g>
                  <svg:desc>Juncao_Ruby_noRedis_Locust.L94:Juncao_Ruby_noRedis_Locust.L94</svg:desc>
                </draw:g>
              </table:table-cell>
              <table:table-cell office:value-type="string">
                <text:p>Requests/s</text:p>
                <draw:g>
                  <svg:desc>Juncao_Ruby_noRedis_Locust.R94:Juncao_Ruby_noRedis_Locust.R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95:Juncao_Ruby_noRedis_Locust.J97</svg:desc>
                </draw:g>
              </table:table-cell>
              <table:table-cell office:value-type="float" office:value="79">
                <text:p>79</text:p>
                <draw:g>
                  <svg:desc>Juncao_Ruby_noRedis_Locust.K95:Juncao_Ruby_noRedis_Locust.K97</svg:desc>
                </draw:g>
              </table:table-cell>
              <table:table-cell office:value-type="float" office:value="0">
                <text:p>0</text:p>
                <draw:g>
                  <svg:desc>Juncao_Ruby_noRedis_Locust.L95:Juncao_Ruby_noRedis_Locust.L97</svg:desc>
                </draw:g>
              </table:table-cell>
              <table:table-cell office:value-type="float" office:value="0.788813345112818">
                <text:p>0.788813345112818</text:p>
                <draw:g>
                  <svg:desc>Juncao_Ruby_noRedis_Locust.R95:Juncao_Ruby_noRedis_Locust.R9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2.03626760364196">
                <text:p>2.0362676036419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.71691689432906">
                <text:p>1.7169168943290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45cm" svg:y="0.316cm" chart:style-name="ch2">
          <text:p>/?url=https://github.com/etcd-io/etcd</text:p>
        </chart:title>
        <chart:legend chart:legend-position="end" svg:x="11.461cm" svg:y="2.458cm" style:legend-expansion="high" chart:style-name="ch3"/>
        <chart:plot-area chart:style-name="ch4" table:cell-range-address="Juncao_Ruby_noRedis_Locust.J59:Juncao_Ruby_noRedis_Locust.R61 Juncao_Ruby_noRedis_Locust.K58:Juncao_Ruby_noRedis_Locust.R58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Ruby_noRedis_Locust.J59:Juncao_Ruby_noRedis_Locust.J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59:Juncao_Ruby_noRedis_Locust.K61" chart:label-cell-address="Juncao_Ruby_noRedis_Locust.K58:Juncao_Ruby_noRedis_Locust.K58" chart:class="chart:bar">
            <chart:data-point chart:repeated="3"/>
          </chart:series>
          <chart:series chart:style-name="ch9" chart:values-cell-range-address="Juncao_Ruby_noRedis_Locust.L59:Juncao_Ruby_noRedis_Locust.L61" chart:label-cell-address="Juncao_Ruby_noRedis_Locust.L58:Juncao_Ruby_noRedis_Locust.L58" chart:class="chart:bar">
            <chart:data-point chart:repeated="3"/>
          </chart:series>
          <chart:series chart:style-name="ch10" chart:values-cell-range-address="Juncao_Ruby_noRedis_Locust.M59:Juncao_Ruby_noRedis_Locust.M61" chart:label-cell-address="Juncao_Ruby_noRedis_Locust.M58:Juncao_Ruby_noRedis_Locust.M58" chart:class="chart:bar">
            <chart:data-point chart:repeated="3"/>
          </chart:series>
          <chart:series chart:style-name="ch11" chart:values-cell-range-address="Juncao_Ruby_noRedis_Locust.N59:Juncao_Ruby_noRedis_Locust.N61" chart:label-cell-address="Juncao_Ruby_noRedis_Locust.N58:Juncao_Ruby_noRedis_Locust.N58" chart:class="chart:bar">
            <chart:data-point chart:repeated="3"/>
          </chart:series>
          <chart:series chart:style-name="ch12" chart:values-cell-range-address="Juncao_Ruby_noRedis_Locust.O59:Juncao_Ruby_noRedis_Locust.O61" chart:label-cell-address="Juncao_Ruby_noRedis_Locust.O58:Juncao_Ruby_noRedis_Locust.O58" chart:class="chart:bar">
            <chart:data-point chart:repeated="3"/>
          </chart:series>
          <chart:series chart:style-name="ch13" chart:values-cell-range-address="Juncao_Ruby_noRedis_Locust.P59:Juncao_Ruby_noRedis_Locust.P61" chart:label-cell-address="Juncao_Ruby_noRedis_Locust.P58:Juncao_Ruby_noRedis_Locust.P58" chart:class="chart:bar">
            <chart:data-point chart:repeated="3"/>
          </chart:series>
          <chart:series chart:style-name="ch14" chart:values-cell-range-address="Juncao_Ruby_noRedis_Locust.Q59:Juncao_Ruby_noRedis_Locust.Q61" chart:label-cell-address="Juncao_Ruby_noRedis_Locust.Q58:Juncao_Ruby_noRedis_Locust.Q58" chart:class="chart:bar">
            <chart:data-point chart:repeated="3"/>
          </chart:series>
          <chart:series chart:style-name="ch15" chart:values-cell-range-address="Juncao_Ruby_noRedis_Locust.R59:Juncao_Ruby_noRedis_Locust.R61" chart:label-cell-address="Juncao_Ruby_noRedis_Locust.R58:Juncao_Ruby_noRedis_Locust.R58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58:Juncao_Ruby_noRedis_Locust.K58</svg:desc>
                </draw:g>
              </table:table-cell>
              <table:table-cell office:value-type="string">
                <text:p>Failure Count</text:p>
                <draw:g>
                  <svg:desc>Juncao_Ruby_noRedis_Locust.L58:Juncao_Ruby_noRedis_Locust.L58</svg:desc>
                </draw:g>
              </table:table-cell>
              <table:table-cell office:value-type="string">
                <text:p>Median Response Time</text:p>
                <draw:g>
                  <svg:desc>Juncao_Ruby_noRedis_Locust.M58:Juncao_Ruby_noRedis_Locust.M58</svg:desc>
                </draw:g>
              </table:table-cell>
              <table:table-cell office:value-type="string">
                <text:p>Average Response Time</text:p>
                <draw:g>
                  <svg:desc>Juncao_Ruby_noRedis_Locust.N58:Juncao_Ruby_noRedis_Locust.N58</svg:desc>
                </draw:g>
              </table:table-cell>
              <table:table-cell office:value-type="string">
                <text:p>Min Response Time</text:p>
                <draw:g>
                  <svg:desc>Juncao_Ruby_noRedis_Locust.O58:Juncao_Ruby_noRedis_Locust.O58</svg:desc>
                </draw:g>
              </table:table-cell>
              <table:table-cell office:value-type="string">
                <text:p>Max Response Time</text:p>
                <draw:g>
                  <svg:desc>Juncao_Ruby_noRedis_Locust.P58:Juncao_Ruby_noRedis_Locust.P58</svg:desc>
                </draw:g>
              </table:table-cell>
              <table:table-cell office:value-type="string">
                <text:p>Average Content Size</text:p>
                <draw:g>
                  <svg:desc>Juncao_Ruby_noRedis_Locust.Q58:Juncao_Ruby_noRedis_Locust.Q58</svg:desc>
                </draw:g>
              </table:table-cell>
              <table:table-cell office:value-type="string">
                <text:p>Requests/s</text:p>
                <draw:g>
                  <svg:desc>Juncao_Ruby_noRedis_Locust.R58:Juncao_Ruby_noRedis_Locust.R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59:Juncao_Ruby_noRedis_Locust.J61</svg:desc>
                </draw:g>
              </table:table-cell>
              <table:table-cell office:value-type="float" office:value="71">
                <text:p>71</text:p>
                <draw:g>
                  <svg:desc>Juncao_Ruby_noRedis_Locust.K59:Juncao_Ruby_noRedis_Locust.K61</svg:desc>
                </draw:g>
              </table:table-cell>
              <table:table-cell office:value-type="float" office:value="0">
                <text:p>0</text:p>
                <draw:g>
                  <svg:desc>Juncao_Ruby_noRedis_Locust.L59:Juncao_Ruby_noRedis_Locust.L61</svg:desc>
                </draw:g>
              </table:table-cell>
              <table:table-cell office:value-type="float" office:value="660">
                <text:p>660</text:p>
                <draw:g>
                  <svg:desc>Juncao_Ruby_noRedis_Locust.M59:Juncao_Ruby_noRedis_Locust.M61</svg:desc>
                </draw:g>
              </table:table-cell>
              <table:table-cell office:value-type="float" office:value="803.139994112608">
                <text:p>803.139994112608</text:p>
                <draw:g>
                  <svg:desc>Juncao_Ruby_noRedis_Locust.N59:Juncao_Ruby_noRedis_Locust.N61</svg:desc>
                </draw:g>
              </table:table-cell>
              <table:table-cell office:value-type="float" office:value="464.493844001481">
                <text:p>464.493844001481</text:p>
                <draw:g>
                  <svg:desc>Juncao_Ruby_noRedis_Locust.O59:Juncao_Ruby_noRedis_Locust.O61</svg:desc>
                </draw:g>
              </table:table-cell>
              <table:table-cell office:value-type="float" office:value="1586.51599000041">
                <text:p>1586.51599000041</text:p>
                <draw:g>
                  <svg:desc>Juncao_Ruby_noRedis_Locust.P59:Juncao_Ruby_noRedis_Locust.P61</svg:desc>
                </draw:g>
              </table:table-cell>
              <table:table-cell office:value-type="float" office:value="33261.014084507">
                <text:p>33261.014084507</text:p>
                <draw:g>
                  <svg:desc>Juncao_Ruby_noRedis_Locust.Q59:Juncao_Ruby_noRedis_Locust.Q61</svg:desc>
                </draw:g>
              </table:table-cell>
              <table:table-cell office:value-type="float" office:value="0.70893351269633">
                <text:p>0.70893351269633</text:p>
                <draw:g>
                  <svg:desc>Juncao_Ruby_noRedis_Locust.R59:Juncao_Ruby_noRedis_Locust.R6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5700">
                <text:p>5700</text:p>
              </table:table-cell>
              <table:table-cell office:value-type="float" office:value="5636.61794460249">
                <text:p>5636.61794460249</text:p>
              </table:table-cell>
              <table:table-cell office:value-type="float" office:value="2678.34968200077">
                <text:p>2678.34968200077</text:p>
              </table:table-cell>
              <table:table-cell office:value-type="float" office:value="7415.13034800119">
                <text:p>7415.13034800119</text:p>
              </table:table-cell>
              <table:table-cell office:value-type="float" office:value="16545.298136646">
                <text:p>16545.298136646</text:p>
              </table:table-cell>
              <table:table-cell office:value-type="float" office:value="1.60705433424684">
                <text:p>1.6070543342468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8252.78708530767">
                <text:p>8252.78708530767</text:p>
              </table:table-cell>
              <table:table-cell office:value-type="float" office:value="1792.55900799944">
                <text:p>1792.55900799944</text:p>
              </table:table-cell>
              <table:table-cell office:value-type="float" office:value="58652.8531649983">
                <text:p>58652.8531649983</text:p>
              </table:table-cell>
              <table:table-cell office:value-type="float" office:value="26759.3846153846">
                <text:p>26759.3846153846</text:p>
              </table:table-cell>
              <table:table-cell office:value-type="float" office:value="0.148799464175185">
                <text:p>0.148799464175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25cm" svg:height="9cm" xlink:href=".." xlink:type="simple" chart:class="chart:bar" chart:style-name="ch1">
        <chart:title svg:x="12.801cm" svg:y="0.316cm" chart:style-name="ch2">
          <text:p>/?url=https://www.reddit.com/r/brdev/</text:p>
        </chart:title>
        <chart:legend chart:legend-position="end" svg:x="30.095cm" svg:y="3.703cm" style:legend-expansion="high" chart:style-name="ch3"/>
        <chart:plot-area chart:style-name="ch4" table:cell-range-address="Juncao_Ruby_noRedis_Locust.J101:Juncao_Ruby_noRedis_Locust.L103 Juncao_Ruby_noRedis_Locust.J100:Juncao_Ruby_noRedis_Locust.L100 Juncao_Ruby_noRedis_Locust.R100:Juncao_Ruby_noRedis_Locust.R103" chart:data-source-has-labels="both" svg:x="0.662cm" svg:y="1.275cm" svg:width="28.771cm" svg:height="7.545cm">
          <chart:coordinate-region svg:x="1.945cm" svg:y="1.475cm" svg:width="27.488cm" svg:height="6.698cm"/>
          <chart:axis chart:dimension="x" chart:name="primary-x" chart:style-name="ch5" chartooo:axis-type="auto">
            <chartooo:date-scale/>
            <chart:categories table:cell-range-address="Juncao_Ruby_noRedis_Locust.J101:Juncao_Ruby_noRedis_Locust.J10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101:Juncao_Ruby_noRedis_Locust.K103" chart:label-cell-address="Juncao_Ruby_noRedis_Locust.K100:Juncao_Ruby_noRedis_Locust.K100" chart:class="chart:bar">
            <chart:data-point chart:repeated="3"/>
          </chart:series>
          <chart:series chart:style-name="ch9" chart:values-cell-range-address="Juncao_Ruby_noRedis_Locust.L101:Juncao_Ruby_noRedis_Locust.L103" chart:label-cell-address="Juncao_Ruby_noRedis_Locust.L100:Juncao_Ruby_noRedis_Locust.L100" chart:class="chart:bar">
            <chart:data-point chart:repeated="3"/>
          </chart:series>
          <chart:series chart:style-name="ch10" chart:values-cell-range-address="Juncao_Ruby_noRedis_Locust.R101:Juncao_Ruby_noRedis_Locust.R103" chart:label-cell-address="Juncao_Ruby_noRedis_Locust.R100:Juncao_Ruby_noRedis_Locust.R10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100:Juncao_Ruby_noRedis_Locust.K100</svg:desc>
                </draw:g>
              </table:table-cell>
              <table:table-cell office:value-type="string">
                <text:p>Failure Count</text:p>
                <draw:g>
                  <svg:desc>Juncao_Ruby_noRedis_Locust.L100:Juncao_Ruby_noRedis_Locust.L100</svg:desc>
                </draw:g>
              </table:table-cell>
              <table:table-cell office:value-type="string">
                <text:p>Requests/s</text:p>
                <draw:g>
                  <svg:desc>Juncao_Ruby_noRedis_Locust.R100:Juncao_Ruby_noRedis_Locust.R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101:Juncao_Ruby_noRedis_Locust.J103</svg:desc>
                </draw:g>
              </table:table-cell>
              <table:table-cell office:value-type="float" office:value="79">
                <text:p>79</text:p>
                <draw:g>
                  <svg:desc>Juncao_Ruby_noRedis_Locust.K101:Juncao_Ruby_noRedis_Locust.K103</svg:desc>
                </draw:g>
              </table:table-cell>
              <table:table-cell office:value-type="float" office:value="0">
                <text:p>0</text:p>
                <draw:g>
                  <svg:desc>Juncao_Ruby_noRedis_Locust.L101:Juncao_Ruby_noRedis_Locust.L103</svg:desc>
                </draw:g>
              </table:table-cell>
              <table:table-cell office:value-type="float" office:value="0.788813345112818">
                <text:p>0.788813345112818</text:p>
                <draw:g>
                  <svg:desc>Juncao_Ruby_noRedis_Locust.R101:Juncao_Ruby_noRedis_Locust.R10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2.11612123515733">
                <text:p>2.11612123515733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.72836300695792">
                <text:p>1.7283630069579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66cm" svg:y="0.316cm" chart:style-name="ch2">
          <text:p>/?url=https://github.com/facebook/react-native</text:p>
        </chart:title>
        <chart:legend chart:legend-position="end" svg:x="11.461cm" svg:y="2.458cm" style:legend-expansion="high" chart:style-name="ch3"/>
        <chart:plot-area chart:style-name="ch4" table:cell-range-address="Juncao_Ruby_noRedis_Locust.J65:Juncao_Ruby_noRedis_Locust.R67 Juncao_Ruby_noRedis_Locust.K64:Juncao_Ruby_noRedis_Locust.R64" chart:data-source-has-labels="both" svg:x="0.32cm" svg:y="1.275cm" svg:width="10.821cm" svg:height="7.545cm">
          <chart:coordinate-region svg:x="1.973cm" svg:y="1.474cm" svg:width="9.168cm" svg:height="6.699cm"/>
          <chart:axis chart:dimension="x" chart:name="primary-x" chart:style-name="ch5" chartooo:axis-type="auto">
            <chartooo:date-scale/>
            <chart:categories table:cell-range-address="Juncao_Ruby_noRedis_Locust.J65:Juncao_Ruby_noRedis_Locust.J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65:Juncao_Ruby_noRedis_Locust.K67" chart:label-cell-address="Juncao_Ruby_noRedis_Locust.K64:Juncao_Ruby_noRedis_Locust.K64" chart:class="chart:bar">
            <chart:data-point chart:repeated="3"/>
          </chart:series>
          <chart:series chart:style-name="ch9" chart:values-cell-range-address="Juncao_Ruby_noRedis_Locust.L65:Juncao_Ruby_noRedis_Locust.L67" chart:label-cell-address="Juncao_Ruby_noRedis_Locust.L64:Juncao_Ruby_noRedis_Locust.L64" chart:class="chart:bar">
            <chart:data-point chart:repeated="3"/>
          </chart:series>
          <chart:series chart:style-name="ch10" chart:values-cell-range-address="Juncao_Ruby_noRedis_Locust.M65:Juncao_Ruby_noRedis_Locust.M67" chart:label-cell-address="Juncao_Ruby_noRedis_Locust.M64:Juncao_Ruby_noRedis_Locust.M64" chart:class="chart:bar">
            <chart:data-point chart:repeated="3"/>
          </chart:series>
          <chart:series chart:style-name="ch11" chart:values-cell-range-address="Juncao_Ruby_noRedis_Locust.N65:Juncao_Ruby_noRedis_Locust.N67" chart:label-cell-address="Juncao_Ruby_noRedis_Locust.N64:Juncao_Ruby_noRedis_Locust.N64" chart:class="chart:bar">
            <chart:data-point chart:repeated="3"/>
          </chart:series>
          <chart:series chart:style-name="ch12" chart:values-cell-range-address="Juncao_Ruby_noRedis_Locust.O65:Juncao_Ruby_noRedis_Locust.O67" chart:label-cell-address="Juncao_Ruby_noRedis_Locust.O64:Juncao_Ruby_noRedis_Locust.O64" chart:class="chart:bar">
            <chart:data-point chart:repeated="3"/>
          </chart:series>
          <chart:series chart:style-name="ch13" chart:values-cell-range-address="Juncao_Ruby_noRedis_Locust.P65:Juncao_Ruby_noRedis_Locust.P67" chart:label-cell-address="Juncao_Ruby_noRedis_Locust.P64:Juncao_Ruby_noRedis_Locust.P64" chart:class="chart:bar">
            <chart:data-point chart:repeated="3"/>
          </chart:series>
          <chart:series chart:style-name="ch14" chart:values-cell-range-address="Juncao_Ruby_noRedis_Locust.Q65:Juncao_Ruby_noRedis_Locust.Q67" chart:label-cell-address="Juncao_Ruby_noRedis_Locust.Q64:Juncao_Ruby_noRedis_Locust.Q64" chart:class="chart:bar">
            <chart:data-point chart:repeated="3"/>
          </chart:series>
          <chart:series chart:style-name="ch15" chart:values-cell-range-address="Juncao_Ruby_noRedis_Locust.R65:Juncao_Ruby_noRedis_Locust.R67" chart:label-cell-address="Juncao_Ruby_noRedis_Locust.R64:Juncao_Ruby_noRedis_Locust.R6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64:Juncao_Ruby_noRedis_Locust.K64</svg:desc>
                </draw:g>
              </table:table-cell>
              <table:table-cell office:value-type="string">
                <text:p>Failure Count</text:p>
                <draw:g>
                  <svg:desc>Juncao_Ruby_noRedis_Locust.L64:Juncao_Ruby_noRedis_Locust.L64</svg:desc>
                </draw:g>
              </table:table-cell>
              <table:table-cell office:value-type="string">
                <text:p>Median Response Time</text:p>
                <draw:g>
                  <svg:desc>Juncao_Ruby_noRedis_Locust.M64:Juncao_Ruby_noRedis_Locust.M64</svg:desc>
                </draw:g>
              </table:table-cell>
              <table:table-cell office:value-type="string">
                <text:p>Average Response Time</text:p>
                <draw:g>
                  <svg:desc>Juncao_Ruby_noRedis_Locust.N64:Juncao_Ruby_noRedis_Locust.N64</svg:desc>
                </draw:g>
              </table:table-cell>
              <table:table-cell office:value-type="string">
                <text:p>Min Response Time</text:p>
                <draw:g>
                  <svg:desc>Juncao_Ruby_noRedis_Locust.O64:Juncao_Ruby_noRedis_Locust.O64</svg:desc>
                </draw:g>
              </table:table-cell>
              <table:table-cell office:value-type="string">
                <text:p>Max Response Time</text:p>
                <draw:g>
                  <svg:desc>Juncao_Ruby_noRedis_Locust.P64:Juncao_Ruby_noRedis_Locust.P64</svg:desc>
                </draw:g>
              </table:table-cell>
              <table:table-cell office:value-type="string">
                <text:p>Average Content Size</text:p>
                <draw:g>
                  <svg:desc>Juncao_Ruby_noRedis_Locust.Q64:Juncao_Ruby_noRedis_Locust.Q64</svg:desc>
                </draw:g>
              </table:table-cell>
              <table:table-cell office:value-type="string">
                <text:p>Requests/s</text:p>
                <draw:g>
                  <svg:desc>Juncao_Ruby_noRedis_Locust.R64:Juncao_Ruby_noRedis_Locust.R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65:Juncao_Ruby_noRedis_Locust.J67</svg:desc>
                </draw:g>
              </table:table-cell>
              <table:table-cell office:value-type="float" office:value="69">
                <text:p>69</text:p>
                <draw:g>
                  <svg:desc>Juncao_Ruby_noRedis_Locust.K65:Juncao_Ruby_noRedis_Locust.K67</svg:desc>
                </draw:g>
              </table:table-cell>
              <table:table-cell office:value-type="float" office:value="0">
                <text:p>0</text:p>
                <draw:g>
                  <svg:desc>Juncao_Ruby_noRedis_Locust.L65:Juncao_Ruby_noRedis_Locust.L67</svg:desc>
                </draw:g>
              </table:table-cell>
              <table:table-cell office:value-type="float" office:value="650">
                <text:p>650</text:p>
                <draw:g>
                  <svg:desc>Juncao_Ruby_noRedis_Locust.M65:Juncao_Ruby_noRedis_Locust.M67</svg:desc>
                </draw:g>
              </table:table-cell>
              <table:table-cell office:value-type="float" office:value="764.011569159345">
                <text:p>764.011569159345</text:p>
                <draw:g>
                  <svg:desc>Juncao_Ruby_noRedis_Locust.N65:Juncao_Ruby_noRedis_Locust.N67</svg:desc>
                </draw:g>
              </table:table-cell>
              <table:table-cell office:value-type="float" office:value="476.588338000511">
                <text:p>476.588338000511</text:p>
                <draw:g>
                  <svg:desc>Juncao_Ruby_noRedis_Locust.O65:Juncao_Ruby_noRedis_Locust.O67</svg:desc>
                </draw:g>
              </table:table-cell>
              <table:table-cell office:value-type="float" office:value="1460.13157199923">
                <text:p>1460.13157199923</text:p>
                <draw:g>
                  <svg:desc>Juncao_Ruby_noRedis_Locust.P65:Juncao_Ruby_noRedis_Locust.P67</svg:desc>
                </draw:g>
              </table:table-cell>
              <table:table-cell office:value-type="float" office:value="40218">
                <text:p>40218</text:p>
                <draw:g>
                  <svg:desc>Juncao_Ruby_noRedis_Locust.Q65:Juncao_Ruby_noRedis_Locust.Q67</svg:desc>
                </draw:g>
              </table:table-cell>
              <table:table-cell office:value-type="float" office:value="0.688963554592208">
                <text:p>0.688963554592208</text:p>
                <draw:g>
                  <svg:desc>Juncao_Ruby_noRedis_Locust.R65:Juncao_Ruby_noRedis_Locust.R6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5400">
                <text:p>5400</text:p>
              </table:table-cell>
              <table:table-cell office:value-type="float" office:value="5563.38276974792">
                <text:p>5563.38276974792</text:p>
              </table:table-cell>
              <table:table-cell office:value-type="float" office:value="2887.70429500073">
                <text:p>2887.70429500073</text:p>
              </table:table-cell>
              <table:table-cell office:value-type="float" office:value="8713.17765300046">
                <text:p>8713.17765300046</text:p>
              </table:table-cell>
              <table:table-cell office:value-type="float" office:value="8242.15966386555">
                <text:p>8242.15966386555</text:p>
              </table:table-cell>
              <table:table-cell office:value-type="float" office:value="1.18782276879114">
                <text:p>1.1878227687911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600">
                <text:p>9600</text:p>
              </table:table-cell>
              <table:table-cell office:value-type="float" office:value="12805.153759">
                <text:p>12805.153759</text:p>
              </table:table-cell>
              <table:table-cell office:value-type="float" office:value="8978.7733330013">
                <text:p>8978.7733330013</text:p>
              </table:table-cell>
              <table:table-cell office:value-type="float" office:value="32237.3079709996">
                <text:p>32237.3079709996</text:p>
              </table:table-cell>
              <table:table-cell office:value-type="float" office:value="36352.2857142857">
                <text:p>36352.2857142857</text:p>
              </table:table-cell>
              <table:table-cell office:value-type="float" office:value="0.0801227884020226">
                <text:p>0.08012278840202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16cm" svg:y="0.316cm" chart:style-name="ch2">
          <text:p>/?url=https://github.com/macrozheng/mall</text:p>
        </chart:title>
        <chart:legend chart:legend-position="end" svg:x="11.461cm" svg:y="2.458cm" style:legend-expansion="high" chart:style-name="ch3"/>
        <chart:plot-area chart:style-name="ch4" table:cell-range-address="Juncao_Ruby_noRedis_Locust.J71:Juncao_Ruby_noRedis_Locust.R73 Juncao_Ruby_noRedis_Locust.K70:Juncao_Ruby_noRedis_Locust.R70" chart:data-source-has-labels="both" svg:x="0.32cm" svg:y="1.275cm" svg:width="10.821cm" svg:height="7.545cm">
          <chart:coordinate-region svg:x="1.973cm" svg:y="1.474cm" svg:width="9.168cm" svg:height="6.699cm"/>
          <chart:axis chart:dimension="x" chart:name="primary-x" chart:style-name="ch5" chartooo:axis-type="auto">
            <chartooo:date-scale/>
            <chart:categories table:cell-range-address="Juncao_Ruby_noRedis_Locust.J71:Juncao_Ruby_noRedis_Locust.J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71:Juncao_Ruby_noRedis_Locust.K73" chart:label-cell-address="Juncao_Ruby_noRedis_Locust.K70:Juncao_Ruby_noRedis_Locust.K70" chart:class="chart:bar">
            <chart:data-point chart:repeated="3"/>
          </chart:series>
          <chart:series chart:style-name="ch9" chart:values-cell-range-address="Juncao_Ruby_noRedis_Locust.L71:Juncao_Ruby_noRedis_Locust.L73" chart:label-cell-address="Juncao_Ruby_noRedis_Locust.L70:Juncao_Ruby_noRedis_Locust.L70" chart:class="chart:bar">
            <chart:data-point chart:repeated="3"/>
          </chart:series>
          <chart:series chart:style-name="ch10" chart:values-cell-range-address="Juncao_Ruby_noRedis_Locust.M71:Juncao_Ruby_noRedis_Locust.M73" chart:label-cell-address="Juncao_Ruby_noRedis_Locust.M70:Juncao_Ruby_noRedis_Locust.M70" chart:class="chart:bar">
            <chart:data-point chart:repeated="3"/>
          </chart:series>
          <chart:series chart:style-name="ch11" chart:values-cell-range-address="Juncao_Ruby_noRedis_Locust.N71:Juncao_Ruby_noRedis_Locust.N73" chart:label-cell-address="Juncao_Ruby_noRedis_Locust.N70:Juncao_Ruby_noRedis_Locust.N70" chart:class="chart:bar">
            <chart:data-point chart:repeated="3"/>
          </chart:series>
          <chart:series chart:style-name="ch12" chart:values-cell-range-address="Juncao_Ruby_noRedis_Locust.O71:Juncao_Ruby_noRedis_Locust.O73" chart:label-cell-address="Juncao_Ruby_noRedis_Locust.O70:Juncao_Ruby_noRedis_Locust.O70" chart:class="chart:bar">
            <chart:data-point chart:repeated="3"/>
          </chart:series>
          <chart:series chart:style-name="ch13" chart:values-cell-range-address="Juncao_Ruby_noRedis_Locust.P71:Juncao_Ruby_noRedis_Locust.P73" chart:label-cell-address="Juncao_Ruby_noRedis_Locust.P70:Juncao_Ruby_noRedis_Locust.P70" chart:class="chart:bar">
            <chart:data-point chart:repeated="3"/>
          </chart:series>
          <chart:series chart:style-name="ch14" chart:values-cell-range-address="Juncao_Ruby_noRedis_Locust.Q71:Juncao_Ruby_noRedis_Locust.Q73" chart:label-cell-address="Juncao_Ruby_noRedis_Locust.Q70:Juncao_Ruby_noRedis_Locust.Q70" chart:class="chart:bar">
            <chart:data-point chart:repeated="3"/>
          </chart:series>
          <chart:series chart:style-name="ch15" chart:values-cell-range-address="Juncao_Ruby_noRedis_Locust.R71:Juncao_Ruby_noRedis_Locust.R73" chart:label-cell-address="Juncao_Ruby_noRedis_Locust.R70:Juncao_Ruby_noRedis_Locust.R70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70:Juncao_Ruby_noRedis_Locust.K70</svg:desc>
                </draw:g>
              </table:table-cell>
              <table:table-cell office:value-type="string">
                <text:p>Failure Count</text:p>
                <draw:g>
                  <svg:desc>Juncao_Ruby_noRedis_Locust.L70:Juncao_Ruby_noRedis_Locust.L70</svg:desc>
                </draw:g>
              </table:table-cell>
              <table:table-cell office:value-type="string">
                <text:p>Median Response Time</text:p>
                <draw:g>
                  <svg:desc>Juncao_Ruby_noRedis_Locust.M70:Juncao_Ruby_noRedis_Locust.M70</svg:desc>
                </draw:g>
              </table:table-cell>
              <table:table-cell office:value-type="string">
                <text:p>Average Response Time</text:p>
                <draw:g>
                  <svg:desc>Juncao_Ruby_noRedis_Locust.N70:Juncao_Ruby_noRedis_Locust.N70</svg:desc>
                </draw:g>
              </table:table-cell>
              <table:table-cell office:value-type="string">
                <text:p>Min Response Time</text:p>
                <draw:g>
                  <svg:desc>Juncao_Ruby_noRedis_Locust.O70:Juncao_Ruby_noRedis_Locust.O70</svg:desc>
                </draw:g>
              </table:table-cell>
              <table:table-cell office:value-type="string">
                <text:p>Max Response Time</text:p>
                <draw:g>
                  <svg:desc>Juncao_Ruby_noRedis_Locust.P70:Juncao_Ruby_noRedis_Locust.P70</svg:desc>
                </draw:g>
              </table:table-cell>
              <table:table-cell office:value-type="string">
                <text:p>Average Content Size</text:p>
                <draw:g>
                  <svg:desc>Juncao_Ruby_noRedis_Locust.Q70:Juncao_Ruby_noRedis_Locust.Q70</svg:desc>
                </draw:g>
              </table:table-cell>
              <table:table-cell office:value-type="string">
                <text:p>Requests/s</text:p>
                <draw:g>
                  <svg:desc>Juncao_Ruby_noRedis_Locust.R70:Juncao_Ruby_noRedis_Locust.R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71:Juncao_Ruby_noRedis_Locust.J73</svg:desc>
                </draw:g>
              </table:table-cell>
              <table:table-cell office:value-type="float" office:value="69">
                <text:p>69</text:p>
                <draw:g>
                  <svg:desc>Juncao_Ruby_noRedis_Locust.K71:Juncao_Ruby_noRedis_Locust.K73</svg:desc>
                </draw:g>
              </table:table-cell>
              <table:table-cell office:value-type="float" office:value="0">
                <text:p>0</text:p>
                <draw:g>
                  <svg:desc>Juncao_Ruby_noRedis_Locust.L71:Juncao_Ruby_noRedis_Locust.L73</svg:desc>
                </draw:g>
              </table:table-cell>
              <table:table-cell office:value-type="float" office:value="610">
                <text:p>610</text:p>
                <draw:g>
                  <svg:desc>Juncao_Ruby_noRedis_Locust.M71:Juncao_Ruby_noRedis_Locust.M73</svg:desc>
                </draw:g>
              </table:table-cell>
              <table:table-cell office:value-type="float" office:value="705.864753681111">
                <text:p>705.864753681111</text:p>
                <draw:g>
                  <svg:desc>Juncao_Ruby_noRedis_Locust.N71:Juncao_Ruby_noRedis_Locust.N73</svg:desc>
                </draw:g>
              </table:table-cell>
              <table:table-cell office:value-type="float" office:value="479.135077001047">
                <text:p>479.135077001047</text:p>
                <draw:g>
                  <svg:desc>Juncao_Ruby_noRedis_Locust.O71:Juncao_Ruby_noRedis_Locust.O73</svg:desc>
                </draw:g>
              </table:table-cell>
              <table:table-cell office:value-type="float" office:value="1176.40361700069">
                <text:p>1176.40361700069</text:p>
                <draw:g>
                  <svg:desc>Juncao_Ruby_noRedis_Locust.P71:Juncao_Ruby_noRedis_Locust.P73</svg:desc>
                </draw:g>
              </table:table-cell>
              <table:table-cell office:value-type="float" office:value="28267">
                <text:p>28267</text:p>
                <draw:g>
                  <svg:desc>Juncao_Ruby_noRedis_Locust.Q71:Juncao_Ruby_noRedis_Locust.Q73</svg:desc>
                </draw:g>
              </table:table-cell>
              <table:table-cell office:value-type="float" office:value="0.688963554592208">
                <text:p>0.688963554592208</text:p>
                <draw:g>
                  <svg:desc>Juncao_Ruby_noRedis_Locust.R71:Juncao_Ruby_noRedis_Locust.R7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5500">
                <text:p>5500</text:p>
              </table:table-cell>
              <table:table-cell office:value-type="float" office:value="5571.05542354029">
                <text:p>5571.05542354029</text:p>
              </table:table-cell>
              <table:table-cell office:value-type="float" office:value="3622.09230000008">
                <text:p>3622.09230000008</text:p>
              </table:table-cell>
              <table:table-cell office:value-type="float" office:value="7846.81472900047">
                <text:p>7846.81472900047</text:p>
              </table:table-cell>
              <table:table-cell office:value-type="float" office:value="7566.88709677419">
                <text:p>7566.88709677419</text:p>
              </table:table-cell>
              <table:table-cell office:value-type="float" office:value="1.23773128848825">
                <text:p>1.2377312884882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9000">
                <text:p>29000</text:p>
              </table:table-cell>
              <table:table-cell office:value-type="float" office:value="24650.4248514444">
                <text:p>24650.4248514444</text:p>
              </table:table-cell>
              <table:table-cell office:value-type="float" office:value="7882.7364509998">
                <text:p>7882.7364509998</text:p>
              </table:table-cell>
              <table:table-cell office:value-type="float" office:value="42546.3312230004">
                <text:p>42546.3312230004</text:p>
              </table:table-cell>
              <table:table-cell office:value-type="float" office:value="25443.2222222222">
                <text:p>25443.2222222222</text:p>
              </table:table-cell>
              <table:table-cell office:value-type="float" office:value="0.103015013659743">
                <text:p>0.1030150136597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5cm" svg:y="0.316cm" chart:style-name="ch2">
          <text:p>/?url=https://github.com/spring-projects/spring-boot</text:p>
        </chart:title>
        <chart:legend chart:legend-position="end" svg:x="11.461cm" svg:y="2.458cm" style:legend-expansion="high" chart:style-name="ch3"/>
        <chart:plot-area chart:style-name="ch4" table:cell-range-address="Juncao_Ruby_noRedis_Locust.J77:Juncao_Ruby_noRedis_Locust.R79 Juncao_Ruby_noRedis_Locust.K76:Juncao_Ruby_noRedis_Locust.R76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Ruby_noRedis_Locust.J77:Juncao_Ruby_noRedis_Locust.J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77:Juncao_Ruby_noRedis_Locust.K79" chart:label-cell-address="Juncao_Ruby_noRedis_Locust.K76:Juncao_Ruby_noRedis_Locust.K76" chart:class="chart:bar">
            <chart:data-point chart:repeated="3"/>
          </chart:series>
          <chart:series chart:style-name="ch9" chart:values-cell-range-address="Juncao_Ruby_noRedis_Locust.L77:Juncao_Ruby_noRedis_Locust.L79" chart:label-cell-address="Juncao_Ruby_noRedis_Locust.L76:Juncao_Ruby_noRedis_Locust.L76" chart:class="chart:bar">
            <chart:data-point chart:repeated="3"/>
          </chart:series>
          <chart:series chart:style-name="ch10" chart:values-cell-range-address="Juncao_Ruby_noRedis_Locust.M77:Juncao_Ruby_noRedis_Locust.M79" chart:label-cell-address="Juncao_Ruby_noRedis_Locust.M76:Juncao_Ruby_noRedis_Locust.M76" chart:class="chart:bar">
            <chart:data-point chart:repeated="3"/>
          </chart:series>
          <chart:series chart:style-name="ch11" chart:values-cell-range-address="Juncao_Ruby_noRedis_Locust.N77:Juncao_Ruby_noRedis_Locust.N79" chart:label-cell-address="Juncao_Ruby_noRedis_Locust.N76:Juncao_Ruby_noRedis_Locust.N76" chart:class="chart:bar">
            <chart:data-point chart:repeated="3"/>
          </chart:series>
          <chart:series chart:style-name="ch12" chart:values-cell-range-address="Juncao_Ruby_noRedis_Locust.O77:Juncao_Ruby_noRedis_Locust.O79" chart:label-cell-address="Juncao_Ruby_noRedis_Locust.O76:Juncao_Ruby_noRedis_Locust.O76" chart:class="chart:bar">
            <chart:data-point chart:repeated="3"/>
          </chart:series>
          <chart:series chart:style-name="ch13" chart:values-cell-range-address="Juncao_Ruby_noRedis_Locust.P77:Juncao_Ruby_noRedis_Locust.P79" chart:label-cell-address="Juncao_Ruby_noRedis_Locust.P76:Juncao_Ruby_noRedis_Locust.P76" chart:class="chart:bar">
            <chart:data-point chart:repeated="3"/>
          </chart:series>
          <chart:series chart:style-name="ch14" chart:values-cell-range-address="Juncao_Ruby_noRedis_Locust.Q77:Juncao_Ruby_noRedis_Locust.Q79" chart:label-cell-address="Juncao_Ruby_noRedis_Locust.Q76:Juncao_Ruby_noRedis_Locust.Q76" chart:class="chart:bar">
            <chart:data-point chart:repeated="3"/>
          </chart:series>
          <chart:series chart:style-name="ch15" chart:values-cell-range-address="Juncao_Ruby_noRedis_Locust.R77:Juncao_Ruby_noRedis_Locust.R79" chart:label-cell-address="Juncao_Ruby_noRedis_Locust.R76:Juncao_Ruby_noRedis_Locust.R7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76:Juncao_Ruby_noRedis_Locust.K76</svg:desc>
                </draw:g>
              </table:table-cell>
              <table:table-cell office:value-type="string">
                <text:p>Failure Count</text:p>
                <draw:g>
                  <svg:desc>Juncao_Ruby_noRedis_Locust.L76:Juncao_Ruby_noRedis_Locust.L76</svg:desc>
                </draw:g>
              </table:table-cell>
              <table:table-cell office:value-type="string">
                <text:p>Median Response Time</text:p>
                <draw:g>
                  <svg:desc>Juncao_Ruby_noRedis_Locust.M76:Juncao_Ruby_noRedis_Locust.M76</svg:desc>
                </draw:g>
              </table:table-cell>
              <table:table-cell office:value-type="string">
                <text:p>Average Response Time</text:p>
                <draw:g>
                  <svg:desc>Juncao_Ruby_noRedis_Locust.N76:Juncao_Ruby_noRedis_Locust.N76</svg:desc>
                </draw:g>
              </table:table-cell>
              <table:table-cell office:value-type="string">
                <text:p>Min Response Time</text:p>
                <draw:g>
                  <svg:desc>Juncao_Ruby_noRedis_Locust.O76:Juncao_Ruby_noRedis_Locust.O76</svg:desc>
                </draw:g>
              </table:table-cell>
              <table:table-cell office:value-type="string">
                <text:p>Max Response Time</text:p>
                <draw:g>
                  <svg:desc>Juncao_Ruby_noRedis_Locust.P76:Juncao_Ruby_noRedis_Locust.P76</svg:desc>
                </draw:g>
              </table:table-cell>
              <table:table-cell office:value-type="string">
                <text:p>Average Content Size</text:p>
                <draw:g>
                  <svg:desc>Juncao_Ruby_noRedis_Locust.Q76:Juncao_Ruby_noRedis_Locust.Q76</svg:desc>
                </draw:g>
              </table:table-cell>
              <table:table-cell office:value-type="string">
                <text:p>Requests/s</text:p>
                <draw:g>
                  <svg:desc>Juncao_Ruby_noRedis_Locust.R76:Juncao_Ruby_noRedis_Locust.R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77:Juncao_Ruby_noRedis_Locust.J79</svg:desc>
                </draw:g>
              </table:table-cell>
              <table:table-cell office:value-type="float" office:value="79">
                <text:p>79</text:p>
                <draw:g>
                  <svg:desc>Juncao_Ruby_noRedis_Locust.K77:Juncao_Ruby_noRedis_Locust.K79</svg:desc>
                </draw:g>
              </table:table-cell>
              <table:table-cell office:value-type="float" office:value="0">
                <text:p>0</text:p>
                <draw:g>
                  <svg:desc>Juncao_Ruby_noRedis_Locust.L77:Juncao_Ruby_noRedis_Locust.L79</svg:desc>
                </draw:g>
              </table:table-cell>
              <table:table-cell office:value-type="float" office:value="560">
                <text:p>560</text:p>
                <draw:g>
                  <svg:desc>Juncao_Ruby_noRedis_Locust.M77:Juncao_Ruby_noRedis_Locust.M79</svg:desc>
                </draw:g>
              </table:table-cell>
              <table:table-cell office:value-type="float" office:value="2793.07580873432">
                <text:p>2793.07580873432</text:p>
                <draw:g>
                  <svg:desc>Juncao_Ruby_noRedis_Locust.N77:Juncao_Ruby_noRedis_Locust.N79</svg:desc>
                </draw:g>
              </table:table-cell>
              <table:table-cell office:value-type="float" office:value="437.583854998593">
                <text:p>437.583854998593</text:p>
                <draw:g>
                  <svg:desc>Juncao_Ruby_noRedis_Locust.O77:Juncao_Ruby_noRedis_Locust.O79</svg:desc>
                </draw:g>
              </table:table-cell>
              <table:table-cell office:value-type="float" office:value="35526.7647669989">
                <text:p>35526.7647669989</text:p>
                <draw:g>
                  <svg:desc>Juncao_Ruby_noRedis_Locust.P77:Juncao_Ruby_noRedis_Locust.P79</svg:desc>
                </draw:g>
              </table:table-cell>
              <table:table-cell office:value-type="float" office:value="26842.0886075949">
                <text:p>26842.0886075949</text:p>
                <draw:g>
                  <svg:desc>Juncao_Ruby_noRedis_Locust.Q77:Juncao_Ruby_noRedis_Locust.Q79</svg:desc>
                </draw:g>
              </table:table-cell>
              <table:table-cell office:value-type="float" office:value="0.788813345112818">
                <text:p>0.788813345112818</text:p>
                <draw:g>
                  <svg:desc>Juncao_Ruby_noRedis_Locust.R77:Juncao_Ruby_noRedis_Locust.R7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5200">
                <text:p>5200</text:p>
              </table:table-cell>
              <table:table-cell office:value-type="float" office:value="4872.94005161809">
                <text:p>4872.94005161809</text:p>
              </table:table-cell>
              <table:table-cell office:value-type="float" office:value="491.651693000676">
                <text:p>491.651693000676</text:p>
              </table:table-cell>
              <table:table-cell office:value-type="float" office:value="8636.06359900041">
                <text:p>8636.06359900041</text:p>
              </table:table-cell>
              <table:table-cell office:value-type="float" office:value="20929.5527638191">
                <text:p>20929.5527638191</text:p>
              </table:table-cell>
              <table:table-cell office:value-type="float" office:value="1.98635908394485">
                <text:p>1.9863590839448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8900">
                <text:p>8900</text:p>
              </table:table-cell>
              <table:table-cell office:value-type="float" office:value="14140.0590476522">
                <text:p>14140.0590476522</text:p>
              </table:table-cell>
              <table:table-cell office:value-type="float" office:value="491.544477001298">
                <text:p>491.544477001298</text:p>
              </table:table-cell>
              <table:table-cell office:value-type="float" office:value="60064.3885129994">
                <text:p>60064.3885129994</text:p>
              </table:table-cell>
              <table:table-cell office:value-type="float" office:value="26892.7173913043">
                <text:p>26892.7173913043</text:p>
              </table:table-cell>
              <table:table-cell office:value-type="float" office:value="1.57956354278273">
                <text:p>1.579563542782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/?url=https://github.com/topics/aws</text:p>
        </chart:title>
        <chart:legend chart:legend-position="end" svg:x="11.461cm" svg:y="2.458cm" style:legend-expansion="high" chart:style-name="ch3"/>
        <chart:plot-area chart:style-name="ch4" table:cell-range-address="Juncao_Ruby_noRedis_Locust.J83:Juncao_Ruby_noRedis_Locust.R85 Juncao_Ruby_noRedis_Locust.K82:Juncao_Ruby_noRedis_Locust.R82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Ruby_noRedis_Locust.J83:Juncao_Ruby_noRedis_Locust.J8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83:Juncao_Ruby_noRedis_Locust.K85" chart:label-cell-address="Juncao_Ruby_noRedis_Locust.K82:Juncao_Ruby_noRedis_Locust.K82" chart:class="chart:bar">
            <chart:data-point chart:repeated="3"/>
          </chart:series>
          <chart:series chart:style-name="ch9" chart:values-cell-range-address="Juncao_Ruby_noRedis_Locust.L83:Juncao_Ruby_noRedis_Locust.L85" chart:label-cell-address="Juncao_Ruby_noRedis_Locust.L82:Juncao_Ruby_noRedis_Locust.L82" chart:class="chart:bar">
            <chart:data-point chart:repeated="3"/>
          </chart:series>
          <chart:series chart:style-name="ch10" chart:values-cell-range-address="Juncao_Ruby_noRedis_Locust.M83:Juncao_Ruby_noRedis_Locust.M85" chart:label-cell-address="Juncao_Ruby_noRedis_Locust.M82:Juncao_Ruby_noRedis_Locust.M82" chart:class="chart:bar">
            <chart:data-point chart:repeated="3"/>
          </chart:series>
          <chart:series chart:style-name="ch11" chart:values-cell-range-address="Juncao_Ruby_noRedis_Locust.N83:Juncao_Ruby_noRedis_Locust.N85" chart:label-cell-address="Juncao_Ruby_noRedis_Locust.N82:Juncao_Ruby_noRedis_Locust.N82" chart:class="chart:bar">
            <chart:data-point chart:repeated="3"/>
          </chart:series>
          <chart:series chart:style-name="ch12" chart:values-cell-range-address="Juncao_Ruby_noRedis_Locust.O83:Juncao_Ruby_noRedis_Locust.O85" chart:label-cell-address="Juncao_Ruby_noRedis_Locust.O82:Juncao_Ruby_noRedis_Locust.O82" chart:class="chart:bar">
            <chart:data-point chart:repeated="3"/>
          </chart:series>
          <chart:series chart:style-name="ch13" chart:values-cell-range-address="Juncao_Ruby_noRedis_Locust.P83:Juncao_Ruby_noRedis_Locust.P85" chart:label-cell-address="Juncao_Ruby_noRedis_Locust.P82:Juncao_Ruby_noRedis_Locust.P82" chart:class="chart:bar">
            <chart:data-point chart:repeated="3"/>
          </chart:series>
          <chart:series chart:style-name="ch14" chart:values-cell-range-address="Juncao_Ruby_noRedis_Locust.Q83:Juncao_Ruby_noRedis_Locust.Q85" chart:label-cell-address="Juncao_Ruby_noRedis_Locust.Q82:Juncao_Ruby_noRedis_Locust.Q82" chart:class="chart:bar">
            <chart:data-point chart:repeated="3"/>
          </chart:series>
          <chart:series chart:style-name="ch15" chart:values-cell-range-address="Juncao_Ruby_noRedis_Locust.R83:Juncao_Ruby_noRedis_Locust.R85" chart:label-cell-address="Juncao_Ruby_noRedis_Locust.R82:Juncao_Ruby_noRedis_Locust.R8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82:Juncao_Ruby_noRedis_Locust.K82</svg:desc>
                </draw:g>
              </table:table-cell>
              <table:table-cell office:value-type="string">
                <text:p>Failure Count</text:p>
                <draw:g>
                  <svg:desc>Juncao_Ruby_noRedis_Locust.L82:Juncao_Ruby_noRedis_Locust.L82</svg:desc>
                </draw:g>
              </table:table-cell>
              <table:table-cell office:value-type="string">
                <text:p>Median Response Time</text:p>
                <draw:g>
                  <svg:desc>Juncao_Ruby_noRedis_Locust.M82:Juncao_Ruby_noRedis_Locust.M82</svg:desc>
                </draw:g>
              </table:table-cell>
              <table:table-cell office:value-type="string">
                <text:p>Average Response Time</text:p>
                <draw:g>
                  <svg:desc>Juncao_Ruby_noRedis_Locust.N82:Juncao_Ruby_noRedis_Locust.N82</svg:desc>
                </draw:g>
              </table:table-cell>
              <table:table-cell office:value-type="string">
                <text:p>Min Response Time</text:p>
                <draw:g>
                  <svg:desc>Juncao_Ruby_noRedis_Locust.O82:Juncao_Ruby_noRedis_Locust.O82</svg:desc>
                </draw:g>
              </table:table-cell>
              <table:table-cell office:value-type="string">
                <text:p>Max Response Time</text:p>
                <draw:g>
                  <svg:desc>Juncao_Ruby_noRedis_Locust.P82:Juncao_Ruby_noRedis_Locust.P82</svg:desc>
                </draw:g>
              </table:table-cell>
              <table:table-cell office:value-type="string">
                <text:p>Average Content Size</text:p>
                <draw:g>
                  <svg:desc>Juncao_Ruby_noRedis_Locust.Q82:Juncao_Ruby_noRedis_Locust.Q82</svg:desc>
                </draw:g>
              </table:table-cell>
              <table:table-cell office:value-type="string">
                <text:p>Requests/s</text:p>
                <draw:g>
                  <svg:desc>Juncao_Ruby_noRedis_Locust.R82:Juncao_Ruby_noRedis_Locust.R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83:Juncao_Ruby_noRedis_Locust.J85</svg:desc>
                </draw:g>
              </table:table-cell>
              <table:table-cell office:value-type="float" office:value="77">
                <text:p>77</text:p>
                <draw:g>
                  <svg:desc>Juncao_Ruby_noRedis_Locust.K83:Juncao_Ruby_noRedis_Locust.K85</svg:desc>
                </draw:g>
              </table:table-cell>
              <table:table-cell office:value-type="float" office:value="0">
                <text:p>0</text:p>
                <draw:g>
                  <svg:desc>Juncao_Ruby_noRedis_Locust.L83:Juncao_Ruby_noRedis_Locust.L85</svg:desc>
                </draw:g>
              </table:table-cell>
              <table:table-cell office:value-type="float" office:value="650">
                <text:p>650</text:p>
                <draw:g>
                  <svg:desc>Juncao_Ruby_noRedis_Locust.M83:Juncao_Ruby_noRedis_Locust.M85</svg:desc>
                </draw:g>
              </table:table-cell>
              <table:table-cell office:value-type="float" office:value="976.316577194666">
                <text:p>976.316577194666</text:p>
                <draw:g>
                  <svg:desc>Juncao_Ruby_noRedis_Locust.N83:Juncao_Ruby_noRedis_Locust.N85</svg:desc>
                </draw:g>
              </table:table-cell>
              <table:table-cell office:value-type="float" office:value="473.64875600033">
                <text:p>473.64875600033</text:p>
                <draw:g>
                  <svg:desc>Juncao_Ruby_noRedis_Locust.O83:Juncao_Ruby_noRedis_Locust.O85</svg:desc>
                </draw:g>
              </table:table-cell>
              <table:table-cell office:value-type="float" office:value="2846.74775400163">
                <text:p>2846.74775400163</text:p>
                <draw:g>
                  <svg:desc>Juncao_Ruby_noRedis_Locust.P83:Juncao_Ruby_noRedis_Locust.P85</svg:desc>
                </draw:g>
              </table:table-cell>
              <table:table-cell office:value-type="float" office:value="37847">
                <text:p>37847</text:p>
                <draw:g>
                  <svg:desc>Juncao_Ruby_noRedis_Locust.Q83:Juncao_Ruby_noRedis_Locust.Q85</svg:desc>
                </draw:g>
              </table:table-cell>
              <table:table-cell office:value-type="float" office:value="0.768843387008696">
                <text:p>0.768843387008696</text:p>
                <draw:g>
                  <svg:desc>Juncao_Ruby_noRedis_Locust.R83:Juncao_Ruby_noRedis_Locust.R8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6200">
                <text:p>6200</text:p>
              </table:table-cell>
              <table:table-cell office:value-type="float" office:value="6077.74620617089">
                <text:p>6077.74620617089</text:p>
              </table:table-cell>
              <table:table-cell office:value-type="float" office:value="1794.85623300025">
                <text:p>1794.85623300025</text:p>
              </table:table-cell>
              <table:table-cell office:value-type="float" office:value="9930.3449709987">
                <text:p>9930.3449709987</text:p>
              </table:table-cell>
              <table:table-cell office:value-type="float" office:value="23950.9396984925">
                <text:p>23950.9396984925</text:p>
              </table:table-cell>
              <table:table-cell office:value-type="float" office:value="1.98635908394485">
                <text:p>1.9863590839448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9700">
                <text:p>9700</text:p>
              </table:table-cell>
              <table:table-cell office:value-type="float" office:value="15806.7750530533">
                <text:p>15806.7750530533</text:p>
              </table:table-cell>
              <table:table-cell office:value-type="float" office:value="599.225623998791">
                <text:p>599.225623998791</text:p>
              </table:table-cell>
              <table:table-cell office:value-type="float" office:value="60065.4601990009">
                <text:p>60065.4601990009</text:p>
              </table:table-cell>
              <table:table-cell office:value-type="float" office:value="35046.68">
                <text:p>35046.68</text:p>
              </table:table-cell>
              <table:table-cell office:value-type="float" office:value="0.858458447164528">
                <text:p>0.8584584471645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6cm" chart:style-name="ch2">
          <text:p>/?url=https://github.com/twbs/bootstrap</text:p>
        </chart:title>
        <chart:legend chart:legend-position="end" svg:x="11.461cm" svg:y="2.458cm" style:legend-expansion="high" chart:style-name="ch3"/>
        <chart:plot-area chart:style-name="ch4" table:cell-range-address="Juncao_Ruby_noRedis_Locust.J89:Juncao_Ruby_noRedis_Locust.R91 Juncao_Ruby_noRedis_Locust.K88:Juncao_Ruby_noRedis_Locust.R88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Ruby_noRedis_Locust.J89:Juncao_Ruby_noRedis_Locust.J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89:Juncao_Ruby_noRedis_Locust.K91" chart:label-cell-address="Juncao_Ruby_noRedis_Locust.K88:Juncao_Ruby_noRedis_Locust.K88" chart:class="chart:bar">
            <chart:data-point chart:repeated="3"/>
          </chart:series>
          <chart:series chart:style-name="ch9" chart:values-cell-range-address="Juncao_Ruby_noRedis_Locust.L89:Juncao_Ruby_noRedis_Locust.L91" chart:label-cell-address="Juncao_Ruby_noRedis_Locust.L88:Juncao_Ruby_noRedis_Locust.L88" chart:class="chart:bar">
            <chart:data-point chart:repeated="3"/>
          </chart:series>
          <chart:series chart:style-name="ch10" chart:values-cell-range-address="Juncao_Ruby_noRedis_Locust.M89:Juncao_Ruby_noRedis_Locust.M91" chart:label-cell-address="Juncao_Ruby_noRedis_Locust.M88:Juncao_Ruby_noRedis_Locust.M88" chart:class="chart:bar">
            <chart:data-point chart:repeated="3"/>
          </chart:series>
          <chart:series chart:style-name="ch11" chart:values-cell-range-address="Juncao_Ruby_noRedis_Locust.N89:Juncao_Ruby_noRedis_Locust.N91" chart:label-cell-address="Juncao_Ruby_noRedis_Locust.N88:Juncao_Ruby_noRedis_Locust.N88" chart:class="chart:bar">
            <chart:data-point chart:repeated="3"/>
          </chart:series>
          <chart:series chart:style-name="ch12" chart:values-cell-range-address="Juncao_Ruby_noRedis_Locust.O89:Juncao_Ruby_noRedis_Locust.O91" chart:label-cell-address="Juncao_Ruby_noRedis_Locust.O88:Juncao_Ruby_noRedis_Locust.O88" chart:class="chart:bar">
            <chart:data-point chart:repeated="3"/>
          </chart:series>
          <chart:series chart:style-name="ch13" chart:values-cell-range-address="Juncao_Ruby_noRedis_Locust.P89:Juncao_Ruby_noRedis_Locust.P91" chart:label-cell-address="Juncao_Ruby_noRedis_Locust.P88:Juncao_Ruby_noRedis_Locust.P88" chart:class="chart:bar">
            <chart:data-point chart:repeated="3"/>
          </chart:series>
          <chart:series chart:style-name="ch14" chart:values-cell-range-address="Juncao_Ruby_noRedis_Locust.Q89:Juncao_Ruby_noRedis_Locust.Q91" chart:label-cell-address="Juncao_Ruby_noRedis_Locust.Q88:Juncao_Ruby_noRedis_Locust.Q88" chart:class="chart:bar">
            <chart:data-point chart:repeated="3"/>
          </chart:series>
          <chart:series chart:style-name="ch15" chart:values-cell-range-address="Juncao_Ruby_noRedis_Locust.R89:Juncao_Ruby_noRedis_Locust.R91" chart:label-cell-address="Juncao_Ruby_noRedis_Locust.R88:Juncao_Ruby_noRedis_Locust.R88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88:Juncao_Ruby_noRedis_Locust.K88</svg:desc>
                </draw:g>
              </table:table-cell>
              <table:table-cell office:value-type="string">
                <text:p>Failure Count</text:p>
                <draw:g>
                  <svg:desc>Juncao_Ruby_noRedis_Locust.L88:Juncao_Ruby_noRedis_Locust.L88</svg:desc>
                </draw:g>
              </table:table-cell>
              <table:table-cell office:value-type="string">
                <text:p>Median Response Time</text:p>
                <draw:g>
                  <svg:desc>Juncao_Ruby_noRedis_Locust.M88:Juncao_Ruby_noRedis_Locust.M88</svg:desc>
                </draw:g>
              </table:table-cell>
              <table:table-cell office:value-type="string">
                <text:p>Average Response Time</text:p>
                <draw:g>
                  <svg:desc>Juncao_Ruby_noRedis_Locust.N88:Juncao_Ruby_noRedis_Locust.N88</svg:desc>
                </draw:g>
              </table:table-cell>
              <table:table-cell office:value-type="string">
                <text:p>Min Response Time</text:p>
                <draw:g>
                  <svg:desc>Juncao_Ruby_noRedis_Locust.O88:Juncao_Ruby_noRedis_Locust.O88</svg:desc>
                </draw:g>
              </table:table-cell>
              <table:table-cell office:value-type="string">
                <text:p>Max Response Time</text:p>
                <draw:g>
                  <svg:desc>Juncao_Ruby_noRedis_Locust.P88:Juncao_Ruby_noRedis_Locust.P88</svg:desc>
                </draw:g>
              </table:table-cell>
              <table:table-cell office:value-type="string">
                <text:p>Average Content Size</text:p>
                <draw:g>
                  <svg:desc>Juncao_Ruby_noRedis_Locust.Q88:Juncao_Ruby_noRedis_Locust.Q88</svg:desc>
                </draw:g>
              </table:table-cell>
              <table:table-cell office:value-type="string">
                <text:p>Requests/s</text:p>
                <draw:g>
                  <svg:desc>Juncao_Ruby_noRedis_Locust.R88:Juncao_Ruby_noRedis_Locust.R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89:Juncao_Ruby_noRedis_Locust.J91</svg:desc>
                </draw:g>
              </table:table-cell>
              <table:table-cell office:value-type="float" office:value="69">
                <text:p>69</text:p>
                <draw:g>
                  <svg:desc>Juncao_Ruby_noRedis_Locust.K89:Juncao_Ruby_noRedis_Locust.K91</svg:desc>
                </draw:g>
              </table:table-cell>
              <table:table-cell office:value-type="float" office:value="0">
                <text:p>0</text:p>
                <draw:g>
                  <svg:desc>Juncao_Ruby_noRedis_Locust.L89:Juncao_Ruby_noRedis_Locust.L91</svg:desc>
                </draw:g>
              </table:table-cell>
              <table:table-cell office:value-type="float" office:value="640">
                <text:p>640</text:p>
                <draw:g>
                  <svg:desc>Juncao_Ruby_noRedis_Locust.M89:Juncao_Ruby_noRedis_Locust.M91</svg:desc>
                </draw:g>
              </table:table-cell>
              <table:table-cell office:value-type="float" office:value="737.200433072428">
                <text:p>737.200433072428</text:p>
                <draw:g>
                  <svg:desc>Juncao_Ruby_noRedis_Locust.N89:Juncao_Ruby_noRedis_Locust.N91</svg:desc>
                </draw:g>
              </table:table-cell>
              <table:table-cell office:value-type="float" office:value="479.911083000843">
                <text:p>479.911083000843</text:p>
                <draw:g>
                  <svg:desc>Juncao_Ruby_noRedis_Locust.O89:Juncao_Ruby_noRedis_Locust.O91</svg:desc>
                </draw:g>
              </table:table-cell>
              <table:table-cell office:value-type="float" office:value="1322.84627199988">
                <text:p>1322.84627199988</text:p>
                <draw:g>
                  <svg:desc>Juncao_Ruby_noRedis_Locust.P89:Juncao_Ruby_noRedis_Locust.P91</svg:desc>
                </draw:g>
              </table:table-cell>
              <table:table-cell office:value-type="float" office:value="36090.9130434783">
                <text:p>36090.9130434783</text:p>
                <draw:g>
                  <svg:desc>Juncao_Ruby_noRedis_Locust.Q89:Juncao_Ruby_noRedis_Locust.Q91</svg:desc>
                </draw:g>
              </table:table-cell>
              <table:table-cell office:value-type="float" office:value="0.688963554592208">
                <text:p>0.688963554592208</text:p>
                <draw:g>
                  <svg:desc>Juncao_Ruby_noRedis_Locust.R89:Juncao_Ruby_noRedis_Locust.R9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5800">
                <text:p>5800</text:p>
              </table:table-cell>
              <table:table-cell office:value-type="float" office:value="5820.99605869163">
                <text:p>5820.99605869163</text:p>
              </table:table-cell>
              <table:table-cell office:value-type="float" office:value="4368.78044099831">
                <text:p>4368.78044099831</text:p>
              </table:table-cell>
              <table:table-cell office:value-type="float" office:value="7852.62910299934">
                <text:p>7852.62910299934</text:p>
              </table:table-cell>
              <table:table-cell office:value-type="float" office:value="12874.037593985">
                <text:p>12874.037593985</text:p>
              </table:table-cell>
              <table:table-cell office:value-type="float" office:value="1.32756662394304">
                <text:p>1.3275666239430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9000">
                <text:p>19000</text:p>
              </table:table-cell>
              <table:table-cell office:value-type="float" office:value="33558.2755417001">
                <text:p>33558.2755417001</text:p>
              </table:table-cell>
              <table:table-cell office:value-type="float" office:value="3097.37274100007">
                <text:p>3097.37274100007</text:p>
              </table:table-cell>
              <table:table-cell office:value-type="float" office:value="60064.820308">
                <text:p>60064.820308</text:p>
              </table:table-cell>
              <table:table-cell office:value-type="float" office:value="15596.4">
                <text:p>15596.4</text:p>
              </table:table-cell>
              <table:table-cell office:value-type="float" office:value="0.114461126288604">
                <text:p>0.1144611262886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/?url=https://news.ycombinator.com/</text:p>
        </chart:title>
        <chart:legend chart:legend-position="end" svg:x="11.461cm" svg:y="2.458cm" style:legend-expansion="high" chart:style-name="ch3"/>
        <chart:plot-area chart:style-name="ch4" table:cell-range-address="Juncao_Ruby_noRedis_Locust.J95:Juncao_Ruby_noRedis_Locust.R97 Juncao_Ruby_noRedis_Locust.K94:Juncao_Ruby_noRedis_Locust.R94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Ruby_noRedis_Locust.J95:Juncao_Ruby_noRedis_Locust.J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noRedis_Locust.K95:Juncao_Ruby_noRedis_Locust.K97" chart:label-cell-address="Juncao_Ruby_noRedis_Locust.K94:Juncao_Ruby_noRedis_Locust.K94" chart:class="chart:bar">
            <chart:data-point chart:repeated="3"/>
          </chart:series>
          <chart:series chart:style-name="ch9" chart:values-cell-range-address="Juncao_Ruby_noRedis_Locust.L95:Juncao_Ruby_noRedis_Locust.L97" chart:label-cell-address="Juncao_Ruby_noRedis_Locust.L94:Juncao_Ruby_noRedis_Locust.L94" chart:class="chart:bar">
            <chart:data-point chart:repeated="3"/>
          </chart:series>
          <chart:series chart:style-name="ch10" chart:values-cell-range-address="Juncao_Ruby_noRedis_Locust.M95:Juncao_Ruby_noRedis_Locust.M97" chart:label-cell-address="Juncao_Ruby_noRedis_Locust.M94:Juncao_Ruby_noRedis_Locust.M94" chart:class="chart:bar">
            <chart:data-point chart:repeated="3"/>
          </chart:series>
          <chart:series chart:style-name="ch11" chart:values-cell-range-address="Juncao_Ruby_noRedis_Locust.N95:Juncao_Ruby_noRedis_Locust.N97" chart:label-cell-address="Juncao_Ruby_noRedis_Locust.N94:Juncao_Ruby_noRedis_Locust.N94" chart:class="chart:bar">
            <chart:data-point chart:repeated="3"/>
          </chart:series>
          <chart:series chart:style-name="ch12" chart:values-cell-range-address="Juncao_Ruby_noRedis_Locust.O95:Juncao_Ruby_noRedis_Locust.O97" chart:label-cell-address="Juncao_Ruby_noRedis_Locust.O94:Juncao_Ruby_noRedis_Locust.O94" chart:class="chart:bar">
            <chart:data-point chart:repeated="3"/>
          </chart:series>
          <chart:series chart:style-name="ch13" chart:values-cell-range-address="Juncao_Ruby_noRedis_Locust.P95:Juncao_Ruby_noRedis_Locust.P97" chart:label-cell-address="Juncao_Ruby_noRedis_Locust.P94:Juncao_Ruby_noRedis_Locust.P94" chart:class="chart:bar">
            <chart:data-point chart:repeated="3"/>
          </chart:series>
          <chart:series chart:style-name="ch14" chart:values-cell-range-address="Juncao_Ruby_noRedis_Locust.Q95:Juncao_Ruby_noRedis_Locust.Q97" chart:label-cell-address="Juncao_Ruby_noRedis_Locust.Q94:Juncao_Ruby_noRedis_Locust.Q94" chart:class="chart:bar">
            <chart:data-point chart:repeated="3"/>
          </chart:series>
          <chart:series chart:style-name="ch15" chart:values-cell-range-address="Juncao_Ruby_noRedis_Locust.R95:Juncao_Ruby_noRedis_Locust.R97" chart:label-cell-address="Juncao_Ruby_noRedis_Locust.R94:Juncao_Ruby_noRedis_Locust.R9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noRedis_Locust.K94:Juncao_Ruby_noRedis_Locust.K94</svg:desc>
                </draw:g>
              </table:table-cell>
              <table:table-cell office:value-type="string">
                <text:p>Failure Count</text:p>
                <draw:g>
                  <svg:desc>Juncao_Ruby_noRedis_Locust.L94:Juncao_Ruby_noRedis_Locust.L94</svg:desc>
                </draw:g>
              </table:table-cell>
              <table:table-cell office:value-type="string">
                <text:p>Median Response Time</text:p>
                <draw:g>
                  <svg:desc>Juncao_Ruby_noRedis_Locust.M94:Juncao_Ruby_noRedis_Locust.M94</svg:desc>
                </draw:g>
              </table:table-cell>
              <table:table-cell office:value-type="string">
                <text:p>Average Response Time</text:p>
                <draw:g>
                  <svg:desc>Juncao_Ruby_noRedis_Locust.N94:Juncao_Ruby_noRedis_Locust.N94</svg:desc>
                </draw:g>
              </table:table-cell>
              <table:table-cell office:value-type="string">
                <text:p>Min Response Time</text:p>
                <draw:g>
                  <svg:desc>Juncao_Ruby_noRedis_Locust.O94:Juncao_Ruby_noRedis_Locust.O94</svg:desc>
                </draw:g>
              </table:table-cell>
              <table:table-cell office:value-type="string">
                <text:p>Max Response Time</text:p>
                <draw:g>
                  <svg:desc>Juncao_Ruby_noRedis_Locust.P94:Juncao_Ruby_noRedis_Locust.P94</svg:desc>
                </draw:g>
              </table:table-cell>
              <table:table-cell office:value-type="string">
                <text:p>Average Content Size</text:p>
                <draw:g>
                  <svg:desc>Juncao_Ruby_noRedis_Locust.Q94:Juncao_Ruby_noRedis_Locust.Q94</svg:desc>
                </draw:g>
              </table:table-cell>
              <table:table-cell office:value-type="string">
                <text:p>Requests/s</text:p>
                <draw:g>
                  <svg:desc>Juncao_Ruby_noRedis_Locust.R94:Juncao_Ruby_noRedis_Locust.R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noRedis_Locust.J95:Juncao_Ruby_noRedis_Locust.J97</svg:desc>
                </draw:g>
              </table:table-cell>
              <table:table-cell office:value-type="float" office:value="79">
                <text:p>79</text:p>
                <draw:g>
                  <svg:desc>Juncao_Ruby_noRedis_Locust.K95:Juncao_Ruby_noRedis_Locust.K97</svg:desc>
                </draw:g>
              </table:table-cell>
              <table:table-cell office:value-type="float" office:value="0">
                <text:p>0</text:p>
                <draw:g>
                  <svg:desc>Juncao_Ruby_noRedis_Locust.L95:Juncao_Ruby_noRedis_Locust.L97</svg:desc>
                </draw:g>
              </table:table-cell>
              <table:table-cell office:value-type="float" office:value="820">
                <text:p>820</text:p>
                <draw:g>
                  <svg:desc>Juncao_Ruby_noRedis_Locust.M95:Juncao_Ruby_noRedis_Locust.M97</svg:desc>
                </draw:g>
              </table:table-cell>
              <table:table-cell office:value-type="float" office:value="1274.15582131637">
                <text:p>1274.15582131637</text:p>
                <draw:g>
                  <svg:desc>Juncao_Ruby_noRedis_Locust.N95:Juncao_Ruby_noRedis_Locust.N97</svg:desc>
                </draw:g>
              </table:table-cell>
              <table:table-cell office:value-type="float" office:value="678.847716000746">
                <text:p>678.847716000746</text:p>
                <draw:g>
                  <svg:desc>Juncao_Ruby_noRedis_Locust.O95:Juncao_Ruby_noRedis_Locust.O97</svg:desc>
                </draw:g>
              </table:table-cell>
              <table:table-cell office:value-type="float" office:value="35391.3111929996">
                <text:p>35391.3111929996</text:p>
                <draw:g>
                  <svg:desc>Juncao_Ruby_noRedis_Locust.P95:Juncao_Ruby_noRedis_Locust.P97</svg:desc>
                </draw:g>
              </table:table-cell>
              <table:table-cell office:value-type="float" office:value="15976.7721518987">
                <text:p>15976.7721518987</text:p>
                <draw:g>
                  <svg:desc>Juncao_Ruby_noRedis_Locust.Q95:Juncao_Ruby_noRedis_Locust.Q97</svg:desc>
                </draw:g>
              </table:table-cell>
              <table:table-cell office:value-type="float" office:value="0.788813345112818">
                <text:p>0.788813345112818</text:p>
                <draw:g>
                  <svg:desc>Juncao_Ruby_noRedis_Locust.R95:Juncao_Ruby_noRedis_Locust.R9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5200">
                <text:p>5200</text:p>
              </table:table-cell>
              <table:table-cell office:value-type="float" office:value="4550.5604697059">
                <text:p>4550.5604697059</text:p>
              </table:table-cell>
              <table:table-cell office:value-type="float" office:value="678.225773999657">
                <text:p>678.225773999657</text:p>
              </table:table-cell>
              <table:table-cell office:value-type="float" office:value="23217.9695630002">
                <text:p>23217.9695630002</text:p>
              </table:table-cell>
              <table:table-cell office:value-type="float" office:value="8886.95588235294">
                <text:p>8886.95588235294</text:p>
              </table:table-cell>
              <table:table-cell office:value-type="float" office:value="2.03626760364196">
                <text:p>2.0362676036419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7500">
                <text:p>7500</text:p>
              </table:table-cell>
              <table:table-cell office:value-type="float" office:value="16882.6817734334">
                <text:p>16882.6817734334</text:p>
              </table:table-cell>
              <table:table-cell office:value-type="float" office:value="682.337131000168">
                <text:p>682.337131000168</text:p>
              </table:table-cell>
              <table:table-cell office:value-type="float" office:value="60017.4293780001">
                <text:p>60017.4293780001</text:p>
              </table:table-cell>
              <table:table-cell office:value-type="float" office:value="6454.86">
                <text:p>6454.86</text:p>
              </table:table-cell>
              <table:table-cell office:value-type="float" office:value="1.71691689432906">
                <text:p>1.716916894329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